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38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99.45mm"/>
    </style:style>
    <style:style style:name="co4" style:family="table-column">
      <style:table-column-properties fo:break-before="auto" style:column-width="3.93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62.87mm"/>
    </style:style>
    <style:style style:name="co7" style:family="table-column">
      <style:table-column-properties fo:break-before="auto" style:column-width="5.1mm"/>
    </style:style>
    <style:style style:name="co8" style:family="table-column">
      <style:table-column-properties fo:break-before="auto" style:column-width="218.4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MMO</text:p>
          </table:table-cell>
          <table:table-cell table:style-name="ce2" office:value-type="string" calcext:value-type="string">
            <text:p>GEO</text:p>
          </table:table-cell>
          <table:table-cell office:value-type="string" calcext:value-type="string">
            <text:p>R-Transl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hen</text:p>
          </table:table-cell>
          <table:table-cell office:value-type="string" calcext:value-type="string">
            <text:p>Städteregion Aa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]" office:value-type="string" office:string-value="Aachen" calcext:value-type="string">
            <text:p>Aachen</text:p>
          </table:table-cell>
          <table:table-cell office:value-type="string" calcext:value-type="string">
            <text:p>„,“</text:p>
          </table:table-cell>
          <table:table-cell table:formula="of:=[.B2]" office:value-type="string" office:string-value="Städteregion Aachen" calcext:value-type="string">
            <text:p>Städteregion Aachen</text:p>
          </table:table-cell>
          <table:table-cell office:value-type="string" calcext:value-type="string">
            <text:p>„)</text:p>
          </table:table-cell>
          <table:table-cell table:formula="of:=COM.MICROSOFT.TEXTJOIN(;;[.C2:.H2])" office:value-type="string" office:string-value="df_clean_10$regio2 &lt;- str_replace_all(df_clean_9$regio2,„Aachen„,“Städteregion Aachen„)" calcext:value-type="string">
            <text:p>df_clean_10$regio2 &lt;- str_replace_all(df_clean_9$regio2,„Aachen„,“Städteregion Aachen„)</text:p>
          </table:table-cell>
        </table:table-row>
        <table:table-row table:style-name="ro1">
          <table:table-cell office:value-type="string" calcext:value-type="string">
            <text:p>Aachen-Kreis</text:p>
          </table:table-cell>
          <table:table-cell office:value-type="string" calcext:value-type="string">
            <text:p>Städteregion Aa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]" office:value-type="string" office:string-value="Aachen-Kreis" calcext:value-type="string">
            <text:p>Aachen-Kreis</text:p>
          </table:table-cell>
          <table:table-cell office:value-type="string" calcext:value-type="string">
            <text:p>„,“</text:p>
          </table:table-cell>
          <table:table-cell table:formula="of:=[.B3]" office:value-type="string" office:string-value="Städteregion Aachen" calcext:value-type="string">
            <text:p>Städteregion Aachen</text:p>
          </table:table-cell>
          <table:table-cell office:value-type="string" calcext:value-type="string">
            <text:p>„)</text:p>
          </table:table-cell>
          <table:table-cell table:formula="of:=COM.MICROSOFT.TEXTJOIN(;;[.C3:.H3])" office:value-type="string" office:string-value="df_clean_10$regio2 &lt;- str_replace_all(df_clean_9$regio2,„Aachen-Kreis„,“Städteregion Aachen„)" calcext:value-type="string">
            <text:p>df_clean_10$regio2 &lt;- str_replace_all(df_clean_9$regio2,„Aachen-Kreis„,“Städteregion Aachen„)</text:p>
          </table:table-cell>
        </table:table-row>
        <table:table-row table:style-name="ro1">
          <table:table-cell office:value-type="string" calcext:value-type="string">
            <text:p>Ahrweiler-Kreis</text:p>
          </table:table-cell>
          <table:table-cell office:value-type="string" calcext:value-type="string">
            <text:p>Ahrweil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]" office:value-type="string" office:string-value="Ahrweiler-Kreis" calcext:value-type="string">
            <text:p>Ahrweiler-Kreis</text:p>
          </table:table-cell>
          <table:table-cell office:value-type="string" calcext:value-type="string">
            <text:p>„,“</text:p>
          </table:table-cell>
          <table:table-cell table:formula="of:=[.B4]" office:value-type="string" office:string-value="Ahrweiler" calcext:value-type="string">
            <text:p>Ahrweiler</text:p>
          </table:table-cell>
          <table:table-cell office:value-type="string" calcext:value-type="string">
            <text:p>„)</text:p>
          </table:table-cell>
          <table:table-cell table:formula="of:=COM.MICROSOFT.TEXTJOIN(;;[.C4:.H4])" office:value-type="string" office:string-value="df_clean_10$regio2 &lt;- str_replace_all(df_clean_9$regio2,„Ahrweiler-Kreis„,“Ahrweiler„)" calcext:value-type="string">
            <text:p>df_clean_10$regio2 &lt;- str_replace_all(df_clean_9$regio2,„Ahrweiler-Kreis„,“Ahrweiler„)</text:p>
          </table:table-cell>
        </table:table-row>
        <table:table-row table:style-name="ro1">
          <table:table-cell office:value-type="string" calcext:value-type="string">
            <text:p>Aichach-Friedberg-Kreis</text:p>
          </table:table-cell>
          <table:table-cell office:value-type="string" calcext:value-type="string">
            <text:p>Aichach-Fried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]" office:value-type="string" office:string-value="Aichach-Friedberg-Kreis" calcext:value-type="string">
            <text:p>Aichach-Friedberg-Kreis</text:p>
          </table:table-cell>
          <table:table-cell office:value-type="string" calcext:value-type="string">
            <text:p>„,“</text:p>
          </table:table-cell>
          <table:table-cell table:formula="of:=[.B5]" office:value-type="string" office:string-value="Aichach-Friedberg" calcext:value-type="string">
            <text:p>Aichach-Friedberg</text:p>
          </table:table-cell>
          <table:table-cell office:value-type="string" calcext:value-type="string">
            <text:p>„)</text:p>
          </table:table-cell>
          <table:table-cell table:formula="of:=COM.MICROSOFT.TEXTJOIN(;;[.C5:.H5])" office:value-type="string" office:string-value="df_clean_10$regio2 &lt;- str_replace_all(df_clean_9$regio2,„Aichach-Friedberg-Kreis„,“Aichach-Friedberg„)" calcext:value-type="string">
            <text:p>df_clean_10$regio2 &lt;- str_replace_all(df_clean_9$regio2,„Aichach-Friedberg-Kreis„,“Aichach-Friedberg„)</text:p>
          </table:table-cell>
        </table:table-row>
        <table:table-row table:style-name="ro1">
          <table:table-cell table:number-columns-repeated="2" office:value-type="string" calcext:value-type="string">
            <text:p>Alb-Donau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]" office:value-type="string" office:string-value="Alb-Donau-Kreis" calcext:value-type="string">
            <text:p>Alb-Donau-Kreis</text:p>
          </table:table-cell>
          <table:table-cell office:value-type="string" calcext:value-type="string">
            <text:p>„,“</text:p>
          </table:table-cell>
          <table:table-cell table:formula="of:=[.B6]" office:value-type="string" office:string-value="Alb-Donau-Kreis" calcext:value-type="string">
            <text:p>Alb-Donau-Kreis</text:p>
          </table:table-cell>
          <table:table-cell office:value-type="string" calcext:value-type="string">
            <text:p>„)</text:p>
          </table:table-cell>
          <table:table-cell table:formula="of:=COM.MICROSOFT.TEXTJOIN(;;[.C6:.H6])" office:value-type="string" office:string-value="df_clean_10$regio2 &lt;- str_replace_all(df_clean_9$regio2,„Alb-Donau-Kreis„,“Alb-Donau-Kreis„)" calcext:value-type="string">
            <text:p>df_clean_10$regio2 &lt;- str_replace_all(df_clean_9$regio2,„Alb-Donau-Kreis„,“Alb-Donau-Kreis„)</text:p>
          </table:table-cell>
        </table:table-row>
        <table:table-row table:style-name="ro1">
          <table:table-cell office:value-type="string" calcext:value-type="string">
            <text:p>Altenburger-Land-Kreis</text:p>
          </table:table-cell>
          <table:table-cell office:value-type="string" calcext:value-type="string">
            <text:p>Altenburger 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]" office:value-type="string" office:string-value="Altenburger-Land-Kreis" calcext:value-type="string">
            <text:p>Altenburger-Land-Kreis</text:p>
          </table:table-cell>
          <table:table-cell office:value-type="string" calcext:value-type="string">
            <text:p>„,“</text:p>
          </table:table-cell>
          <table:table-cell table:formula="of:=[.B7]" office:value-type="string" office:string-value="Altenburger Land" calcext:value-type="string">
            <text:p>Altenburger Land</text:p>
          </table:table-cell>
          <table:table-cell office:value-type="string" calcext:value-type="string">
            <text:p>„)</text:p>
          </table:table-cell>
          <table:table-cell table:formula="of:=COM.MICROSOFT.TEXTJOIN(;;[.C7:.H7])" office:value-type="string" office:string-value="df_clean_10$regio2 &lt;- str_replace_all(df_clean_9$regio2,„Altenburger-Land-Kreis„,“Altenburger Land„)" calcext:value-type="string">
            <text:p>df_clean_10$regio2 &lt;- str_replace_all(df_clean_9$regio2,„Altenburger-Land-Kreis„,“Altenburger Land„)</text:p>
          </table:table-cell>
        </table:table-row>
        <table:table-row table:style-name="ro1">
          <table:table-cell office:value-type="string" calcext:value-type="string">
            <text:p>Altenkirchen-Westerwald-Kreis</text:p>
          </table:table-cell>
          <table:table-cell office:value-type="string" calcext:value-type="string">
            <text:p>Altenkirchen (Westerwald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]" office:value-type="string" office:string-value="Altenkirchen-Westerwald-Kreis" calcext:value-type="string">
            <text:p>Altenkirchen-Westerwald-Kreis</text:p>
          </table:table-cell>
          <table:table-cell office:value-type="string" calcext:value-type="string">
            <text:p>„,“</text:p>
          </table:table-cell>
          <table:table-cell table:formula="of:=[.B8]" office:value-type="string" office:string-value="Altenkirchen (Westerwald)" calcext:value-type="string">
            <text:p>Altenkirchen (Westerwald)</text:p>
          </table:table-cell>
          <table:table-cell office:value-type="string" calcext:value-type="string">
            <text:p>„)</text:p>
          </table:table-cell>
          <table:table-cell table:formula="of:=COM.MICROSOFT.TEXTJOIN(;;[.C8:.H8])" office:value-type="string" office:string-value="df_clean_10$regio2 &lt;- str_replace_all(df_clean_9$regio2,„Altenkirchen-Westerwald-Kreis„,“Altenkirchen (Westerwald)„)" calcext:value-type="string">
            <text:p>df_clean_10$regio2 &lt;- str_replace_all(df_clean_9$regio2,„Altenkirchen-Westerwald-Kreis„,“Altenkirchen (Westerwald)„)</text:p>
          </table:table-cell>
        </table:table-row>
        <table:table-row table:style-name="ro1">
          <table:table-cell office:value-type="string" calcext:value-type="string">
            <text:p>Altmarkkreis-Salzwedel</text:p>
          </table:table-cell>
          <table:table-cell office:value-type="string" calcext:value-type="string">
            <text:p>Altmarkkreis Salzwed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]" office:value-type="string" office:string-value="Altmarkkreis-Salzwedel" calcext:value-type="string">
            <text:p>Altmarkkreis-Salzwedel</text:p>
          </table:table-cell>
          <table:table-cell office:value-type="string" calcext:value-type="string">
            <text:p>„,“</text:p>
          </table:table-cell>
          <table:table-cell table:formula="of:=[.B9]" office:value-type="string" office:string-value="Altmarkkreis Salzwedel" calcext:value-type="string">
            <text:p>Altmarkkreis Salzwedel</text:p>
          </table:table-cell>
          <table:table-cell office:value-type="string" calcext:value-type="string">
            <text:p>„)</text:p>
          </table:table-cell>
          <table:table-cell table:formula="of:=COM.MICROSOFT.TEXTJOIN(;;[.C9:.H9])" office:value-type="string" office:string-value="df_clean_10$regio2 &lt;- str_replace_all(df_clean_9$regio2,„Altmarkkreis-Salzwedel„,“Altmarkkreis Salzwedel„)" calcext:value-type="string">
            <text:p>df_clean_10$regio2 &lt;- str_replace_all(df_clean_9$regio2,„Altmarkkreis-Salzwedel„,“Altmarkkreis Salzwedel„)</text:p>
          </table:table-cell>
        </table:table-row>
        <table:table-row table:style-name="ro1">
          <table:table-cell office:value-type="string" calcext:value-type="string">
            <text:p>Altötting-Kreis</text:p>
          </table:table-cell>
          <table:table-cell office:value-type="string" calcext:value-type="string">
            <text:p>Altöttin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]" office:value-type="string" office:string-value="Altötting-Kreis" calcext:value-type="string">
            <text:p>Altötting-Kreis</text:p>
          </table:table-cell>
          <table:table-cell office:value-type="string" calcext:value-type="string">
            <text:p>„,“</text:p>
          </table:table-cell>
          <table:table-cell table:formula="of:=[.B10]" office:value-type="string" office:string-value="Altötting" calcext:value-type="string">
            <text:p>Altötting</text:p>
          </table:table-cell>
          <table:table-cell office:value-type="string" calcext:value-type="string">
            <text:p>„)</text:p>
          </table:table-cell>
          <table:table-cell table:formula="of:=COM.MICROSOFT.TEXTJOIN(;;[.C10:.H10])" office:value-type="string" office:string-value="df_clean_10$regio2 &lt;- str_replace_all(df_clean_9$regio2,„Altötting-Kreis„,“Altötting„)" calcext:value-type="string">
            <text:p>df_clean_10$regio2 &lt;- str_replace_all(df_clean_9$regio2,„Altötting-Kreis„,“Altötting„)</text:p>
          </table:table-cell>
        </table:table-row>
        <table:table-row table:style-name="ro1">
          <table:table-cell office:value-type="string" calcext:value-type="string">
            <text:p>Alzey-Worms-Kreis</text:p>
          </table:table-cell>
          <table:table-cell office:value-type="string" calcext:value-type="string">
            <text:p>Alzey-Worm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]" office:value-type="string" office:string-value="Alzey-Worms-Kreis" calcext:value-type="string">
            <text:p>Alzey-Worms-Kreis</text:p>
          </table:table-cell>
          <table:table-cell office:value-type="string" calcext:value-type="string">
            <text:p>„,“</text:p>
          </table:table-cell>
          <table:table-cell table:formula="of:=[.B11]" office:value-type="string" office:string-value="Alzey-Worms" calcext:value-type="string">
            <text:p>Alzey-Worms</text:p>
          </table:table-cell>
          <table:table-cell office:value-type="string" calcext:value-type="string">
            <text:p>„)</text:p>
          </table:table-cell>
          <table:table-cell table:formula="of:=COM.MICROSOFT.TEXTJOIN(;;[.C11:.H11])" office:value-type="string" office:string-value="df_clean_10$regio2 &lt;- str_replace_all(df_clean_9$regio2,„Alzey-Worms-Kreis„,“Alzey-Worms„)" calcext:value-type="string">
            <text:p>df_clean_10$regio2 &lt;- str_replace_all(df_clean_9$regio2,„Alzey-Worms-Kreis„,“Alzey-Worms„)</text:p>
          </table:table-cell>
        </table:table-row>
        <table:table-row table:style-name="ro1">
          <table:table-cell table:number-columns-repeated="2" office:value-type="string" calcext:value-type="string">
            <text:p>Am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]" office:value-type="string" office:string-value="Amberg" calcext:value-type="string">
            <text:p>Amberg</text:p>
          </table:table-cell>
          <table:table-cell office:value-type="string" calcext:value-type="string">
            <text:p>„,“</text:p>
          </table:table-cell>
          <table:table-cell table:formula="of:=[.B12]" office:value-type="string" office:string-value="Amberg" calcext:value-type="string">
            <text:p>Amberg</text:p>
          </table:table-cell>
          <table:table-cell office:value-type="string" calcext:value-type="string">
            <text:p>„)</text:p>
          </table:table-cell>
          <table:table-cell table:formula="of:=COM.MICROSOFT.TEXTJOIN(;;[.C12:.H12])" office:value-type="string" office:string-value="df_clean_10$regio2 &lt;- str_replace_all(df_clean_9$regio2,„Amberg„,“Amberg„)" calcext:value-type="string">
            <text:p>df_clean_10$regio2 &lt;- str_replace_all(df_clean_9$regio2,„Amberg„,“Amberg„)</text:p>
          </table:table-cell>
        </table:table-row>
        <table:table-row table:style-name="ro1">
          <table:table-cell office:value-type="string" calcext:value-type="string">
            <text:p>Amberg-Sulzbach-Kreis</text:p>
          </table:table-cell>
          <table:table-cell office:value-type="string" calcext:value-type="string">
            <text:p>Amberg-Sulz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]" office:value-type="string" office:string-value="Amberg-Sulzbach-Kreis" calcext:value-type="string">
            <text:p>Amberg-Sulzbach-Kreis</text:p>
          </table:table-cell>
          <table:table-cell office:value-type="string" calcext:value-type="string">
            <text:p>„,“</text:p>
          </table:table-cell>
          <table:table-cell table:formula="of:=[.B13]" office:value-type="string" office:string-value="Amberg-Sulzbach" calcext:value-type="string">
            <text:p>Amberg-Sulzbach</text:p>
          </table:table-cell>
          <table:table-cell office:value-type="string" calcext:value-type="string">
            <text:p>„)</text:p>
          </table:table-cell>
          <table:table-cell table:formula="of:=COM.MICROSOFT.TEXTJOIN(;;[.C13:.H13])" office:value-type="string" office:string-value="df_clean_10$regio2 &lt;- str_replace_all(df_clean_9$regio2,„Amberg-Sulzbach-Kreis„,“Amberg-Sulzbach„)" calcext:value-type="string">
            <text:p>df_clean_10$regio2 &lt;- str_replace_all(df_clean_9$regio2,„Amberg-Sulzbach-Kreis„,“Amberg-Sulzbach„)</text:p>
          </table:table-cell>
        </table:table-row>
        <table:table-row table:style-name="ro1">
          <table:table-cell office:value-type="string" calcext:value-type="string">
            <text:p>Ammerland-Kreis</text:p>
          </table:table-cell>
          <table:table-cell office:value-type="string" calcext:value-type="string">
            <text:p>Ammer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]" office:value-type="string" office:string-value="Ammerland-Kreis" calcext:value-type="string">
            <text:p>Ammerland-Kreis</text:p>
          </table:table-cell>
          <table:table-cell office:value-type="string" calcext:value-type="string">
            <text:p>„,“</text:p>
          </table:table-cell>
          <table:table-cell table:formula="of:=[.B14]" office:value-type="string" office:string-value="Ammerland" calcext:value-type="string">
            <text:p>Ammerland</text:p>
          </table:table-cell>
          <table:table-cell office:value-type="string" calcext:value-type="string">
            <text:p>„)</text:p>
          </table:table-cell>
          <table:table-cell table:formula="of:=COM.MICROSOFT.TEXTJOIN(;;[.C14:.H14])" office:value-type="string" office:string-value="df_clean_10$regio2 &lt;- str_replace_all(df_clean_9$regio2,„Ammerland-Kreis„,“Ammerland„)" calcext:value-type="string">
            <text:p>df_clean_10$regio2 &lt;- str_replace_all(df_clean_9$regio2,„Ammerland-Kreis„,“Ammerland„)</text:p>
          </table:table-cell>
        </table:table-row>
        <table:table-row table:style-name="ro1">
          <table:table-cell office:value-type="string" calcext:value-type="string">
            <text:p>Anhalt-Bitterfeld-Kreis</text:p>
          </table:table-cell>
          <table:table-cell office:value-type="string" calcext:value-type="string">
            <text:p>Anhalt-Bitterfe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]" office:value-type="string" office:string-value="Anhalt-Bitterfeld-Kreis" calcext:value-type="string">
            <text:p>Anhalt-Bitterfeld-Kreis</text:p>
          </table:table-cell>
          <table:table-cell office:value-type="string" calcext:value-type="string">
            <text:p>„,“</text:p>
          </table:table-cell>
          <table:table-cell table:formula="of:=[.B15]" office:value-type="string" office:string-value="Anhalt-Bitterfeld" calcext:value-type="string">
            <text:p>Anhalt-Bitterfeld</text:p>
          </table:table-cell>
          <table:table-cell office:value-type="string" calcext:value-type="string">
            <text:p>„)</text:p>
          </table:table-cell>
          <table:table-cell table:formula="of:=COM.MICROSOFT.TEXTJOIN(;;[.C15:.H15])" office:value-type="string" office:string-value="df_clean_10$regio2 &lt;- str_replace_all(df_clean_9$regio2,„Anhalt-Bitterfeld-Kreis„,“Anhalt-Bitterfeld„)" calcext:value-type="string">
            <text:p>df_clean_10$regio2 &lt;- str_replace_all(df_clean_9$regio2,„Anhalt-Bitterfeld-Kreis„,“Anhalt-Bitterfeld„)</text:p>
          </table:table-cell>
        </table:table-row>
        <table:table-row table:style-name="ro1">
          <table:table-cell table:number-columns-repeated="2" office:value-type="string" calcext:value-type="string">
            <text:p>Ans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]" office:value-type="string" office:string-value="Ansbach" calcext:value-type="string">
            <text:p>Ansbach</text:p>
          </table:table-cell>
          <table:table-cell office:value-type="string" calcext:value-type="string">
            <text:p>„,“</text:p>
          </table:table-cell>
          <table:table-cell table:formula="of:=[.B16]" office:value-type="string" office:string-value="Ansbach" calcext:value-type="string">
            <text:p>Ansbach</text:p>
          </table:table-cell>
          <table:table-cell office:value-type="string" calcext:value-type="string">
            <text:p>„)</text:p>
          </table:table-cell>
          <table:table-cell table:formula="of:=COM.MICROSOFT.TEXTJOIN(;;[.C16:.H16])" office:value-type="string" office:string-value="df_clean_10$regio2 &lt;- str_replace_all(df_clean_9$regio2,„Ansbach„,“Ansbach„)" calcext:value-type="string">
            <text:p>df_clean_10$regio2 &lt;- str_replace_all(df_clean_9$regio2,„Ansbach„,“Ansbach„)</text:p>
          </table:table-cell>
        </table:table-row>
        <table:table-row table:style-name="ro1">
          <table:table-cell office:value-type="string" calcext:value-type="string">
            <text:p>Ansbach-Kreis</text:p>
          </table:table-cell>
          <table:table-cell office:value-type="string" calcext:value-type="string">
            <text:p>Ans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]" office:value-type="string" office:string-value="Ansbach-Kreis" calcext:value-type="string">
            <text:p>Ansbach-Kreis</text:p>
          </table:table-cell>
          <table:table-cell office:value-type="string" calcext:value-type="string">
            <text:p>„,“</text:p>
          </table:table-cell>
          <table:table-cell table:formula="of:=[.B17]" office:value-type="string" office:string-value="Ansbach" calcext:value-type="string">
            <text:p>Ansbach</text:p>
          </table:table-cell>
          <table:table-cell office:value-type="string" calcext:value-type="string">
            <text:p>„)</text:p>
          </table:table-cell>
          <table:table-cell table:formula="of:=COM.MICROSOFT.TEXTJOIN(;;[.C17:.H17])" office:value-type="string" office:string-value="df_clean_10$regio2 &lt;- str_replace_all(df_clean_9$regio2,„Ansbach-Kreis„,“Ansbach„)" calcext:value-type="string">
            <text:p>df_clean_10$regio2 &lt;- str_replace_all(df_clean_9$regio2,„Ansbach-Kreis„,“Ansbach„)</text:p>
          </table:table-cell>
        </table:table-row>
        <table:table-row table:style-name="ro1">
          <table:table-cell table:number-columns-repeated="2" office:value-type="string" calcext:value-type="string">
            <text:p>Aschaff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]" office:value-type="string" office:string-value="Aschaffenburg" calcext:value-type="string">
            <text:p>Aschaffenburg</text:p>
          </table:table-cell>
          <table:table-cell office:value-type="string" calcext:value-type="string">
            <text:p>„,“</text:p>
          </table:table-cell>
          <table:table-cell table:formula="of:=[.B18]" office:value-type="string" office:string-value="Aschaffenburg" calcext:value-type="string">
            <text:p>Aschaffenburg</text:p>
          </table:table-cell>
          <table:table-cell office:value-type="string" calcext:value-type="string">
            <text:p>„)</text:p>
          </table:table-cell>
          <table:table-cell table:formula="of:=COM.MICROSOFT.TEXTJOIN(;;[.C18:.H18])" office:value-type="string" office:string-value="df_clean_10$regio2 &lt;- str_replace_all(df_clean_9$regio2,„Aschaffenburg„,“Aschaffenburg„)" calcext:value-type="string">
            <text:p>df_clean_10$regio2 &lt;- str_replace_all(df_clean_9$regio2,„Aschaffenburg„,“Aschaffenburg„)</text:p>
          </table:table-cell>
        </table:table-row>
        <table:table-row table:style-name="ro1">
          <table:table-cell office:value-type="string" calcext:value-type="string">
            <text:p>Aschaffenburg-Kreis</text:p>
          </table:table-cell>
          <table:table-cell office:value-type="string" calcext:value-type="string">
            <text:p>Aschaff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]" office:value-type="string" office:string-value="Aschaffenburg-Kreis" calcext:value-type="string">
            <text:p>Aschaffenburg-Kreis</text:p>
          </table:table-cell>
          <table:table-cell office:value-type="string" calcext:value-type="string">
            <text:p>„,“</text:p>
          </table:table-cell>
          <table:table-cell table:formula="of:=[.B19]" office:value-type="string" office:string-value="Aschaffenburg" calcext:value-type="string">
            <text:p>Aschaffenburg</text:p>
          </table:table-cell>
          <table:table-cell office:value-type="string" calcext:value-type="string">
            <text:p>„)</text:p>
          </table:table-cell>
          <table:table-cell table:formula="of:=COM.MICROSOFT.TEXTJOIN(;;[.C19:.H19])" office:value-type="string" office:string-value="df_clean_10$regio2 &lt;- str_replace_all(df_clean_9$regio2,„Aschaffenburg-Kreis„,“Aschaffenburg„)" calcext:value-type="string">
            <text:p>df_clean_10$regio2 &lt;- str_replace_all(df_clean_9$regio2,„Aschaffenburg-Kreis„,“Aschaffenburg„)</text:p>
          </table:table-cell>
        </table:table-row>
        <table:table-row table:style-name="ro1">
          <table:table-cell table:number-columns-repeated="2" office:value-type="string" calcext:value-type="string">
            <text:p>Aug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]" office:value-type="string" office:string-value="Augsburg" calcext:value-type="string">
            <text:p>Augsburg</text:p>
          </table:table-cell>
          <table:table-cell office:value-type="string" calcext:value-type="string">
            <text:p>„,“</text:p>
          </table:table-cell>
          <table:table-cell table:formula="of:=[.B20]" office:value-type="string" office:string-value="Augsburg" calcext:value-type="string">
            <text:p>Augsburg</text:p>
          </table:table-cell>
          <table:table-cell office:value-type="string" calcext:value-type="string">
            <text:p>„)</text:p>
          </table:table-cell>
          <table:table-cell table:formula="of:=COM.MICROSOFT.TEXTJOIN(;;[.C20:.H20])" office:value-type="string" office:string-value="df_clean_10$regio2 &lt;- str_replace_all(df_clean_9$regio2,„Augsburg„,“Augsburg„)" calcext:value-type="string">
            <text:p>df_clean_10$regio2 &lt;- str_replace_all(df_clean_9$regio2,„Augsburg„,“Augsburg„)</text:p>
          </table:table-cell>
        </table:table-row>
        <table:table-row table:style-name="ro1">
          <table:table-cell office:value-type="string" calcext:value-type="string">
            <text:p>Augsburg-Kreis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]" office:value-type="string" office:string-value="Augsburg-Kreis" calcext:value-type="string">
            <text:p>Augsburg-Kreis</text:p>
          </table:table-cell>
          <table:table-cell office:value-type="string" calcext:value-type="string">
            <text:p>„,“</text:p>
          </table:table-cell>
          <table:table-cell table:formula="of:=[.B21]" office:value-type="string" office:string-value="Augsburg" calcext:value-type="string">
            <text:p>Augsburg</text:p>
          </table:table-cell>
          <table:table-cell office:value-type="string" calcext:value-type="string">
            <text:p>„)</text:p>
          </table:table-cell>
          <table:table-cell table:formula="of:=COM.MICROSOFT.TEXTJOIN(;;[.C21:.H21])" office:value-type="string" office:string-value="df_clean_10$regio2 &lt;- str_replace_all(df_clean_9$regio2,„Augsburg-Kreis„,“Augsburg„)" calcext:value-type="string">
            <text:p>df_clean_10$regio2 &lt;- str_replace_all(df_clean_9$regio2,„Augsburg-Kreis„,“Augsburg„)</text:p>
          </table:table-cell>
        </table:table-row>
        <table:table-row table:style-name="ro1">
          <table:table-cell office:value-type="string" calcext:value-type="string">
            <text:p>Aurich-Kreis</text:p>
          </table:table-cell>
          <table:table-cell office:value-type="string" calcext:value-type="string">
            <text:p>Auri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]" office:value-type="string" office:string-value="Aurich-Kreis" calcext:value-type="string">
            <text:p>Aurich-Kreis</text:p>
          </table:table-cell>
          <table:table-cell office:value-type="string" calcext:value-type="string">
            <text:p>„,“</text:p>
          </table:table-cell>
          <table:table-cell table:formula="of:=[.B22]" office:value-type="string" office:string-value="Aurich" calcext:value-type="string">
            <text:p>Aurich</text:p>
          </table:table-cell>
          <table:table-cell office:value-type="string" calcext:value-type="string">
            <text:p>„)</text:p>
          </table:table-cell>
          <table:table-cell table:formula="of:=COM.MICROSOFT.TEXTJOIN(;;[.C22:.H22])" office:value-type="string" office:string-value="df_clean_10$regio2 &lt;- str_replace_all(df_clean_9$regio2,„Aurich-Kreis„,“Aurich„)" calcext:value-type="string">
            <text:p>df_clean_10$regio2 &lt;- str_replace_all(df_clean_9$regio2,„Aurich-Kreis„,“Aurich„)</text:p>
          </table:table-cell>
        </table:table-row>
        <table:table-row table:style-name="ro1">
          <table:table-cell office:value-type="string" calcext:value-type="string">
            <text:p>Bad-Doberan-Kreis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]" office:value-type="string" office:string-value="Bad-Doberan-Kreis" calcext:value-type="string">
            <text:p>Bad-Doberan-Kreis</text:p>
          </table:table-cell>
          <table:table-cell office:value-type="string" calcext:value-type="string">
            <text:p>„,“</text:p>
          </table:table-cell>
          <table:table-cell table:formula="of:=[.B23]" office:value-type="string" office:string-value="Rostock" calcext:value-type="string">
            <text:p>Rostock</text:p>
          </table:table-cell>
          <table:table-cell office:value-type="string" calcext:value-type="string">
            <text:p>„)</text:p>
          </table:table-cell>
          <table:table-cell table:formula="of:=COM.MICROSOFT.TEXTJOIN(;;[.C23:.H23])" office:value-type="string" office:string-value="df_clean_10$regio2 &lt;- str_replace_all(df_clean_9$regio2,„Bad-Doberan-Kreis„,“Rostock„)" calcext:value-type="string">
            <text:p>df_clean_10$regio2 &lt;- str_replace_all(df_clean_9$regio2,„Bad-Doberan-Kreis„,“Rostock„)</text:p>
          </table:table-cell>
        </table:table-row>
        <table:table-row table:style-name="ro1">
          <table:table-cell office:value-type="string" calcext:value-type="string">
            <text:p>Bad-Dürkheim-Kreis</text:p>
          </table:table-cell>
          <table:table-cell office:value-type="string" calcext:value-type="string">
            <text:p>Bad Dürk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]" office:value-type="string" office:string-value="Bad-Dürkheim-Kreis" calcext:value-type="string">
            <text:p>Bad-Dürkheim-Kreis</text:p>
          </table:table-cell>
          <table:table-cell office:value-type="string" calcext:value-type="string">
            <text:p>„,“</text:p>
          </table:table-cell>
          <table:table-cell table:formula="of:=[.B24]" office:value-type="string" office:string-value="Bad Dürkheim" calcext:value-type="string">
            <text:p>Bad Dürkheim</text:p>
          </table:table-cell>
          <table:table-cell office:value-type="string" calcext:value-type="string">
            <text:p>„)</text:p>
          </table:table-cell>
          <table:table-cell table:formula="of:=COM.MICROSOFT.TEXTJOIN(;;[.C24:.H24])" office:value-type="string" office:string-value="df_clean_10$regio2 &lt;- str_replace_all(df_clean_9$regio2,„Bad-Dürkheim-Kreis„,“Bad Dürkheim„)" calcext:value-type="string">
            <text:p>df_clean_10$regio2 &lt;- str_replace_all(df_clean_9$regio2,„Bad-Dürkheim-Kreis„,“Bad Dürkheim„)</text:p>
          </table:table-cell>
        </table:table-row>
        <table:table-row table:style-name="ro1">
          <table:table-cell office:value-type="string" calcext:value-type="string">
            <text:p>Bad-Kissingen-Kreis</text:p>
          </table:table-cell>
          <table:table-cell office:value-type="string" calcext:value-type="string">
            <text:p>Bad Kiss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]" office:value-type="string" office:string-value="Bad-Kissingen-Kreis" calcext:value-type="string">
            <text:p>Bad-Kissingen-Kreis</text:p>
          </table:table-cell>
          <table:table-cell office:value-type="string" calcext:value-type="string">
            <text:p>„,“</text:p>
          </table:table-cell>
          <table:table-cell table:formula="of:=[.B25]" office:value-type="string" office:string-value="Bad Kissingen" calcext:value-type="string">
            <text:p>Bad Kissingen</text:p>
          </table:table-cell>
          <table:table-cell office:value-type="string" calcext:value-type="string">
            <text:p>„)</text:p>
          </table:table-cell>
          <table:table-cell table:formula="of:=COM.MICROSOFT.TEXTJOIN(;;[.C25:.H25])" office:value-type="string" office:string-value="df_clean_10$regio2 &lt;- str_replace_all(df_clean_9$regio2,„Bad-Kissingen-Kreis„,“Bad Kissingen„)" calcext:value-type="string">
            <text:p>df_clean_10$regio2 &lt;- str_replace_all(df_clean_9$regio2,„Bad-Kissingen-Kreis„,“Bad Kissingen„)</text:p>
          </table:table-cell>
        </table:table-row>
        <table:table-row table:style-name="ro1">
          <table:table-cell office:value-type="string" calcext:value-type="string">
            <text:p>Bad-Kreuznach-Kreis</text:p>
          </table:table-cell>
          <table:table-cell office:value-type="string" calcext:value-type="string">
            <text:p>Bad Kreuzn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]" office:value-type="string" office:string-value="Bad-Kreuznach-Kreis" calcext:value-type="string">
            <text:p>Bad-Kreuznach-Kreis</text:p>
          </table:table-cell>
          <table:table-cell office:value-type="string" calcext:value-type="string">
            <text:p>„,“</text:p>
          </table:table-cell>
          <table:table-cell table:formula="of:=[.B26]" office:value-type="string" office:string-value="Bad Kreuznach" calcext:value-type="string">
            <text:p>Bad Kreuznach</text:p>
          </table:table-cell>
          <table:table-cell office:value-type="string" calcext:value-type="string">
            <text:p>„)</text:p>
          </table:table-cell>
          <table:table-cell table:formula="of:=COM.MICROSOFT.TEXTJOIN(;;[.C26:.H26])" office:value-type="string" office:string-value="df_clean_10$regio2 &lt;- str_replace_all(df_clean_9$regio2,„Bad-Kreuznach-Kreis„,“Bad Kreuznach„)" calcext:value-type="string">
            <text:p>df_clean_10$regio2 &lt;- str_replace_all(df_clean_9$regio2,„Bad-Kreuznach-Kreis„,“Bad Kreuznach„)</text:p>
          </table:table-cell>
        </table:table-row>
        <table:table-row table:style-name="ro1">
          <table:table-cell office:value-type="string" calcext:value-type="string">
            <text:p>Bad-Tölz-Wolfratshausen-Kreis</text:p>
          </table:table-cell>
          <table:table-cell office:value-type="string" calcext:value-type="string">
            <text:p>Bad Tölz-Wolfratsha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]" office:value-type="string" office:string-value="Bad-Tölz-Wolfratshausen-Kreis" calcext:value-type="string">
            <text:p>Bad-Tölz-Wolfratshausen-Kreis</text:p>
          </table:table-cell>
          <table:table-cell office:value-type="string" calcext:value-type="string">
            <text:p>„,“</text:p>
          </table:table-cell>
          <table:table-cell table:formula="of:=[.B27]" office:value-type="string" office:string-value="Bad Tölz-Wolfratshausen" calcext:value-type="string">
            <text:p>Bad Tölz-Wolfratshausen</text:p>
          </table:table-cell>
          <table:table-cell office:value-type="string" calcext:value-type="string">
            <text:p>„)</text:p>
          </table:table-cell>
          <table:table-cell table:formula="of:=COM.MICROSOFT.TEXTJOIN(;;[.C27:.H27])" office:value-type="string" office:string-value="df_clean_10$regio2 &lt;- str_replace_all(df_clean_9$regio2,„Bad-Tölz-Wolfratshausen-Kreis„,“Bad Tölz-Wolfratshausen„)" calcext:value-type="string">
            <text:p>df_clean_10$regio2 &lt;- str_replace_all(df_clean_9$regio2,„Bad-Tölz-Wolfratshausen-Kreis„,“Bad Tölz-Wolfratshausen„)</text:p>
          </table:table-cell>
        </table:table-row>
        <table:table-row table:style-name="ro1">
          <table:table-cell table:number-columns-repeated="2" office:value-type="string" calcext:value-type="string">
            <text:p>Baden-Bad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]" office:value-type="string" office:string-value="Baden-Baden" calcext:value-type="string">
            <text:p>Baden-Baden</text:p>
          </table:table-cell>
          <table:table-cell office:value-type="string" calcext:value-type="string">
            <text:p>„,“</text:p>
          </table:table-cell>
          <table:table-cell table:formula="of:=[.B28]" office:value-type="string" office:string-value="Baden-Baden" calcext:value-type="string">
            <text:p>Baden-Baden</text:p>
          </table:table-cell>
          <table:table-cell office:value-type="string" calcext:value-type="string">
            <text:p>„)</text:p>
          </table:table-cell>
          <table:table-cell table:formula="of:=COM.MICROSOFT.TEXTJOIN(;;[.C28:.H28])" office:value-type="string" office:string-value="df_clean_10$regio2 &lt;- str_replace_all(df_clean_9$regio2,„Baden-Baden„,“Baden-Baden„)" calcext:value-type="string">
            <text:p>df_clean_10$regio2 &lt;- str_replace_all(df_clean_9$regio2,„Baden-Baden„,“Baden-Baden„)</text:p>
          </table:table-cell>
        </table:table-row>
        <table:table-row table:style-name="ro1">
          <table:table-cell table:number-columns-repeated="2" office:value-type="string" calcext:value-type="string">
            <text:p>Bam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]" office:value-type="string" office:string-value="Bamberg" calcext:value-type="string">
            <text:p>Bamberg</text:p>
          </table:table-cell>
          <table:table-cell office:value-type="string" calcext:value-type="string">
            <text:p>„,“</text:p>
          </table:table-cell>
          <table:table-cell table:formula="of:=[.B29]" office:value-type="string" office:string-value="Bamberg" calcext:value-type="string">
            <text:p>Bamberg</text:p>
          </table:table-cell>
          <table:table-cell office:value-type="string" calcext:value-type="string">
            <text:p>„)</text:p>
          </table:table-cell>
          <table:table-cell table:formula="of:=COM.MICROSOFT.TEXTJOIN(;;[.C29:.H29])" office:value-type="string" office:string-value="df_clean_10$regio2 &lt;- str_replace_all(df_clean_9$regio2,„Bamberg„,“Bamberg„)" calcext:value-type="string">
            <text:p>df_clean_10$regio2 &lt;- str_replace_all(df_clean_9$regio2,„Bamberg„,“Bamberg„)</text:p>
          </table:table-cell>
        </table:table-row>
        <table:table-row table:style-name="ro1">
          <table:table-cell office:value-type="string" calcext:value-type="string">
            <text:p>Bamberg-Kreis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]" office:value-type="string" office:string-value="Bamberg-Kreis" calcext:value-type="string">
            <text:p>Bamberg-Kreis</text:p>
          </table:table-cell>
          <table:table-cell office:value-type="string" calcext:value-type="string">
            <text:p>„,“</text:p>
          </table:table-cell>
          <table:table-cell table:formula="of:=[.B30]" office:value-type="string" office:string-value="Bamberg" calcext:value-type="string">
            <text:p>Bamberg</text:p>
          </table:table-cell>
          <table:table-cell office:value-type="string" calcext:value-type="string">
            <text:p>„)</text:p>
          </table:table-cell>
          <table:table-cell table:formula="of:=COM.MICROSOFT.TEXTJOIN(;;[.C30:.H30])" office:value-type="string" office:string-value="df_clean_10$regio2 &lt;- str_replace_all(df_clean_9$regio2,„Bamberg-Kreis„,“Bamberg„)" calcext:value-type="string">
            <text:p>df_clean_10$regio2 &lt;- str_replace_all(df_clean_9$regio2,„Bamberg-Kreis„,“Bamberg„)</text:p>
          </table:table-cell>
        </table:table-row>
        <table:table-row table:style-name="ro1">
          <table:table-cell office:value-type="string" calcext:value-type="string">
            <text:p>Barnim-Kreis</text:p>
          </table:table-cell>
          <table:table-cell office:value-type="string" calcext:value-type="string">
            <text:p>Barn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]" office:value-type="string" office:string-value="Barnim-Kreis" calcext:value-type="string">
            <text:p>Barnim-Kreis</text:p>
          </table:table-cell>
          <table:table-cell office:value-type="string" calcext:value-type="string">
            <text:p>„,“</text:p>
          </table:table-cell>
          <table:table-cell table:formula="of:=[.B31]" office:value-type="string" office:string-value="Barnim" calcext:value-type="string">
            <text:p>Barnim</text:p>
          </table:table-cell>
          <table:table-cell office:value-type="string" calcext:value-type="string">
            <text:p>„)</text:p>
          </table:table-cell>
          <table:table-cell table:formula="of:=COM.MICROSOFT.TEXTJOIN(;;[.C31:.H31])" office:value-type="string" office:string-value="df_clean_10$regio2 &lt;- str_replace_all(df_clean_9$regio2,„Barnim-Kreis„,“Barnim„)" calcext:value-type="string">
            <text:p>df_clean_10$regio2 &lt;- str_replace_all(df_clean_9$regio2,„Barnim-Kreis„,“Barnim„)</text:p>
          </table:table-cell>
        </table:table-row>
        <table:table-row table:style-name="ro1">
          <table:table-cell office:value-type="string" calcext:value-type="string">
            <text:p>Bautzen-Kreis</text:p>
          </table:table-cell>
          <table:table-cell office:value-type="string" calcext:value-type="string">
            <text:p>Bautz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]" office:value-type="string" office:string-value="Bautzen-Kreis" calcext:value-type="string">
            <text:p>Bautzen-Kreis</text:p>
          </table:table-cell>
          <table:table-cell office:value-type="string" calcext:value-type="string">
            <text:p>„,“</text:p>
          </table:table-cell>
          <table:table-cell table:formula="of:=[.B32]" office:value-type="string" office:string-value="Bautzen" calcext:value-type="string">
            <text:p>Bautzen</text:p>
          </table:table-cell>
          <table:table-cell office:value-type="string" calcext:value-type="string">
            <text:p>„)</text:p>
          </table:table-cell>
          <table:table-cell table:formula="of:=COM.MICROSOFT.TEXTJOIN(;;[.C32:.H32])" office:value-type="string" office:string-value="df_clean_10$regio2 &lt;- str_replace_all(df_clean_9$regio2,„Bautzen-Kreis„,“Bautzen„)" calcext:value-type="string">
            <text:p>df_clean_10$regio2 &lt;- str_replace_all(df_clean_9$regio2,„Bautzen-Kreis„,“Bautzen„)</text:p>
          </table:table-cell>
        </table:table-row>
        <table:table-row table:style-name="ro1">
          <table:table-cell table:number-columns-repeated="2" office:value-type="string" calcext:value-type="string">
            <text:p>Bayreut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]" office:value-type="string" office:string-value="Bayreuth" calcext:value-type="string">
            <text:p>Bayreuth</text:p>
          </table:table-cell>
          <table:table-cell office:value-type="string" calcext:value-type="string">
            <text:p>„,“</text:p>
          </table:table-cell>
          <table:table-cell table:formula="of:=[.B33]" office:value-type="string" office:string-value="Bayreuth" calcext:value-type="string">
            <text:p>Bayreuth</text:p>
          </table:table-cell>
          <table:table-cell office:value-type="string" calcext:value-type="string">
            <text:p>„)</text:p>
          </table:table-cell>
          <table:table-cell table:formula="of:=COM.MICROSOFT.TEXTJOIN(;;[.C33:.H33])" office:value-type="string" office:string-value="df_clean_10$regio2 &lt;- str_replace_all(df_clean_9$regio2,„Bayreuth„,“Bayreuth„)" calcext:value-type="string">
            <text:p>df_clean_10$regio2 &lt;- str_replace_all(df_clean_9$regio2,„Bayreuth„,“Bayreuth„)</text:p>
          </table:table-cell>
        </table:table-row>
        <table:table-row table:style-name="ro1">
          <table:table-cell office:value-type="string" calcext:value-type="string">
            <text:p>Bayreuth-Kreis</text:p>
          </table:table-cell>
          <table:table-cell office:value-type="string" calcext:value-type="string">
            <text:p>Bayreut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]" office:value-type="string" office:string-value="Bayreuth-Kreis" calcext:value-type="string">
            <text:p>Bayreuth-Kreis</text:p>
          </table:table-cell>
          <table:table-cell office:value-type="string" calcext:value-type="string">
            <text:p>„,“</text:p>
          </table:table-cell>
          <table:table-cell table:formula="of:=[.B34]" office:value-type="string" office:string-value="Bayreuth" calcext:value-type="string">
            <text:p>Bayreuth</text:p>
          </table:table-cell>
          <table:table-cell office:value-type="string" calcext:value-type="string">
            <text:p>„)</text:p>
          </table:table-cell>
          <table:table-cell table:formula="of:=COM.MICROSOFT.TEXTJOIN(;;[.C34:.H34])" office:value-type="string" office:string-value="df_clean_10$regio2 &lt;- str_replace_all(df_clean_9$regio2,„Bayreuth-Kreis„,“Bayreuth„)" calcext:value-type="string">
            <text:p>df_clean_10$regio2 &lt;- str_replace_all(df_clean_9$regio2,„Bayreuth-Kreis„,“Bayreuth„)</text:p>
          </table:table-cell>
        </table:table-row>
        <table:table-row table:style-name="ro1">
          <table:table-cell office:value-type="string" calcext:value-type="string">
            <text:p>Berchtesgadener-Land-Kreis</text:p>
          </table:table-cell>
          <table:table-cell office:value-type="string" calcext:value-type="string">
            <text:p>Berchtesgadener 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]" office:value-type="string" office:string-value="Berchtesgadener-Land-Kreis" calcext:value-type="string">
            <text:p>Berchtesgadener-Land-Kreis</text:p>
          </table:table-cell>
          <table:table-cell office:value-type="string" calcext:value-type="string">
            <text:p>„,“</text:p>
          </table:table-cell>
          <table:table-cell table:formula="of:=[.B35]" office:value-type="string" office:string-value="Berchtesgadener Land" calcext:value-type="string">
            <text:p>Berchtesgadener Land</text:p>
          </table:table-cell>
          <table:table-cell office:value-type="string" calcext:value-type="string">
            <text:p>„)</text:p>
          </table:table-cell>
          <table:table-cell table:formula="of:=COM.MICROSOFT.TEXTJOIN(;;[.C35:.H35])" office:value-type="string" office:string-value="df_clean_10$regio2 &lt;- str_replace_all(df_clean_9$regio2,„Berchtesgadener-Land-Kreis„,“Berchtesgadener Land„)" calcext:value-type="string">
            <text:p>df_clean_10$regio2 &lt;- str_replace_all(df_clean_9$regio2,„Berchtesgadener-Land-Kreis„,“Berchtesgadener Land„)</text:p>
          </table:table-cell>
        </table:table-row>
        <table:table-row table:style-name="ro1">
          <table:table-cell office:value-type="string" calcext:value-type="string">
            <text:p>Bergstraße-Kreis</text:p>
          </table:table-cell>
          <table:table-cell office:value-type="string" calcext:value-type="string">
            <text:p>Bergstraß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]" office:value-type="string" office:string-value="Bergstraße-Kreis" calcext:value-type="string">
            <text:p>Bergstraße-Kreis</text:p>
          </table:table-cell>
          <table:table-cell office:value-type="string" calcext:value-type="string">
            <text:p>„,“</text:p>
          </table:table-cell>
          <table:table-cell table:formula="of:=[.B36]" office:value-type="string" office:string-value="Bergstraße" calcext:value-type="string">
            <text:p>Bergstraße</text:p>
          </table:table-cell>
          <table:table-cell office:value-type="string" calcext:value-type="string">
            <text:p>„)</text:p>
          </table:table-cell>
          <table:table-cell table:formula="of:=COM.MICROSOFT.TEXTJOIN(;;[.C36:.H36])" office:value-type="string" office:string-value="df_clean_10$regio2 &lt;- str_replace_all(df_clean_9$regio2,„Bergstraße-Kreis„,“Bergstraße„)" calcext:value-type="string">
            <text:p>df_clean_10$regio2 &lt;- str_replace_all(df_clean_9$regio2,„Bergstraße-Kreis„,“Bergstraße„)</text:p>
          </table:table-cell>
        </table:table-row>
        <table:table-row table:style-name="ro1"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]" office:value-type="string" office:string-value="Berlin" calcext:value-type="string">
            <text:p>Berlin</text:p>
          </table:table-cell>
          <table:table-cell office:value-type="string" calcext:value-type="string">
            <text:p>„,“</text:p>
          </table:table-cell>
          <table:table-cell table:formula="of:=[.B37]" office:value-type="string" office:string-value="Berlin" calcext:value-type="string">
            <text:p>Berlin</text:p>
          </table:table-cell>
          <table:table-cell office:value-type="string" calcext:value-type="string">
            <text:p>„)</text:p>
          </table:table-cell>
          <table:table-cell table:formula="of:=COM.MICROSOFT.TEXTJOIN(;;[.C37:.H37])" office:value-type="string" office:string-value="df_clean_10$regio2 &lt;- str_replace_all(df_clean_9$regio2,„Berlin„,“Berlin„)" calcext:value-type="string">
            <text:p>df_clean_10$regio2 &lt;- str_replace_all(df_clean_9$regio2,„Berlin„,“Berlin„)</text:p>
          </table:table-cell>
        </table:table-row>
        <table:table-row table:style-name="ro1">
          <table:table-cell office:value-type="string" calcext:value-type="string">
            <text:p>Bernkastel-Wittlich-Kreis</text:p>
          </table:table-cell>
          <table:table-cell office:value-type="string" calcext:value-type="string">
            <text:p>Bernkastel-Wittli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]" office:value-type="string" office:string-value="Bernkastel-Wittlich-Kreis" calcext:value-type="string">
            <text:p>Bernkastel-Wittlich-Kreis</text:p>
          </table:table-cell>
          <table:table-cell office:value-type="string" calcext:value-type="string">
            <text:p>„,“</text:p>
          </table:table-cell>
          <table:table-cell table:formula="of:=[.B38]" office:value-type="string" office:string-value="Bernkastel-Wittlich" calcext:value-type="string">
            <text:p>Bernkastel-Wittlich</text:p>
          </table:table-cell>
          <table:table-cell office:value-type="string" calcext:value-type="string">
            <text:p>„)</text:p>
          </table:table-cell>
          <table:table-cell table:formula="of:=COM.MICROSOFT.TEXTJOIN(;;[.C38:.H38])" office:value-type="string" office:string-value="df_clean_10$regio2 &lt;- str_replace_all(df_clean_9$regio2,„Bernkastel-Wittlich-Kreis„,“Bernkastel-Wittlich„)" calcext:value-type="string">
            <text:p>df_clean_10$regio2 &lt;- str_replace_all(df_clean_9$regio2,„Bernkastel-Wittlich-Kreis„,“Bernkastel-Wittlich„)</text:p>
          </table:table-cell>
        </table:table-row>
        <table:table-row table:style-name="ro1">
          <table:table-cell office:value-type="string" calcext:value-type="string">
            <text:p>Biberach-Kreis</text:p>
          </table:table-cell>
          <table:table-cell office:value-type="string" calcext:value-type="string">
            <text:p>Biber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]" office:value-type="string" office:string-value="Biberach-Kreis" calcext:value-type="string">
            <text:p>Biberach-Kreis</text:p>
          </table:table-cell>
          <table:table-cell office:value-type="string" calcext:value-type="string">
            <text:p>„,“</text:p>
          </table:table-cell>
          <table:table-cell table:formula="of:=[.B39]" office:value-type="string" office:string-value="Biberach" calcext:value-type="string">
            <text:p>Biberach</text:p>
          </table:table-cell>
          <table:table-cell office:value-type="string" calcext:value-type="string">
            <text:p>„)</text:p>
          </table:table-cell>
          <table:table-cell table:formula="of:=COM.MICROSOFT.TEXTJOIN(;;[.C39:.H39])" office:value-type="string" office:string-value="df_clean_10$regio2 &lt;- str_replace_all(df_clean_9$regio2,„Biberach-Kreis„,“Biberach„)" calcext:value-type="string">
            <text:p>df_clean_10$regio2 &lt;- str_replace_all(df_clean_9$regio2,„Biberach-Kreis„,“Biberach„)</text:p>
          </table:table-cell>
        </table:table-row>
        <table:table-row table:style-name="ro1">
          <table:table-cell table:number-columns-repeated="2" office:value-type="string" calcext:value-type="string">
            <text:p>Bielefe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]" office:value-type="string" office:string-value="Bielefeld" calcext:value-type="string">
            <text:p>Bielefeld</text:p>
          </table:table-cell>
          <table:table-cell office:value-type="string" calcext:value-type="string">
            <text:p>„,“</text:p>
          </table:table-cell>
          <table:table-cell table:formula="of:=[.B40]" office:value-type="string" office:string-value="Bielefeld" calcext:value-type="string">
            <text:p>Bielefeld</text:p>
          </table:table-cell>
          <table:table-cell office:value-type="string" calcext:value-type="string">
            <text:p>„)</text:p>
          </table:table-cell>
          <table:table-cell table:formula="of:=COM.MICROSOFT.TEXTJOIN(;;[.C40:.H40])" office:value-type="string" office:string-value="df_clean_10$regio2 &lt;- str_replace_all(df_clean_9$regio2,„Bielefeld„,“Bielefeld„)" calcext:value-type="string">
            <text:p>df_clean_10$regio2 &lt;- str_replace_all(df_clean_9$regio2,„Bielefeld„,“Bielefeld„)</text:p>
          </table:table-cell>
        </table:table-row>
        <table:table-row table:style-name="ro1">
          <table:table-cell office:value-type="string" calcext:value-type="string">
            <text:p>Birkenfeld-Kreis</text:p>
          </table:table-cell>
          <table:table-cell office:value-type="string" calcext:value-type="string">
            <text:p>Birkenfe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]" office:value-type="string" office:string-value="Birkenfeld-Kreis" calcext:value-type="string">
            <text:p>Birkenfeld-Kreis</text:p>
          </table:table-cell>
          <table:table-cell office:value-type="string" calcext:value-type="string">
            <text:p>„,“</text:p>
          </table:table-cell>
          <table:table-cell table:formula="of:=[.B41]" office:value-type="string" office:string-value="Birkenfeld" calcext:value-type="string">
            <text:p>Birkenfeld</text:p>
          </table:table-cell>
          <table:table-cell office:value-type="string" calcext:value-type="string">
            <text:p>„)</text:p>
          </table:table-cell>
          <table:table-cell table:formula="of:=COM.MICROSOFT.TEXTJOIN(;;[.C41:.H41])" office:value-type="string" office:string-value="df_clean_10$regio2 &lt;- str_replace_all(df_clean_9$regio2,„Birkenfeld-Kreis„,“Birkenfeld„)" calcext:value-type="string">
            <text:p>df_clean_10$regio2 &lt;- str_replace_all(df_clean_9$regio2,„Birkenfeld-Kreis„,“Birkenfeld„)</text:p>
          </table:table-cell>
        </table:table-row>
        <table:table-row table:style-name="ro1">
          <table:table-cell office:value-type="string" calcext:value-type="string">
            <text:p>Bitburg-Prüm-Kreis</text:p>
          </table:table-cell>
          <table:table-cell office:value-type="string" calcext:value-type="string">
            <text:p>Eifelkreis Bitburg-Prü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2]" office:value-type="string" office:string-value="Bitburg-Prüm-Kreis" calcext:value-type="string">
            <text:p>Bitburg-Prüm-Kreis</text:p>
          </table:table-cell>
          <table:table-cell office:value-type="string" calcext:value-type="string">
            <text:p>„,“</text:p>
          </table:table-cell>
          <table:table-cell table:formula="of:=[.B42]" office:value-type="string" office:string-value="Eifelkreis Bitburg-Prüm" calcext:value-type="string">
            <text:p>Eifelkreis Bitburg-Prüm</text:p>
          </table:table-cell>
          <table:table-cell office:value-type="string" calcext:value-type="string">
            <text:p>„)</text:p>
          </table:table-cell>
          <table:table-cell table:formula="of:=COM.MICROSOFT.TEXTJOIN(;;[.C42:.H42])" office:value-type="string" office:string-value="df_clean_10$regio2 &lt;- str_replace_all(df_clean_9$regio2,„Bitburg-Prüm-Kreis„,“Eifelkreis Bitburg-Prüm„)" calcext:value-type="string">
            <text:p>df_clean_10$regio2 &lt;- str_replace_all(df_clean_9$regio2,„Bitburg-Prüm-Kreis„,“Eifelkreis Bitburg-Prüm„)</text:p>
          </table:table-cell>
        </table:table-row>
        <table:table-row table:style-name="ro1">
          <table:table-cell office:value-type="string" calcext:value-type="string">
            <text:p>Böblingen-Kreis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3]" office:value-type="string" office:string-value="Böblingen-Kreis" calcext:value-type="string">
            <text:p>Böblingen-Kreis</text:p>
          </table:table-cell>
          <table:table-cell office:value-type="string" calcext:value-type="string">
            <text:p>„,“</text:p>
          </table:table-cell>
          <table:table-cell table:formula="of:=[.B43]" office:value-type="string" office:string-value="Böblingen" calcext:value-type="string">
            <text:p>Böblingen</text:p>
          </table:table-cell>
          <table:table-cell office:value-type="string" calcext:value-type="string">
            <text:p>„)</text:p>
          </table:table-cell>
          <table:table-cell table:formula="of:=COM.MICROSOFT.TEXTJOIN(;;[.C43:.H43])" office:value-type="string" office:string-value="df_clean_10$regio2 &lt;- str_replace_all(df_clean_9$regio2,„Böblingen-Kreis„,“Böblingen„)" calcext:value-type="string">
            <text:p>df_clean_10$regio2 &lt;- str_replace_all(df_clean_9$regio2,„Böblingen-Kreis„,“Böblingen„)</text:p>
          </table:table-cell>
        </table:table-row>
        <table:table-row table:style-name="ro1">
          <table:table-cell table:number-columns-repeated="2" office:value-type="string" calcext:value-type="string">
            <text:p>Bochu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4]" office:value-type="string" office:string-value="Bochum" calcext:value-type="string">
            <text:p>Bochum</text:p>
          </table:table-cell>
          <table:table-cell office:value-type="string" calcext:value-type="string">
            <text:p>„,“</text:p>
          </table:table-cell>
          <table:table-cell table:formula="of:=[.B44]" office:value-type="string" office:string-value="Bochum" calcext:value-type="string">
            <text:p>Bochum</text:p>
          </table:table-cell>
          <table:table-cell office:value-type="string" calcext:value-type="string">
            <text:p>„)</text:p>
          </table:table-cell>
          <table:table-cell table:formula="of:=COM.MICROSOFT.TEXTJOIN(;;[.C44:.H44])" office:value-type="string" office:string-value="df_clean_10$regio2 &lt;- str_replace_all(df_clean_9$regio2,„Bochum„,“Bochum„)" calcext:value-type="string">
            <text:p>df_clean_10$regio2 &lt;- str_replace_all(df_clean_9$regio2,„Bochum„,“Bochum„)</text:p>
          </table:table-cell>
        </table:table-row>
        <table:table-row table:style-name="ro1">
          <table:table-cell table:number-columns-repeated="2" office:value-type="string" calcext:value-type="string">
            <text:p>Bodensee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5]" office:value-type="string" office:string-value="Bodenseekreis" calcext:value-type="string">
            <text:p>Bodenseekreis</text:p>
          </table:table-cell>
          <table:table-cell office:value-type="string" calcext:value-type="string">
            <text:p>„,“</text:p>
          </table:table-cell>
          <table:table-cell table:formula="of:=[.B45]" office:value-type="string" office:string-value="Bodenseekreis" calcext:value-type="string">
            <text:p>Bodenseekreis</text:p>
          </table:table-cell>
          <table:table-cell office:value-type="string" calcext:value-type="string">
            <text:p>„)</text:p>
          </table:table-cell>
          <table:table-cell table:formula="of:=COM.MICROSOFT.TEXTJOIN(;;[.C45:.H45])" office:value-type="string" office:string-value="df_clean_10$regio2 &lt;- str_replace_all(df_clean_9$regio2,„Bodenseekreis„,“Bodenseekreis„)" calcext:value-type="string">
            <text:p>df_clean_10$regio2 &lt;- str_replace_all(df_clean_9$regio2,„Bodenseekreis„,“Bodenseekreis„)</text:p>
          </table:table-cell>
        </table:table-row>
        <table:table-row table:style-name="ro1">
          <table:table-cell table:number-columns-repeated="2" office:value-type="string" calcext:value-type="string">
            <text:p>Bon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6]" office:value-type="string" office:string-value="Bonn" calcext:value-type="string">
            <text:p>Bonn</text:p>
          </table:table-cell>
          <table:table-cell office:value-type="string" calcext:value-type="string">
            <text:p>„,“</text:p>
          </table:table-cell>
          <table:table-cell table:formula="of:=[.B46]" office:value-type="string" office:string-value="Bonn" calcext:value-type="string">
            <text:p>Bonn</text:p>
          </table:table-cell>
          <table:table-cell office:value-type="string" calcext:value-type="string">
            <text:p>„)</text:p>
          </table:table-cell>
          <table:table-cell table:formula="of:=COM.MICROSOFT.TEXTJOIN(;;[.C46:.H46])" office:value-type="string" office:string-value="df_clean_10$regio2 &lt;- str_replace_all(df_clean_9$regio2,„Bonn„,“Bonn„)" calcext:value-type="string">
            <text:p>df_clean_10$regio2 &lt;- str_replace_all(df_clean_9$regio2,„Bonn„,“Bonn„)</text:p>
          </table:table-cell>
        </table:table-row>
        <table:table-row table:style-name="ro1">
          <table:table-cell office:value-type="string" calcext:value-type="string">
            <text:p>Börde-Kreis</text:p>
          </table:table-cell>
          <table:table-cell office:value-type="string" calcext:value-type="string">
            <text:p>Börd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7]" office:value-type="string" office:string-value="Börde-Kreis" calcext:value-type="string">
            <text:p>Börde-Kreis</text:p>
          </table:table-cell>
          <table:table-cell office:value-type="string" calcext:value-type="string">
            <text:p>„,“</text:p>
          </table:table-cell>
          <table:table-cell table:formula="of:=[.B47]" office:value-type="string" office:string-value="Börde" calcext:value-type="string">
            <text:p>Börde</text:p>
          </table:table-cell>
          <table:table-cell office:value-type="string" calcext:value-type="string">
            <text:p>„)</text:p>
          </table:table-cell>
          <table:table-cell table:formula="of:=COM.MICROSOFT.TEXTJOIN(;;[.C47:.H47])" office:value-type="string" office:string-value="df_clean_10$regio2 &lt;- str_replace_all(df_clean_9$regio2,„Börde-Kreis„,“Börde„)" calcext:value-type="string">
            <text:p>df_clean_10$regio2 &lt;- str_replace_all(df_clean_9$regio2,„Börde-Kreis„,“Börde„)</text:p>
          </table:table-cell>
        </table:table-row>
        <table:table-row table:style-name="ro1">
          <table:table-cell office:value-type="string" calcext:value-type="string">
            <text:p>Borken-Kreis</text:p>
          </table:table-cell>
          <table:table-cell office:value-type="string" calcext:value-type="string">
            <text:p>Bork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8]" office:value-type="string" office:string-value="Borken-Kreis" calcext:value-type="string">
            <text:p>Borken-Kreis</text:p>
          </table:table-cell>
          <table:table-cell office:value-type="string" calcext:value-type="string">
            <text:p>„,“</text:p>
          </table:table-cell>
          <table:table-cell table:formula="of:=[.B48]" office:value-type="string" office:string-value="Borken" calcext:value-type="string">
            <text:p>Borken</text:p>
          </table:table-cell>
          <table:table-cell office:value-type="string" calcext:value-type="string">
            <text:p>„)</text:p>
          </table:table-cell>
          <table:table-cell table:formula="of:=COM.MICROSOFT.TEXTJOIN(;;[.C48:.H48])" office:value-type="string" office:string-value="df_clean_10$regio2 &lt;- str_replace_all(df_clean_9$regio2,„Borken-Kreis„,“Borken„)" calcext:value-type="string">
            <text:p>df_clean_10$regio2 &lt;- str_replace_all(df_clean_9$regio2,„Borken-Kreis„,“Borken„)</text:p>
          </table:table-cell>
        </table:table-row>
        <table:table-row table:style-name="ro1">
          <table:table-cell table:number-columns-repeated="2" office:value-type="string" calcext:value-type="string">
            <text:p>Bottrop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9]" office:value-type="string" office:string-value="Bottrop" calcext:value-type="string">
            <text:p>Bottrop</text:p>
          </table:table-cell>
          <table:table-cell office:value-type="string" calcext:value-type="string">
            <text:p>„,“</text:p>
          </table:table-cell>
          <table:table-cell table:formula="of:=[.B49]" office:value-type="string" office:string-value="Bottrop" calcext:value-type="string">
            <text:p>Bottrop</text:p>
          </table:table-cell>
          <table:table-cell office:value-type="string" calcext:value-type="string">
            <text:p>„)</text:p>
          </table:table-cell>
          <table:table-cell table:formula="of:=COM.MICROSOFT.TEXTJOIN(;;[.C49:.H49])" office:value-type="string" office:string-value="df_clean_10$regio2 &lt;- str_replace_all(df_clean_9$regio2,„Bottrop„,“Bottrop„)" calcext:value-type="string">
            <text:p>df_clean_10$regio2 &lt;- str_replace_all(df_clean_9$regio2,„Bottrop„,“Bottrop„)</text:p>
          </table:table-cell>
        </table:table-row>
        <table:table-row table:style-name="ro1">
          <table:table-cell office:value-type="string" calcext:value-type="string">
            <text:p>Brandenburg-an-der-Havel</text:p>
          </table:table-cell>
          <table:table-cell office:value-type="string" calcext:value-type="string">
            <text:p>Brandenburg an der Hav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0]" office:value-type="string" office:string-value="Brandenburg-an-der-Havel" calcext:value-type="string">
            <text:p>Brandenburg-an-der-Havel</text:p>
          </table:table-cell>
          <table:table-cell office:value-type="string" calcext:value-type="string">
            <text:p>„,“</text:p>
          </table:table-cell>
          <table:table-cell table:formula="of:=[.B50]" office:value-type="string" office:string-value="Brandenburg an der Havel" calcext:value-type="string">
            <text:p>Brandenburg an der Havel</text:p>
          </table:table-cell>
          <table:table-cell office:value-type="string" calcext:value-type="string">
            <text:p>„)</text:p>
          </table:table-cell>
          <table:table-cell table:formula="of:=COM.MICROSOFT.TEXTJOIN(;;[.C50:.H50])" office:value-type="string" office:string-value="df_clean_10$regio2 &lt;- str_replace_all(df_clean_9$regio2,„Brandenburg-an-der-Havel„,“Brandenburg an der Havel„)" calcext:value-type="string">
            <text:p>df_clean_10$regio2 &lt;- str_replace_all(df_clean_9$regio2,„Brandenburg-an-der-Havel„,“Brandenburg an der Havel„)</text:p>
          </table:table-cell>
        </table:table-row>
        <table:table-row table:style-name="ro1">
          <table:table-cell table:number-columns-repeated="2" office:value-type="string" calcext:value-type="string">
            <text:p>Braunschwei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1]" office:value-type="string" office:string-value="Braunschweig" calcext:value-type="string">
            <text:p>Braunschweig</text:p>
          </table:table-cell>
          <table:table-cell office:value-type="string" calcext:value-type="string">
            <text:p>„,“</text:p>
          </table:table-cell>
          <table:table-cell table:formula="of:=[.B51]" office:value-type="string" office:string-value="Braunschweig" calcext:value-type="string">
            <text:p>Braunschweig</text:p>
          </table:table-cell>
          <table:table-cell office:value-type="string" calcext:value-type="string">
            <text:p>„)</text:p>
          </table:table-cell>
          <table:table-cell table:formula="of:=COM.MICROSOFT.TEXTJOIN(;;[.C51:.H51])" office:value-type="string" office:string-value="df_clean_10$regio2 &lt;- str_replace_all(df_clean_9$regio2,„Braunschweig„,“Braunschweig„)" calcext:value-type="string">
            <text:p>df_clean_10$regio2 &lt;- str_replace_all(df_clean_9$regio2,„Braunschweig„,“Braunschweig„)</text:p>
          </table:table-cell>
        </table:table-row>
        <table:table-row table:style-name="ro1">
          <table:table-cell office:value-type="string" calcext:value-type="string">
            <text:p>Breisgau-Hochschwarzwald-Kreis</text:p>
          </table:table-cell>
          <table:table-cell office:value-type="string" calcext:value-type="string">
            <text:p>Breisgau-Hochschwarzwa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2]" office:value-type="string" office:string-value="Breisgau-Hochschwarzwald-Kreis" calcext:value-type="string">
            <text:p>Breisgau-Hochschwarzwald-Kreis</text:p>
          </table:table-cell>
          <table:table-cell office:value-type="string" calcext:value-type="string">
            <text:p>„,“</text:p>
          </table:table-cell>
          <table:table-cell table:formula="of:=[.B52]" office:value-type="string" office:string-value="Breisgau-Hochschwarzwald" calcext:value-type="string">
            <text:p>Breisgau-Hochschwarzwald</text:p>
          </table:table-cell>
          <table:table-cell office:value-type="string" calcext:value-type="string">
            <text:p>„)</text:p>
          </table:table-cell>
          <table:table-cell table:formula="of:=COM.MICROSOFT.TEXTJOIN(;;[.C52:.H52])" office:value-type="string" office:string-value="df_clean_10$regio2 &lt;- str_replace_all(df_clean_9$regio2,„Breisgau-Hochschwarzwald-Kreis„,“Breisgau-Hochschwarzwald„)" calcext:value-type="string">
            <text:p>df_clean_10$regio2 &lt;- str_replace_all(df_clean_9$regio2,„Breisgau-Hochschwarzwald-Kreis„,“Breisgau-Hochschwarzwald„)</text:p>
          </table:table-cell>
        </table:table-row>
        <table:table-row table:style-name="ro1">
          <table:table-cell table:number-columns-repeated="2" office:value-type="string" calcext:value-type="string">
            <text:p>Brem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3]" office:value-type="string" office:string-value="Bremen" calcext:value-type="string">
            <text:p>Bremen</text:p>
          </table:table-cell>
          <table:table-cell office:value-type="string" calcext:value-type="string">
            <text:p>„,“</text:p>
          </table:table-cell>
          <table:table-cell table:formula="of:=[.B53]" office:value-type="string" office:string-value="Bremen" calcext:value-type="string">
            <text:p>Bremen</text:p>
          </table:table-cell>
          <table:table-cell office:value-type="string" calcext:value-type="string">
            <text:p>„)</text:p>
          </table:table-cell>
          <table:table-cell table:formula="of:=COM.MICROSOFT.TEXTJOIN(;;[.C53:.H53])" office:value-type="string" office:string-value="df_clean_10$regio2 &lt;- str_replace_all(df_clean_9$regio2,„Bremen„,“Bremen„)" calcext:value-type="string">
            <text:p>df_clean_10$regio2 &lt;- str_replace_all(df_clean_9$regio2,„Bremen„,“Bremen„)</text:p>
          </table:table-cell>
        </table:table-row>
        <table:table-row table:style-name="ro1">
          <table:table-cell table:number-columns-repeated="2" office:value-type="string" calcext:value-type="string">
            <text:p>Bremerhav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4]" office:value-type="string" office:string-value="Bremerhaven" calcext:value-type="string">
            <text:p>Bremerhaven</text:p>
          </table:table-cell>
          <table:table-cell office:value-type="string" calcext:value-type="string">
            <text:p>„,“</text:p>
          </table:table-cell>
          <table:table-cell table:formula="of:=[.B54]" office:value-type="string" office:string-value="Bremerhaven" calcext:value-type="string">
            <text:p>Bremerhaven</text:p>
          </table:table-cell>
          <table:table-cell office:value-type="string" calcext:value-type="string">
            <text:p>„)</text:p>
          </table:table-cell>
          <table:table-cell table:formula="of:=COM.MICROSOFT.TEXTJOIN(;;[.C54:.H54])" office:value-type="string" office:string-value="df_clean_10$regio2 &lt;- str_replace_all(df_clean_9$regio2,„Bremerhaven„,“Bremerhaven„)" calcext:value-type="string">
            <text:p>df_clean_10$regio2 &lt;- str_replace_all(df_clean_9$regio2,„Bremerhaven„,“Bremerhaven„)</text:p>
          </table:table-cell>
        </table:table-row>
        <table:table-row table:style-name="ro1">
          <table:table-cell table:number-columns-repeated="2" office:value-type="string" calcext:value-type="string">
            <text:p>Burgenland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5]" office:value-type="string" office:string-value="Burgenlandkreis" calcext:value-type="string">
            <text:p>Burgenlandkreis</text:p>
          </table:table-cell>
          <table:table-cell office:value-type="string" calcext:value-type="string">
            <text:p>„,“</text:p>
          </table:table-cell>
          <table:table-cell table:formula="of:=[.B55]" office:value-type="string" office:string-value="Burgenlandkreis" calcext:value-type="string">
            <text:p>Burgenlandkreis</text:p>
          </table:table-cell>
          <table:table-cell office:value-type="string" calcext:value-type="string">
            <text:p>„)</text:p>
          </table:table-cell>
          <table:table-cell table:formula="of:=COM.MICROSOFT.TEXTJOIN(;;[.C55:.H55])" office:value-type="string" office:string-value="df_clean_10$regio2 &lt;- str_replace_all(df_clean_9$regio2,„Burgenlandkreis„,“Burgenlandkreis„)" calcext:value-type="string">
            <text:p>df_clean_10$regio2 &lt;- str_replace_all(df_clean_9$regio2,„Burgenlandkreis„,“Burgenlandkreis„)</text:p>
          </table:table-cell>
        </table:table-row>
        <table:table-row table:style-name="ro1">
          <table:table-cell office:value-type="string" calcext:value-type="string">
            <text:p>Calw-Kreis</text:p>
          </table:table-cell>
          <table:table-cell office:value-type="string" calcext:value-type="string">
            <text:p>Calw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6]" office:value-type="string" office:string-value="Calw-Kreis" calcext:value-type="string">
            <text:p>Calw-Kreis</text:p>
          </table:table-cell>
          <table:table-cell office:value-type="string" calcext:value-type="string">
            <text:p>„,“</text:p>
          </table:table-cell>
          <table:table-cell table:formula="of:=[.B56]" office:value-type="string" office:string-value="Calw" calcext:value-type="string">
            <text:p>Calw</text:p>
          </table:table-cell>
          <table:table-cell office:value-type="string" calcext:value-type="string">
            <text:p>„)</text:p>
          </table:table-cell>
          <table:table-cell table:formula="of:=COM.MICROSOFT.TEXTJOIN(;;[.C56:.H56])" office:value-type="string" office:string-value="df_clean_10$regio2 &lt;- str_replace_all(df_clean_9$regio2,„Calw-Kreis„,“Calw„)" calcext:value-type="string">
            <text:p>df_clean_10$regio2 &lt;- str_replace_all(df_clean_9$regio2,„Calw-Kreis„,“Calw„)</text:p>
          </table:table-cell>
        </table:table-row>
        <table:table-row table:style-name="ro1">
          <table:table-cell office:value-type="string" calcext:value-type="string">
            <text:p>Celle-Kreis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7]" office:value-type="string" office:string-value="Celle-Kreis" calcext:value-type="string">
            <text:p>Celle-Kreis</text:p>
          </table:table-cell>
          <table:table-cell office:value-type="string" calcext:value-type="string">
            <text:p>„,“</text:p>
          </table:table-cell>
          <table:table-cell table:formula="of:=[.B57]" office:value-type="string" office:string-value="Celle" calcext:value-type="string">
            <text:p>Celle</text:p>
          </table:table-cell>
          <table:table-cell office:value-type="string" calcext:value-type="string">
            <text:p>„)</text:p>
          </table:table-cell>
          <table:table-cell table:formula="of:=COM.MICROSOFT.TEXTJOIN(;;[.C57:.H57])" office:value-type="string" office:string-value="df_clean_10$regio2 &lt;- str_replace_all(df_clean_9$regio2,„Celle-Kreis„,“Celle„)" calcext:value-type="string">
            <text:p>df_clean_10$regio2 &lt;- str_replace_all(df_clean_9$regio2,„Celle-Kreis„,“Celle„)</text:p>
          </table:table-cell>
        </table:table-row>
        <table:table-row table:style-name="ro1">
          <table:table-cell office:value-type="string" calcext:value-type="string">
            <text:p>Cham-Kreis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8]" office:value-type="string" office:string-value="Cham-Kreis" calcext:value-type="string">
            <text:p>Cham-Kreis</text:p>
          </table:table-cell>
          <table:table-cell office:value-type="string" calcext:value-type="string">
            <text:p>„,“</text:p>
          </table:table-cell>
          <table:table-cell table:formula="of:=[.B58]" office:value-type="string" office:string-value="Cham" calcext:value-type="string">
            <text:p>Cham</text:p>
          </table:table-cell>
          <table:table-cell office:value-type="string" calcext:value-type="string">
            <text:p>„)</text:p>
          </table:table-cell>
          <table:table-cell table:formula="of:=COM.MICROSOFT.TEXTJOIN(;;[.C58:.H58])" office:value-type="string" office:string-value="df_clean_10$regio2 &lt;- str_replace_all(df_clean_9$regio2,„Cham-Kreis„,“Cham„)" calcext:value-type="string">
            <text:p>df_clean_10$regio2 &lt;- str_replace_all(df_clean_9$regio2,„Cham-Kreis„,“Cham„)</text:p>
          </table:table-cell>
        </table:table-row>
        <table:table-row table:style-name="ro1">
          <table:table-cell table:number-columns-repeated="2" office:value-type="string" calcext:value-type="string">
            <text:p>Chemnit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59]" office:value-type="string" office:string-value="Chemnitz" calcext:value-type="string">
            <text:p>Chemnitz</text:p>
          </table:table-cell>
          <table:table-cell office:value-type="string" calcext:value-type="string">
            <text:p>„,“</text:p>
          </table:table-cell>
          <table:table-cell table:formula="of:=[.B59]" office:value-type="string" office:string-value="Chemnitz" calcext:value-type="string">
            <text:p>Chemnitz</text:p>
          </table:table-cell>
          <table:table-cell office:value-type="string" calcext:value-type="string">
            <text:p>„)</text:p>
          </table:table-cell>
          <table:table-cell table:formula="of:=COM.MICROSOFT.TEXTJOIN(;;[.C59:.H59])" office:value-type="string" office:string-value="df_clean_10$regio2 &lt;- str_replace_all(df_clean_9$regio2,„Chemnitz„,“Chemnitz„)" calcext:value-type="string">
            <text:p>df_clean_10$regio2 &lt;- str_replace_all(df_clean_9$regio2,„Chemnitz„,“Chemnitz„)</text:p>
          </table:table-cell>
        </table:table-row>
        <table:table-row table:style-name="ro1">
          <table:table-cell office:value-type="string" calcext:value-type="string">
            <text:p>Cloppenburg-Kreis</text:p>
          </table:table-cell>
          <table:table-cell office:value-type="string" calcext:value-type="string">
            <text:p>Clopp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0]" office:value-type="string" office:string-value="Cloppenburg-Kreis" calcext:value-type="string">
            <text:p>Cloppenburg-Kreis</text:p>
          </table:table-cell>
          <table:table-cell office:value-type="string" calcext:value-type="string">
            <text:p>„,“</text:p>
          </table:table-cell>
          <table:table-cell table:formula="of:=[.B60]" office:value-type="string" office:string-value="Cloppenburg" calcext:value-type="string">
            <text:p>Cloppenburg</text:p>
          </table:table-cell>
          <table:table-cell office:value-type="string" calcext:value-type="string">
            <text:p>„)</text:p>
          </table:table-cell>
          <table:table-cell table:formula="of:=COM.MICROSOFT.TEXTJOIN(;;[.C60:.H60])" office:value-type="string" office:string-value="df_clean_10$regio2 &lt;- str_replace_all(df_clean_9$regio2,„Cloppenburg-Kreis„,“Cloppenburg„)" calcext:value-type="string">
            <text:p>df_clean_10$regio2 &lt;- str_replace_all(df_clean_9$regio2,„Cloppenburg-Kreis„,“Cloppenburg„)</text:p>
          </table:table-cell>
        </table:table-row>
        <table:table-row table:style-name="ro1">
          <table:table-cell table:number-columns-repeated="2" office:value-type="string" calcext:value-type="string">
            <text:p>Co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1]" office:value-type="string" office:string-value="Coburg" calcext:value-type="string">
            <text:p>Coburg</text:p>
          </table:table-cell>
          <table:table-cell office:value-type="string" calcext:value-type="string">
            <text:p>„,“</text:p>
          </table:table-cell>
          <table:table-cell table:formula="of:=[.B61]" office:value-type="string" office:string-value="Coburg" calcext:value-type="string">
            <text:p>Coburg</text:p>
          </table:table-cell>
          <table:table-cell office:value-type="string" calcext:value-type="string">
            <text:p>„)</text:p>
          </table:table-cell>
          <table:table-cell table:formula="of:=COM.MICROSOFT.TEXTJOIN(;;[.C61:.H61])" office:value-type="string" office:string-value="df_clean_10$regio2 &lt;- str_replace_all(df_clean_9$regio2,„Coburg„,“Coburg„)" calcext:value-type="string">
            <text:p>df_clean_10$regio2 &lt;- str_replace_all(df_clean_9$regio2,„Coburg„,“Coburg„)</text:p>
          </table:table-cell>
        </table:table-row>
        <table:table-row table:style-name="ro1">
          <table:table-cell office:value-type="string" calcext:value-type="string">
            <text:p>Coburg-Kreis</text:p>
          </table:table-cell>
          <table:table-cell office:value-type="string" calcext:value-type="string">
            <text:p>Co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2]" office:value-type="string" office:string-value="Coburg-Kreis" calcext:value-type="string">
            <text:p>Coburg-Kreis</text:p>
          </table:table-cell>
          <table:table-cell office:value-type="string" calcext:value-type="string">
            <text:p>„,“</text:p>
          </table:table-cell>
          <table:table-cell table:formula="of:=[.B62]" office:value-type="string" office:string-value="Coburg" calcext:value-type="string">
            <text:p>Coburg</text:p>
          </table:table-cell>
          <table:table-cell office:value-type="string" calcext:value-type="string">
            <text:p>„)</text:p>
          </table:table-cell>
          <table:table-cell table:formula="of:=COM.MICROSOFT.TEXTJOIN(;;[.C62:.H62])" office:value-type="string" office:string-value="df_clean_10$regio2 &lt;- str_replace_all(df_clean_9$regio2,„Coburg-Kreis„,“Coburg„)" calcext:value-type="string">
            <text:p>df_clean_10$regio2 &lt;- str_replace_all(df_clean_9$regio2,„Coburg-Kreis„,“Coburg„)</text:p>
          </table:table-cell>
        </table:table-row>
        <table:table-row table:style-name="ro1">
          <table:table-cell office:value-type="string" calcext:value-type="string">
            <text:p>Cochem-Zell-Kreis</text:p>
          </table:table-cell>
          <table:table-cell office:value-type="string" calcext:value-type="string">
            <text:p>Cochem-Zel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3]" office:value-type="string" office:string-value="Cochem-Zell-Kreis" calcext:value-type="string">
            <text:p>Cochem-Zell-Kreis</text:p>
          </table:table-cell>
          <table:table-cell office:value-type="string" calcext:value-type="string">
            <text:p>„,“</text:p>
          </table:table-cell>
          <table:table-cell table:formula="of:=[.B63]" office:value-type="string" office:string-value="Cochem-Zell" calcext:value-type="string">
            <text:p>Cochem-Zell</text:p>
          </table:table-cell>
          <table:table-cell office:value-type="string" calcext:value-type="string">
            <text:p>„)</text:p>
          </table:table-cell>
          <table:table-cell table:formula="of:=COM.MICROSOFT.TEXTJOIN(;;[.C63:.H63])" office:value-type="string" office:string-value="df_clean_10$regio2 &lt;- str_replace_all(df_clean_9$regio2,„Cochem-Zell-Kreis„,“Cochem-Zell„)" calcext:value-type="string">
            <text:p>df_clean_10$regio2 &lt;- str_replace_all(df_clean_9$regio2,„Cochem-Zell-Kreis„,“Cochem-Zell„)</text:p>
          </table:table-cell>
        </table:table-row>
        <table:table-row table:style-name="ro1">
          <table:table-cell office:value-type="string" calcext:value-type="string">
            <text:p>Coesfeld-Kreis</text:p>
          </table:table-cell>
          <table:table-cell office:value-type="string" calcext:value-type="string">
            <text:p>Coesfe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4]" office:value-type="string" office:string-value="Coesfeld-Kreis" calcext:value-type="string">
            <text:p>Coesfeld-Kreis</text:p>
          </table:table-cell>
          <table:table-cell office:value-type="string" calcext:value-type="string">
            <text:p>„,“</text:p>
          </table:table-cell>
          <table:table-cell table:formula="of:=[.B64]" office:value-type="string" office:string-value="Coesfeld" calcext:value-type="string">
            <text:p>Coesfeld</text:p>
          </table:table-cell>
          <table:table-cell office:value-type="string" calcext:value-type="string">
            <text:p>„)</text:p>
          </table:table-cell>
          <table:table-cell table:formula="of:=COM.MICROSOFT.TEXTJOIN(;;[.C64:.H64])" office:value-type="string" office:string-value="df_clean_10$regio2 &lt;- str_replace_all(df_clean_9$regio2,„Coesfeld-Kreis„,“Coesfeld„)" calcext:value-type="string">
            <text:p>df_clean_10$regio2 &lt;- str_replace_all(df_clean_9$regio2,„Coesfeld-Kreis„,“Coesfeld„)</text:p>
          </table:table-cell>
        </table:table-row>
        <table:table-row table:style-name="ro1">
          <table:table-cell table:number-columns-repeated="2" office:value-type="string" calcext:value-type="string">
            <text:p>Cottbu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5]" office:value-type="string" office:string-value="Cottbus" calcext:value-type="string">
            <text:p>Cottbus</text:p>
          </table:table-cell>
          <table:table-cell office:value-type="string" calcext:value-type="string">
            <text:p>„,“</text:p>
          </table:table-cell>
          <table:table-cell table:formula="of:=[.B65]" office:value-type="string" office:string-value="Cottbus" calcext:value-type="string">
            <text:p>Cottbus</text:p>
          </table:table-cell>
          <table:table-cell office:value-type="string" calcext:value-type="string">
            <text:p>„)</text:p>
          </table:table-cell>
          <table:table-cell table:formula="of:=COM.MICROSOFT.TEXTJOIN(;;[.C65:.H65])" office:value-type="string" office:string-value="df_clean_10$regio2 &lt;- str_replace_all(df_clean_9$regio2,„Cottbus„,“Cottbus„)" calcext:value-type="string">
            <text:p>df_clean_10$regio2 &lt;- str_replace_all(df_clean_9$regio2,„Cottbus„,“Cottbus„)</text:p>
          </table:table-cell>
        </table:table-row>
        <table:table-row table:style-name="ro1">
          <table:table-cell office:value-type="string" calcext:value-type="string">
            <text:p>Cuxhaven-Kreis</text:p>
          </table:table-cell>
          <table:table-cell office:value-type="string" calcext:value-type="string">
            <text:p>Cuxhav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6]" office:value-type="string" office:string-value="Cuxhaven-Kreis" calcext:value-type="string">
            <text:p>Cuxhaven-Kreis</text:p>
          </table:table-cell>
          <table:table-cell office:value-type="string" calcext:value-type="string">
            <text:p>„,“</text:p>
          </table:table-cell>
          <table:table-cell table:formula="of:=[.B66]" office:value-type="string" office:string-value="Cuxhaven" calcext:value-type="string">
            <text:p>Cuxhaven</text:p>
          </table:table-cell>
          <table:table-cell office:value-type="string" calcext:value-type="string">
            <text:p>„)</text:p>
          </table:table-cell>
          <table:table-cell table:formula="of:=COM.MICROSOFT.TEXTJOIN(;;[.C66:.H66])" office:value-type="string" office:string-value="df_clean_10$regio2 &lt;- str_replace_all(df_clean_9$regio2,„Cuxhaven-Kreis„,“Cuxhaven„)" calcext:value-type="string">
            <text:p>df_clean_10$regio2 &lt;- str_replace_all(df_clean_9$regio2,„Cuxhaven-Kreis„,“Cuxhaven„)</text:p>
          </table:table-cell>
        </table:table-row>
        <table:table-row table:style-name="ro1">
          <table:table-cell office:value-type="string" calcext:value-type="string">
            <text:p>Dachau-Kreis</text:p>
          </table:table-cell>
          <table:table-cell office:value-type="string" calcext:value-type="string">
            <text:p>Dach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7]" office:value-type="string" office:string-value="Dachau-Kreis" calcext:value-type="string">
            <text:p>Dachau-Kreis</text:p>
          </table:table-cell>
          <table:table-cell office:value-type="string" calcext:value-type="string">
            <text:p>„,“</text:p>
          </table:table-cell>
          <table:table-cell table:formula="of:=[.B67]" office:value-type="string" office:string-value="Dachau" calcext:value-type="string">
            <text:p>Dachau</text:p>
          </table:table-cell>
          <table:table-cell office:value-type="string" calcext:value-type="string">
            <text:p>„)</text:p>
          </table:table-cell>
          <table:table-cell table:formula="of:=COM.MICROSOFT.TEXTJOIN(;;[.C67:.H67])" office:value-type="string" office:string-value="df_clean_10$regio2 &lt;- str_replace_all(df_clean_9$regio2,„Dachau-Kreis„,“Dachau„)" calcext:value-type="string">
            <text:p>df_clean_10$regio2 &lt;- str_replace_all(df_clean_9$regio2,„Dachau-Kreis„,“Dachau„)</text:p>
          </table:table-cell>
        </table:table-row>
        <table:table-row table:style-name="ro1">
          <table:table-cell office:value-type="string" calcext:value-type="string">
            <text:p>Dahme-Spreewald-Kreis</text:p>
          </table:table-cell>
          <table:table-cell office:value-type="string" calcext:value-type="string">
            <text:p>Dahme-Spreewa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8]" office:value-type="string" office:string-value="Dahme-Spreewald-Kreis" calcext:value-type="string">
            <text:p>Dahme-Spreewald-Kreis</text:p>
          </table:table-cell>
          <table:table-cell office:value-type="string" calcext:value-type="string">
            <text:p>„,“</text:p>
          </table:table-cell>
          <table:table-cell table:formula="of:=[.B68]" office:value-type="string" office:string-value="Dahme-Spreewald" calcext:value-type="string">
            <text:p>Dahme-Spreewald</text:p>
          </table:table-cell>
          <table:table-cell office:value-type="string" calcext:value-type="string">
            <text:p>„)</text:p>
          </table:table-cell>
          <table:table-cell table:formula="of:=COM.MICROSOFT.TEXTJOIN(;;[.C68:.H68])" office:value-type="string" office:string-value="df_clean_10$regio2 &lt;- str_replace_all(df_clean_9$regio2,„Dahme-Spreewald-Kreis„,“Dahme-Spreewald„)" calcext:value-type="string">
            <text:p>df_clean_10$regio2 &lt;- str_replace_all(df_clean_9$regio2,„Dahme-Spreewald-Kreis„,“Dahme-Spreewald„)</text:p>
          </table:table-cell>
        </table:table-row>
        <table:table-row table:style-name="ro1">
          <table:table-cell table:number-columns-repeated="2" office:value-type="string" calcext:value-type="string">
            <text:p>Darmstad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69]" office:value-type="string" office:string-value="Darmstadt" calcext:value-type="string">
            <text:p>Darmstadt</text:p>
          </table:table-cell>
          <table:table-cell office:value-type="string" calcext:value-type="string">
            <text:p>„,“</text:p>
          </table:table-cell>
          <table:table-cell table:formula="of:=[.B69]" office:value-type="string" office:string-value="Darmstadt" calcext:value-type="string">
            <text:p>Darmstadt</text:p>
          </table:table-cell>
          <table:table-cell office:value-type="string" calcext:value-type="string">
            <text:p>„)</text:p>
          </table:table-cell>
          <table:table-cell table:formula="of:=COM.MICROSOFT.TEXTJOIN(;;[.C69:.H69])" office:value-type="string" office:string-value="df_clean_10$regio2 &lt;- str_replace_all(df_clean_9$regio2,„Darmstadt„,“Darmstadt„)" calcext:value-type="string">
            <text:p>df_clean_10$regio2 &lt;- str_replace_all(df_clean_9$regio2,„Darmstadt„,“Darmstadt„)</text:p>
          </table:table-cell>
        </table:table-row>
        <table:table-row table:style-name="ro1">
          <table:table-cell office:value-type="string" calcext:value-type="string">
            <text:p>Darmstadt-Dieburg-Kreis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0]" office:value-type="string" office:string-value="Darmstadt-Dieburg-Kreis" calcext:value-type="string">
            <text:p>Darmstadt-Dieburg-Kreis</text:p>
          </table:table-cell>
          <table:table-cell office:value-type="string" calcext:value-type="string">
            <text:p>„,“</text:p>
          </table:table-cell>
          <table:table-cell table:formula="of:=[.B70]" office:value-type="string" office:string-value="Darmstadt-Dieburg" calcext:value-type="string">
            <text:p>Darmstadt-Dieburg</text:p>
          </table:table-cell>
          <table:table-cell office:value-type="string" calcext:value-type="string">
            <text:p>„)</text:p>
          </table:table-cell>
          <table:table-cell table:formula="of:=COM.MICROSOFT.TEXTJOIN(;;[.C70:.H70])" office:value-type="string" office:string-value="df_clean_10$regio2 &lt;- str_replace_all(df_clean_9$regio2,„Darmstadt-Dieburg-Kreis„,“Darmstadt-Dieburg„)" calcext:value-type="string">
            <text:p>df_clean_10$regio2 &lt;- str_replace_all(df_clean_9$regio2,„Darmstadt-Dieburg-Kreis„,“Darmstadt-Dieburg„)</text:p>
          </table:table-cell>
        </table:table-row>
        <table:table-row table:style-name="ro1">
          <table:table-cell office:value-type="string" calcext:value-type="string">
            <text:p>Deggendorf-Kreis</text:p>
          </table:table-cell>
          <table:table-cell office:value-type="string" calcext:value-type="string">
            <text:p>Deggendorf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1]" office:value-type="string" office:string-value="Deggendorf-Kreis" calcext:value-type="string">
            <text:p>Deggendorf-Kreis</text:p>
          </table:table-cell>
          <table:table-cell office:value-type="string" calcext:value-type="string">
            <text:p>„,“</text:p>
          </table:table-cell>
          <table:table-cell table:formula="of:=[.B71]" office:value-type="string" office:string-value="Deggendorf" calcext:value-type="string">
            <text:p>Deggendorf</text:p>
          </table:table-cell>
          <table:table-cell office:value-type="string" calcext:value-type="string">
            <text:p>„)</text:p>
          </table:table-cell>
          <table:table-cell table:formula="of:=COM.MICROSOFT.TEXTJOIN(;;[.C71:.H71])" office:value-type="string" office:string-value="df_clean_10$regio2 &lt;- str_replace_all(df_clean_9$regio2,„Deggendorf-Kreis„,“Deggendorf„)" calcext:value-type="string">
            <text:p>df_clean_10$regio2 &lt;- str_replace_all(df_clean_9$regio2,„Deggendorf-Kreis„,“Deggendorf„)</text:p>
          </table:table-cell>
        </table:table-row>
        <table:table-row table:style-name="ro1">
          <table:table-cell table:number-columns-repeated="2" office:value-type="string" calcext:value-type="string">
            <text:p>Delmenhors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2]" office:value-type="string" office:string-value="Delmenhorst" calcext:value-type="string">
            <text:p>Delmenhorst</text:p>
          </table:table-cell>
          <table:table-cell office:value-type="string" calcext:value-type="string">
            <text:p>„,“</text:p>
          </table:table-cell>
          <table:table-cell table:formula="of:=[.B72]" office:value-type="string" office:string-value="Delmenhorst" calcext:value-type="string">
            <text:p>Delmenhorst</text:p>
          </table:table-cell>
          <table:table-cell office:value-type="string" calcext:value-type="string">
            <text:p>„)</text:p>
          </table:table-cell>
          <table:table-cell table:formula="of:=COM.MICROSOFT.TEXTJOIN(;;[.C72:.H72])" office:value-type="string" office:string-value="df_clean_10$regio2 &lt;- str_replace_all(df_clean_9$regio2,„Delmenhorst„,“Delmenhorst„)" calcext:value-type="string">
            <text:p>df_clean_10$regio2 &lt;- str_replace_all(df_clean_9$regio2,„Delmenhorst„,“Delmenhorst„)</text:p>
          </table:table-cell>
        </table:table-row>
        <table:table-row table:style-name="ro1">
          <table:table-cell office:value-type="string" calcext:value-type="string">
            <text:p>Demmin-Kreis</text:p>
          </table:table-cell>
          <table:table-cell office:value-type="string" calcext:value-type="string">
            <text:p>Mecklenburgische Seenplatt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3]" office:value-type="string" office:string-value="Demmin-Kreis" calcext:value-type="string">
            <text:p>Demmin-Kreis</text:p>
          </table:table-cell>
          <table:table-cell office:value-type="string" calcext:value-type="string">
            <text:p>„,“</text:p>
          </table:table-cell>
          <table:table-cell table:formula="of:=[.B73]" office:value-type="string" office:string-value="Mecklenburgische Seenplatte" calcext:value-type="string">
            <text:p>Mecklenburgische Seenplatte</text:p>
          </table:table-cell>
          <table:table-cell office:value-type="string" calcext:value-type="string">
            <text:p>„)</text:p>
          </table:table-cell>
          <table:table-cell table:formula="of:=COM.MICROSOFT.TEXTJOIN(;;[.C73:.H73])" office:value-type="string" office:string-value="df_clean_10$regio2 &lt;- str_replace_all(df_clean_9$regio2,„Demmin-Kreis„,“Mecklenburgische Seenplatte„)" calcext:value-type="string">
            <text:p>df_clean_10$regio2 &lt;- str_replace_all(df_clean_9$regio2,„Demmin-Kreis„,“Mecklenburgische Seenplatte„)</text:p>
          </table:table-cell>
        </table:table-row>
        <table:table-row table:style-name="ro1">
          <table:table-cell table:number-columns-repeated="2" office:value-type="string" calcext:value-type="string">
            <text:p>Dessau-Roßl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4]" office:value-type="string" office:string-value="Dessau-Roßlau" calcext:value-type="string">
            <text:p>Dessau-Roßlau</text:p>
          </table:table-cell>
          <table:table-cell office:value-type="string" calcext:value-type="string">
            <text:p>„,“</text:p>
          </table:table-cell>
          <table:table-cell table:formula="of:=[.B74]" office:value-type="string" office:string-value="Dessau-Roßlau" calcext:value-type="string">
            <text:p>Dessau-Roßlau</text:p>
          </table:table-cell>
          <table:table-cell office:value-type="string" calcext:value-type="string">
            <text:p>„)</text:p>
          </table:table-cell>
          <table:table-cell table:formula="of:=COM.MICROSOFT.TEXTJOIN(;;[.C74:.H74])" office:value-type="string" office:string-value="df_clean_10$regio2 &lt;- str_replace_all(df_clean_9$regio2,„Dessau-Roßlau„,“Dessau-Roßlau„)" calcext:value-type="string">
            <text:p>df_clean_10$regio2 &lt;- str_replace_all(df_clean_9$regio2,„Dessau-Roßlau„,“Dessau-Roßlau„)</text:p>
          </table:table-cell>
        </table:table-row>
        <table:table-row table:style-name="ro1">
          <table:table-cell office:value-type="string" calcext:value-type="string">
            <text:p>Diepholz-Kreis</text:p>
          </table:table-cell>
          <table:table-cell office:value-type="string" calcext:value-type="string">
            <text:p>Diephol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5]" office:value-type="string" office:string-value="Diepholz-Kreis" calcext:value-type="string">
            <text:p>Diepholz-Kreis</text:p>
          </table:table-cell>
          <table:table-cell office:value-type="string" calcext:value-type="string">
            <text:p>„,“</text:p>
          </table:table-cell>
          <table:table-cell table:formula="of:=[.B75]" office:value-type="string" office:string-value="Diepholz" calcext:value-type="string">
            <text:p>Diepholz</text:p>
          </table:table-cell>
          <table:table-cell office:value-type="string" calcext:value-type="string">
            <text:p>„)</text:p>
          </table:table-cell>
          <table:table-cell table:formula="of:=COM.MICROSOFT.TEXTJOIN(;;[.C75:.H75])" office:value-type="string" office:string-value="df_clean_10$regio2 &lt;- str_replace_all(df_clean_9$regio2,„Diepholz-Kreis„,“Diepholz„)" calcext:value-type="string">
            <text:p>df_clean_10$regio2 &lt;- str_replace_all(df_clean_9$regio2,„Diepholz-Kreis„,“Diepholz„)</text:p>
          </table:table-cell>
        </table:table-row>
        <table:table-row table:style-name="ro1">
          <table:table-cell office:value-type="string" calcext:value-type="string">
            <text:p>Dillingen-an-der-Donau-Kreis</text:p>
          </table:table-cell>
          <table:table-cell office:value-type="string" calcext:value-type="string">
            <text:p>Dillingen a.d. Don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6]" office:value-type="string" office:string-value="Dillingen-an-der-Donau-Kreis" calcext:value-type="string">
            <text:p>Dillingen-an-der-Donau-Kreis</text:p>
          </table:table-cell>
          <table:table-cell office:value-type="string" calcext:value-type="string">
            <text:p>„,“</text:p>
          </table:table-cell>
          <table:table-cell table:formula="of:=[.B76]" office:value-type="string" office:string-value="Dillingen a.d. Donau" calcext:value-type="string">
            <text:p>Dillingen a.d. Donau</text:p>
          </table:table-cell>
          <table:table-cell office:value-type="string" calcext:value-type="string">
            <text:p>„)</text:p>
          </table:table-cell>
          <table:table-cell table:formula="of:=COM.MICROSOFT.TEXTJOIN(;;[.C76:.H76])" office:value-type="string" office:string-value="df_clean_10$regio2 &lt;- str_replace_all(df_clean_9$regio2,„Dillingen-an-der-Donau-Kreis„,“Dillingen a.d. Donau„)" calcext:value-type="string">
            <text:p>df_clean_10$regio2 &lt;- str_replace_all(df_clean_9$regio2,„Dillingen-an-der-Donau-Kreis„,“Dillingen a.d. Donau„)</text:p>
          </table:table-cell>
        </table:table-row>
        <table:table-row table:style-name="ro1">
          <table:table-cell office:value-type="string" calcext:value-type="string">
            <text:p>Dingolfing-Landau-Kreis</text:p>
          </table:table-cell>
          <table:table-cell office:value-type="string" calcext:value-type="string">
            <text:p>Dingolfing-Land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7]" office:value-type="string" office:string-value="Dingolfing-Landau-Kreis" calcext:value-type="string">
            <text:p>Dingolfing-Landau-Kreis</text:p>
          </table:table-cell>
          <table:table-cell office:value-type="string" calcext:value-type="string">
            <text:p>„,“</text:p>
          </table:table-cell>
          <table:table-cell table:formula="of:=[.B77]" office:value-type="string" office:string-value="Dingolfing-Landau" calcext:value-type="string">
            <text:p>Dingolfing-Landau</text:p>
          </table:table-cell>
          <table:table-cell office:value-type="string" calcext:value-type="string">
            <text:p>„)</text:p>
          </table:table-cell>
          <table:table-cell table:formula="of:=COM.MICROSOFT.TEXTJOIN(;;[.C77:.H77])" office:value-type="string" office:string-value="df_clean_10$regio2 &lt;- str_replace_all(df_clean_9$regio2,„Dingolfing-Landau-Kreis„,“Dingolfing-Landau„)" calcext:value-type="string">
            <text:p>df_clean_10$regio2 &lt;- str_replace_all(df_clean_9$regio2,„Dingolfing-Landau-Kreis„,“Dingolfing-Landau„)</text:p>
          </table:table-cell>
        </table:table-row>
        <table:table-row table:style-name="ro1">
          <table:table-cell office:value-type="string" calcext:value-type="string">
            <text:p>Dithmarschen-Kreis</text:p>
          </table:table-cell>
          <table:table-cell office:value-type="string" calcext:value-type="string">
            <text:p>Dithmars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8]" office:value-type="string" office:string-value="Dithmarschen-Kreis" calcext:value-type="string">
            <text:p>Dithmarschen-Kreis</text:p>
          </table:table-cell>
          <table:table-cell office:value-type="string" calcext:value-type="string">
            <text:p>„,“</text:p>
          </table:table-cell>
          <table:table-cell table:formula="of:=[.B78]" office:value-type="string" office:string-value="Dithmarschen" calcext:value-type="string">
            <text:p>Dithmarschen</text:p>
          </table:table-cell>
          <table:table-cell office:value-type="string" calcext:value-type="string">
            <text:p>„)</text:p>
          </table:table-cell>
          <table:table-cell table:formula="of:=COM.MICROSOFT.TEXTJOIN(;;[.C78:.H78])" office:value-type="string" office:string-value="df_clean_10$regio2 &lt;- str_replace_all(df_clean_9$regio2,„Dithmarschen-Kreis„,“Dithmarschen„)" calcext:value-type="string">
            <text:p>df_clean_10$regio2 &lt;- str_replace_all(df_clean_9$regio2,„Dithmarschen-Kreis„,“Dithmarschen„)</text:p>
          </table:table-cell>
        </table:table-row>
        <table:table-row table:style-name="ro1">
          <table:table-cell office:value-type="string" calcext:value-type="string">
            <text:p>Donau-Ries-Kreis</text:p>
          </table:table-cell>
          <table:table-cell office:value-type="string" calcext:value-type="string">
            <text:p>Donau-Rie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79]" office:value-type="string" office:string-value="Donau-Ries-Kreis" calcext:value-type="string">
            <text:p>Donau-Ries-Kreis</text:p>
          </table:table-cell>
          <table:table-cell office:value-type="string" calcext:value-type="string">
            <text:p>„,“</text:p>
          </table:table-cell>
          <table:table-cell table:formula="of:=[.B79]" office:value-type="string" office:string-value="Donau-Ries" calcext:value-type="string">
            <text:p>Donau-Ries</text:p>
          </table:table-cell>
          <table:table-cell office:value-type="string" calcext:value-type="string">
            <text:p>„)</text:p>
          </table:table-cell>
          <table:table-cell table:formula="of:=COM.MICROSOFT.TEXTJOIN(;;[.C79:.H79])" office:value-type="string" office:string-value="df_clean_10$regio2 &lt;- str_replace_all(df_clean_9$regio2,„Donau-Ries-Kreis„,“Donau-Ries„)" calcext:value-type="string">
            <text:p>df_clean_10$regio2 &lt;- str_replace_all(df_clean_9$regio2,„Donau-Ries-Kreis„,“Donau-Ries„)</text:p>
          </table:table-cell>
        </table:table-row>
        <table:table-row table:style-name="ro1">
          <table:table-cell table:number-columns-repeated="2" office:value-type="string" calcext:value-type="string">
            <text:p>Donnersberg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0]" office:value-type="string" office:string-value="Donnersbergkreis" calcext:value-type="string">
            <text:p>Donnersbergkreis</text:p>
          </table:table-cell>
          <table:table-cell office:value-type="string" calcext:value-type="string">
            <text:p>„,“</text:p>
          </table:table-cell>
          <table:table-cell table:formula="of:=[.B80]" office:value-type="string" office:string-value="Donnersbergkreis" calcext:value-type="string">
            <text:p>Donnersbergkreis</text:p>
          </table:table-cell>
          <table:table-cell office:value-type="string" calcext:value-type="string">
            <text:p>„)</text:p>
          </table:table-cell>
          <table:table-cell table:formula="of:=COM.MICROSOFT.TEXTJOIN(;;[.C80:.H80])" office:value-type="string" office:string-value="df_clean_10$regio2 &lt;- str_replace_all(df_clean_9$regio2,„Donnersbergkreis„,“Donnersbergkreis„)" calcext:value-type="string">
            <text:p>df_clean_10$regio2 &lt;- str_replace_all(df_clean_9$regio2,„Donnersbergkreis„,“Donnersbergkreis„)</text:p>
          </table:table-cell>
        </table:table-row>
        <table:table-row table:style-name="ro1">
          <table:table-cell table:number-columns-repeated="2" office:value-type="string" calcext:value-type="string">
            <text:p>Dortmu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1]" office:value-type="string" office:string-value="Dortmund" calcext:value-type="string">
            <text:p>Dortmund</text:p>
          </table:table-cell>
          <table:table-cell office:value-type="string" calcext:value-type="string">
            <text:p>„,“</text:p>
          </table:table-cell>
          <table:table-cell table:formula="of:=[.B81]" office:value-type="string" office:string-value="Dortmund" calcext:value-type="string">
            <text:p>Dortmund</text:p>
          </table:table-cell>
          <table:table-cell office:value-type="string" calcext:value-type="string">
            <text:p>„)</text:p>
          </table:table-cell>
          <table:table-cell table:formula="of:=COM.MICROSOFT.TEXTJOIN(;;[.C81:.H81])" office:value-type="string" office:string-value="df_clean_10$regio2 &lt;- str_replace_all(df_clean_9$regio2,„Dortmund„,“Dortmund„)" calcext:value-type="string">
            <text:p>df_clean_10$regio2 &lt;- str_replace_all(df_clean_9$regio2,„Dortmund„,“Dortmund„)</text:p>
          </table:table-cell>
        </table:table-row>
        <table:table-row table:style-name="ro1">
          <table:table-cell table:number-columns-repeated="2" office:value-type="string" calcext:value-type="string">
            <text:p>Dresd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2]" office:value-type="string" office:string-value="Dresden" calcext:value-type="string">
            <text:p>Dresden</text:p>
          </table:table-cell>
          <table:table-cell office:value-type="string" calcext:value-type="string">
            <text:p>„,“</text:p>
          </table:table-cell>
          <table:table-cell table:formula="of:=[.B82]" office:value-type="string" office:string-value="Dresden" calcext:value-type="string">
            <text:p>Dresden</text:p>
          </table:table-cell>
          <table:table-cell office:value-type="string" calcext:value-type="string">
            <text:p>„)</text:p>
          </table:table-cell>
          <table:table-cell table:formula="of:=COM.MICROSOFT.TEXTJOIN(;;[.C82:.H82])" office:value-type="string" office:string-value="df_clean_10$regio2 &lt;- str_replace_all(df_clean_9$regio2,„Dresden„,“Dresden„)" calcext:value-type="string">
            <text:p>df_clean_10$regio2 &lt;- str_replace_all(df_clean_9$regio2,„Dresden„,“Dresden„)</text:p>
          </table:table-cell>
        </table:table-row>
        <table:table-row table:style-name="ro1">
          <table:table-cell table:number-columns-repeated="2" office:value-type="string" calcext:value-type="string">
            <text:p>Dui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3]" office:value-type="string" office:string-value="Duisburg" calcext:value-type="string">
            <text:p>Duisburg</text:p>
          </table:table-cell>
          <table:table-cell office:value-type="string" calcext:value-type="string">
            <text:p>„,“</text:p>
          </table:table-cell>
          <table:table-cell table:formula="of:=[.B83]" office:value-type="string" office:string-value="Duisburg" calcext:value-type="string">
            <text:p>Duisburg</text:p>
          </table:table-cell>
          <table:table-cell office:value-type="string" calcext:value-type="string">
            <text:p>„)</text:p>
          </table:table-cell>
          <table:table-cell table:formula="of:=COM.MICROSOFT.TEXTJOIN(;;[.C83:.H83])" office:value-type="string" office:string-value="df_clean_10$regio2 &lt;- str_replace_all(df_clean_9$regio2,„Duisburg„,“Duisburg„)" calcext:value-type="string">
            <text:p>df_clean_10$regio2 &lt;- str_replace_all(df_clean_9$regio2,„Duisburg„,“Duisburg„)</text:p>
          </table:table-cell>
        </table:table-row>
        <table:table-row table:style-name="ro1">
          <table:table-cell office:value-type="string" calcext:value-type="string">
            <text:p>Düren-Kreis</text:p>
          </table:table-cell>
          <table:table-cell office:value-type="string" calcext:value-type="string">
            <text:p>Dür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4]" office:value-type="string" office:string-value="Düren-Kreis" calcext:value-type="string">
            <text:p>Düren-Kreis</text:p>
          </table:table-cell>
          <table:table-cell office:value-type="string" calcext:value-type="string">
            <text:p>„,“</text:p>
          </table:table-cell>
          <table:table-cell table:formula="of:=[.B84]" office:value-type="string" office:string-value="Düren" calcext:value-type="string">
            <text:p>Düren</text:p>
          </table:table-cell>
          <table:table-cell office:value-type="string" calcext:value-type="string">
            <text:p>„)</text:p>
          </table:table-cell>
          <table:table-cell table:formula="of:=COM.MICROSOFT.TEXTJOIN(;;[.C84:.H84])" office:value-type="string" office:string-value="df_clean_10$regio2 &lt;- str_replace_all(df_clean_9$regio2,„Düren-Kreis„,“Düren„)" calcext:value-type="string">
            <text:p>df_clean_10$regio2 &lt;- str_replace_all(df_clean_9$regio2,„Düren-Kreis„,“Düren„)</text:p>
          </table:table-cell>
        </table:table-row>
        <table:table-row table:style-name="ro1">
          <table:table-cell table:number-columns-repeated="2" office:value-type="string" calcext:value-type="string">
            <text:p>Düsseldorf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5]" office:value-type="string" office:string-value="Düsseldorf" calcext:value-type="string">
            <text:p>Düsseldorf</text:p>
          </table:table-cell>
          <table:table-cell office:value-type="string" calcext:value-type="string">
            <text:p>„,“</text:p>
          </table:table-cell>
          <table:table-cell table:formula="of:=[.B85]" office:value-type="string" office:string-value="Düsseldorf" calcext:value-type="string">
            <text:p>Düsseldorf</text:p>
          </table:table-cell>
          <table:table-cell office:value-type="string" calcext:value-type="string">
            <text:p>„)</text:p>
          </table:table-cell>
          <table:table-cell table:formula="of:=COM.MICROSOFT.TEXTJOIN(;;[.C85:.H85])" office:value-type="string" office:string-value="df_clean_10$regio2 &lt;- str_replace_all(df_clean_9$regio2,„Düsseldorf„,“Düsseldorf„)" calcext:value-type="string">
            <text:p>df_clean_10$regio2 &lt;- str_replace_all(df_clean_9$regio2,„Düsseldorf„,“Düsseldorf„)</text:p>
          </table:table-cell>
        </table:table-row>
        <table:table-row table:style-name="ro1">
          <table:table-cell office:value-type="string" calcext:value-type="string">
            <text:p>Ebersberg-Kreis</text:p>
          </table:table-cell>
          <table:table-cell office:value-type="string" calcext:value-type="string">
            <text:p>Ebers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6]" office:value-type="string" office:string-value="Ebersberg-Kreis" calcext:value-type="string">
            <text:p>Ebersberg-Kreis</text:p>
          </table:table-cell>
          <table:table-cell office:value-type="string" calcext:value-type="string">
            <text:p>„,“</text:p>
          </table:table-cell>
          <table:table-cell table:formula="of:=[.B86]" office:value-type="string" office:string-value="Ebersberg" calcext:value-type="string">
            <text:p>Ebersberg</text:p>
          </table:table-cell>
          <table:table-cell office:value-type="string" calcext:value-type="string">
            <text:p>„)</text:p>
          </table:table-cell>
          <table:table-cell table:formula="of:=COM.MICROSOFT.TEXTJOIN(;;[.C86:.H86])" office:value-type="string" office:string-value="df_clean_10$regio2 &lt;- str_replace_all(df_clean_9$regio2,„Ebersberg-Kreis„,“Ebersberg„)" calcext:value-type="string">
            <text:p>df_clean_10$regio2 &lt;- str_replace_all(df_clean_9$regio2,„Ebersberg-Kreis„,“Ebersberg„)</text:p>
          </table:table-cell>
        </table:table-row>
        <table:table-row table:style-name="ro1">
          <table:table-cell office:value-type="string" calcext:value-type="string">
            <text:p>Eichsfeld-Kreis</text:p>
          </table:table-cell>
          <table:table-cell office:value-type="string" calcext:value-type="string">
            <text:p>Eichsfe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7]" office:value-type="string" office:string-value="Eichsfeld-Kreis" calcext:value-type="string">
            <text:p>Eichsfeld-Kreis</text:p>
          </table:table-cell>
          <table:table-cell office:value-type="string" calcext:value-type="string">
            <text:p>„,“</text:p>
          </table:table-cell>
          <table:table-cell table:formula="of:=[.B87]" office:value-type="string" office:string-value="Eichsfeld" calcext:value-type="string">
            <text:p>Eichsfeld</text:p>
          </table:table-cell>
          <table:table-cell office:value-type="string" calcext:value-type="string">
            <text:p>„)</text:p>
          </table:table-cell>
          <table:table-cell table:formula="of:=COM.MICROSOFT.TEXTJOIN(;;[.C87:.H87])" office:value-type="string" office:string-value="df_clean_10$regio2 &lt;- str_replace_all(df_clean_9$regio2,„Eichsfeld-Kreis„,“Eichsfeld„)" calcext:value-type="string">
            <text:p>df_clean_10$regio2 &lt;- str_replace_all(df_clean_9$regio2,„Eichsfeld-Kreis„,“Eichsfeld„)</text:p>
          </table:table-cell>
        </table:table-row>
        <table:table-row table:style-name="ro1">
          <table:table-cell office:value-type="string" calcext:value-type="string">
            <text:p>Eichstätt-Kreis</text:p>
          </table:table-cell>
          <table:table-cell office:value-type="string" calcext:value-type="string">
            <text:p>Eichstät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8]" office:value-type="string" office:string-value="Eichstätt-Kreis" calcext:value-type="string">
            <text:p>Eichstätt-Kreis</text:p>
          </table:table-cell>
          <table:table-cell office:value-type="string" calcext:value-type="string">
            <text:p>„,“</text:p>
          </table:table-cell>
          <table:table-cell table:formula="of:=[.B88]" office:value-type="string" office:string-value="Eichstätt" calcext:value-type="string">
            <text:p>Eichstätt</text:p>
          </table:table-cell>
          <table:table-cell office:value-type="string" calcext:value-type="string">
            <text:p>„)</text:p>
          </table:table-cell>
          <table:table-cell table:formula="of:=COM.MICROSOFT.TEXTJOIN(;;[.C88:.H88])" office:value-type="string" office:string-value="df_clean_10$regio2 &lt;- str_replace_all(df_clean_9$regio2,„Eichstätt-Kreis„,“Eichstätt„)" calcext:value-type="string">
            <text:p>df_clean_10$regio2 &lt;- str_replace_all(df_clean_9$regio2,„Eichstätt-Kreis„,“Eichstätt„)</text:p>
          </table:table-cell>
        </table:table-row>
        <table:table-row table:style-name="ro1">
          <table:table-cell table:number-columns-repeated="2" office:value-type="string" calcext:value-type="string">
            <text:p>Eisen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89]" office:value-type="string" office:string-value="Eisenach" calcext:value-type="string">
            <text:p>Eisenach</text:p>
          </table:table-cell>
          <table:table-cell office:value-type="string" calcext:value-type="string">
            <text:p>„,“</text:p>
          </table:table-cell>
          <table:table-cell table:formula="of:=[.B89]" office:value-type="string" office:string-value="Eisenach" calcext:value-type="string">
            <text:p>Eisenach</text:p>
          </table:table-cell>
          <table:table-cell office:value-type="string" calcext:value-type="string">
            <text:p>„)</text:p>
          </table:table-cell>
          <table:table-cell table:formula="of:=COM.MICROSOFT.TEXTJOIN(;;[.C89:.H89])" office:value-type="string" office:string-value="df_clean_10$regio2 &lt;- str_replace_all(df_clean_9$regio2,„Eisenach„,“Eisenach„)" calcext:value-type="string">
            <text:p>df_clean_10$regio2 &lt;- str_replace_all(df_clean_9$regio2,„Eisenach„,“Eisenach„)</text:p>
          </table:table-cell>
        </table:table-row>
        <table:table-row table:style-name="ro1">
          <table:table-cell office:value-type="string" calcext:value-type="string">
            <text:p>Elbe-Elster-Kreis</text:p>
          </table:table-cell>
          <table:table-cell office:value-type="string" calcext:value-type="string">
            <text:p>Elbe-Elst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0]" office:value-type="string" office:string-value="Elbe-Elster-Kreis" calcext:value-type="string">
            <text:p>Elbe-Elster-Kreis</text:p>
          </table:table-cell>
          <table:table-cell office:value-type="string" calcext:value-type="string">
            <text:p>„,“</text:p>
          </table:table-cell>
          <table:table-cell table:formula="of:=[.B90]" office:value-type="string" office:string-value="Elbe-Elster" calcext:value-type="string">
            <text:p>Elbe-Elster</text:p>
          </table:table-cell>
          <table:table-cell office:value-type="string" calcext:value-type="string">
            <text:p>„)</text:p>
          </table:table-cell>
          <table:table-cell table:formula="of:=COM.MICROSOFT.TEXTJOIN(;;[.C90:.H90])" office:value-type="string" office:string-value="df_clean_10$regio2 &lt;- str_replace_all(df_clean_9$regio2,„Elbe-Elster-Kreis„,“Elbe-Elster„)" calcext:value-type="string">
            <text:p>df_clean_10$regio2 &lt;- str_replace_all(df_clean_9$regio2,„Elbe-Elster-Kreis„,“Elbe-Elster„)</text:p>
          </table:table-cell>
        </table:table-row>
        <table:table-row table:style-name="ro1">
          <table:table-cell table:number-columns-repeated="2" office:value-type="string" calcext:value-type="string">
            <text:p>Emd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1]" office:value-type="string" office:string-value="Emden" calcext:value-type="string">
            <text:p>Emden</text:p>
          </table:table-cell>
          <table:table-cell office:value-type="string" calcext:value-type="string">
            <text:p>„,“</text:p>
          </table:table-cell>
          <table:table-cell table:formula="of:=[.B91]" office:value-type="string" office:string-value="Emden" calcext:value-type="string">
            <text:p>Emden</text:p>
          </table:table-cell>
          <table:table-cell office:value-type="string" calcext:value-type="string">
            <text:p>„)</text:p>
          </table:table-cell>
          <table:table-cell table:formula="of:=COM.MICROSOFT.TEXTJOIN(;;[.C91:.H91])" office:value-type="string" office:string-value="df_clean_10$regio2 &lt;- str_replace_all(df_clean_9$regio2,„Emden„,“Emden„)" calcext:value-type="string">
            <text:p>df_clean_10$regio2 &lt;- str_replace_all(df_clean_9$regio2,„Emden„,“Emden„)</text:p>
          </table:table-cell>
        </table:table-row>
        <table:table-row table:style-name="ro1">
          <table:table-cell office:value-type="string" calcext:value-type="string">
            <text:p>Emmendingen-Kreis</text:p>
          </table:table-cell>
          <table:table-cell office:value-type="string" calcext:value-type="string">
            <text:p>Emmend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2]" office:value-type="string" office:string-value="Emmendingen-Kreis" calcext:value-type="string">
            <text:p>Emmendingen-Kreis</text:p>
          </table:table-cell>
          <table:table-cell office:value-type="string" calcext:value-type="string">
            <text:p>„,“</text:p>
          </table:table-cell>
          <table:table-cell table:formula="of:=[.B92]" office:value-type="string" office:string-value="Emmendingen" calcext:value-type="string">
            <text:p>Emmendingen</text:p>
          </table:table-cell>
          <table:table-cell office:value-type="string" calcext:value-type="string">
            <text:p>„)</text:p>
          </table:table-cell>
          <table:table-cell table:formula="of:=COM.MICROSOFT.TEXTJOIN(;;[.C92:.H92])" office:value-type="string" office:string-value="df_clean_10$regio2 &lt;- str_replace_all(df_clean_9$regio2,„Emmendingen-Kreis„,“Emmendingen„)" calcext:value-type="string">
            <text:p>df_clean_10$regio2 &lt;- str_replace_all(df_clean_9$regio2,„Emmendingen-Kreis„,“Emmendingen„)</text:p>
          </table:table-cell>
        </table:table-row>
        <table:table-row table:style-name="ro1">
          <table:table-cell office:value-type="string" calcext:value-type="string">
            <text:p>Emsland-Kreis</text:p>
          </table:table-cell>
          <table:table-cell office:value-type="string" calcext:value-type="string">
            <text:p>Ems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3]" office:value-type="string" office:string-value="Emsland-Kreis" calcext:value-type="string">
            <text:p>Emsland-Kreis</text:p>
          </table:table-cell>
          <table:table-cell office:value-type="string" calcext:value-type="string">
            <text:p>„,“</text:p>
          </table:table-cell>
          <table:table-cell table:formula="of:=[.B93]" office:value-type="string" office:string-value="Emsland" calcext:value-type="string">
            <text:p>Emsland</text:p>
          </table:table-cell>
          <table:table-cell office:value-type="string" calcext:value-type="string">
            <text:p>„)</text:p>
          </table:table-cell>
          <table:table-cell table:formula="of:=COM.MICROSOFT.TEXTJOIN(;;[.C93:.H93])" office:value-type="string" office:string-value="df_clean_10$regio2 &lt;- str_replace_all(df_clean_9$regio2,„Emsland-Kreis„,“Emsland„)" calcext:value-type="string">
            <text:p>df_clean_10$regio2 &lt;- str_replace_all(df_clean_9$regio2,„Emsland-Kreis„,“Emsland„)</text:p>
          </table:table-cell>
        </table:table-row>
        <table:table-row table:style-name="ro1">
          <table:table-cell table:number-columns-repeated="2" office:value-type="string" calcext:value-type="string">
            <text:p>Ennepe-Ruhr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4]" office:value-type="string" office:string-value="Ennepe-Ruhr-Kreis" calcext:value-type="string">
            <text:p>Ennepe-Ruhr-Kreis</text:p>
          </table:table-cell>
          <table:table-cell office:value-type="string" calcext:value-type="string">
            <text:p>„,“</text:p>
          </table:table-cell>
          <table:table-cell table:formula="of:=[.B94]" office:value-type="string" office:string-value="Ennepe-Ruhr-Kreis" calcext:value-type="string">
            <text:p>Ennepe-Ruhr-Kreis</text:p>
          </table:table-cell>
          <table:table-cell office:value-type="string" calcext:value-type="string">
            <text:p>„)</text:p>
          </table:table-cell>
          <table:table-cell table:formula="of:=COM.MICROSOFT.TEXTJOIN(;;[.C94:.H94])" office:value-type="string" office:string-value="df_clean_10$regio2 &lt;- str_replace_all(df_clean_9$regio2,„Ennepe-Ruhr-Kreis„,“Ennepe-Ruhr-Kreis„)" calcext:value-type="string">
            <text:p>df_clean_10$regio2 &lt;- str_replace_all(df_clean_9$regio2,„Ennepe-Ruhr-Kreis„,“Ennepe-Ruhr-Kreis„)</text:p>
          </table:table-cell>
        </table:table-row>
        <table:table-row table:style-name="ro1">
          <table:table-cell table:number-columns-repeated="2" office:value-type="string" calcext:value-type="string">
            <text:p>Enz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5]" office:value-type="string" office:string-value="Enzkreis" calcext:value-type="string">
            <text:p>Enzkreis</text:p>
          </table:table-cell>
          <table:table-cell office:value-type="string" calcext:value-type="string">
            <text:p>„,“</text:p>
          </table:table-cell>
          <table:table-cell table:formula="of:=[.B95]" office:value-type="string" office:string-value="Enzkreis" calcext:value-type="string">
            <text:p>Enzkreis</text:p>
          </table:table-cell>
          <table:table-cell office:value-type="string" calcext:value-type="string">
            <text:p>„)</text:p>
          </table:table-cell>
          <table:table-cell table:formula="of:=COM.MICROSOFT.TEXTJOIN(;;[.C95:.H95])" office:value-type="string" office:string-value="df_clean_10$regio2 &lt;- str_replace_all(df_clean_9$regio2,„Enzkreis„,“Enzkreis„)" calcext:value-type="string">
            <text:p>df_clean_10$regio2 &lt;- str_replace_all(df_clean_9$regio2,„Enzkreis„,“Enzkreis„)</text:p>
          </table:table-cell>
        </table:table-row>
        <table:table-row table:style-name="ro1">
          <table:table-cell office:value-type="string" calcext:value-type="string">
            <text:p>Erding-Kreis</text:p>
          </table:table-cell>
          <table:table-cell office:value-type="string" calcext:value-type="string">
            <text:p>Erdin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6]" office:value-type="string" office:string-value="Erding-Kreis" calcext:value-type="string">
            <text:p>Erding-Kreis</text:p>
          </table:table-cell>
          <table:table-cell office:value-type="string" calcext:value-type="string">
            <text:p>„,“</text:p>
          </table:table-cell>
          <table:table-cell table:formula="of:=[.B96]" office:value-type="string" office:string-value="Erding" calcext:value-type="string">
            <text:p>Erding</text:p>
          </table:table-cell>
          <table:table-cell office:value-type="string" calcext:value-type="string">
            <text:p>„)</text:p>
          </table:table-cell>
          <table:table-cell table:formula="of:=COM.MICROSOFT.TEXTJOIN(;;[.C96:.H96])" office:value-type="string" office:string-value="df_clean_10$regio2 &lt;- str_replace_all(df_clean_9$regio2,„Erding-Kreis„,“Erding„)" calcext:value-type="string">
            <text:p>df_clean_10$regio2 &lt;- str_replace_all(df_clean_9$regio2,„Erding-Kreis„,“Erding„)</text:p>
          </table:table-cell>
        </table:table-row>
        <table:table-row table:style-name="ro1">
          <table:table-cell table:number-columns-repeated="2" office:value-type="string" calcext:value-type="string">
            <text:p>Erfur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7]" office:value-type="string" office:string-value="Erfurt" calcext:value-type="string">
            <text:p>Erfurt</text:p>
          </table:table-cell>
          <table:table-cell office:value-type="string" calcext:value-type="string">
            <text:p>„,“</text:p>
          </table:table-cell>
          <table:table-cell table:formula="of:=[.B97]" office:value-type="string" office:string-value="Erfurt" calcext:value-type="string">
            <text:p>Erfurt</text:p>
          </table:table-cell>
          <table:table-cell office:value-type="string" calcext:value-type="string">
            <text:p>„)</text:p>
          </table:table-cell>
          <table:table-cell table:formula="of:=COM.MICROSOFT.TEXTJOIN(;;[.C97:.H97])" office:value-type="string" office:string-value="df_clean_10$regio2 &lt;- str_replace_all(df_clean_9$regio2,„Erfurt„,“Erfurt„)" calcext:value-type="string">
            <text:p>df_clean_10$regio2 &lt;- str_replace_all(df_clean_9$regio2,„Erfurt„,“Erfurt„)</text:p>
          </table:table-cell>
        </table:table-row>
        <table:table-row table:style-name="ro1">
          <table:table-cell table:number-columns-repeated="2" office:value-type="string" calcext:value-type="string">
            <text:p>Erla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8]" office:value-type="string" office:string-value="Erlangen" calcext:value-type="string">
            <text:p>Erlangen</text:p>
          </table:table-cell>
          <table:table-cell office:value-type="string" calcext:value-type="string">
            <text:p>„,“</text:p>
          </table:table-cell>
          <table:table-cell table:formula="of:=[.B98]" office:value-type="string" office:string-value="Erlangen" calcext:value-type="string">
            <text:p>Erlangen</text:p>
          </table:table-cell>
          <table:table-cell office:value-type="string" calcext:value-type="string">
            <text:p>„)</text:p>
          </table:table-cell>
          <table:table-cell table:formula="of:=COM.MICROSOFT.TEXTJOIN(;;[.C98:.H98])" office:value-type="string" office:string-value="df_clean_10$regio2 &lt;- str_replace_all(df_clean_9$regio2,„Erlangen„,“Erlangen„)" calcext:value-type="string">
            <text:p>df_clean_10$regio2 &lt;- str_replace_all(df_clean_9$regio2,„Erlangen„,“Erlangen„)</text:p>
          </table:table-cell>
        </table:table-row>
        <table:table-row table:style-name="ro1">
          <table:table-cell office:value-type="string" calcext:value-type="string">
            <text:p>Erlangen-Höchstadt-Kreis</text:p>
          </table:table-cell>
          <table:table-cell office:value-type="string" calcext:value-type="string">
            <text:p>Erlangen-Höchstad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99]" office:value-type="string" office:string-value="Erlangen-Höchstadt-Kreis" calcext:value-type="string">
            <text:p>Erlangen-Höchstadt-Kreis</text:p>
          </table:table-cell>
          <table:table-cell office:value-type="string" calcext:value-type="string">
            <text:p>„,“</text:p>
          </table:table-cell>
          <table:table-cell table:formula="of:=[.B99]" office:value-type="string" office:string-value="Erlangen-Höchstadt" calcext:value-type="string">
            <text:p>Erlangen-Höchstadt</text:p>
          </table:table-cell>
          <table:table-cell office:value-type="string" calcext:value-type="string">
            <text:p>„)</text:p>
          </table:table-cell>
          <table:table-cell table:formula="of:=COM.MICROSOFT.TEXTJOIN(;;[.C99:.H99])" office:value-type="string" office:string-value="df_clean_10$regio2 &lt;- str_replace_all(df_clean_9$regio2,„Erlangen-Höchstadt-Kreis„,“Erlangen-Höchstadt„)" calcext:value-type="string">
            <text:p>df_clean_10$regio2 &lt;- str_replace_all(df_clean_9$regio2,„Erlangen-Höchstadt-Kreis„,“Erlangen-Höchstadt„)</text:p>
          </table:table-cell>
        </table:table-row>
        <table:table-row table:style-name="ro1">
          <table:table-cell table:number-columns-repeated="2" office:value-type="string" calcext:value-type="string">
            <text:p>Erzgebirgs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0]" office:value-type="string" office:string-value="Erzgebirgskreis" calcext:value-type="string">
            <text:p>Erzgebirgskreis</text:p>
          </table:table-cell>
          <table:table-cell office:value-type="string" calcext:value-type="string">
            <text:p>„,“</text:p>
          </table:table-cell>
          <table:table-cell table:formula="of:=[.B100]" office:value-type="string" office:string-value="Erzgebirgskreis" calcext:value-type="string">
            <text:p>Erzgebirgskreis</text:p>
          </table:table-cell>
          <table:table-cell office:value-type="string" calcext:value-type="string">
            <text:p>„)</text:p>
          </table:table-cell>
          <table:table-cell table:formula="of:=COM.MICROSOFT.TEXTJOIN(;;[.C100:.H100])" office:value-type="string" office:string-value="df_clean_10$regio2 &lt;- str_replace_all(df_clean_9$regio2,„Erzgebirgskreis„,“Erzgebirgskreis„)" calcext:value-type="string">
            <text:p>df_clean_10$regio2 &lt;- str_replace_all(df_clean_9$regio2,„Erzgebirgskreis„,“Erzgebirgskreis„)</text:p>
          </table:table-cell>
        </table:table-row>
        <table:table-row table:style-name="ro1">
          <table:table-cell table:number-columns-repeated="2" office:value-type="string" calcext:value-type="string">
            <text:p>Es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1]" office:value-type="string" office:string-value="Essen" calcext:value-type="string">
            <text:p>Essen</text:p>
          </table:table-cell>
          <table:table-cell office:value-type="string" calcext:value-type="string">
            <text:p>„,“</text:p>
          </table:table-cell>
          <table:table-cell table:formula="of:=[.B101]" office:value-type="string" office:string-value="Essen" calcext:value-type="string">
            <text:p>Essen</text:p>
          </table:table-cell>
          <table:table-cell office:value-type="string" calcext:value-type="string">
            <text:p>„)</text:p>
          </table:table-cell>
          <table:table-cell table:formula="of:=COM.MICROSOFT.TEXTJOIN(;;[.C101:.H101])" office:value-type="string" office:string-value="df_clean_10$regio2 &lt;- str_replace_all(df_clean_9$regio2,„Essen„,“Essen„)" calcext:value-type="string">
            <text:p>df_clean_10$regio2 &lt;- str_replace_all(df_clean_9$regio2,„Essen„,“Essen„)</text:p>
          </table:table-cell>
        </table:table-row>
        <table:table-row table:style-name="ro1">
          <table:table-cell office:value-type="string" calcext:value-type="string">
            <text:p>Esslingen-Kreis</text:p>
          </table:table-cell>
          <table:table-cell office:value-type="string" calcext:value-type="string">
            <text:p>Essl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2]" office:value-type="string" office:string-value="Esslingen-Kreis" calcext:value-type="string">
            <text:p>Esslingen-Kreis</text:p>
          </table:table-cell>
          <table:table-cell office:value-type="string" calcext:value-type="string">
            <text:p>„,“</text:p>
          </table:table-cell>
          <table:table-cell table:formula="of:=[.B102]" office:value-type="string" office:string-value="Esslingen" calcext:value-type="string">
            <text:p>Esslingen</text:p>
          </table:table-cell>
          <table:table-cell office:value-type="string" calcext:value-type="string">
            <text:p>„)</text:p>
          </table:table-cell>
          <table:table-cell table:formula="of:=COM.MICROSOFT.TEXTJOIN(;;[.C102:.H102])" office:value-type="string" office:string-value="df_clean_10$regio2 &lt;- str_replace_all(df_clean_9$regio2,„Esslingen-Kreis„,“Esslingen„)" calcext:value-type="string">
            <text:p>df_clean_10$regio2 &lt;- str_replace_all(df_clean_9$regio2,„Esslingen-Kreis„,“Esslingen„)</text:p>
          </table:table-cell>
        </table:table-row>
        <table:table-row table:style-name="ro1">
          <table:table-cell office:value-type="string" calcext:value-type="string">
            <text:p>Euskirchen-Kreis</text:p>
          </table:table-cell>
          <table:table-cell office:value-type="string" calcext:value-type="string">
            <text:p>Euskir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3]" office:value-type="string" office:string-value="Euskirchen-Kreis" calcext:value-type="string">
            <text:p>Euskirchen-Kreis</text:p>
          </table:table-cell>
          <table:table-cell office:value-type="string" calcext:value-type="string">
            <text:p>„,“</text:p>
          </table:table-cell>
          <table:table-cell table:formula="of:=[.B103]" office:value-type="string" office:string-value="Euskirchen" calcext:value-type="string">
            <text:p>Euskirchen</text:p>
          </table:table-cell>
          <table:table-cell office:value-type="string" calcext:value-type="string">
            <text:p>„)</text:p>
          </table:table-cell>
          <table:table-cell table:formula="of:=COM.MICROSOFT.TEXTJOIN(;;[.C103:.H103])" office:value-type="string" office:string-value="df_clean_10$regio2 &lt;- str_replace_all(df_clean_9$regio2,„Euskirchen-Kreis„,“Euskirchen„)" calcext:value-type="string">
            <text:p>df_clean_10$regio2 &lt;- str_replace_all(df_clean_9$regio2,„Euskirchen-Kreis„,“Euskirchen„)</text:p>
          </table:table-cell>
        </table:table-row>
        <table:table-row table:style-name="ro1">
          <table:table-cell table:number-columns-repeated="2" office:value-type="string" calcext:value-type="string">
            <text:p>Flen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4]" office:value-type="string" office:string-value="Flensburg" calcext:value-type="string">
            <text:p>Flensburg</text:p>
          </table:table-cell>
          <table:table-cell office:value-type="string" calcext:value-type="string">
            <text:p>„,“</text:p>
          </table:table-cell>
          <table:table-cell table:formula="of:=[.B104]" office:value-type="string" office:string-value="Flensburg" calcext:value-type="string">
            <text:p>Flensburg</text:p>
          </table:table-cell>
          <table:table-cell office:value-type="string" calcext:value-type="string">
            <text:p>„)</text:p>
          </table:table-cell>
          <table:table-cell table:formula="of:=COM.MICROSOFT.TEXTJOIN(;;[.C104:.H104])" office:value-type="string" office:string-value="df_clean_10$regio2 &lt;- str_replace_all(df_clean_9$regio2,„Flensburg„,“Flensburg„)" calcext:value-type="string">
            <text:p>df_clean_10$regio2 &lt;- str_replace_all(df_clean_9$regio2,„Flensburg„,“Flensburg„)</text:p>
          </table:table-cell>
        </table:table-row>
        <table:table-row table:style-name="ro1">
          <table:table-cell office:value-type="string" calcext:value-type="string">
            <text:p>Forchheim-Kreis</text:p>
          </table:table-cell>
          <table:table-cell office:value-type="string" calcext:value-type="string">
            <text:p>Forch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5]" office:value-type="string" office:string-value="Forchheim-Kreis" calcext:value-type="string">
            <text:p>Forchheim-Kreis</text:p>
          </table:table-cell>
          <table:table-cell office:value-type="string" calcext:value-type="string">
            <text:p>„,“</text:p>
          </table:table-cell>
          <table:table-cell table:formula="of:=[.B105]" office:value-type="string" office:string-value="Forchheim" calcext:value-type="string">
            <text:p>Forchheim</text:p>
          </table:table-cell>
          <table:table-cell office:value-type="string" calcext:value-type="string">
            <text:p>„)</text:p>
          </table:table-cell>
          <table:table-cell table:formula="of:=COM.MICROSOFT.TEXTJOIN(;;[.C105:.H105])" office:value-type="string" office:string-value="df_clean_10$regio2 &lt;- str_replace_all(df_clean_9$regio2,„Forchheim-Kreis„,“Forchheim„)" calcext:value-type="string">
            <text:p>df_clean_10$regio2 &lt;- str_replace_all(df_clean_9$regio2,„Forchheim-Kreis„,“Forchheim„)</text:p>
          </table:table-cell>
        </table:table-row>
        <table:table-row table:style-name="ro1">
          <table:table-cell office:value-type="string" calcext:value-type="string">
            <text:p>Frankenthal-Pfalz</text:p>
          </table:table-cell>
          <table:table-cell office:value-type="string" calcext:value-type="string">
            <text:p>Frankenthal (Pfalz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6]" office:value-type="string" office:string-value="Frankenthal-Pfalz" calcext:value-type="string">
            <text:p>Frankenthal-Pfalz</text:p>
          </table:table-cell>
          <table:table-cell office:value-type="string" calcext:value-type="string">
            <text:p>„,“</text:p>
          </table:table-cell>
          <table:table-cell table:formula="of:=[.B106]" office:value-type="string" office:string-value="Frankenthal (Pfalz)" calcext:value-type="string">
            <text:p>Frankenthal (Pfalz)</text:p>
          </table:table-cell>
          <table:table-cell office:value-type="string" calcext:value-type="string">
            <text:p>„)</text:p>
          </table:table-cell>
          <table:table-cell table:formula="of:=COM.MICROSOFT.TEXTJOIN(;;[.C106:.H106])" office:value-type="string" office:string-value="df_clean_10$regio2 &lt;- str_replace_all(df_clean_9$regio2,„Frankenthal-Pfalz„,“Frankenthal (Pfalz)„)" calcext:value-type="string">
            <text:p>df_clean_10$regio2 &lt;- str_replace_all(df_clean_9$regio2,„Frankenthal-Pfalz„,“Frankenthal (Pfalz)„)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7]" office:value-type="string" office:string-value="Frankfurt-am-Main" calcext:value-type="string">
            <text:p>Frankfurt-am-Main</text:p>
          </table:table-cell>
          <table:table-cell office:value-type="string" calcext:value-type="string">
            <text:p>„,“</text:p>
          </table:table-cell>
          <table:table-cell table:formula="of:=[.B107]" office:value-type="string" office:string-value="Frankfurt am Main" calcext:value-type="string">
            <text:p>Frankfurt am Main</text:p>
          </table:table-cell>
          <table:table-cell office:value-type="string" calcext:value-type="string">
            <text:p>„)</text:p>
          </table:table-cell>
          <table:table-cell table:formula="of:=COM.MICROSOFT.TEXTJOIN(;;[.C107:.H107])" office:value-type="string" office:string-value="df_clean_10$regio2 &lt;- str_replace_all(df_clean_9$regio2,„Frankfurt-am-Main„,“Frankfurt am Main„)" calcext:value-type="string">
            <text:p>df_clean_10$regio2 &lt;- str_replace_all(df_clean_9$regio2,„Frankfurt-am-Main„,“Frankfurt am Main„)</text:p>
          </table:table-cell>
        </table:table-row>
        <table:table-row table:style-name="ro1">
          <table:table-cell office:value-type="string" calcext:value-type="string">
            <text:p>Frankfurt-Oder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8]" office:value-type="string" office:string-value="Frankfurt-Oder" calcext:value-type="string">
            <text:p>Frankfurt-Oder</text:p>
          </table:table-cell>
          <table:table-cell office:value-type="string" calcext:value-type="string">
            <text:p>„,“</text:p>
          </table:table-cell>
          <table:table-cell table:formula="of:=[.B108]" office:value-type="string" office:string-value="Frankfurt (Oder)" calcext:value-type="string">
            <text:p>Frankfurt (Oder)</text:p>
          </table:table-cell>
          <table:table-cell office:value-type="string" calcext:value-type="string">
            <text:p>„)</text:p>
          </table:table-cell>
          <table:table-cell table:formula="of:=COM.MICROSOFT.TEXTJOIN(;;[.C108:.H108])" office:value-type="string" office:string-value="df_clean_10$regio2 &lt;- str_replace_all(df_clean_9$regio2,„Frankfurt-Oder„,“Frankfurt (Oder)„)" calcext:value-type="string">
            <text:p>df_clean_10$regio2 &lt;- str_replace_all(df_clean_9$regio2,„Frankfurt-Oder„,“Frankfurt (Oder)„)</text:p>
          </table:table-cell>
        </table:table-row>
        <table:table-row table:style-name="ro1">
          <table:table-cell office:value-type="string" calcext:value-type="string">
            <text:p>Freiburg-im-Breisgau</text:p>
          </table:table-cell>
          <table:table-cell office:value-type="string" calcext:value-type="string">
            <text:p>Freiburg im Breisg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09]" office:value-type="string" office:string-value="Freiburg-im-Breisgau" calcext:value-type="string">
            <text:p>Freiburg-im-Breisgau</text:p>
          </table:table-cell>
          <table:table-cell office:value-type="string" calcext:value-type="string">
            <text:p>„,“</text:p>
          </table:table-cell>
          <table:table-cell table:formula="of:=[.B109]" office:value-type="string" office:string-value="Freiburg im Breisgau" calcext:value-type="string">
            <text:p>Freiburg im Breisgau</text:p>
          </table:table-cell>
          <table:table-cell office:value-type="string" calcext:value-type="string">
            <text:p>„)</text:p>
          </table:table-cell>
          <table:table-cell table:formula="of:=COM.MICROSOFT.TEXTJOIN(;;[.C109:.H109])" office:value-type="string" office:string-value="df_clean_10$regio2 &lt;- str_replace_all(df_clean_9$regio2,„Freiburg-im-Breisgau„,“Freiburg im Breisgau„)" calcext:value-type="string">
            <text:p>df_clean_10$regio2 &lt;- str_replace_all(df_clean_9$regio2,„Freiburg-im-Breisgau„,“Freiburg im Breisgau„)</text:p>
          </table:table-cell>
        </table:table-row>
        <table:table-row table:style-name="ro1">
          <table:table-cell office:value-type="string" calcext:value-type="string">
            <text:p>Freising-Kreis</text:p>
          </table:table-cell>
          <table:table-cell office:value-type="string" calcext:value-type="string">
            <text:p>Freisin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0]" office:value-type="string" office:string-value="Freising-Kreis" calcext:value-type="string">
            <text:p>Freising-Kreis</text:p>
          </table:table-cell>
          <table:table-cell office:value-type="string" calcext:value-type="string">
            <text:p>„,“</text:p>
          </table:table-cell>
          <table:table-cell table:formula="of:=[.B110]" office:value-type="string" office:string-value="Freising" calcext:value-type="string">
            <text:p>Freising</text:p>
          </table:table-cell>
          <table:table-cell office:value-type="string" calcext:value-type="string">
            <text:p>„)</text:p>
          </table:table-cell>
          <table:table-cell table:formula="of:=COM.MICROSOFT.TEXTJOIN(;;[.C110:.H110])" office:value-type="string" office:string-value="df_clean_10$regio2 &lt;- str_replace_all(df_clean_9$regio2,„Freising-Kreis„,“Freising„)" calcext:value-type="string">
            <text:p>df_clean_10$regio2 &lt;- str_replace_all(df_clean_9$regio2,„Freising-Kreis„,“Freising„)</text:p>
          </table:table-cell>
        </table:table-row>
        <table:table-row table:style-name="ro1">
          <table:table-cell office:value-type="string" calcext:value-type="string">
            <text:p>Freudenstadt-Kreis</text:p>
          </table:table-cell>
          <table:table-cell office:value-type="string" calcext:value-type="string">
            <text:p>Freudenstad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1]" office:value-type="string" office:string-value="Freudenstadt-Kreis" calcext:value-type="string">
            <text:p>Freudenstadt-Kreis</text:p>
          </table:table-cell>
          <table:table-cell office:value-type="string" calcext:value-type="string">
            <text:p>„,“</text:p>
          </table:table-cell>
          <table:table-cell table:formula="of:=[.B111]" office:value-type="string" office:string-value="Freudenstadt" calcext:value-type="string">
            <text:p>Freudenstadt</text:p>
          </table:table-cell>
          <table:table-cell office:value-type="string" calcext:value-type="string">
            <text:p>„)</text:p>
          </table:table-cell>
          <table:table-cell table:formula="of:=COM.MICROSOFT.TEXTJOIN(;;[.C111:.H111])" office:value-type="string" office:string-value="df_clean_10$regio2 &lt;- str_replace_all(df_clean_9$regio2,„Freudenstadt-Kreis„,“Freudenstadt„)" calcext:value-type="string">
            <text:p>df_clean_10$regio2 &lt;- str_replace_all(df_clean_9$regio2,„Freudenstadt-Kreis„,“Freudenstadt„)</text:p>
          </table:table-cell>
        </table:table-row>
        <table:table-row table:style-name="ro1">
          <table:table-cell office:value-type="string" calcext:value-type="string">
            <text:p>Freyung-Grafenau-Kreis</text:p>
          </table:table-cell>
          <table:table-cell office:value-type="string" calcext:value-type="string">
            <text:p>Freyung-Grafen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2]" office:value-type="string" office:string-value="Freyung-Grafenau-Kreis" calcext:value-type="string">
            <text:p>Freyung-Grafenau-Kreis</text:p>
          </table:table-cell>
          <table:table-cell office:value-type="string" calcext:value-type="string">
            <text:p>„,“</text:p>
          </table:table-cell>
          <table:table-cell table:formula="of:=[.B112]" office:value-type="string" office:string-value="Freyung-Grafenau" calcext:value-type="string">
            <text:p>Freyung-Grafenau</text:p>
          </table:table-cell>
          <table:table-cell office:value-type="string" calcext:value-type="string">
            <text:p>„)</text:p>
          </table:table-cell>
          <table:table-cell table:formula="of:=COM.MICROSOFT.TEXTJOIN(;;[.C112:.H112])" office:value-type="string" office:string-value="df_clean_10$regio2 &lt;- str_replace_all(df_clean_9$regio2,„Freyung-Grafenau-Kreis„,“Freyung-Grafenau„)" calcext:value-type="string">
            <text:p>df_clean_10$regio2 &lt;- str_replace_all(df_clean_9$regio2,„Freyung-Grafenau-Kreis„,“Freyung-Grafenau„)</text:p>
          </table:table-cell>
        </table:table-row>
        <table:table-row table:style-name="ro1">
          <table:table-cell office:value-type="string" calcext:value-type="string">
            <text:p>Friesland-Krei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3]" office:value-type="string" office:string-value="Friesland-Kreis" calcext:value-type="string">
            <text:p>Friesland-Kreis</text:p>
          </table:table-cell>
          <table:table-cell office:value-type="string" calcext:value-type="string">
            <text:p>„,“</text:p>
          </table:table-cell>
          <table:table-cell table:formula="of:=[.B113]" office:value-type="string" office:string-value="Friesland" calcext:value-type="string">
            <text:p>Friesland</text:p>
          </table:table-cell>
          <table:table-cell office:value-type="string" calcext:value-type="string">
            <text:p>„)</text:p>
          </table:table-cell>
          <table:table-cell table:formula="of:=COM.MICROSOFT.TEXTJOIN(;;[.C113:.H113])" office:value-type="string" office:string-value="df_clean_10$regio2 &lt;- str_replace_all(df_clean_9$regio2,„Friesland-Kreis„,“Friesland„)" calcext:value-type="string">
            <text:p>df_clean_10$regio2 &lt;- str_replace_all(df_clean_9$regio2,„Friesland-Kreis„,“Friesland„)</text:p>
          </table:table-cell>
        </table:table-row>
        <table:table-row table:style-name="ro1">
          <table:table-cell office:value-type="string" calcext:value-type="string">
            <text:p>Fulda-Kreis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4]" office:value-type="string" office:string-value="Fulda-Kreis" calcext:value-type="string">
            <text:p>Fulda-Kreis</text:p>
          </table:table-cell>
          <table:table-cell office:value-type="string" calcext:value-type="string">
            <text:p>„,“</text:p>
          </table:table-cell>
          <table:table-cell table:formula="of:=[.B114]" office:value-type="string" office:string-value="Fulda" calcext:value-type="string">
            <text:p>Fulda</text:p>
          </table:table-cell>
          <table:table-cell office:value-type="string" calcext:value-type="string">
            <text:p>„)</text:p>
          </table:table-cell>
          <table:table-cell table:formula="of:=COM.MICROSOFT.TEXTJOIN(;;[.C114:.H114])" office:value-type="string" office:string-value="df_clean_10$regio2 &lt;- str_replace_all(df_clean_9$regio2,„Fulda-Kreis„,“Fulda„)" calcext:value-type="string">
            <text:p>df_clean_10$regio2 &lt;- str_replace_all(df_clean_9$regio2,„Fulda-Kreis„,“Fulda„)</text:p>
          </table:table-cell>
        </table:table-row>
        <table:table-row table:style-name="ro1">
          <table:table-cell office:value-type="string" calcext:value-type="string">
            <text:p>Fürstenfeldbruck-Kreis</text:p>
          </table:table-cell>
          <table:table-cell office:value-type="string" calcext:value-type="string">
            <text:p>Fürstenfeldbruc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5]" office:value-type="string" office:string-value="Fürstenfeldbruck-Kreis" calcext:value-type="string">
            <text:p>Fürstenfeldbruck-Kreis</text:p>
          </table:table-cell>
          <table:table-cell office:value-type="string" calcext:value-type="string">
            <text:p>„,“</text:p>
          </table:table-cell>
          <table:table-cell table:formula="of:=[.B115]" office:value-type="string" office:string-value="Fürstenfeldbruck" calcext:value-type="string">
            <text:p>Fürstenfeldbruck</text:p>
          </table:table-cell>
          <table:table-cell office:value-type="string" calcext:value-type="string">
            <text:p>„)</text:p>
          </table:table-cell>
          <table:table-cell table:formula="of:=COM.MICROSOFT.TEXTJOIN(;;[.C115:.H115])" office:value-type="string" office:string-value="df_clean_10$regio2 &lt;- str_replace_all(df_clean_9$regio2,„Fürstenfeldbruck-Kreis„,“Fürstenfeldbruck„)" calcext:value-type="string">
            <text:p>df_clean_10$regio2 &lt;- str_replace_all(df_clean_9$regio2,„Fürstenfeldbruck-Kreis„,“Fürstenfeldbruck„)</text:p>
          </table:table-cell>
        </table:table-row>
        <table:table-row table:style-name="ro1">
          <table:table-cell table:number-columns-repeated="2" office:value-type="string" calcext:value-type="string">
            <text:p>Fürt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6]" office:value-type="string" office:string-value="Fürth" calcext:value-type="string">
            <text:p>Fürth</text:p>
          </table:table-cell>
          <table:table-cell office:value-type="string" calcext:value-type="string">
            <text:p>„,“</text:p>
          </table:table-cell>
          <table:table-cell table:formula="of:=[.B116]" office:value-type="string" office:string-value="Fürth" calcext:value-type="string">
            <text:p>Fürth</text:p>
          </table:table-cell>
          <table:table-cell office:value-type="string" calcext:value-type="string">
            <text:p>„)</text:p>
          </table:table-cell>
          <table:table-cell table:formula="of:=COM.MICROSOFT.TEXTJOIN(;;[.C116:.H116])" office:value-type="string" office:string-value="df_clean_10$regio2 &lt;- str_replace_all(df_clean_9$regio2,„Fürth„,“Fürth„)" calcext:value-type="string">
            <text:p>df_clean_10$regio2 &lt;- str_replace_all(df_clean_9$regio2,„Fürth„,“Fürth„)</text:p>
          </table:table-cell>
        </table:table-row>
        <table:table-row table:style-name="ro1">
          <table:table-cell office:value-type="string" calcext:value-type="string">
            <text:p>Fürth-Kreis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7]" office:value-type="string" office:string-value="Fürth-Kreis" calcext:value-type="string">
            <text:p>Fürth-Kreis</text:p>
          </table:table-cell>
          <table:table-cell office:value-type="string" calcext:value-type="string">
            <text:p>„,“</text:p>
          </table:table-cell>
          <table:table-cell table:formula="of:=[.B117]" office:value-type="string" office:string-value="Fürth" calcext:value-type="string">
            <text:p>Fürth</text:p>
          </table:table-cell>
          <table:table-cell office:value-type="string" calcext:value-type="string">
            <text:p>„)</text:p>
          </table:table-cell>
          <table:table-cell table:formula="of:=COM.MICROSOFT.TEXTJOIN(;;[.C117:.H117])" office:value-type="string" office:string-value="df_clean_10$regio2 &lt;- str_replace_all(df_clean_9$regio2,„Fürth-Kreis„,“Fürth„)" calcext:value-type="string">
            <text:p>df_clean_10$regio2 &lt;- str_replace_all(df_clean_9$regio2,„Fürth-Kreis„,“Fürth„)</text:p>
          </table:table-cell>
        </table:table-row>
        <table:table-row table:style-name="ro1">
          <table:table-cell office:value-type="string" calcext:value-type="string">
            <text:p>Garmisch-Partenkirchen-Kreis</text:p>
          </table:table-cell>
          <table:table-cell office:value-type="string" calcext:value-type="string">
            <text:p>Garmisch-Partenkir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8]" office:value-type="string" office:string-value="Garmisch-Partenkirchen-Kreis" calcext:value-type="string">
            <text:p>Garmisch-Partenkirchen-Kreis</text:p>
          </table:table-cell>
          <table:table-cell office:value-type="string" calcext:value-type="string">
            <text:p>„,“</text:p>
          </table:table-cell>
          <table:table-cell table:formula="of:=[.B118]" office:value-type="string" office:string-value="Garmisch-Partenkirchen" calcext:value-type="string">
            <text:p>Garmisch-Partenkirchen</text:p>
          </table:table-cell>
          <table:table-cell office:value-type="string" calcext:value-type="string">
            <text:p>„)</text:p>
          </table:table-cell>
          <table:table-cell table:formula="of:=COM.MICROSOFT.TEXTJOIN(;;[.C118:.H118])" office:value-type="string" office:string-value="df_clean_10$regio2 &lt;- str_replace_all(df_clean_9$regio2,„Garmisch-Partenkirchen-Kreis„,“Garmisch-Partenkirchen„)" calcext:value-type="string">
            <text:p>df_clean_10$regio2 &lt;- str_replace_all(df_clean_9$regio2,„Garmisch-Partenkirchen-Kreis„,“Garmisch-Partenkirchen„)</text:p>
          </table:table-cell>
        </table:table-row>
        <table:table-row table:style-name="ro1">
          <table:table-cell table:number-columns-repeated="2" office:value-type="string" calcext:value-type="string">
            <text:p>Gelsenkir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19]" office:value-type="string" office:string-value="Gelsenkirchen" calcext:value-type="string">
            <text:p>Gelsenkirchen</text:p>
          </table:table-cell>
          <table:table-cell office:value-type="string" calcext:value-type="string">
            <text:p>„,“</text:p>
          </table:table-cell>
          <table:table-cell table:formula="of:=[.B119]" office:value-type="string" office:string-value="Gelsenkirchen" calcext:value-type="string">
            <text:p>Gelsenkirchen</text:p>
          </table:table-cell>
          <table:table-cell office:value-type="string" calcext:value-type="string">
            <text:p>„)</text:p>
          </table:table-cell>
          <table:table-cell table:formula="of:=COM.MICROSOFT.TEXTJOIN(;;[.C119:.H119])" office:value-type="string" office:string-value="df_clean_10$regio2 &lt;- str_replace_all(df_clean_9$regio2,„Gelsenkirchen„,“Gelsenkirchen„)" calcext:value-type="string">
            <text:p>df_clean_10$regio2 &lt;- str_replace_all(df_clean_9$regio2,„Gelsenkirchen„,“Gelsenkirchen„)</text:p>
          </table:table-cell>
        </table:table-row>
        <table:table-row table:style-name="ro1">
          <table:table-cell table:number-columns-repeated="2" office:value-type="string" calcext:value-type="string">
            <text:p>Gera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0]" office:value-type="string" office:string-value="Gera" calcext:value-type="string">
            <text:p>Gera</text:p>
          </table:table-cell>
          <table:table-cell office:value-type="string" calcext:value-type="string">
            <text:p>„,“</text:p>
          </table:table-cell>
          <table:table-cell table:formula="of:=[.B120]" office:value-type="string" office:string-value="Gera" calcext:value-type="string">
            <text:p>Gera</text:p>
          </table:table-cell>
          <table:table-cell office:value-type="string" calcext:value-type="string">
            <text:p>„)</text:p>
          </table:table-cell>
          <table:table-cell table:formula="of:=COM.MICROSOFT.TEXTJOIN(;;[.C120:.H120])" office:value-type="string" office:string-value="df_clean_10$regio2 &lt;- str_replace_all(df_clean_9$regio2,„Gera„,“Gera„)" calcext:value-type="string">
            <text:p>df_clean_10$regio2 &lt;- str_replace_all(df_clean_9$regio2,„Gera„,“Gera„)</text:p>
          </table:table-cell>
        </table:table-row>
        <table:table-row table:style-name="ro1">
          <table:table-cell office:value-type="string" calcext:value-type="string">
            <text:p>Germersheim-Kreis</text:p>
          </table:table-cell>
          <table:table-cell office:value-type="string" calcext:value-type="string">
            <text:p>Germers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1]" office:value-type="string" office:string-value="Germersheim-Kreis" calcext:value-type="string">
            <text:p>Germersheim-Kreis</text:p>
          </table:table-cell>
          <table:table-cell office:value-type="string" calcext:value-type="string">
            <text:p>„,“</text:p>
          </table:table-cell>
          <table:table-cell table:formula="of:=[.B121]" office:value-type="string" office:string-value="Germersheim" calcext:value-type="string">
            <text:p>Germersheim</text:p>
          </table:table-cell>
          <table:table-cell office:value-type="string" calcext:value-type="string">
            <text:p>„)</text:p>
          </table:table-cell>
          <table:table-cell table:formula="of:=COM.MICROSOFT.TEXTJOIN(;;[.C121:.H121])" office:value-type="string" office:string-value="df_clean_10$regio2 &lt;- str_replace_all(df_clean_9$regio2,„Germersheim-Kreis„,“Germersheim„)" calcext:value-type="string">
            <text:p>df_clean_10$regio2 &lt;- str_replace_all(df_clean_9$regio2,„Germersheim-Kreis„,“Germersheim„)</text:p>
          </table:table-cell>
        </table:table-row>
        <table:table-row table:style-name="ro1">
          <table:table-cell office:value-type="string" calcext:value-type="string">
            <text:p>Gießen-Kreis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2]" office:value-type="string" office:string-value="Gießen-Kreis" calcext:value-type="string">
            <text:p>Gießen-Kreis</text:p>
          </table:table-cell>
          <table:table-cell office:value-type="string" calcext:value-type="string">
            <text:p>„,“</text:p>
          </table:table-cell>
          <table:table-cell table:formula="of:=[.B122]" office:value-type="string" office:string-value="Gießen" calcext:value-type="string">
            <text:p>Gießen</text:p>
          </table:table-cell>
          <table:table-cell office:value-type="string" calcext:value-type="string">
            <text:p>„)</text:p>
          </table:table-cell>
          <table:table-cell table:formula="of:=COM.MICROSOFT.TEXTJOIN(;;[.C122:.H122])" office:value-type="string" office:string-value="df_clean_10$regio2 &lt;- str_replace_all(df_clean_9$regio2,„Gießen-Kreis„,“Gießen„)" calcext:value-type="string">
            <text:p>df_clean_10$regio2 &lt;- str_replace_all(df_clean_9$regio2,„Gießen-Kreis„,“Gießen„)</text:p>
          </table:table-cell>
        </table:table-row>
        <table:table-row table:style-name="ro1">
          <table:table-cell office:value-type="string" calcext:value-type="string">
            <text:p>Gifhorn-Kreis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3]" office:value-type="string" office:string-value="Gifhorn-Kreis" calcext:value-type="string">
            <text:p>Gifhorn-Kreis</text:p>
          </table:table-cell>
          <table:table-cell office:value-type="string" calcext:value-type="string">
            <text:p>„,“</text:p>
          </table:table-cell>
          <table:table-cell table:formula="of:=[.B123]" office:value-type="string" office:string-value="Gifhorn" calcext:value-type="string">
            <text:p>Gifhorn</text:p>
          </table:table-cell>
          <table:table-cell office:value-type="string" calcext:value-type="string">
            <text:p>„)</text:p>
          </table:table-cell>
          <table:table-cell table:formula="of:=COM.MICROSOFT.TEXTJOIN(;;[.C123:.H123])" office:value-type="string" office:string-value="df_clean_10$regio2 &lt;- str_replace_all(df_clean_9$regio2,„Gifhorn-Kreis„,“Gifhorn„)" calcext:value-type="string">
            <text:p>df_clean_10$regio2 &lt;- str_replace_all(df_clean_9$regio2,„Gifhorn-Kreis„,“Gifhorn„)</text:p>
          </table:table-cell>
        </table:table-row>
        <table:table-row table:style-name="ro1">
          <table:table-cell office:value-type="string" calcext:value-type="string">
            <text:p>Göppingen-Kreis</text:p>
          </table:table-cell>
          <table:table-cell office:value-type="string" calcext:value-type="string">
            <text:p>Göpp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4]" office:value-type="string" office:string-value="Göppingen-Kreis" calcext:value-type="string">
            <text:p>Göppingen-Kreis</text:p>
          </table:table-cell>
          <table:table-cell office:value-type="string" calcext:value-type="string">
            <text:p>„,“</text:p>
          </table:table-cell>
          <table:table-cell table:formula="of:=[.B124]" office:value-type="string" office:string-value="Göppingen" calcext:value-type="string">
            <text:p>Göppingen</text:p>
          </table:table-cell>
          <table:table-cell office:value-type="string" calcext:value-type="string">
            <text:p>„)</text:p>
          </table:table-cell>
          <table:table-cell table:formula="of:=COM.MICROSOFT.TEXTJOIN(;;[.C124:.H124])" office:value-type="string" office:string-value="df_clean_10$regio2 &lt;- str_replace_all(df_clean_9$regio2,„Göppingen-Kreis„,“Göppingen„)" calcext:value-type="string">
            <text:p>df_clean_10$regio2 &lt;- str_replace_all(df_clean_9$regio2,„Göppingen-Kreis„,“Göppingen„)</text:p>
          </table:table-cell>
        </table:table-row>
        <table:table-row table:style-name="ro1">
          <table:table-cell table:number-columns-repeated="2" office:value-type="string" calcext:value-type="string">
            <text:p>Görlit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5]" office:value-type="string" office:string-value="Görlitz" calcext:value-type="string">
            <text:p>Görlitz</text:p>
          </table:table-cell>
          <table:table-cell office:value-type="string" calcext:value-type="string">
            <text:p>„,“</text:p>
          </table:table-cell>
          <table:table-cell table:formula="of:=[.B125]" office:value-type="string" office:string-value="Görlitz" calcext:value-type="string">
            <text:p>Görlitz</text:p>
          </table:table-cell>
          <table:table-cell office:value-type="string" calcext:value-type="string">
            <text:p>„)</text:p>
          </table:table-cell>
          <table:table-cell table:formula="of:=COM.MICROSOFT.TEXTJOIN(;;[.C125:.H125])" office:value-type="string" office:string-value="df_clean_10$regio2 &lt;- str_replace_all(df_clean_9$regio2,„Görlitz„,“Görlitz„)" calcext:value-type="string">
            <text:p>df_clean_10$regio2 &lt;- str_replace_all(df_clean_9$regio2,„Görlitz„,“Görlitz„)</text:p>
          </table:table-cell>
        </table:table-row>
        <table:table-row table:style-name="ro1">
          <table:table-cell office:value-type="string" calcext:value-type="string">
            <text:p>Görlitz-Kreis</text:p>
          </table:table-cell>
          <table:table-cell office:value-type="string" calcext:value-type="string">
            <text:p>Görlit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6]" office:value-type="string" office:string-value="Görlitz-Kreis" calcext:value-type="string">
            <text:p>Görlitz-Kreis</text:p>
          </table:table-cell>
          <table:table-cell office:value-type="string" calcext:value-type="string">
            <text:p>„,“</text:p>
          </table:table-cell>
          <table:table-cell table:formula="of:=[.B126]" office:value-type="string" office:string-value="Görlitz" calcext:value-type="string">
            <text:p>Görlitz</text:p>
          </table:table-cell>
          <table:table-cell office:value-type="string" calcext:value-type="string">
            <text:p>„)</text:p>
          </table:table-cell>
          <table:table-cell table:formula="of:=COM.MICROSOFT.TEXTJOIN(;;[.C126:.H126])" office:value-type="string" office:string-value="df_clean_10$regio2 &lt;- str_replace_all(df_clean_9$regio2,„Görlitz-Kreis„,“Görlitz„)" calcext:value-type="string">
            <text:p>df_clean_10$regio2 &lt;- str_replace_all(df_clean_9$regio2,„Görlitz-Kreis„,“Görlitz„)</text:p>
          </table:table-cell>
        </table:table-row>
        <table:table-row table:style-name="ro1">
          <table:table-cell office:value-type="string" calcext:value-type="string">
            <text:p>Goslar-Kreis</text:p>
          </table:table-cell>
          <table:table-cell office:value-type="string" calcext:value-type="string">
            <text:p>Gosla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7]" office:value-type="string" office:string-value="Goslar-Kreis" calcext:value-type="string">
            <text:p>Goslar-Kreis</text:p>
          </table:table-cell>
          <table:table-cell office:value-type="string" calcext:value-type="string">
            <text:p>„,“</text:p>
          </table:table-cell>
          <table:table-cell table:formula="of:=[.B127]" office:value-type="string" office:string-value="Goslar" calcext:value-type="string">
            <text:p>Goslar</text:p>
          </table:table-cell>
          <table:table-cell office:value-type="string" calcext:value-type="string">
            <text:p>„)</text:p>
          </table:table-cell>
          <table:table-cell table:formula="of:=COM.MICROSOFT.TEXTJOIN(;;[.C127:.H127])" office:value-type="string" office:string-value="df_clean_10$regio2 &lt;- str_replace_all(df_clean_9$regio2,„Goslar-Kreis„,“Goslar„)" calcext:value-type="string">
            <text:p>df_clean_10$regio2 &lt;- str_replace_all(df_clean_9$regio2,„Goslar-Kreis„,“Goslar„)</text:p>
          </table:table-cell>
        </table:table-row>
        <table:table-row table:style-name="ro1">
          <table:table-cell office:value-type="string" calcext:value-type="string">
            <text:p>Gotha-Kreis</text:p>
          </table:table-cell>
          <table:table-cell office:value-type="string" calcext:value-type="string">
            <text:p>Gotha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8]" office:value-type="string" office:string-value="Gotha-Kreis" calcext:value-type="string">
            <text:p>Gotha-Kreis</text:p>
          </table:table-cell>
          <table:table-cell office:value-type="string" calcext:value-type="string">
            <text:p>„,“</text:p>
          </table:table-cell>
          <table:table-cell table:formula="of:=[.B128]" office:value-type="string" office:string-value="Gotha" calcext:value-type="string">
            <text:p>Gotha</text:p>
          </table:table-cell>
          <table:table-cell office:value-type="string" calcext:value-type="string">
            <text:p>„)</text:p>
          </table:table-cell>
          <table:table-cell table:formula="of:=COM.MICROSOFT.TEXTJOIN(;;[.C128:.H128])" office:value-type="string" office:string-value="df_clean_10$regio2 &lt;- str_replace_all(df_clean_9$regio2,„Gotha-Kreis„,“Gotha„)" calcext:value-type="string">
            <text:p>df_clean_10$regio2 &lt;- str_replace_all(df_clean_9$regio2,„Gotha-Kreis„,“Gotha„)</text:p>
          </table:table-cell>
        </table:table-row>
        <table:table-row table:style-name="ro1">
          <table:table-cell office:value-type="string" calcext:value-type="string">
            <text:p>Göttingen-Krei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29]" office:value-type="string" office:string-value="Göttingen-Kreis" calcext:value-type="string">
            <text:p>Göttingen-Kreis</text:p>
          </table:table-cell>
          <table:table-cell office:value-type="string" calcext:value-type="string">
            <text:p>„,“</text:p>
          </table:table-cell>
          <table:table-cell table:formula="of:=[.B129]" office:value-type="string" office:string-value="Göttingen" calcext:value-type="string">
            <text:p>Göttingen</text:p>
          </table:table-cell>
          <table:table-cell office:value-type="string" calcext:value-type="string">
            <text:p>„)</text:p>
          </table:table-cell>
          <table:table-cell table:formula="of:=COM.MICROSOFT.TEXTJOIN(;;[.C129:.H129])" office:value-type="string" office:string-value="df_clean_10$regio2 &lt;- str_replace_all(df_clean_9$regio2,„Göttingen-Kreis„,“Göttingen„)" calcext:value-type="string">
            <text:p>df_clean_10$regio2 &lt;- str_replace_all(df_clean_9$regio2,„Göttingen-Kreis„,“Göttingen„)</text:p>
          </table:table-cell>
        </table:table-row>
        <table:table-row table:style-name="ro1">
          <table:table-cell office:value-type="string" calcext:value-type="string">
            <text:p>Grafschaft-Bentheim-Kreis</text:p>
          </table:table-cell>
          <table:table-cell office:value-type="string" calcext:value-type="string">
            <text:p>Grafschaft Bent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0]" office:value-type="string" office:string-value="Grafschaft-Bentheim-Kreis" calcext:value-type="string">
            <text:p>Grafschaft-Bentheim-Kreis</text:p>
          </table:table-cell>
          <table:table-cell office:value-type="string" calcext:value-type="string">
            <text:p>„,“</text:p>
          </table:table-cell>
          <table:table-cell table:formula="of:=[.B130]" office:value-type="string" office:string-value="Grafschaft Bentheim" calcext:value-type="string">
            <text:p>Grafschaft Bentheim</text:p>
          </table:table-cell>
          <table:table-cell office:value-type="string" calcext:value-type="string">
            <text:p>„)</text:p>
          </table:table-cell>
          <table:table-cell table:formula="of:=COM.MICROSOFT.TEXTJOIN(;;[.C130:.H130])" office:value-type="string" office:string-value="df_clean_10$regio2 &lt;- str_replace_all(df_clean_9$regio2,„Grafschaft-Bentheim-Kreis„,“Grafschaft Bentheim„)" calcext:value-type="string">
            <text:p>df_clean_10$regio2 &lt;- str_replace_all(df_clean_9$regio2,„Grafschaft-Bentheim-Kreis„,“Grafschaft Bentheim„)</text:p>
          </table:table-cell>
        </table:table-row>
        <table:table-row table:style-name="ro1">
          <table:table-cell office:value-type="string" calcext:value-type="string">
            <text:p>Greifswald</text:p>
          </table:table-cell>
          <table:table-cell office:value-type="string" calcext:value-type="string">
            <text:p>Vorpommern-Greifswa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1]" office:value-type="string" office:string-value="Greifswald" calcext:value-type="string">
            <text:p>Greifswald</text:p>
          </table:table-cell>
          <table:table-cell office:value-type="string" calcext:value-type="string">
            <text:p>„,“</text:p>
          </table:table-cell>
          <table:table-cell table:formula="of:=[.B131]" office:value-type="string" office:string-value="Vorpommern-Greifswald" calcext:value-type="string">
            <text:p>Vorpommern-Greifswald</text:p>
          </table:table-cell>
          <table:table-cell office:value-type="string" calcext:value-type="string">
            <text:p>„)</text:p>
          </table:table-cell>
          <table:table-cell table:formula="of:=COM.MICROSOFT.TEXTJOIN(;;[.C131:.H131])" office:value-type="string" office:string-value="df_clean_10$regio2 &lt;- str_replace_all(df_clean_9$regio2,„Greifswald„,“Vorpommern-Greifswald„)" calcext:value-type="string">
            <text:p>df_clean_10$regio2 &lt;- str_replace_all(df_clean_9$regio2,„Greifswald„,“Vorpommern-Greifswald„)</text:p>
          </table:table-cell>
        </table:table-row>
        <table:table-row table:style-name="ro1">
          <table:table-cell office:value-type="string" calcext:value-type="string">
            <text:p>Greiz-Kreis</text:p>
          </table:table-cell>
          <table:table-cell office:value-type="string" calcext:value-type="string">
            <text:p>Grei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2]" office:value-type="string" office:string-value="Greiz-Kreis" calcext:value-type="string">
            <text:p>Greiz-Kreis</text:p>
          </table:table-cell>
          <table:table-cell office:value-type="string" calcext:value-type="string">
            <text:p>„,“</text:p>
          </table:table-cell>
          <table:table-cell table:formula="of:=[.B132]" office:value-type="string" office:string-value="Greiz" calcext:value-type="string">
            <text:p>Greiz</text:p>
          </table:table-cell>
          <table:table-cell office:value-type="string" calcext:value-type="string">
            <text:p>„)</text:p>
          </table:table-cell>
          <table:table-cell table:formula="of:=COM.MICROSOFT.TEXTJOIN(;;[.C132:.H132])" office:value-type="string" office:string-value="df_clean_10$regio2 &lt;- str_replace_all(df_clean_9$regio2,„Greiz-Kreis„,“Greiz„)" calcext:value-type="string">
            <text:p>df_clean_10$regio2 &lt;- str_replace_all(df_clean_9$regio2,„Greiz-Kreis„,“Greiz„)</text:p>
          </table:table-cell>
        </table:table-row>
        <table:table-row table:style-name="ro1">
          <table:table-cell office:value-type="string" calcext:value-type="string">
            <text:p>Groß-Gerau-Kreis</text:p>
          </table:table-cell>
          <table:table-cell office:value-type="string" calcext:value-type="string">
            <text:p>Groß-Ger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3]" office:value-type="string" office:string-value="Groß-Gerau-Kreis" calcext:value-type="string">
            <text:p>Groß-Gerau-Kreis</text:p>
          </table:table-cell>
          <table:table-cell office:value-type="string" calcext:value-type="string">
            <text:p>„,“</text:p>
          </table:table-cell>
          <table:table-cell table:formula="of:=[.B133]" office:value-type="string" office:string-value="Groß-Gerau" calcext:value-type="string">
            <text:p>Groß-Gerau</text:p>
          </table:table-cell>
          <table:table-cell office:value-type="string" calcext:value-type="string">
            <text:p>„)</text:p>
          </table:table-cell>
          <table:table-cell table:formula="of:=COM.MICROSOFT.TEXTJOIN(;;[.C133:.H133])" office:value-type="string" office:string-value="df_clean_10$regio2 &lt;- str_replace_all(df_clean_9$regio2,„Groß-Gerau-Kreis„,“Groß-Gerau„)" calcext:value-type="string">
            <text:p>df_clean_10$regio2 &lt;- str_replace_all(df_clean_9$regio2,„Groß-Gerau-Kreis„,“Groß-Gerau„)</text:p>
          </table:table-cell>
        </table:table-row>
        <table:table-row table:style-name="ro1">
          <table:table-cell office:value-type="string" calcext:value-type="string">
            <text:p>Günzburg-Kreis</text:p>
          </table:table-cell>
          <table:table-cell office:value-type="string" calcext:value-type="string">
            <text:p>Günz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4]" office:value-type="string" office:string-value="Günzburg-Kreis" calcext:value-type="string">
            <text:p>Günzburg-Kreis</text:p>
          </table:table-cell>
          <table:table-cell office:value-type="string" calcext:value-type="string">
            <text:p>„,“</text:p>
          </table:table-cell>
          <table:table-cell table:formula="of:=[.B134]" office:value-type="string" office:string-value="Günzburg" calcext:value-type="string">
            <text:p>Günzburg</text:p>
          </table:table-cell>
          <table:table-cell office:value-type="string" calcext:value-type="string">
            <text:p>„)</text:p>
          </table:table-cell>
          <table:table-cell table:formula="of:=COM.MICROSOFT.TEXTJOIN(;;[.C134:.H134])" office:value-type="string" office:string-value="df_clean_10$regio2 &lt;- str_replace_all(df_clean_9$regio2,„Günzburg-Kreis„,“Günzburg„)" calcext:value-type="string">
            <text:p>df_clean_10$regio2 &lt;- str_replace_all(df_clean_9$regio2,„Günzburg-Kreis„,“Günzburg„)</text:p>
          </table:table-cell>
        </table:table-row>
        <table:table-row table:style-name="ro1">
          <table:table-cell office:value-type="string" calcext:value-type="string">
            <text:p>Güstrow-Kreis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5]" office:value-type="string" office:string-value="Güstrow-Kreis" calcext:value-type="string">
            <text:p>Güstrow-Kreis</text:p>
          </table:table-cell>
          <table:table-cell office:value-type="string" calcext:value-type="string">
            <text:p>„,“</text:p>
          </table:table-cell>
          <table:table-cell table:formula="of:=[.B135]" office:value-type="string" office:string-value="Rostock" calcext:value-type="string">
            <text:p>Rostock</text:p>
          </table:table-cell>
          <table:table-cell office:value-type="string" calcext:value-type="string">
            <text:p>„)</text:p>
          </table:table-cell>
          <table:table-cell table:formula="of:=COM.MICROSOFT.TEXTJOIN(;;[.C135:.H135])" office:value-type="string" office:string-value="df_clean_10$regio2 &lt;- str_replace_all(df_clean_9$regio2,„Güstrow-Kreis„,“Rostock„)" calcext:value-type="string">
            <text:p>df_clean_10$regio2 &lt;- str_replace_all(df_clean_9$regio2,„Güstrow-Kreis„,“Rostock„)</text:p>
          </table:table-cell>
        </table:table-row>
        <table:table-row table:style-name="ro1">
          <table:table-cell office:value-type="string" calcext:value-type="string">
            <text:p>Gütersloh-Kreis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6]" office:value-type="string" office:string-value="Gütersloh-Kreis" calcext:value-type="string">
            <text:p>Gütersloh-Kreis</text:p>
          </table:table-cell>
          <table:table-cell office:value-type="string" calcext:value-type="string">
            <text:p>„,“</text:p>
          </table:table-cell>
          <table:table-cell table:formula="of:=[.B136]" office:value-type="string" office:string-value="Gütersloh" calcext:value-type="string">
            <text:p>Gütersloh</text:p>
          </table:table-cell>
          <table:table-cell office:value-type="string" calcext:value-type="string">
            <text:p>„)</text:p>
          </table:table-cell>
          <table:table-cell table:formula="of:=COM.MICROSOFT.TEXTJOIN(;;[.C136:.H136])" office:value-type="string" office:string-value="df_clean_10$regio2 &lt;- str_replace_all(df_clean_9$regio2,„Gütersloh-Kreis„,“Gütersloh„)" calcext:value-type="string">
            <text:p>df_clean_10$regio2 &lt;- str_replace_all(df_clean_9$regio2,„Gütersloh-Kreis„,“Gütersloh„)</text:p>
          </table:table-cell>
        </table:table-row>
        <table:table-row table:style-name="ro1">
          <table:table-cell table:number-columns-repeated="2" office:value-type="string" calcext:value-type="string">
            <text:p>Ha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7]" office:value-type="string" office:string-value="Hagen" calcext:value-type="string">
            <text:p>Hagen</text:p>
          </table:table-cell>
          <table:table-cell office:value-type="string" calcext:value-type="string">
            <text:p>„,“</text:p>
          </table:table-cell>
          <table:table-cell table:formula="of:=[.B137]" office:value-type="string" office:string-value="Hagen" calcext:value-type="string">
            <text:p>Hagen</text:p>
          </table:table-cell>
          <table:table-cell office:value-type="string" calcext:value-type="string">
            <text:p>„)</text:p>
          </table:table-cell>
          <table:table-cell table:formula="of:=COM.MICROSOFT.TEXTJOIN(;;[.C137:.H137])" office:value-type="string" office:string-value="df_clean_10$regio2 &lt;- str_replace_all(df_clean_9$regio2,„Hagen„,“Hagen„)" calcext:value-type="string">
            <text:p>df_clean_10$regio2 &lt;- str_replace_all(df_clean_9$regio2,„Hagen„,“Hagen„)</text:p>
          </table:table-cell>
        </table:table-row>
        <table:table-row table:style-name="ro1">
          <table:table-cell office:value-type="string" calcext:value-type="string">
            <text:p>Halle-Saale</text:p>
          </table:table-cell>
          <table:table-cell office:value-type="string" calcext:value-type="string">
            <text:p>Halle (Saale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8]" office:value-type="string" office:string-value="Halle-Saale" calcext:value-type="string">
            <text:p>Halle-Saale</text:p>
          </table:table-cell>
          <table:table-cell office:value-type="string" calcext:value-type="string">
            <text:p>„,“</text:p>
          </table:table-cell>
          <table:table-cell table:formula="of:=[.B138]" office:value-type="string" office:string-value="Halle (Saale)" calcext:value-type="string">
            <text:p>Halle (Saale)</text:p>
          </table:table-cell>
          <table:table-cell office:value-type="string" calcext:value-type="string">
            <text:p>„)</text:p>
          </table:table-cell>
          <table:table-cell table:formula="of:=COM.MICROSOFT.TEXTJOIN(;;[.C138:.H138])" office:value-type="string" office:string-value="df_clean_10$regio2 &lt;- str_replace_all(df_clean_9$regio2,„Halle-Saale„,“Halle (Saale)„)" calcext:value-type="string">
            <text:p>df_clean_10$regio2 &lt;- str_replace_all(df_clean_9$regio2,„Halle-Saale„,“Halle (Saale)„)</text:p>
          </table:table-cell>
        </table:table-row>
        <table:table-row table:style-name="ro1"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39]" office:value-type="string" office:string-value="Hamburg" calcext:value-type="string">
            <text:p>Hamburg</text:p>
          </table:table-cell>
          <table:table-cell office:value-type="string" calcext:value-type="string">
            <text:p>„,“</text:p>
          </table:table-cell>
          <table:table-cell table:formula="of:=[.B139]" office:value-type="string" office:string-value="Hamburg" calcext:value-type="string">
            <text:p>Hamburg</text:p>
          </table:table-cell>
          <table:table-cell office:value-type="string" calcext:value-type="string">
            <text:p>„)</text:p>
          </table:table-cell>
          <table:table-cell table:formula="of:=COM.MICROSOFT.TEXTJOIN(;;[.C139:.H139])" office:value-type="string" office:string-value="df_clean_10$regio2 &lt;- str_replace_all(df_clean_9$regio2,„Hamburg„,“Hamburg„)" calcext:value-type="string">
            <text:p>df_clean_10$regio2 &lt;- str_replace_all(df_clean_9$regio2,„Hamburg„,“Hamburg„)</text:p>
          </table:table-cell>
        </table:table-row>
        <table:table-row table:style-name="ro1">
          <table:table-cell office:value-type="string" calcext:value-type="string">
            <text:p>Hameln-Pyrmont-Kreis</text:p>
          </table:table-cell>
          <table:table-cell office:value-type="string" calcext:value-type="string">
            <text:p>Hameln-Pyrmon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0]" office:value-type="string" office:string-value="Hameln-Pyrmont-Kreis" calcext:value-type="string">
            <text:p>Hameln-Pyrmont-Kreis</text:p>
          </table:table-cell>
          <table:table-cell office:value-type="string" calcext:value-type="string">
            <text:p>„,“</text:p>
          </table:table-cell>
          <table:table-cell table:formula="of:=[.B140]" office:value-type="string" office:string-value="Hameln-Pyrmont" calcext:value-type="string">
            <text:p>Hameln-Pyrmont</text:p>
          </table:table-cell>
          <table:table-cell office:value-type="string" calcext:value-type="string">
            <text:p>„)</text:p>
          </table:table-cell>
          <table:table-cell table:formula="of:=COM.MICROSOFT.TEXTJOIN(;;[.C140:.H140])" office:value-type="string" office:string-value="df_clean_10$regio2 &lt;- str_replace_all(df_clean_9$regio2,„Hameln-Pyrmont-Kreis„,“Hameln-Pyrmont„)" calcext:value-type="string">
            <text:p>df_clean_10$regio2 &lt;- str_replace_all(df_clean_9$regio2,„Hameln-Pyrmont-Kreis„,“Hameln-Pyrmont„)</text:p>
          </table:table-cell>
        </table:table-row>
        <table:table-row table:style-name="ro1">
          <table:table-cell table:number-columns-repeated="2" office:value-type="string" calcext:value-type="string">
            <text:p>Ham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1]" office:value-type="string" office:string-value="Hamm" calcext:value-type="string">
            <text:p>Hamm</text:p>
          </table:table-cell>
          <table:table-cell office:value-type="string" calcext:value-type="string">
            <text:p>„,“</text:p>
          </table:table-cell>
          <table:table-cell table:formula="of:=[.B141]" office:value-type="string" office:string-value="Hamm" calcext:value-type="string">
            <text:p>Hamm</text:p>
          </table:table-cell>
          <table:table-cell office:value-type="string" calcext:value-type="string">
            <text:p>„)</text:p>
          </table:table-cell>
          <table:table-cell table:formula="of:=COM.MICROSOFT.TEXTJOIN(;;[.C141:.H141])" office:value-type="string" office:string-value="df_clean_10$regio2 &lt;- str_replace_all(df_clean_9$regio2,„Hamm„,“Hamm„)" calcext:value-type="string">
            <text:p>df_clean_10$regio2 &lt;- str_replace_all(df_clean_9$regio2,„Hamm„,“Hamm„)</text:p>
          </table:table-cell>
        </table:table-row>
        <table:table-row table:style-name="ro1">
          <table:table-cell office:value-type="string" calcext:value-type="string">
            <text:p>Hannover</text:p>
          </table:table-cell>
          <table:table-cell office:value-type="string" calcext:value-type="string">
            <text:p>Region Hannov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2]" office:value-type="string" office:string-value="Hannover" calcext:value-type="string">
            <text:p>Hannover</text:p>
          </table:table-cell>
          <table:table-cell office:value-type="string" calcext:value-type="string">
            <text:p>„,“</text:p>
          </table:table-cell>
          <table:table-cell table:formula="of:=[.B142]" office:value-type="string" office:string-value="Region Hannover" calcext:value-type="string">
            <text:p>Region Hannover</text:p>
          </table:table-cell>
          <table:table-cell office:value-type="string" calcext:value-type="string">
            <text:p>„)</text:p>
          </table:table-cell>
          <table:table-cell table:formula="of:=COM.MICROSOFT.TEXTJOIN(;;[.C142:.H142])" office:value-type="string" office:string-value="df_clean_10$regio2 &lt;- str_replace_all(df_clean_9$regio2,„Hannover„,“Region Hannover„)" calcext:value-type="string">
            <text:p>df_clean_10$regio2 &lt;- str_replace_all(df_clean_9$regio2,„Hannover„,“Region Hannover„)</text:p>
          </table:table-cell>
        </table:table-row>
        <table:table-row table:style-name="ro1">
          <table:table-cell office:value-type="string" calcext:value-type="string">
            <text:p>Hannover-Kreis</text:p>
          </table:table-cell>
          <table:table-cell office:value-type="string" calcext:value-type="string">
            <text:p>Region Hannov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3]" office:value-type="string" office:string-value="Hannover-Kreis" calcext:value-type="string">
            <text:p>Hannover-Kreis</text:p>
          </table:table-cell>
          <table:table-cell office:value-type="string" calcext:value-type="string">
            <text:p>„,“</text:p>
          </table:table-cell>
          <table:table-cell table:formula="of:=[.B143]" office:value-type="string" office:string-value="Region Hannover" calcext:value-type="string">
            <text:p>Region Hannover</text:p>
          </table:table-cell>
          <table:table-cell office:value-type="string" calcext:value-type="string">
            <text:p>„)</text:p>
          </table:table-cell>
          <table:table-cell table:formula="of:=COM.MICROSOFT.TEXTJOIN(;;[.C143:.H143])" office:value-type="string" office:string-value="df_clean_10$regio2 &lt;- str_replace_all(df_clean_9$regio2,„Hannover-Kreis„,“Region Hannover„)" calcext:value-type="string">
            <text:p>df_clean_10$regio2 &lt;- str_replace_all(df_clean_9$regio2,„Hannover-Kreis„,“Region Hannover„)</text:p>
          </table:table-cell>
        </table:table-row>
        <table:table-row table:style-name="ro1">
          <table:table-cell office:value-type="string" calcext:value-type="string">
            <text:p>Harburg-Kreis</text:p>
          </table:table-cell>
          <table:table-cell office:value-type="string" calcext:value-type="string">
            <text:p>Har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4]" office:value-type="string" office:string-value="Harburg-Kreis" calcext:value-type="string">
            <text:p>Harburg-Kreis</text:p>
          </table:table-cell>
          <table:table-cell office:value-type="string" calcext:value-type="string">
            <text:p>„,“</text:p>
          </table:table-cell>
          <table:table-cell table:formula="of:=[.B144]" office:value-type="string" office:string-value="Harburg" calcext:value-type="string">
            <text:p>Harburg</text:p>
          </table:table-cell>
          <table:table-cell office:value-type="string" calcext:value-type="string">
            <text:p>„)</text:p>
          </table:table-cell>
          <table:table-cell table:formula="of:=COM.MICROSOFT.TEXTJOIN(;;[.C144:.H144])" office:value-type="string" office:string-value="df_clean_10$regio2 &lt;- str_replace_all(df_clean_9$regio2,„Harburg-Kreis„,“Harburg„)" calcext:value-type="string">
            <text:p>df_clean_10$regio2 &lt;- str_replace_all(df_clean_9$regio2,„Harburg-Kreis„,“Harburg„)</text:p>
          </table:table-cell>
        </table:table-row>
        <table:table-row table:style-name="ro1">
          <table:table-cell office:value-type="string" calcext:value-type="string">
            <text:p>Harz-Kreis</text:p>
          </table:table-cell>
          <table:table-cell office:value-type="string" calcext:value-type="string">
            <text:p>Har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5]" office:value-type="string" office:string-value="Harz-Kreis" calcext:value-type="string">
            <text:p>Harz-Kreis</text:p>
          </table:table-cell>
          <table:table-cell office:value-type="string" calcext:value-type="string">
            <text:p>„,“</text:p>
          </table:table-cell>
          <table:table-cell table:formula="of:=[.B145]" office:value-type="string" office:string-value="Harz" calcext:value-type="string">
            <text:p>Harz</text:p>
          </table:table-cell>
          <table:table-cell office:value-type="string" calcext:value-type="string">
            <text:p>„)</text:p>
          </table:table-cell>
          <table:table-cell table:formula="of:=COM.MICROSOFT.TEXTJOIN(;;[.C145:.H145])" office:value-type="string" office:string-value="df_clean_10$regio2 &lt;- str_replace_all(df_clean_9$regio2,„Harz-Kreis„,“Harz„)" calcext:value-type="string">
            <text:p>df_clean_10$regio2 &lt;- str_replace_all(df_clean_9$regio2,„Harz-Kreis„,“Harz„)</text:p>
          </table:table-cell>
        </table:table-row>
        <table:table-row table:style-name="ro1">
          <table:table-cell office:value-type="string" calcext:value-type="string">
            <text:p>Haßberge-Kreis</text:p>
          </table:table-cell>
          <table:table-cell office:value-type="string" calcext:value-type="string">
            <text:p>Haßberg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6]" office:value-type="string" office:string-value="Haßberge-Kreis" calcext:value-type="string">
            <text:p>Haßberge-Kreis</text:p>
          </table:table-cell>
          <table:table-cell office:value-type="string" calcext:value-type="string">
            <text:p>„,“</text:p>
          </table:table-cell>
          <table:table-cell table:formula="of:=[.B146]" office:value-type="string" office:string-value="Haßberge" calcext:value-type="string">
            <text:p>Haßberge</text:p>
          </table:table-cell>
          <table:table-cell office:value-type="string" calcext:value-type="string">
            <text:p>„)</text:p>
          </table:table-cell>
          <table:table-cell table:formula="of:=COM.MICROSOFT.TEXTJOIN(;;[.C146:.H146])" office:value-type="string" office:string-value="df_clean_10$regio2 &lt;- str_replace_all(df_clean_9$regio2,„Haßberge-Kreis„,“Haßberge„)" calcext:value-type="string">
            <text:p>df_clean_10$regio2 &lt;- str_replace_all(df_clean_9$regio2,„Haßberge-Kreis„,“Haßberge„)</text:p>
          </table:table-cell>
        </table:table-row>
        <table:table-row table:style-name="ro1">
          <table:table-cell office:value-type="string" calcext:value-type="string">
            <text:p>Havelland-Kreis</text:p>
          </table:table-cell>
          <table:table-cell office:value-type="string" calcext:value-type="string">
            <text:p>Havel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7]" office:value-type="string" office:string-value="Havelland-Kreis" calcext:value-type="string">
            <text:p>Havelland-Kreis</text:p>
          </table:table-cell>
          <table:table-cell office:value-type="string" calcext:value-type="string">
            <text:p>„,“</text:p>
          </table:table-cell>
          <table:table-cell table:formula="of:=[.B147]" office:value-type="string" office:string-value="Havelland" calcext:value-type="string">
            <text:p>Havelland</text:p>
          </table:table-cell>
          <table:table-cell office:value-type="string" calcext:value-type="string">
            <text:p>„)</text:p>
          </table:table-cell>
          <table:table-cell table:formula="of:=COM.MICROSOFT.TEXTJOIN(;;[.C147:.H147])" office:value-type="string" office:string-value="df_clean_10$regio2 &lt;- str_replace_all(df_clean_9$regio2,„Havelland-Kreis„,“Havelland„)" calcext:value-type="string">
            <text:p>df_clean_10$regio2 &lt;- str_replace_all(df_clean_9$regio2,„Havelland-Kreis„,“Havelland„)</text:p>
          </table:table-cell>
        </table:table-row>
        <table:table-row table:style-name="ro1">
          <table:table-cell table:number-columns-repeated="2" office:value-type="string" calcext:value-type="string">
            <text:p>Heide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8]" office:value-type="string" office:string-value="Heidekreis" calcext:value-type="string">
            <text:p>Heidekreis</text:p>
          </table:table-cell>
          <table:table-cell office:value-type="string" calcext:value-type="string">
            <text:p>„,“</text:p>
          </table:table-cell>
          <table:table-cell table:formula="of:=[.B148]" office:value-type="string" office:string-value="Heidekreis" calcext:value-type="string">
            <text:p>Heidekreis</text:p>
          </table:table-cell>
          <table:table-cell office:value-type="string" calcext:value-type="string">
            <text:p>„)</text:p>
          </table:table-cell>
          <table:table-cell table:formula="of:=COM.MICROSOFT.TEXTJOIN(;;[.C148:.H148])" office:value-type="string" office:string-value="df_clean_10$regio2 &lt;- str_replace_all(df_clean_9$regio2,„Heidekreis„,“Heidekreis„)" calcext:value-type="string">
            <text:p>df_clean_10$regio2 &lt;- str_replace_all(df_clean_9$regio2,„Heidekreis„,“Heidekreis„)</text:p>
          </table:table-cell>
        </table:table-row>
        <table:table-row table:style-name="ro1">
          <table:table-cell table:number-columns-repeated="2" office:value-type="string" calcext:value-type="string">
            <text:p>Heidel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49]" office:value-type="string" office:string-value="Heidelberg" calcext:value-type="string">
            <text:p>Heidelberg</text:p>
          </table:table-cell>
          <table:table-cell office:value-type="string" calcext:value-type="string">
            <text:p>„,“</text:p>
          </table:table-cell>
          <table:table-cell table:formula="of:=[.B149]" office:value-type="string" office:string-value="Heidelberg" calcext:value-type="string">
            <text:p>Heidelberg</text:p>
          </table:table-cell>
          <table:table-cell office:value-type="string" calcext:value-type="string">
            <text:p>„)</text:p>
          </table:table-cell>
          <table:table-cell table:formula="of:=COM.MICROSOFT.TEXTJOIN(;;[.C149:.H149])" office:value-type="string" office:string-value="df_clean_10$regio2 &lt;- str_replace_all(df_clean_9$regio2,„Heidelberg„,“Heidelberg„)" calcext:value-type="string">
            <text:p>df_clean_10$regio2 &lt;- str_replace_all(df_clean_9$regio2,„Heidelberg„,“Heidelberg„)</text:p>
          </table:table-cell>
        </table:table-row>
        <table:table-row table:style-name="ro1">
          <table:table-cell office:value-type="string" calcext:value-type="string">
            <text:p>Heidenheim-Kreis</text:p>
          </table:table-cell>
          <table:table-cell office:value-type="string" calcext:value-type="string">
            <text:p>Heiden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0]" office:value-type="string" office:string-value="Heidenheim-Kreis" calcext:value-type="string">
            <text:p>Heidenheim-Kreis</text:p>
          </table:table-cell>
          <table:table-cell office:value-type="string" calcext:value-type="string">
            <text:p>„,“</text:p>
          </table:table-cell>
          <table:table-cell table:formula="of:=[.B150]" office:value-type="string" office:string-value="Heidenheim" calcext:value-type="string">
            <text:p>Heidenheim</text:p>
          </table:table-cell>
          <table:table-cell office:value-type="string" calcext:value-type="string">
            <text:p>„)</text:p>
          </table:table-cell>
          <table:table-cell table:formula="of:=COM.MICROSOFT.TEXTJOIN(;;[.C150:.H150])" office:value-type="string" office:string-value="df_clean_10$regio2 &lt;- str_replace_all(df_clean_9$regio2,„Heidenheim-Kreis„,“Heidenheim„)" calcext:value-type="string">
            <text:p>df_clean_10$regio2 &lt;- str_replace_all(df_clean_9$regio2,„Heidenheim-Kreis„,“Heidenheim„)</text:p>
          </table:table-cell>
        </table:table-row>
        <table:table-row table:style-name="ro1">
          <table:table-cell table:number-columns-repeated="2" office:value-type="string" calcext:value-type="string">
            <text:p>Heilbron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1]" office:value-type="string" office:string-value="Heilbronn" calcext:value-type="string">
            <text:p>Heilbronn</text:p>
          </table:table-cell>
          <table:table-cell office:value-type="string" calcext:value-type="string">
            <text:p>„,“</text:p>
          </table:table-cell>
          <table:table-cell table:formula="of:=[.B151]" office:value-type="string" office:string-value="Heilbronn" calcext:value-type="string">
            <text:p>Heilbronn</text:p>
          </table:table-cell>
          <table:table-cell office:value-type="string" calcext:value-type="string">
            <text:p>„)</text:p>
          </table:table-cell>
          <table:table-cell table:formula="of:=COM.MICROSOFT.TEXTJOIN(;;[.C151:.H151])" office:value-type="string" office:string-value="df_clean_10$regio2 &lt;- str_replace_all(df_clean_9$regio2,„Heilbronn„,“Heilbronn„)" calcext:value-type="string">
            <text:p>df_clean_10$regio2 &lt;- str_replace_all(df_clean_9$regio2,„Heilbronn„,“Heilbronn„)</text:p>
          </table:table-cell>
        </table:table-row>
        <table:table-row table:style-name="ro1">
          <table:table-cell office:value-type="string" calcext:value-type="string">
            <text:p>Heilbronn-Kreis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2]" office:value-type="string" office:string-value="Heilbronn-Kreis" calcext:value-type="string">
            <text:p>Heilbronn-Kreis</text:p>
          </table:table-cell>
          <table:table-cell office:value-type="string" calcext:value-type="string">
            <text:p>„,“</text:p>
          </table:table-cell>
          <table:table-cell table:formula="of:=[.B152]" office:value-type="string" office:string-value="Heilbronn" calcext:value-type="string">
            <text:p>Heilbronn</text:p>
          </table:table-cell>
          <table:table-cell office:value-type="string" calcext:value-type="string">
            <text:p>„)</text:p>
          </table:table-cell>
          <table:table-cell table:formula="of:=COM.MICROSOFT.TEXTJOIN(;;[.C152:.H152])" office:value-type="string" office:string-value="df_clean_10$regio2 &lt;- str_replace_all(df_clean_9$regio2,„Heilbronn-Kreis„,“Heilbronn„)" calcext:value-type="string">
            <text:p>df_clean_10$regio2 &lt;- str_replace_all(df_clean_9$regio2,„Heilbronn-Kreis„,“Heilbronn„)</text:p>
          </table:table-cell>
        </table:table-row>
        <table:table-row table:style-name="ro1">
          <table:table-cell office:value-type="string" calcext:value-type="string">
            <text:p>Heinsberg-Kreis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3]" office:value-type="string" office:string-value="Heinsberg-Kreis" calcext:value-type="string">
            <text:p>Heinsberg-Kreis</text:p>
          </table:table-cell>
          <table:table-cell office:value-type="string" calcext:value-type="string">
            <text:p>„,“</text:p>
          </table:table-cell>
          <table:table-cell table:formula="of:=[.B153]" office:value-type="string" office:string-value="Heinsberg" calcext:value-type="string">
            <text:p>Heinsberg</text:p>
          </table:table-cell>
          <table:table-cell office:value-type="string" calcext:value-type="string">
            <text:p>„)</text:p>
          </table:table-cell>
          <table:table-cell table:formula="of:=COM.MICROSOFT.TEXTJOIN(;;[.C153:.H153])" office:value-type="string" office:string-value="df_clean_10$regio2 &lt;- str_replace_all(df_clean_9$regio2,„Heinsberg-Kreis„,“Heinsberg„)" calcext:value-type="string">
            <text:p>df_clean_10$regio2 &lt;- str_replace_all(df_clean_9$regio2,„Heinsberg-Kreis„,“Heinsberg„)</text:p>
          </table:table-cell>
        </table:table-row>
        <table:table-row table:style-name="ro1">
          <table:table-cell office:value-type="string" calcext:value-type="string">
            <text:p>Helmstedt-Kreis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4]" office:value-type="string" office:string-value="Helmstedt-Kreis" calcext:value-type="string">
            <text:p>Helmstedt-Kreis</text:p>
          </table:table-cell>
          <table:table-cell office:value-type="string" calcext:value-type="string">
            <text:p>„,“</text:p>
          </table:table-cell>
          <table:table-cell table:formula="of:=[.B154]" office:value-type="string" office:string-value="Helmstedt" calcext:value-type="string">
            <text:p>Helmstedt</text:p>
          </table:table-cell>
          <table:table-cell office:value-type="string" calcext:value-type="string">
            <text:p>„)</text:p>
          </table:table-cell>
          <table:table-cell table:formula="of:=COM.MICROSOFT.TEXTJOIN(;;[.C154:.H154])" office:value-type="string" office:string-value="df_clean_10$regio2 &lt;- str_replace_all(df_clean_9$regio2,„Helmstedt-Kreis„,“Helmstedt„)" calcext:value-type="string">
            <text:p>df_clean_10$regio2 &lt;- str_replace_all(df_clean_9$regio2,„Helmstedt-Kreis„,“Helmstedt„)</text:p>
          </table:table-cell>
        </table:table-row>
        <table:table-row table:style-name="ro1">
          <table:table-cell office:value-type="string" calcext:value-type="string">
            <text:p>Herford-Kreis</text:p>
          </table:table-cell>
          <table:table-cell office:value-type="string" calcext:value-type="string">
            <text:p>Herfor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5]" office:value-type="string" office:string-value="Herford-Kreis" calcext:value-type="string">
            <text:p>Herford-Kreis</text:p>
          </table:table-cell>
          <table:table-cell office:value-type="string" calcext:value-type="string">
            <text:p>„,“</text:p>
          </table:table-cell>
          <table:table-cell table:formula="of:=[.B155]" office:value-type="string" office:string-value="Herford" calcext:value-type="string">
            <text:p>Herford</text:p>
          </table:table-cell>
          <table:table-cell office:value-type="string" calcext:value-type="string">
            <text:p>„)</text:p>
          </table:table-cell>
          <table:table-cell table:formula="of:=COM.MICROSOFT.TEXTJOIN(;;[.C155:.H155])" office:value-type="string" office:string-value="df_clean_10$regio2 &lt;- str_replace_all(df_clean_9$regio2,„Herford-Kreis„,“Herford„)" calcext:value-type="string">
            <text:p>df_clean_10$regio2 &lt;- str_replace_all(df_clean_9$regio2,„Herford-Kreis„,“Herford„)</text:p>
          </table:table-cell>
        </table:table-row>
        <table:table-row table:style-name="ro1">
          <table:table-cell table:number-columns-repeated="2" office:value-type="string" calcext:value-type="string">
            <text:p>Hern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6]" office:value-type="string" office:string-value="Herne" calcext:value-type="string">
            <text:p>Herne</text:p>
          </table:table-cell>
          <table:table-cell office:value-type="string" calcext:value-type="string">
            <text:p>„,“</text:p>
          </table:table-cell>
          <table:table-cell table:formula="of:=[.B156]" office:value-type="string" office:string-value="Herne" calcext:value-type="string">
            <text:p>Herne</text:p>
          </table:table-cell>
          <table:table-cell office:value-type="string" calcext:value-type="string">
            <text:p>„)</text:p>
          </table:table-cell>
          <table:table-cell table:formula="of:=COM.MICROSOFT.TEXTJOIN(;;[.C156:.H156])" office:value-type="string" office:string-value="df_clean_10$regio2 &lt;- str_replace_all(df_clean_9$regio2,„Herne„,“Herne„)" calcext:value-type="string">
            <text:p>df_clean_10$regio2 &lt;- str_replace_all(df_clean_9$regio2,„Herne„,“Herne„)</text:p>
          </table:table-cell>
        </table:table-row>
        <table:table-row table:style-name="ro1">
          <table:table-cell office:value-type="string" calcext:value-type="string">
            <text:p>Hersfeld-Rotenburg-Kreis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7]" office:value-type="string" office:string-value="Hersfeld-Rotenburg-Kreis" calcext:value-type="string">
            <text:p>Hersfeld-Rotenburg-Kreis</text:p>
          </table:table-cell>
          <table:table-cell office:value-type="string" calcext:value-type="string">
            <text:p>„,“</text:p>
          </table:table-cell>
          <table:table-cell table:formula="of:=[.B157]" office:value-type="string" office:string-value="Hersfeld-Rotenburg" calcext:value-type="string">
            <text:p>Hersfeld-Rotenburg</text:p>
          </table:table-cell>
          <table:table-cell office:value-type="string" calcext:value-type="string">
            <text:p>„)</text:p>
          </table:table-cell>
          <table:table-cell table:formula="of:=COM.MICROSOFT.TEXTJOIN(;;[.C157:.H157])" office:value-type="string" office:string-value="df_clean_10$regio2 &lt;- str_replace_all(df_clean_9$regio2,„Hersfeld-Rotenburg-Kreis„,“Hersfeld-Rotenburg„)" calcext:value-type="string">
            <text:p>df_clean_10$regio2 &lt;- str_replace_all(df_clean_9$regio2,„Hersfeld-Rotenburg-Kreis„,“Hersfeld-Rotenburg„)</text:p>
          </table:table-cell>
        </table:table-row>
        <table:table-row table:style-name="ro1">
          <table:table-cell office:value-type="string" calcext:value-type="string">
            <text:p>Herzogtum-Lauenburg-Kreis</text:p>
          </table:table-cell>
          <table:table-cell office:value-type="string" calcext:value-type="string">
            <text:p>Herzogtum Lau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8]" office:value-type="string" office:string-value="Herzogtum-Lauenburg-Kreis" calcext:value-type="string">
            <text:p>Herzogtum-Lauenburg-Kreis</text:p>
          </table:table-cell>
          <table:table-cell office:value-type="string" calcext:value-type="string">
            <text:p>„,“</text:p>
          </table:table-cell>
          <table:table-cell table:formula="of:=[.B158]" office:value-type="string" office:string-value="Herzogtum Lauenburg" calcext:value-type="string">
            <text:p>Herzogtum Lauenburg</text:p>
          </table:table-cell>
          <table:table-cell office:value-type="string" calcext:value-type="string">
            <text:p>„)</text:p>
          </table:table-cell>
          <table:table-cell table:formula="of:=COM.MICROSOFT.TEXTJOIN(;;[.C158:.H158])" office:value-type="string" office:string-value="df_clean_10$regio2 &lt;- str_replace_all(df_clean_9$regio2,„Herzogtum-Lauenburg-Kreis„,“Herzogtum Lauenburg„)" calcext:value-type="string">
            <text:p>df_clean_10$regio2 &lt;- str_replace_all(df_clean_9$regio2,„Herzogtum-Lauenburg-Kreis„,“Herzogtum Lauenburg„)</text:p>
          </table:table-cell>
        </table:table-row>
        <table:table-row table:style-name="ro1">
          <table:table-cell office:value-type="string" calcext:value-type="string">
            <text:p>Hildburghausen-Kreis</text:p>
          </table:table-cell>
          <table:table-cell office:value-type="string" calcext:value-type="string">
            <text:p>Hildburgha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59]" office:value-type="string" office:string-value="Hildburghausen-Kreis" calcext:value-type="string">
            <text:p>Hildburghausen-Kreis</text:p>
          </table:table-cell>
          <table:table-cell office:value-type="string" calcext:value-type="string">
            <text:p>„,“</text:p>
          </table:table-cell>
          <table:table-cell table:formula="of:=[.B159]" office:value-type="string" office:string-value="Hildburghausen" calcext:value-type="string">
            <text:p>Hildburghausen</text:p>
          </table:table-cell>
          <table:table-cell office:value-type="string" calcext:value-type="string">
            <text:p>„)</text:p>
          </table:table-cell>
          <table:table-cell table:formula="of:=COM.MICROSOFT.TEXTJOIN(;;[.C159:.H159])" office:value-type="string" office:string-value="df_clean_10$regio2 &lt;- str_replace_all(df_clean_9$regio2,„Hildburghausen-Kreis„,“Hildburghausen„)" calcext:value-type="string">
            <text:p>df_clean_10$regio2 &lt;- str_replace_all(df_clean_9$regio2,„Hildburghausen-Kreis„,“Hildburghausen„)</text:p>
          </table:table-cell>
        </table:table-row>
        <table:table-row table:style-name="ro1">
          <table:table-cell office:value-type="string" calcext:value-type="string">
            <text:p>Hildesheim-Kreis</text:p>
          </table:table-cell>
          <table:table-cell office:value-type="string" calcext:value-type="string">
            <text:p>Hildes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0]" office:value-type="string" office:string-value="Hildesheim-Kreis" calcext:value-type="string">
            <text:p>Hildesheim-Kreis</text:p>
          </table:table-cell>
          <table:table-cell office:value-type="string" calcext:value-type="string">
            <text:p>„,“</text:p>
          </table:table-cell>
          <table:table-cell table:formula="of:=[.B160]" office:value-type="string" office:string-value="Hildesheim" calcext:value-type="string">
            <text:p>Hildesheim</text:p>
          </table:table-cell>
          <table:table-cell office:value-type="string" calcext:value-type="string">
            <text:p>„)</text:p>
          </table:table-cell>
          <table:table-cell table:formula="of:=COM.MICROSOFT.TEXTJOIN(;;[.C160:.H160])" office:value-type="string" office:string-value="df_clean_10$regio2 &lt;- str_replace_all(df_clean_9$regio2,„Hildesheim-Kreis„,“Hildesheim„)" calcext:value-type="string">
            <text:p>df_clean_10$regio2 &lt;- str_replace_all(df_clean_9$regio2,„Hildesheim-Kreis„,“Hildesheim„)</text:p>
          </table:table-cell>
        </table:table-row>
        <table:table-row table:style-name="ro1">
          <table:table-cell table:number-columns-repeated="2" office:value-type="string" calcext:value-type="string">
            <text:p>Hochsauerland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1]" office:value-type="string" office:string-value="Hochsauerlandkreis" calcext:value-type="string">
            <text:p>Hochsauerlandkreis</text:p>
          </table:table-cell>
          <table:table-cell office:value-type="string" calcext:value-type="string">
            <text:p>„,“</text:p>
          </table:table-cell>
          <table:table-cell table:formula="of:=[.B161]" office:value-type="string" office:string-value="Hochsauerlandkreis" calcext:value-type="string">
            <text:p>Hochsauerlandkreis</text:p>
          </table:table-cell>
          <table:table-cell office:value-type="string" calcext:value-type="string">
            <text:p>„)</text:p>
          </table:table-cell>
          <table:table-cell table:formula="of:=COM.MICROSOFT.TEXTJOIN(;;[.C161:.H161])" office:value-type="string" office:string-value="df_clean_10$regio2 &lt;- str_replace_all(df_clean_9$regio2,„Hochsauerlandkreis„,“Hochsauerlandkreis„)" calcext:value-type="string">
            <text:p>df_clean_10$regio2 &lt;- str_replace_all(df_clean_9$regio2,„Hochsauerlandkreis„,“Hochsauerlandkreis„)</text:p>
          </table:table-cell>
        </table:table-row>
        <table:table-row table:style-name="ro1">
          <table:table-cell table:number-columns-repeated="2" office:value-type="string" calcext:value-type="string">
            <text:p>Hochtaunus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2]" office:value-type="string" office:string-value="Hochtaunuskreis" calcext:value-type="string">
            <text:p>Hochtaunuskreis</text:p>
          </table:table-cell>
          <table:table-cell office:value-type="string" calcext:value-type="string">
            <text:p>„,“</text:p>
          </table:table-cell>
          <table:table-cell table:formula="of:=[.B162]" office:value-type="string" office:string-value="Hochtaunuskreis" calcext:value-type="string">
            <text:p>Hochtaunuskreis</text:p>
          </table:table-cell>
          <table:table-cell office:value-type="string" calcext:value-type="string">
            <text:p>„)</text:p>
          </table:table-cell>
          <table:table-cell table:formula="of:=COM.MICROSOFT.TEXTJOIN(;;[.C162:.H162])" office:value-type="string" office:string-value="df_clean_10$regio2 &lt;- str_replace_all(df_clean_9$regio2,„Hochtaunuskreis„,“Hochtaunuskreis„)" calcext:value-type="string">
            <text:p>df_clean_10$regio2 &lt;- str_replace_all(df_clean_9$regio2,„Hochtaunuskreis„,“Hochtaunuskreis„)</text:p>
          </table:table-cell>
        </table:table-row>
        <table:table-row table:style-name="ro1">
          <table:table-cell table:number-columns-repeated="2" office:value-type="string" calcext:value-type="string">
            <text:p>Hof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3]" office:value-type="string" office:string-value="Hof" calcext:value-type="string">
            <text:p>Hof</text:p>
          </table:table-cell>
          <table:table-cell office:value-type="string" calcext:value-type="string">
            <text:p>„,“</text:p>
          </table:table-cell>
          <table:table-cell table:formula="of:=[.B163]" office:value-type="string" office:string-value="Hof" calcext:value-type="string">
            <text:p>Hof</text:p>
          </table:table-cell>
          <table:table-cell office:value-type="string" calcext:value-type="string">
            <text:p>„)</text:p>
          </table:table-cell>
          <table:table-cell table:formula="of:=COM.MICROSOFT.TEXTJOIN(;;[.C163:.H163])" office:value-type="string" office:string-value="df_clean_10$regio2 &lt;- str_replace_all(df_clean_9$regio2,„Hof„,“Hof„)" calcext:value-type="string">
            <text:p>df_clean_10$regio2 &lt;- str_replace_all(df_clean_9$regio2,„Hof„,“Hof„)</text:p>
          </table:table-cell>
        </table:table-row>
        <table:table-row table:style-name="ro1">
          <table:table-cell office:value-type="string" calcext:value-type="string">
            <text:p>Hof-Krei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4]" office:value-type="string" office:string-value="Hof-Kreis" calcext:value-type="string">
            <text:p>Hof-Kreis</text:p>
          </table:table-cell>
          <table:table-cell office:value-type="string" calcext:value-type="string">
            <text:p>„,“</text:p>
          </table:table-cell>
          <table:table-cell table:formula="of:=[.B164]" office:value-type="string" office:string-value="Hof" calcext:value-type="string">
            <text:p>Hof</text:p>
          </table:table-cell>
          <table:table-cell office:value-type="string" calcext:value-type="string">
            <text:p>„)</text:p>
          </table:table-cell>
          <table:table-cell table:formula="of:=COM.MICROSOFT.TEXTJOIN(;;[.C164:.H164])" office:value-type="string" office:string-value="df_clean_10$regio2 &lt;- str_replace_all(df_clean_9$regio2,„Hof-Kreis„,“Hof„)" calcext:value-type="string">
            <text:p>df_clean_10$regio2 &lt;- str_replace_all(df_clean_9$regio2,„Hof-Kreis„,“Hof„)</text:p>
          </table:table-cell>
        </table:table-row>
        <table:table-row table:style-name="ro1">
          <table:table-cell table:number-columns-repeated="2" office:value-type="string" calcext:value-type="string">
            <text:p>Hohenlohe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5]" office:value-type="string" office:string-value="Hohenlohekreis" calcext:value-type="string">
            <text:p>Hohenlohekreis</text:p>
          </table:table-cell>
          <table:table-cell office:value-type="string" calcext:value-type="string">
            <text:p>„,“</text:p>
          </table:table-cell>
          <table:table-cell table:formula="of:=[.B165]" office:value-type="string" office:string-value="Hohenlohekreis" calcext:value-type="string">
            <text:p>Hohenlohekreis</text:p>
          </table:table-cell>
          <table:table-cell office:value-type="string" calcext:value-type="string">
            <text:p>„)</text:p>
          </table:table-cell>
          <table:table-cell table:formula="of:=COM.MICROSOFT.TEXTJOIN(;;[.C165:.H165])" office:value-type="string" office:string-value="df_clean_10$regio2 &lt;- str_replace_all(df_clean_9$regio2,„Hohenlohekreis„,“Hohenlohekreis„)" calcext:value-type="string">
            <text:p>df_clean_10$regio2 &lt;- str_replace_all(df_clean_9$regio2,„Hohenlohekreis„,“Hohenlohekreis„)</text:p>
          </table:table-cell>
        </table:table-row>
        <table:table-row table:style-name="ro1">
          <table:table-cell office:value-type="string" calcext:value-type="string">
            <text:p>Holzminden-Kreis</text:p>
          </table:table-cell>
          <table:table-cell office:value-type="string" calcext:value-type="string">
            <text:p>Holzmind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6]" office:value-type="string" office:string-value="Holzminden-Kreis" calcext:value-type="string">
            <text:p>Holzminden-Kreis</text:p>
          </table:table-cell>
          <table:table-cell office:value-type="string" calcext:value-type="string">
            <text:p>„,“</text:p>
          </table:table-cell>
          <table:table-cell table:formula="of:=[.B166]" office:value-type="string" office:string-value="Holzminden" calcext:value-type="string">
            <text:p>Holzminden</text:p>
          </table:table-cell>
          <table:table-cell office:value-type="string" calcext:value-type="string">
            <text:p>„)</text:p>
          </table:table-cell>
          <table:table-cell table:formula="of:=COM.MICROSOFT.TEXTJOIN(;;[.C166:.H166])" office:value-type="string" office:string-value="df_clean_10$regio2 &lt;- str_replace_all(df_clean_9$regio2,„Holzminden-Kreis„,“Holzminden„)" calcext:value-type="string">
            <text:p>df_clean_10$regio2 &lt;- str_replace_all(df_clean_9$regio2,„Holzminden-Kreis„,“Holzminden„)</text:p>
          </table:table-cell>
        </table:table-row>
        <table:table-row table:style-name="ro1">
          <table:table-cell office:value-type="string" calcext:value-type="string">
            <text:p>Höxter-Kreis</text:p>
          </table:table-cell>
          <table:table-cell office:value-type="string" calcext:value-type="string">
            <text:p>Höxt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7]" office:value-type="string" office:string-value="Höxter-Kreis" calcext:value-type="string">
            <text:p>Höxter-Kreis</text:p>
          </table:table-cell>
          <table:table-cell office:value-type="string" calcext:value-type="string">
            <text:p>„,“</text:p>
          </table:table-cell>
          <table:table-cell table:formula="of:=[.B167]" office:value-type="string" office:string-value="Höxter" calcext:value-type="string">
            <text:p>Höxter</text:p>
          </table:table-cell>
          <table:table-cell office:value-type="string" calcext:value-type="string">
            <text:p>„)</text:p>
          </table:table-cell>
          <table:table-cell table:formula="of:=COM.MICROSOFT.TEXTJOIN(;;[.C167:.H167])" office:value-type="string" office:string-value="df_clean_10$regio2 &lt;- str_replace_all(df_clean_9$regio2,„Höxter-Kreis„,“Höxter„)" calcext:value-type="string">
            <text:p>df_clean_10$regio2 &lt;- str_replace_all(df_clean_9$regio2,„Höxter-Kreis„,“Höxter„)</text:p>
          </table:table-cell>
        </table:table-row>
        <table:table-row table:style-name="ro1">
          <table:table-cell office:value-type="string" calcext:value-type="string">
            <text:p>Hoyerswerda</text:p>
          </table:table-cell>
          <table:table-cell office:value-type="string" calcext:value-type="string">
            <text:p>Bautz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8]" office:value-type="string" office:string-value="Hoyerswerda" calcext:value-type="string">
            <text:p>Hoyerswerda</text:p>
          </table:table-cell>
          <table:table-cell office:value-type="string" calcext:value-type="string">
            <text:p>„,“</text:p>
          </table:table-cell>
          <table:table-cell table:formula="of:=[.B168]" office:value-type="string" office:string-value="Bautzen" calcext:value-type="string">
            <text:p>Bautzen</text:p>
          </table:table-cell>
          <table:table-cell office:value-type="string" calcext:value-type="string">
            <text:p>„)</text:p>
          </table:table-cell>
          <table:table-cell table:formula="of:=COM.MICROSOFT.TEXTJOIN(;;[.C168:.H168])" office:value-type="string" office:string-value="df_clean_10$regio2 &lt;- str_replace_all(df_clean_9$regio2,„Hoyerswerda„,“Bautzen„)" calcext:value-type="string">
            <text:p>df_clean_10$regio2 &lt;- str_replace_all(df_clean_9$regio2,„Hoyerswerda„,“Bautzen„)</text:p>
          </table:table-cell>
        </table:table-row>
        <table:table-row table:style-name="ro1">
          <table:table-cell table:number-columns-repeated="2" office:value-type="string" calcext:value-type="string">
            <text:p>Ilm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69]" office:value-type="string" office:string-value="Ilm-Kreis" calcext:value-type="string">
            <text:p>Ilm-Kreis</text:p>
          </table:table-cell>
          <table:table-cell office:value-type="string" calcext:value-type="string">
            <text:p>„,“</text:p>
          </table:table-cell>
          <table:table-cell table:formula="of:=[.B169]" office:value-type="string" office:string-value="Ilm-Kreis" calcext:value-type="string">
            <text:p>Ilm-Kreis</text:p>
          </table:table-cell>
          <table:table-cell office:value-type="string" calcext:value-type="string">
            <text:p>„)</text:p>
          </table:table-cell>
          <table:table-cell table:formula="of:=COM.MICROSOFT.TEXTJOIN(;;[.C169:.H169])" office:value-type="string" office:string-value="df_clean_10$regio2 &lt;- str_replace_all(df_clean_9$regio2,„Ilm-Kreis„,“Ilm-Kreis„)" calcext:value-type="string">
            <text:p>df_clean_10$regio2 &lt;- str_replace_all(df_clean_9$regio2,„Ilm-Kreis„,“Ilm-Kreis„)</text:p>
          </table:table-cell>
        </table:table-row>
        <table:table-row table:style-name="ro1">
          <table:table-cell table:number-columns-repeated="2" office:value-type="string" calcext:value-type="string">
            <text:p>Ingolstad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0]" office:value-type="string" office:string-value="Ingolstadt" calcext:value-type="string">
            <text:p>Ingolstadt</text:p>
          </table:table-cell>
          <table:table-cell office:value-type="string" calcext:value-type="string">
            <text:p>„,“</text:p>
          </table:table-cell>
          <table:table-cell table:formula="of:=[.B170]" office:value-type="string" office:string-value="Ingolstadt" calcext:value-type="string">
            <text:p>Ingolstadt</text:p>
          </table:table-cell>
          <table:table-cell office:value-type="string" calcext:value-type="string">
            <text:p>„)</text:p>
          </table:table-cell>
          <table:table-cell table:formula="of:=COM.MICROSOFT.TEXTJOIN(;;[.C170:.H170])" office:value-type="string" office:string-value="df_clean_10$regio2 &lt;- str_replace_all(df_clean_9$regio2,„Ingolstadt„,“Ingolstadt„)" calcext:value-type="string">
            <text:p>df_clean_10$regio2 &lt;- str_replace_all(df_clean_9$regio2,„Ingolstadt„,“Ingolstadt„)</text:p>
          </table:table-cell>
        </table:table-row>
        <table:table-row table:style-name="ro1">
          <table:table-cell table:number-columns-repeated="2" office:value-type="string" calcext:value-type="string">
            <text:p>Jena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1]" office:value-type="string" office:string-value="Jena" calcext:value-type="string">
            <text:p>Jena</text:p>
          </table:table-cell>
          <table:table-cell office:value-type="string" calcext:value-type="string">
            <text:p>„,“</text:p>
          </table:table-cell>
          <table:table-cell table:formula="of:=[.B171]" office:value-type="string" office:string-value="Jena" calcext:value-type="string">
            <text:p>Jena</text:p>
          </table:table-cell>
          <table:table-cell office:value-type="string" calcext:value-type="string">
            <text:p>„)</text:p>
          </table:table-cell>
          <table:table-cell table:formula="of:=COM.MICROSOFT.TEXTJOIN(;;[.C171:.H171])" office:value-type="string" office:string-value="df_clean_10$regio2 &lt;- str_replace_all(df_clean_9$regio2,„Jena„,“Jena„)" calcext:value-type="string">
            <text:p>df_clean_10$regio2 &lt;- str_replace_all(df_clean_9$regio2,„Jena„,“Jena„)</text:p>
          </table:table-cell>
        </table:table-row>
        <table:table-row table:style-name="ro1">
          <table:table-cell office:value-type="string" calcext:value-type="string">
            <text:p>Jerichower-Land-Kreis</text:p>
          </table:table-cell>
          <table:table-cell office:value-type="string" calcext:value-type="string">
            <text:p>Jerichower 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2]" office:value-type="string" office:string-value="Jerichower-Land-Kreis" calcext:value-type="string">
            <text:p>Jerichower-Land-Kreis</text:p>
          </table:table-cell>
          <table:table-cell office:value-type="string" calcext:value-type="string">
            <text:p>„,“</text:p>
          </table:table-cell>
          <table:table-cell table:formula="of:=[.B172]" office:value-type="string" office:string-value="Jerichower Land" calcext:value-type="string">
            <text:p>Jerichower Land</text:p>
          </table:table-cell>
          <table:table-cell office:value-type="string" calcext:value-type="string">
            <text:p>„)</text:p>
          </table:table-cell>
          <table:table-cell table:formula="of:=COM.MICROSOFT.TEXTJOIN(;;[.C172:.H172])" office:value-type="string" office:string-value="df_clean_10$regio2 &lt;- str_replace_all(df_clean_9$regio2,„Jerichower-Land-Kreis„,“Jerichower Land„)" calcext:value-type="string">
            <text:p>df_clean_10$regio2 &lt;- str_replace_all(df_clean_9$regio2,„Jerichower-Land-Kreis„,“Jerichower Land„)</text:p>
          </table:table-cell>
        </table:table-row>
        <table:table-row table:style-name="ro1">
          <table:table-cell table:number-columns-repeated="2" office:value-type="string" calcext:value-type="string">
            <text:p>Kaiserslauter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3]" office:value-type="string" office:string-value="Kaiserslautern" calcext:value-type="string">
            <text:p>Kaiserslautern</text:p>
          </table:table-cell>
          <table:table-cell office:value-type="string" calcext:value-type="string">
            <text:p>„,“</text:p>
          </table:table-cell>
          <table:table-cell table:formula="of:=[.B173]" office:value-type="string" office:string-value="Kaiserslautern" calcext:value-type="string">
            <text:p>Kaiserslautern</text:p>
          </table:table-cell>
          <table:table-cell office:value-type="string" calcext:value-type="string">
            <text:p>„)</text:p>
          </table:table-cell>
          <table:table-cell table:formula="of:=COM.MICROSOFT.TEXTJOIN(;;[.C173:.H173])" office:value-type="string" office:string-value="df_clean_10$regio2 &lt;- str_replace_all(df_clean_9$regio2,„Kaiserslautern„,“Kaiserslautern„)" calcext:value-type="string">
            <text:p>df_clean_10$regio2 &lt;- str_replace_all(df_clean_9$regio2,„Kaiserslautern„,“Kaiserslautern„)</text:p>
          </table:table-cell>
        </table:table-row>
        <table:table-row table:style-name="ro1">
          <table:table-cell office:value-type="string" calcext:value-type="string">
            <text:p>Kaiserslautern-Kreis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4]" office:value-type="string" office:string-value="Kaiserslautern-Kreis" calcext:value-type="string">
            <text:p>Kaiserslautern-Kreis</text:p>
          </table:table-cell>
          <table:table-cell office:value-type="string" calcext:value-type="string">
            <text:p>„,“</text:p>
          </table:table-cell>
          <table:table-cell table:formula="of:=[.B174]" office:value-type="string" office:string-value="Kaiserslautern" calcext:value-type="string">
            <text:p>Kaiserslautern</text:p>
          </table:table-cell>
          <table:table-cell office:value-type="string" calcext:value-type="string">
            <text:p>„)</text:p>
          </table:table-cell>
          <table:table-cell table:formula="of:=COM.MICROSOFT.TEXTJOIN(;;[.C174:.H174])" office:value-type="string" office:string-value="df_clean_10$regio2 &lt;- str_replace_all(df_clean_9$regio2,„Kaiserslautern-Kreis„,“Kaiserslautern„)" calcext:value-type="string">
            <text:p>df_clean_10$regio2 &lt;- str_replace_all(df_clean_9$regio2,„Kaiserslautern-Kreis„,“Kaiserslautern„)</text:p>
          </table:table-cell>
        </table:table-row>
        <table:table-row table:style-name="ro1">
          <table:table-cell table:number-columns-repeated="2" office:value-type="string" calcext:value-type="string">
            <text:p>Karlsruh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5]" office:value-type="string" office:string-value="Karlsruhe" calcext:value-type="string">
            <text:p>Karlsruhe</text:p>
          </table:table-cell>
          <table:table-cell office:value-type="string" calcext:value-type="string">
            <text:p>„,“</text:p>
          </table:table-cell>
          <table:table-cell table:formula="of:=[.B175]" office:value-type="string" office:string-value="Karlsruhe" calcext:value-type="string">
            <text:p>Karlsruhe</text:p>
          </table:table-cell>
          <table:table-cell office:value-type="string" calcext:value-type="string">
            <text:p>„)</text:p>
          </table:table-cell>
          <table:table-cell table:formula="of:=COM.MICROSOFT.TEXTJOIN(;;[.C175:.H175])" office:value-type="string" office:string-value="df_clean_10$regio2 &lt;- str_replace_all(df_clean_9$regio2,„Karlsruhe„,“Karlsruhe„)" calcext:value-type="string">
            <text:p>df_clean_10$regio2 &lt;- str_replace_all(df_clean_9$regio2,„Karlsruhe„,“Karlsruhe„)</text:p>
          </table:table-cell>
        </table:table-row>
        <table:table-row table:style-name="ro1">
          <table:table-cell office:value-type="string" calcext:value-type="string">
            <text:p>Karlsruhe-Kreis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6]" office:value-type="string" office:string-value="Karlsruhe-Kreis" calcext:value-type="string">
            <text:p>Karlsruhe-Kreis</text:p>
          </table:table-cell>
          <table:table-cell office:value-type="string" calcext:value-type="string">
            <text:p>„,“</text:p>
          </table:table-cell>
          <table:table-cell table:formula="of:=[.B176]" office:value-type="string" office:string-value="Karlsruhe" calcext:value-type="string">
            <text:p>Karlsruhe</text:p>
          </table:table-cell>
          <table:table-cell office:value-type="string" calcext:value-type="string">
            <text:p>„)</text:p>
          </table:table-cell>
          <table:table-cell table:formula="of:=COM.MICROSOFT.TEXTJOIN(;;[.C176:.H176])" office:value-type="string" office:string-value="df_clean_10$regio2 &lt;- str_replace_all(df_clean_9$regio2,„Karlsruhe-Kreis„,“Karlsruhe„)" calcext:value-type="string">
            <text:p>df_clean_10$regio2 &lt;- str_replace_all(df_clean_9$regio2,„Karlsruhe-Kreis„,“Karlsruhe„)</text:p>
          </table:table-cell>
        </table:table-row>
        <table:table-row table:style-name="ro1">
          <table:table-cell table:number-columns-repeated="2" office:value-type="string" calcext:value-type="string">
            <text:p>Kass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7]" office:value-type="string" office:string-value="Kassel" calcext:value-type="string">
            <text:p>Kassel</text:p>
          </table:table-cell>
          <table:table-cell office:value-type="string" calcext:value-type="string">
            <text:p>„,“</text:p>
          </table:table-cell>
          <table:table-cell table:formula="of:=[.B177]" office:value-type="string" office:string-value="Kassel" calcext:value-type="string">
            <text:p>Kassel</text:p>
          </table:table-cell>
          <table:table-cell office:value-type="string" calcext:value-type="string">
            <text:p>„)</text:p>
          </table:table-cell>
          <table:table-cell table:formula="of:=COM.MICROSOFT.TEXTJOIN(;;[.C177:.H177])" office:value-type="string" office:string-value="df_clean_10$regio2 &lt;- str_replace_all(df_clean_9$regio2,„Kassel„,“Kassel„)" calcext:value-type="string">
            <text:p>df_clean_10$regio2 &lt;- str_replace_all(df_clean_9$regio2,„Kassel„,“Kassel„)</text:p>
          </table:table-cell>
        </table:table-row>
        <table:table-row table:style-name="ro1">
          <table:table-cell office:value-type="string" calcext:value-type="string">
            <text:p>Kassel-Kreis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8]" office:value-type="string" office:string-value="Kassel-Kreis" calcext:value-type="string">
            <text:p>Kassel-Kreis</text:p>
          </table:table-cell>
          <table:table-cell office:value-type="string" calcext:value-type="string">
            <text:p>„,“</text:p>
          </table:table-cell>
          <table:table-cell table:formula="of:=[.B178]" office:value-type="string" office:string-value="Kassel" calcext:value-type="string">
            <text:p>Kassel</text:p>
          </table:table-cell>
          <table:table-cell office:value-type="string" calcext:value-type="string">
            <text:p>„)</text:p>
          </table:table-cell>
          <table:table-cell table:formula="of:=COM.MICROSOFT.TEXTJOIN(;;[.C178:.H178])" office:value-type="string" office:string-value="df_clean_10$regio2 &lt;- str_replace_all(df_clean_9$regio2,„Kassel-Kreis„,“Kassel„)" calcext:value-type="string">
            <text:p>df_clean_10$regio2 &lt;- str_replace_all(df_clean_9$regio2,„Kassel-Kreis„,“Kassel„)</text:p>
          </table:table-cell>
        </table:table-row>
        <table:table-row table:style-name="ro1">
          <table:table-cell table:number-columns-repeated="2" office:value-type="string" calcext:value-type="string">
            <text:p>Kaufbeur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79]" office:value-type="string" office:string-value="Kaufbeuren" calcext:value-type="string">
            <text:p>Kaufbeuren</text:p>
          </table:table-cell>
          <table:table-cell office:value-type="string" calcext:value-type="string">
            <text:p>„,“</text:p>
          </table:table-cell>
          <table:table-cell table:formula="of:=[.B179]" office:value-type="string" office:string-value="Kaufbeuren" calcext:value-type="string">
            <text:p>Kaufbeuren</text:p>
          </table:table-cell>
          <table:table-cell office:value-type="string" calcext:value-type="string">
            <text:p>„)</text:p>
          </table:table-cell>
          <table:table-cell table:formula="of:=COM.MICROSOFT.TEXTJOIN(;;[.C179:.H179])" office:value-type="string" office:string-value="df_clean_10$regio2 &lt;- str_replace_all(df_clean_9$regio2,„Kaufbeuren„,“Kaufbeuren„)" calcext:value-type="string">
            <text:p>df_clean_10$regio2 &lt;- str_replace_all(df_clean_9$regio2,„Kaufbeuren„,“Kaufbeuren„)</text:p>
          </table:table-cell>
        </table:table-row>
        <table:table-row table:style-name="ro1">
          <table:table-cell office:value-type="string" calcext:value-type="string">
            <text:p>Kelheim-Kreis</text:p>
          </table:table-cell>
          <table:table-cell office:value-type="string" calcext:value-type="string">
            <text:p>Kel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0]" office:value-type="string" office:string-value="Kelheim-Kreis" calcext:value-type="string">
            <text:p>Kelheim-Kreis</text:p>
          </table:table-cell>
          <table:table-cell office:value-type="string" calcext:value-type="string">
            <text:p>„,“</text:p>
          </table:table-cell>
          <table:table-cell table:formula="of:=[.B180]" office:value-type="string" office:string-value="Kelheim" calcext:value-type="string">
            <text:p>Kelheim</text:p>
          </table:table-cell>
          <table:table-cell office:value-type="string" calcext:value-type="string">
            <text:p>„)</text:p>
          </table:table-cell>
          <table:table-cell table:formula="of:=COM.MICROSOFT.TEXTJOIN(;;[.C180:.H180])" office:value-type="string" office:string-value="df_clean_10$regio2 &lt;- str_replace_all(df_clean_9$regio2,„Kelheim-Kreis„,“Kelheim„)" calcext:value-type="string">
            <text:p>df_clean_10$regio2 &lt;- str_replace_all(df_clean_9$regio2,„Kelheim-Kreis„,“Kelheim„)</text:p>
          </table:table-cell>
        </table:table-row>
        <table:table-row table:style-name="ro1">
          <table:table-cell office:value-type="string" calcext:value-type="string">
            <text:p>Kempten-Allgäu</text:p>
          </table:table-cell>
          <table:table-cell office:value-type="string" calcext:value-type="string">
            <text:p>Kempten (Allgäu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1]" office:value-type="string" office:string-value="Kempten-Allgäu" calcext:value-type="string">
            <text:p>Kempten-Allgäu</text:p>
          </table:table-cell>
          <table:table-cell office:value-type="string" calcext:value-type="string">
            <text:p>„,“</text:p>
          </table:table-cell>
          <table:table-cell table:formula="of:=[.B181]" office:value-type="string" office:string-value="Kempten (Allgäu)" calcext:value-type="string">
            <text:p>Kempten (Allgäu)</text:p>
          </table:table-cell>
          <table:table-cell office:value-type="string" calcext:value-type="string">
            <text:p>„)</text:p>
          </table:table-cell>
          <table:table-cell table:formula="of:=COM.MICROSOFT.TEXTJOIN(;;[.C181:.H181])" office:value-type="string" office:string-value="df_clean_10$regio2 &lt;- str_replace_all(df_clean_9$regio2,„Kempten-Allgäu„,“Kempten (Allgäu)„)" calcext:value-type="string">
            <text:p>df_clean_10$regio2 &lt;- str_replace_all(df_clean_9$regio2,„Kempten-Allgäu„,“Kempten (Allgäu)„)</text:p>
          </table:table-cell>
        </table:table-row>
        <table:table-row table:style-name="ro1">
          <table:table-cell table:number-columns-repeated="2" office:value-type="string" calcext:value-type="string">
            <text:p>Ki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2]" office:value-type="string" office:string-value="Kiel" calcext:value-type="string">
            <text:p>Kiel</text:p>
          </table:table-cell>
          <table:table-cell office:value-type="string" calcext:value-type="string">
            <text:p>„,“</text:p>
          </table:table-cell>
          <table:table-cell table:formula="of:=[.B182]" office:value-type="string" office:string-value="Kiel" calcext:value-type="string">
            <text:p>Kiel</text:p>
          </table:table-cell>
          <table:table-cell office:value-type="string" calcext:value-type="string">
            <text:p>„)</text:p>
          </table:table-cell>
          <table:table-cell table:formula="of:=COM.MICROSOFT.TEXTJOIN(;;[.C182:.H182])" office:value-type="string" office:string-value="df_clean_10$regio2 &lt;- str_replace_all(df_clean_9$regio2,„Kiel„,“Kiel„)" calcext:value-type="string">
            <text:p>df_clean_10$regio2 &lt;- str_replace_all(df_clean_9$regio2,„Kiel„,“Kiel„)</text:p>
          </table:table-cell>
        </table:table-row>
        <table:table-row table:style-name="ro1">
          <table:table-cell office:value-type="string" calcext:value-type="string">
            <text:p>Kitzingen-Kreis</text:p>
          </table:table-cell>
          <table:table-cell office:value-type="string" calcext:value-type="string">
            <text:p>Kitz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3]" office:value-type="string" office:string-value="Kitzingen-Kreis" calcext:value-type="string">
            <text:p>Kitzingen-Kreis</text:p>
          </table:table-cell>
          <table:table-cell office:value-type="string" calcext:value-type="string">
            <text:p>„,“</text:p>
          </table:table-cell>
          <table:table-cell table:formula="of:=[.B183]" office:value-type="string" office:string-value="Kitzingen" calcext:value-type="string">
            <text:p>Kitzingen</text:p>
          </table:table-cell>
          <table:table-cell office:value-type="string" calcext:value-type="string">
            <text:p>„)</text:p>
          </table:table-cell>
          <table:table-cell table:formula="of:=COM.MICROSOFT.TEXTJOIN(;;[.C183:.H183])" office:value-type="string" office:string-value="df_clean_10$regio2 &lt;- str_replace_all(df_clean_9$regio2,„Kitzingen-Kreis„,“Kitzingen„)" calcext:value-type="string">
            <text:p>df_clean_10$regio2 &lt;- str_replace_all(df_clean_9$regio2,„Kitzingen-Kreis„,“Kitzingen„)</text:p>
          </table:table-cell>
        </table:table-row>
        <table:table-row table:style-name="ro1">
          <table:table-cell office:value-type="string" calcext:value-type="string">
            <text:p>Kleve-Kreis</text:p>
          </table:table-cell>
          <table:table-cell office:value-type="string" calcext:value-type="string">
            <text:p>Klev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4]" office:value-type="string" office:string-value="Kleve-Kreis" calcext:value-type="string">
            <text:p>Kleve-Kreis</text:p>
          </table:table-cell>
          <table:table-cell office:value-type="string" calcext:value-type="string">
            <text:p>„,“</text:p>
          </table:table-cell>
          <table:table-cell table:formula="of:=[.B184]" office:value-type="string" office:string-value="Kleve" calcext:value-type="string">
            <text:p>Kleve</text:p>
          </table:table-cell>
          <table:table-cell office:value-type="string" calcext:value-type="string">
            <text:p>„)</text:p>
          </table:table-cell>
          <table:table-cell table:formula="of:=COM.MICROSOFT.TEXTJOIN(;;[.C184:.H184])" office:value-type="string" office:string-value="df_clean_10$regio2 &lt;- str_replace_all(df_clean_9$regio2,„Kleve-Kreis„,“Kleve„)" calcext:value-type="string">
            <text:p>df_clean_10$regio2 &lt;- str_replace_all(df_clean_9$regio2,„Kleve-Kreis„,“Kleve„)</text:p>
          </table:table-cell>
        </table:table-row>
        <table:table-row table:style-name="ro1">
          <table:table-cell table:number-columns-repeated="2" office:value-type="string" calcext:value-type="string">
            <text:p>Koblen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5]" office:value-type="string" office:string-value="Koblenz" calcext:value-type="string">
            <text:p>Koblenz</text:p>
          </table:table-cell>
          <table:table-cell office:value-type="string" calcext:value-type="string">
            <text:p>„,“</text:p>
          </table:table-cell>
          <table:table-cell table:formula="of:=[.B185]" office:value-type="string" office:string-value="Koblenz" calcext:value-type="string">
            <text:p>Koblenz</text:p>
          </table:table-cell>
          <table:table-cell office:value-type="string" calcext:value-type="string">
            <text:p>„)</text:p>
          </table:table-cell>
          <table:table-cell table:formula="of:=COM.MICROSOFT.TEXTJOIN(;;[.C185:.H185])" office:value-type="string" office:string-value="df_clean_10$regio2 &lt;- str_replace_all(df_clean_9$regio2,„Koblenz„,“Koblenz„)" calcext:value-type="string">
            <text:p>df_clean_10$regio2 &lt;- str_replace_all(df_clean_9$regio2,„Koblenz„,“Koblenz„)</text:p>
          </table:table-cell>
        </table:table-row>
        <table:table-row table:style-name="ro1">
          <table:table-cell table:number-columns-repeated="2" office:value-type="string" calcext:value-type="string">
            <text:p>Köl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6]" office:value-type="string" office:string-value="Köln" calcext:value-type="string">
            <text:p>Köln</text:p>
          </table:table-cell>
          <table:table-cell office:value-type="string" calcext:value-type="string">
            <text:p>„,“</text:p>
          </table:table-cell>
          <table:table-cell table:formula="of:=[.B186]" office:value-type="string" office:string-value="Köln" calcext:value-type="string">
            <text:p>Köln</text:p>
          </table:table-cell>
          <table:table-cell office:value-type="string" calcext:value-type="string">
            <text:p>„)</text:p>
          </table:table-cell>
          <table:table-cell table:formula="of:=COM.MICROSOFT.TEXTJOIN(;;[.C186:.H186])" office:value-type="string" office:string-value="df_clean_10$regio2 &lt;- str_replace_all(df_clean_9$regio2,„Köln„,“Köln„)" calcext:value-type="string">
            <text:p>df_clean_10$regio2 &lt;- str_replace_all(df_clean_9$regio2,„Köln„,“Köln„)</text:p>
          </table:table-cell>
        </table:table-row>
        <table:table-row table:style-name="ro1">
          <table:table-cell office:value-type="string" calcext:value-type="string">
            <text:p>Konstanz-Kreis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7]" office:value-type="string" office:string-value="Konstanz-Kreis" calcext:value-type="string">
            <text:p>Konstanz-Kreis</text:p>
          </table:table-cell>
          <table:table-cell office:value-type="string" calcext:value-type="string">
            <text:p>„,“</text:p>
          </table:table-cell>
          <table:table-cell table:formula="of:=[.B187]" office:value-type="string" office:string-value="Konstanz" calcext:value-type="string">
            <text:p>Konstanz</text:p>
          </table:table-cell>
          <table:table-cell office:value-type="string" calcext:value-type="string">
            <text:p>„)</text:p>
          </table:table-cell>
          <table:table-cell table:formula="of:=COM.MICROSOFT.TEXTJOIN(;;[.C187:.H187])" office:value-type="string" office:string-value="df_clean_10$regio2 &lt;- str_replace_all(df_clean_9$regio2,„Konstanz-Kreis„,“Konstanz„)" calcext:value-type="string">
            <text:p>df_clean_10$regio2 &lt;- str_replace_all(df_clean_9$regio2,„Konstanz-Kreis„,“Konstanz„)</text:p>
          </table:table-cell>
        </table:table-row>
        <table:table-row table:style-name="ro1">
          <table:table-cell table:number-columns-repeated="2" office:value-type="string" calcext:value-type="string">
            <text:p>Krefe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8]" office:value-type="string" office:string-value="Krefeld" calcext:value-type="string">
            <text:p>Krefeld</text:p>
          </table:table-cell>
          <table:table-cell office:value-type="string" calcext:value-type="string">
            <text:p>„,“</text:p>
          </table:table-cell>
          <table:table-cell table:formula="of:=[.B188]" office:value-type="string" office:string-value="Krefeld" calcext:value-type="string">
            <text:p>Krefeld</text:p>
          </table:table-cell>
          <table:table-cell office:value-type="string" calcext:value-type="string">
            <text:p>„)</text:p>
          </table:table-cell>
          <table:table-cell table:formula="of:=COM.MICROSOFT.TEXTJOIN(;;[.C188:.H188])" office:value-type="string" office:string-value="df_clean_10$regio2 &lt;- str_replace_all(df_clean_9$regio2,„Krefeld„,“Krefeld„)" calcext:value-type="string">
            <text:p>df_clean_10$regio2 &lt;- str_replace_all(df_clean_9$regio2,„Krefeld„,“Krefeld„)</text:p>
          </table:table-cell>
        </table:table-row>
        <table:table-row table:style-name="ro1">
          <table:table-cell office:value-type="string" calcext:value-type="string">
            <text:p>Kronach-Kreis</text:p>
          </table:table-cell>
          <table:table-cell office:value-type="string" calcext:value-type="string">
            <text:p>Kron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89]" office:value-type="string" office:string-value="Kronach-Kreis" calcext:value-type="string">
            <text:p>Kronach-Kreis</text:p>
          </table:table-cell>
          <table:table-cell office:value-type="string" calcext:value-type="string">
            <text:p>„,“</text:p>
          </table:table-cell>
          <table:table-cell table:formula="of:=[.B189]" office:value-type="string" office:string-value="Kronach" calcext:value-type="string">
            <text:p>Kronach</text:p>
          </table:table-cell>
          <table:table-cell office:value-type="string" calcext:value-type="string">
            <text:p>„)</text:p>
          </table:table-cell>
          <table:table-cell table:formula="of:=COM.MICROSOFT.TEXTJOIN(;;[.C189:.H189])" office:value-type="string" office:string-value="df_clean_10$regio2 &lt;- str_replace_all(df_clean_9$regio2,„Kronach-Kreis„,“Kronach„)" calcext:value-type="string">
            <text:p>df_clean_10$regio2 &lt;- str_replace_all(df_clean_9$regio2,„Kronach-Kreis„,“Kronach„)</text:p>
          </table:table-cell>
        </table:table-row>
        <table:table-row table:style-name="ro1">
          <table:table-cell office:value-type="string" calcext:value-type="string">
            <text:p>Kulmbach-Kreis</text:p>
          </table:table-cell>
          <table:table-cell office:value-type="string" calcext:value-type="string">
            <text:p>Kulm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0]" office:value-type="string" office:string-value="Kulmbach-Kreis" calcext:value-type="string">
            <text:p>Kulmbach-Kreis</text:p>
          </table:table-cell>
          <table:table-cell office:value-type="string" calcext:value-type="string">
            <text:p>„,“</text:p>
          </table:table-cell>
          <table:table-cell table:formula="of:=[.B190]" office:value-type="string" office:string-value="Kulmbach" calcext:value-type="string">
            <text:p>Kulmbach</text:p>
          </table:table-cell>
          <table:table-cell office:value-type="string" calcext:value-type="string">
            <text:p>„)</text:p>
          </table:table-cell>
          <table:table-cell table:formula="of:=COM.MICROSOFT.TEXTJOIN(;;[.C190:.H190])" office:value-type="string" office:string-value="df_clean_10$regio2 &lt;- str_replace_all(df_clean_9$regio2,„Kulmbach-Kreis„,“Kulmbach„)" calcext:value-type="string">
            <text:p>df_clean_10$regio2 &lt;- str_replace_all(df_clean_9$regio2,„Kulmbach-Kreis„,“Kulmbach„)</text:p>
          </table:table-cell>
        </table:table-row>
        <table:table-row table:style-name="ro1">
          <table:table-cell office:value-type="string" calcext:value-type="string">
            <text:p>Kusel-Kreis</text:p>
          </table:table-cell>
          <table:table-cell office:value-type="string" calcext:value-type="string">
            <text:p>Kus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1]" office:value-type="string" office:string-value="Kusel-Kreis" calcext:value-type="string">
            <text:p>Kusel-Kreis</text:p>
          </table:table-cell>
          <table:table-cell office:value-type="string" calcext:value-type="string">
            <text:p>„,“</text:p>
          </table:table-cell>
          <table:table-cell table:formula="of:=[.B191]" office:value-type="string" office:string-value="Kusel" calcext:value-type="string">
            <text:p>Kusel</text:p>
          </table:table-cell>
          <table:table-cell office:value-type="string" calcext:value-type="string">
            <text:p>„)</text:p>
          </table:table-cell>
          <table:table-cell table:formula="of:=COM.MICROSOFT.TEXTJOIN(;;[.C191:.H191])" office:value-type="string" office:string-value="df_clean_10$regio2 &lt;- str_replace_all(df_clean_9$regio2,„Kusel-Kreis„,“Kusel„)" calcext:value-type="string">
            <text:p>df_clean_10$regio2 &lt;- str_replace_all(df_clean_9$regio2,„Kusel-Kreis„,“Kusel„)</text:p>
          </table:table-cell>
        </table:table-row>
        <table:table-row table:style-name="ro1">
          <table:table-cell table:number-columns-repeated="2" office:value-type="string" calcext:value-type="string">
            <text:p>Kyffhäuser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2]" office:value-type="string" office:string-value="Kyffhäuserkreis" calcext:value-type="string">
            <text:p>Kyffhäuserkreis</text:p>
          </table:table-cell>
          <table:table-cell office:value-type="string" calcext:value-type="string">
            <text:p>„,“</text:p>
          </table:table-cell>
          <table:table-cell table:formula="of:=[.B192]" office:value-type="string" office:string-value="Kyffhäuserkreis" calcext:value-type="string">
            <text:p>Kyffhäuserkreis</text:p>
          </table:table-cell>
          <table:table-cell office:value-type="string" calcext:value-type="string">
            <text:p>„)</text:p>
          </table:table-cell>
          <table:table-cell table:formula="of:=COM.MICROSOFT.TEXTJOIN(;;[.C192:.H192])" office:value-type="string" office:string-value="df_clean_10$regio2 &lt;- str_replace_all(df_clean_9$regio2,„Kyffhäuserkreis„,“Kyffhäuserkreis„)" calcext:value-type="string">
            <text:p>df_clean_10$regio2 &lt;- str_replace_all(df_clean_9$regio2,„Kyffhäuserkreis„,“Kyffhäuserkreis„)</text:p>
          </table:table-cell>
        </table:table-row>
        <table:table-row table:style-name="ro1">
          <table:table-cell table:number-columns-repeated="2" office:value-type="string" calcext:value-type="string">
            <text:p>Lahn-Dill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3]" office:value-type="string" office:string-value="Lahn-Dill-Kreis" calcext:value-type="string">
            <text:p>Lahn-Dill-Kreis</text:p>
          </table:table-cell>
          <table:table-cell office:value-type="string" calcext:value-type="string">
            <text:p>„,“</text:p>
          </table:table-cell>
          <table:table-cell table:formula="of:=[.B193]" office:value-type="string" office:string-value="Lahn-Dill-Kreis" calcext:value-type="string">
            <text:p>Lahn-Dill-Kreis</text:p>
          </table:table-cell>
          <table:table-cell office:value-type="string" calcext:value-type="string">
            <text:p>„)</text:p>
          </table:table-cell>
          <table:table-cell table:formula="of:=COM.MICROSOFT.TEXTJOIN(;;[.C193:.H193])" office:value-type="string" office:string-value="df_clean_10$regio2 &lt;- str_replace_all(df_clean_9$regio2,„Lahn-Dill-Kreis„,“Lahn-Dill-Kreis„)" calcext:value-type="string">
            <text:p>df_clean_10$regio2 &lt;- str_replace_all(df_clean_9$regio2,„Lahn-Dill-Kreis„,“Lahn-Dill-Kreis„)</text:p>
          </table:table-cell>
        </table:table-row>
        <table:table-row table:style-name="ro1">
          <table:table-cell office:value-type="string" calcext:value-type="string">
            <text:p>Landau-in-der-Pfalz</text:p>
          </table:table-cell>
          <table:table-cell office:value-type="string" calcext:value-type="string">
            <text:p>Landau in der Pfal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4]" office:value-type="string" office:string-value="Landau-in-der-Pfalz" calcext:value-type="string">
            <text:p>Landau-in-der-Pfalz</text:p>
          </table:table-cell>
          <table:table-cell office:value-type="string" calcext:value-type="string">
            <text:p>„,“</text:p>
          </table:table-cell>
          <table:table-cell table:formula="of:=[.B194]" office:value-type="string" office:string-value="Landau in der Pfalz" calcext:value-type="string">
            <text:p>Landau in der Pfalz</text:p>
          </table:table-cell>
          <table:table-cell office:value-type="string" calcext:value-type="string">
            <text:p>„)</text:p>
          </table:table-cell>
          <table:table-cell table:formula="of:=COM.MICROSOFT.TEXTJOIN(;;[.C194:.H194])" office:value-type="string" office:string-value="df_clean_10$regio2 &lt;- str_replace_all(df_clean_9$regio2,„Landau-in-der-Pfalz„,“Landau in der Pfalz„)" calcext:value-type="string">
            <text:p>df_clean_10$regio2 &lt;- str_replace_all(df_clean_9$regio2,„Landau-in-der-Pfalz„,“Landau in der Pfalz„)</text:p>
          </table:table-cell>
        </table:table-row>
        <table:table-row table:style-name="ro1">
          <table:table-cell office:value-type="string" calcext:value-type="string">
            <text:p>Landsberg-am-Lech-Kreis</text:p>
          </table:table-cell>
          <table:table-cell office:value-type="string" calcext:value-type="string">
            <text:p>Landsberg am Le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5]" office:value-type="string" office:string-value="Landsberg-am-Lech-Kreis" calcext:value-type="string">
            <text:p>Landsberg-am-Lech-Kreis</text:p>
          </table:table-cell>
          <table:table-cell office:value-type="string" calcext:value-type="string">
            <text:p>„,“</text:p>
          </table:table-cell>
          <table:table-cell table:formula="of:=[.B195]" office:value-type="string" office:string-value="Landsberg am Lech" calcext:value-type="string">
            <text:p>Landsberg am Lech</text:p>
          </table:table-cell>
          <table:table-cell office:value-type="string" calcext:value-type="string">
            <text:p>„)</text:p>
          </table:table-cell>
          <table:table-cell table:formula="of:=COM.MICROSOFT.TEXTJOIN(;;[.C195:.H195])" office:value-type="string" office:string-value="df_clean_10$regio2 &lt;- str_replace_all(df_clean_9$regio2,„Landsberg-am-Lech-Kreis„,“Landsberg am Lech„)" calcext:value-type="string">
            <text:p>df_clean_10$regio2 &lt;- str_replace_all(df_clean_9$regio2,„Landsberg-am-Lech-Kreis„,“Landsberg am Lech„)</text:p>
          </table:table-cell>
        </table:table-row>
        <table:table-row table:style-name="ro1">
          <table:table-cell table:number-columns-repeated="2" office:value-type="string" calcext:value-type="string">
            <text:p>Landshu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6]" office:value-type="string" office:string-value="Landshut" calcext:value-type="string">
            <text:p>Landshut</text:p>
          </table:table-cell>
          <table:table-cell office:value-type="string" calcext:value-type="string">
            <text:p>„,“</text:p>
          </table:table-cell>
          <table:table-cell table:formula="of:=[.B196]" office:value-type="string" office:string-value="Landshut" calcext:value-type="string">
            <text:p>Landshut</text:p>
          </table:table-cell>
          <table:table-cell office:value-type="string" calcext:value-type="string">
            <text:p>„)</text:p>
          </table:table-cell>
          <table:table-cell table:formula="of:=COM.MICROSOFT.TEXTJOIN(;;[.C196:.H196])" office:value-type="string" office:string-value="df_clean_10$regio2 &lt;- str_replace_all(df_clean_9$regio2,„Landshut„,“Landshut„)" calcext:value-type="string">
            <text:p>df_clean_10$regio2 &lt;- str_replace_all(df_clean_9$regio2,„Landshut„,“Landshut„)</text:p>
          </table:table-cell>
        </table:table-row>
        <table:table-row table:style-name="ro1">
          <table:table-cell office:value-type="string" calcext:value-type="string">
            <text:p>Landshut-Kreis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7]" office:value-type="string" office:string-value="Landshut-Kreis" calcext:value-type="string">
            <text:p>Landshut-Kreis</text:p>
          </table:table-cell>
          <table:table-cell office:value-type="string" calcext:value-type="string">
            <text:p>„,“</text:p>
          </table:table-cell>
          <table:table-cell table:formula="of:=[.B197]" office:value-type="string" office:string-value="Landshut" calcext:value-type="string">
            <text:p>Landshut</text:p>
          </table:table-cell>
          <table:table-cell office:value-type="string" calcext:value-type="string">
            <text:p>„)</text:p>
          </table:table-cell>
          <table:table-cell table:formula="of:=COM.MICROSOFT.TEXTJOIN(;;[.C197:.H197])" office:value-type="string" office:string-value="df_clean_10$regio2 &lt;- str_replace_all(df_clean_9$regio2,„Landshut-Kreis„,“Landshut„)" calcext:value-type="string">
            <text:p>df_clean_10$regio2 &lt;- str_replace_all(df_clean_9$regio2,„Landshut-Kreis„,“Landshut„)</text:p>
          </table:table-cell>
        </table:table-row>
        <table:table-row table:style-name="ro1">
          <table:table-cell office:value-type="string" calcext:value-type="string">
            <text:p>Leer-Kreis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8]" office:value-type="string" office:string-value="Leer-Kreis" calcext:value-type="string">
            <text:p>Leer-Kreis</text:p>
          </table:table-cell>
          <table:table-cell office:value-type="string" calcext:value-type="string">
            <text:p>„,“</text:p>
          </table:table-cell>
          <table:table-cell table:formula="of:=[.B198]" office:value-type="string" office:string-value="Leer" calcext:value-type="string">
            <text:p>Leer</text:p>
          </table:table-cell>
          <table:table-cell office:value-type="string" calcext:value-type="string">
            <text:p>„)</text:p>
          </table:table-cell>
          <table:table-cell table:formula="of:=COM.MICROSOFT.TEXTJOIN(;;[.C198:.H198])" office:value-type="string" office:string-value="df_clean_10$regio2 &lt;- str_replace_all(df_clean_9$regio2,„Leer-Kreis„,“Leer„)" calcext:value-type="string">
            <text:p>df_clean_10$regio2 &lt;- str_replace_all(df_clean_9$regio2,„Leer-Kreis„,“Leer„)</text:p>
          </table:table-cell>
        </table:table-row>
        <table:table-row table:style-name="ro1">
          <table:table-cell table:number-columns-repeated="2" office:value-type="string" calcext:value-type="string">
            <text:p>Leipzi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199]" office:value-type="string" office:string-value="Leipzig" calcext:value-type="string">
            <text:p>Leipzig</text:p>
          </table:table-cell>
          <table:table-cell office:value-type="string" calcext:value-type="string">
            <text:p>„,“</text:p>
          </table:table-cell>
          <table:table-cell table:formula="of:=[.B199]" office:value-type="string" office:string-value="Leipzig" calcext:value-type="string">
            <text:p>Leipzig</text:p>
          </table:table-cell>
          <table:table-cell office:value-type="string" calcext:value-type="string">
            <text:p>„)</text:p>
          </table:table-cell>
          <table:table-cell table:formula="of:=COM.MICROSOFT.TEXTJOIN(;;[.C199:.H199])" office:value-type="string" office:string-value="df_clean_10$regio2 &lt;- str_replace_all(df_clean_9$regio2,„Leipzig„,“Leipzig„)" calcext:value-type="string">
            <text:p>df_clean_10$regio2 &lt;- str_replace_all(df_clean_9$regio2,„Leipzig„,“Leipzig„)</text:p>
          </table:table-cell>
        </table:table-row>
        <table:table-row table:style-name="ro1">
          <table:table-cell office:value-type="string" calcext:value-type="string">
            <text:p>Leipzig-Kreis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0]" office:value-type="string" office:string-value="Leipzig-Kreis" calcext:value-type="string">
            <text:p>Leipzig-Kreis</text:p>
          </table:table-cell>
          <table:table-cell office:value-type="string" calcext:value-type="string">
            <text:p>„,“</text:p>
          </table:table-cell>
          <table:table-cell table:formula="of:=[.B200]" office:value-type="string" office:string-value="Leipzig" calcext:value-type="string">
            <text:p>Leipzig</text:p>
          </table:table-cell>
          <table:table-cell office:value-type="string" calcext:value-type="string">
            <text:p>„)</text:p>
          </table:table-cell>
          <table:table-cell table:formula="of:=COM.MICROSOFT.TEXTJOIN(;;[.C200:.H200])" office:value-type="string" office:string-value="df_clean_10$regio2 &lt;- str_replace_all(df_clean_9$regio2,„Leipzig-Kreis„,“Leipzig„)" calcext:value-type="string">
            <text:p>df_clean_10$regio2 &lt;- str_replace_all(df_clean_9$regio2,„Leipzig-Kreis„,“Leipzig„)</text:p>
          </table:table-cell>
        </table:table-row>
        <table:table-row table:style-name="ro1">
          <table:table-cell table:number-columns-repeated="2" office:value-type="string" calcext:value-type="string">
            <text:p>Leverk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1]" office:value-type="string" office:string-value="Leverkusen" calcext:value-type="string">
            <text:p>Leverkusen</text:p>
          </table:table-cell>
          <table:table-cell office:value-type="string" calcext:value-type="string">
            <text:p>„,“</text:p>
          </table:table-cell>
          <table:table-cell table:formula="of:=[.B201]" office:value-type="string" office:string-value="Leverkusen" calcext:value-type="string">
            <text:p>Leverkusen</text:p>
          </table:table-cell>
          <table:table-cell office:value-type="string" calcext:value-type="string">
            <text:p>„)</text:p>
          </table:table-cell>
          <table:table-cell table:formula="of:=COM.MICROSOFT.TEXTJOIN(;;[.C201:.H201])" office:value-type="string" office:string-value="df_clean_10$regio2 &lt;- str_replace_all(df_clean_9$regio2,„Leverkusen„,“Leverkusen„)" calcext:value-type="string">
            <text:p>df_clean_10$regio2 &lt;- str_replace_all(df_clean_9$regio2,„Leverkusen„,“Leverkusen„)</text:p>
          </table:table-cell>
        </table:table-row>
        <table:table-row table:style-name="ro1">
          <table:table-cell office:value-type="string" calcext:value-type="string">
            <text:p>Lichtenfels-Kreis</text:p>
          </table:table-cell>
          <table:table-cell office:value-type="string" calcext:value-type="string">
            <text:p>Lichtenfel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2]" office:value-type="string" office:string-value="Lichtenfels-Kreis" calcext:value-type="string">
            <text:p>Lichtenfels-Kreis</text:p>
          </table:table-cell>
          <table:table-cell office:value-type="string" calcext:value-type="string">
            <text:p>„,“</text:p>
          </table:table-cell>
          <table:table-cell table:formula="of:=[.B202]" office:value-type="string" office:string-value="Lichtenfels" calcext:value-type="string">
            <text:p>Lichtenfels</text:p>
          </table:table-cell>
          <table:table-cell office:value-type="string" calcext:value-type="string">
            <text:p>„)</text:p>
          </table:table-cell>
          <table:table-cell table:formula="of:=COM.MICROSOFT.TEXTJOIN(;;[.C202:.H202])" office:value-type="string" office:string-value="df_clean_10$regio2 &lt;- str_replace_all(df_clean_9$regio2,„Lichtenfels-Kreis„,“Lichtenfels„)" calcext:value-type="string">
            <text:p>df_clean_10$regio2 &lt;- str_replace_all(df_clean_9$regio2,„Lichtenfels-Kreis„,“Lichtenfels„)</text:p>
          </table:table-cell>
        </table:table-row>
        <table:table-row table:style-name="ro1">
          <table:table-cell office:value-type="string" calcext:value-type="string">
            <text:p>Limburg-Weilburg-Kreis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3]" office:value-type="string" office:string-value="Limburg-Weilburg-Kreis" calcext:value-type="string">
            <text:p>Limburg-Weilburg-Kreis</text:p>
          </table:table-cell>
          <table:table-cell office:value-type="string" calcext:value-type="string">
            <text:p>„,“</text:p>
          </table:table-cell>
          <table:table-cell table:formula="of:=[.B203]" office:value-type="string" office:string-value="Limburg-Weilburg" calcext:value-type="string">
            <text:p>Limburg-Weilburg</text:p>
          </table:table-cell>
          <table:table-cell office:value-type="string" calcext:value-type="string">
            <text:p>„)</text:p>
          </table:table-cell>
          <table:table-cell table:formula="of:=COM.MICROSOFT.TEXTJOIN(;;[.C203:.H203])" office:value-type="string" office:string-value="df_clean_10$regio2 &lt;- str_replace_all(df_clean_9$regio2,„Limburg-Weilburg-Kreis„,“Limburg-Weilburg„)" calcext:value-type="string">
            <text:p>df_clean_10$regio2 &lt;- str_replace_all(df_clean_9$regio2,„Limburg-Weilburg-Kreis„,“Limburg-Weilburg„)</text:p>
          </table:table-cell>
        </table:table-row>
        <table:table-row table:style-name="ro1">
          <table:table-cell office:value-type="string" calcext:value-type="string">
            <text:p>Lindau-Bodensee-Kreis</text:p>
          </table:table-cell>
          <table:table-cell office:value-type="string" calcext:value-type="string">
            <text:p>Lindau (Bodensee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4]" office:value-type="string" office:string-value="Lindau-Bodensee-Kreis" calcext:value-type="string">
            <text:p>Lindau-Bodensee-Kreis</text:p>
          </table:table-cell>
          <table:table-cell office:value-type="string" calcext:value-type="string">
            <text:p>„,“</text:p>
          </table:table-cell>
          <table:table-cell table:formula="of:=[.B204]" office:value-type="string" office:string-value="Lindau (Bodensee)" calcext:value-type="string">
            <text:p>Lindau (Bodensee)</text:p>
          </table:table-cell>
          <table:table-cell office:value-type="string" calcext:value-type="string">
            <text:p>„)</text:p>
          </table:table-cell>
          <table:table-cell table:formula="of:=COM.MICROSOFT.TEXTJOIN(;;[.C204:.H204])" office:value-type="string" office:string-value="df_clean_10$regio2 &lt;- str_replace_all(df_clean_9$regio2,„Lindau-Bodensee-Kreis„,“Lindau (Bodensee)„)" calcext:value-type="string">
            <text:p>df_clean_10$regio2 &lt;- str_replace_all(df_clean_9$regio2,„Lindau-Bodensee-Kreis„,“Lindau (Bodensee)„)</text:p>
          </table:table-cell>
        </table:table-row>
        <table:table-row table:style-name="ro1">
          <table:table-cell office:value-type="string" calcext:value-type="string">
            <text:p>Lippe-Kreis</text:p>
          </table:table-cell>
          <table:table-cell office:value-type="string" calcext:value-type="string">
            <text:p>Lipp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5]" office:value-type="string" office:string-value="Lippe-Kreis" calcext:value-type="string">
            <text:p>Lippe-Kreis</text:p>
          </table:table-cell>
          <table:table-cell office:value-type="string" calcext:value-type="string">
            <text:p>„,“</text:p>
          </table:table-cell>
          <table:table-cell table:formula="of:=[.B205]" office:value-type="string" office:string-value="Lippe" calcext:value-type="string">
            <text:p>Lippe</text:p>
          </table:table-cell>
          <table:table-cell office:value-type="string" calcext:value-type="string">
            <text:p>„)</text:p>
          </table:table-cell>
          <table:table-cell table:formula="of:=COM.MICROSOFT.TEXTJOIN(;;[.C205:.H205])" office:value-type="string" office:string-value="df_clean_10$regio2 &lt;- str_replace_all(df_clean_9$regio2,„Lippe-Kreis„,“Lippe„)" calcext:value-type="string">
            <text:p>df_clean_10$regio2 &lt;- str_replace_all(df_clean_9$regio2,„Lippe-Kreis„,“Lippe„)</text:p>
          </table:table-cell>
        </table:table-row>
        <table:table-row table:style-name="ro1">
          <table:table-cell office:value-type="string" calcext:value-type="string">
            <text:p>Lörrach-Kreis</text:p>
          </table:table-cell>
          <table:table-cell office:value-type="string" calcext:value-type="string">
            <text:p>Lörr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6]" office:value-type="string" office:string-value="Lörrach-Kreis" calcext:value-type="string">
            <text:p>Lörrach-Kreis</text:p>
          </table:table-cell>
          <table:table-cell office:value-type="string" calcext:value-type="string">
            <text:p>„,“</text:p>
          </table:table-cell>
          <table:table-cell table:formula="of:=[.B206]" office:value-type="string" office:string-value="Lörrach" calcext:value-type="string">
            <text:p>Lörrach</text:p>
          </table:table-cell>
          <table:table-cell office:value-type="string" calcext:value-type="string">
            <text:p>„)</text:p>
          </table:table-cell>
          <table:table-cell table:formula="of:=COM.MICROSOFT.TEXTJOIN(;;[.C206:.H206])" office:value-type="string" office:string-value="df_clean_10$regio2 &lt;- str_replace_all(df_clean_9$regio2,„Lörrach-Kreis„,“Lörrach„)" calcext:value-type="string">
            <text:p>df_clean_10$regio2 &lt;- str_replace_all(df_clean_9$regio2,„Lörrach-Kreis„,“Lörrach„)</text:p>
          </table:table-cell>
        </table:table-row>
        <table:table-row table:style-name="ro1">
          <table:table-cell table:number-columns-repeated="2" office:value-type="string" calcext:value-type="string">
            <text:p>Lübec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7]" office:value-type="string" office:string-value="Lübeck" calcext:value-type="string">
            <text:p>Lübeck</text:p>
          </table:table-cell>
          <table:table-cell office:value-type="string" calcext:value-type="string">
            <text:p>„,“</text:p>
          </table:table-cell>
          <table:table-cell table:formula="of:=[.B207]" office:value-type="string" office:string-value="Lübeck" calcext:value-type="string">
            <text:p>Lübeck</text:p>
          </table:table-cell>
          <table:table-cell office:value-type="string" calcext:value-type="string">
            <text:p>„)</text:p>
          </table:table-cell>
          <table:table-cell table:formula="of:=COM.MICROSOFT.TEXTJOIN(;;[.C207:.H207])" office:value-type="string" office:string-value="df_clean_10$regio2 &lt;- str_replace_all(df_clean_9$regio2,„Lübeck„,“Lübeck„)" calcext:value-type="string">
            <text:p>df_clean_10$regio2 &lt;- str_replace_all(df_clean_9$regio2,„Lübeck„,“Lübeck„)</text:p>
          </table:table-cell>
        </table:table-row>
        <table:table-row table:style-name="ro1">
          <table:table-cell office:value-type="string" calcext:value-type="string">
            <text:p>Lüchow-Dannenberg-Kreis</text:p>
          </table:table-cell>
          <table:table-cell office:value-type="string" calcext:value-type="string">
            <text:p>Lüchow-Dannen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8]" office:value-type="string" office:string-value="Lüchow-Dannenberg-Kreis" calcext:value-type="string">
            <text:p>Lüchow-Dannenberg-Kreis</text:p>
          </table:table-cell>
          <table:table-cell office:value-type="string" calcext:value-type="string">
            <text:p>„,“</text:p>
          </table:table-cell>
          <table:table-cell table:formula="of:=[.B208]" office:value-type="string" office:string-value="Lüchow-Dannenberg" calcext:value-type="string">
            <text:p>Lüchow-Dannenberg</text:p>
          </table:table-cell>
          <table:table-cell office:value-type="string" calcext:value-type="string">
            <text:p>„)</text:p>
          </table:table-cell>
          <table:table-cell table:formula="of:=COM.MICROSOFT.TEXTJOIN(;;[.C208:.H208])" office:value-type="string" office:string-value="df_clean_10$regio2 &lt;- str_replace_all(df_clean_9$regio2,„Lüchow-Dannenberg-Kreis„,“Lüchow-Dannenberg„)" calcext:value-type="string">
            <text:p>df_clean_10$regio2 &lt;- str_replace_all(df_clean_9$regio2,„Lüchow-Dannenberg-Kreis„,“Lüchow-Dannenberg„)</text:p>
          </table:table-cell>
        </table:table-row>
        <table:table-row table:style-name="ro1">
          <table:table-cell office:value-type="string" calcext:value-type="string">
            <text:p>Ludwigsburg-Kreis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09]" office:value-type="string" office:string-value="Ludwigsburg-Kreis" calcext:value-type="string">
            <text:p>Ludwigsburg-Kreis</text:p>
          </table:table-cell>
          <table:table-cell office:value-type="string" calcext:value-type="string">
            <text:p>„,“</text:p>
          </table:table-cell>
          <table:table-cell table:formula="of:=[.B209]" office:value-type="string" office:string-value="Ludwigsburg" calcext:value-type="string">
            <text:p>Ludwigsburg</text:p>
          </table:table-cell>
          <table:table-cell office:value-type="string" calcext:value-type="string">
            <text:p>„)</text:p>
          </table:table-cell>
          <table:table-cell table:formula="of:=COM.MICROSOFT.TEXTJOIN(;;[.C209:.H209])" office:value-type="string" office:string-value="df_clean_10$regio2 &lt;- str_replace_all(df_clean_9$regio2,„Ludwigsburg-Kreis„,“Ludwigsburg„)" calcext:value-type="string">
            <text:p>df_clean_10$regio2 &lt;- str_replace_all(df_clean_9$regio2,„Ludwigsburg-Kreis„,“Ludwigsburg„)</text:p>
          </table:table-cell>
        </table:table-row>
        <table:table-row table:style-name="ro1">
          <table:table-cell office:value-type="string" calcext:value-type="string">
            <text:p>Ludwigshafen-am-Rhein</text:p>
          </table:table-cell>
          <table:table-cell office:value-type="string" calcext:value-type="string">
            <text:p>Ludwigshafen am Rhe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0]" office:value-type="string" office:string-value="Ludwigshafen-am-Rhein" calcext:value-type="string">
            <text:p>Ludwigshafen-am-Rhein</text:p>
          </table:table-cell>
          <table:table-cell office:value-type="string" calcext:value-type="string">
            <text:p>„,“</text:p>
          </table:table-cell>
          <table:table-cell table:formula="of:=[.B210]" office:value-type="string" office:string-value="Ludwigshafen am Rhein" calcext:value-type="string">
            <text:p>Ludwigshafen am Rhein</text:p>
          </table:table-cell>
          <table:table-cell office:value-type="string" calcext:value-type="string">
            <text:p>„)</text:p>
          </table:table-cell>
          <table:table-cell table:formula="of:=COM.MICROSOFT.TEXTJOIN(;;[.C210:.H210])" office:value-type="string" office:string-value="df_clean_10$regio2 &lt;- str_replace_all(df_clean_9$regio2,„Ludwigshafen-am-Rhein„,“Ludwigshafen am Rhein„)" calcext:value-type="string">
            <text:p>df_clean_10$regio2 &lt;- str_replace_all(df_clean_9$regio2,„Ludwigshafen-am-Rhein„,“Ludwigshafen am Rhein„)</text:p>
          </table:table-cell>
        </table:table-row>
        <table:table-row table:style-name="ro1">
          <table:table-cell office:value-type="string" calcext:value-type="string">
            <text:p>Ludwigslust-Kreis</text:p>
          </table:table-cell>
          <table:table-cell office:value-type="string" calcext:value-type="string">
            <text:p>Ludwigslust-Parch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1]" office:value-type="string" office:string-value="Ludwigslust-Kreis" calcext:value-type="string">
            <text:p>Ludwigslust-Kreis</text:p>
          </table:table-cell>
          <table:table-cell office:value-type="string" calcext:value-type="string">
            <text:p>„,“</text:p>
          </table:table-cell>
          <table:table-cell table:formula="of:=[.B211]" office:value-type="string" office:string-value="Ludwigslust-Parchim" calcext:value-type="string">
            <text:p>Ludwigslust-Parchim</text:p>
          </table:table-cell>
          <table:table-cell office:value-type="string" calcext:value-type="string">
            <text:p>„)</text:p>
          </table:table-cell>
          <table:table-cell table:formula="of:=COM.MICROSOFT.TEXTJOIN(;;[.C211:.H211])" office:value-type="string" office:string-value="df_clean_10$regio2 &lt;- str_replace_all(df_clean_9$regio2,„Ludwigslust-Kreis„,“Ludwigslust-Parchim„)" calcext:value-type="string">
            <text:p>df_clean_10$regio2 &lt;- str_replace_all(df_clean_9$regio2,„Ludwigslust-Kreis„,“Ludwigslust-Parchim„)</text:p>
          </table:table-cell>
        </table:table-row>
        <table:table-row table:style-name="ro1">
          <table:table-cell office:value-type="string" calcext:value-type="string">
            <text:p>Lüneburg-Kreis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2]" office:value-type="string" office:string-value="Lüneburg-Kreis" calcext:value-type="string">
            <text:p>Lüneburg-Kreis</text:p>
          </table:table-cell>
          <table:table-cell office:value-type="string" calcext:value-type="string">
            <text:p>„,“</text:p>
          </table:table-cell>
          <table:table-cell table:formula="of:=[.B212]" office:value-type="string" office:string-value="Lüneburg" calcext:value-type="string">
            <text:p>Lüneburg</text:p>
          </table:table-cell>
          <table:table-cell office:value-type="string" calcext:value-type="string">
            <text:p>„)</text:p>
          </table:table-cell>
          <table:table-cell table:formula="of:=COM.MICROSOFT.TEXTJOIN(;;[.C212:.H212])" office:value-type="string" office:string-value="df_clean_10$regio2 &lt;- str_replace_all(df_clean_9$regio2,„Lüneburg-Kreis„,“Lüneburg„)" calcext:value-type="string">
            <text:p>df_clean_10$regio2 &lt;- str_replace_all(df_clean_9$regio2,„Lüneburg-Kreis„,“Lüneburg„)</text:p>
          </table:table-cell>
        </table:table-row>
        <table:table-row table:style-name="ro1">
          <table:table-cell table:number-columns-repeated="2" office:value-type="string" calcext:value-type="string">
            <text:p>Magde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3]" office:value-type="string" office:string-value="Magdeburg" calcext:value-type="string">
            <text:p>Magdeburg</text:p>
          </table:table-cell>
          <table:table-cell office:value-type="string" calcext:value-type="string">
            <text:p>„,“</text:p>
          </table:table-cell>
          <table:table-cell table:formula="of:=[.B213]" office:value-type="string" office:string-value="Magdeburg" calcext:value-type="string">
            <text:p>Magdeburg</text:p>
          </table:table-cell>
          <table:table-cell office:value-type="string" calcext:value-type="string">
            <text:p>„)</text:p>
          </table:table-cell>
          <table:table-cell table:formula="of:=COM.MICROSOFT.TEXTJOIN(;;[.C213:.H213])" office:value-type="string" office:string-value="df_clean_10$regio2 &lt;- str_replace_all(df_clean_9$regio2,„Magdeburg„,“Magdeburg„)" calcext:value-type="string">
            <text:p>df_clean_10$regio2 &lt;- str_replace_all(df_clean_9$regio2,„Magdeburg„,“Magdeburg„)</text:p>
          </table:table-cell>
        </table:table-row>
        <table:table-row table:style-name="ro1">
          <table:table-cell table:number-columns-repeated="2" office:value-type="string" calcext:value-type="string">
            <text:p>Main-Kinzig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4]" office:value-type="string" office:string-value="Main-Kinzig-Kreis" calcext:value-type="string">
            <text:p>Main-Kinzig-Kreis</text:p>
          </table:table-cell>
          <table:table-cell office:value-type="string" calcext:value-type="string">
            <text:p>„,“</text:p>
          </table:table-cell>
          <table:table-cell table:formula="of:=[.B214]" office:value-type="string" office:string-value="Main-Kinzig-Kreis" calcext:value-type="string">
            <text:p>Main-Kinzig-Kreis</text:p>
          </table:table-cell>
          <table:table-cell office:value-type="string" calcext:value-type="string">
            <text:p>„)</text:p>
          </table:table-cell>
          <table:table-cell table:formula="of:=COM.MICROSOFT.TEXTJOIN(;;[.C214:.H214])" office:value-type="string" office:string-value="df_clean_10$regio2 &lt;- str_replace_all(df_clean_9$regio2,„Main-Kinzig-Kreis„,“Main-Kinzig-Kreis„)" calcext:value-type="string">
            <text:p>df_clean_10$regio2 &lt;- str_replace_all(df_clean_9$regio2,„Main-Kinzig-Kreis„,“Main-Kinzig-Kreis„)</text:p>
          </table:table-cell>
        </table:table-row>
        <table:table-row table:style-name="ro1">
          <table:table-cell office:value-type="string" calcext:value-type="string">
            <text:p>Main-Spessart-Kreis</text:p>
          </table:table-cell>
          <table:table-cell office:value-type="string" calcext:value-type="string">
            <text:p>Main-Spessar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5]" office:value-type="string" office:string-value="Main-Spessart-Kreis" calcext:value-type="string">
            <text:p>Main-Spessart-Kreis</text:p>
          </table:table-cell>
          <table:table-cell office:value-type="string" calcext:value-type="string">
            <text:p>„,“</text:p>
          </table:table-cell>
          <table:table-cell table:formula="of:=[.B215]" office:value-type="string" office:string-value="Main-Spessart" calcext:value-type="string">
            <text:p>Main-Spessart</text:p>
          </table:table-cell>
          <table:table-cell office:value-type="string" calcext:value-type="string">
            <text:p>„)</text:p>
          </table:table-cell>
          <table:table-cell table:formula="of:=COM.MICROSOFT.TEXTJOIN(;;[.C215:.H215])" office:value-type="string" office:string-value="df_clean_10$regio2 &lt;- str_replace_all(df_clean_9$regio2,„Main-Spessart-Kreis„,“Main-Spessart„)" calcext:value-type="string">
            <text:p>df_clean_10$regio2 &lt;- str_replace_all(df_clean_9$regio2,„Main-Spessart-Kreis„,“Main-Spessart„)</text:p>
          </table:table-cell>
        </table:table-row>
        <table:table-row table:style-name="ro1">
          <table:table-cell table:number-columns-repeated="2" office:value-type="string" calcext:value-type="string">
            <text:p>Main-Tauber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6]" office:value-type="string" office:string-value="Main-Tauber-Kreis" calcext:value-type="string">
            <text:p>Main-Tauber-Kreis</text:p>
          </table:table-cell>
          <table:table-cell office:value-type="string" calcext:value-type="string">
            <text:p>„,“</text:p>
          </table:table-cell>
          <table:table-cell table:formula="of:=[.B216]" office:value-type="string" office:string-value="Main-Tauber-Kreis" calcext:value-type="string">
            <text:p>Main-Tauber-Kreis</text:p>
          </table:table-cell>
          <table:table-cell office:value-type="string" calcext:value-type="string">
            <text:p>„)</text:p>
          </table:table-cell>
          <table:table-cell table:formula="of:=COM.MICROSOFT.TEXTJOIN(;;[.C216:.H216])" office:value-type="string" office:string-value="df_clean_10$regio2 &lt;- str_replace_all(df_clean_9$regio2,„Main-Tauber-Kreis„,“Main-Tauber-Kreis„)" calcext:value-type="string">
            <text:p>df_clean_10$regio2 &lt;- str_replace_all(df_clean_9$regio2,„Main-Tauber-Kreis„,“Main-Tauber-Kreis„)</text:p>
          </table:table-cell>
        </table:table-row>
        <table:table-row table:style-name="ro1">
          <table:table-cell table:number-columns-repeated="2" office:value-type="string" calcext:value-type="string">
            <text:p>Main-Taunus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7]" office:value-type="string" office:string-value="Main-Taunus-Kreis" calcext:value-type="string">
            <text:p>Main-Taunus-Kreis</text:p>
          </table:table-cell>
          <table:table-cell office:value-type="string" calcext:value-type="string">
            <text:p>„,“</text:p>
          </table:table-cell>
          <table:table-cell table:formula="of:=[.B217]" office:value-type="string" office:string-value="Main-Taunus-Kreis" calcext:value-type="string">
            <text:p>Main-Taunus-Kreis</text:p>
          </table:table-cell>
          <table:table-cell office:value-type="string" calcext:value-type="string">
            <text:p>„)</text:p>
          </table:table-cell>
          <table:table-cell table:formula="of:=COM.MICROSOFT.TEXTJOIN(;;[.C217:.H217])" office:value-type="string" office:string-value="df_clean_10$regio2 &lt;- str_replace_all(df_clean_9$regio2,„Main-Taunus-Kreis„,“Main-Taunus-Kreis„)" calcext:value-type="string">
            <text:p>df_clean_10$regio2 &lt;- str_replace_all(df_clean_9$regio2,„Main-Taunus-Kreis„,“Main-Taunus-Kreis„)</text:p>
          </table:table-cell>
        </table:table-row>
        <table:table-row table:style-name="ro1">
          <table:table-cell table:number-columns-repeated="2" office:value-type="string" calcext:value-type="string">
            <text:p>Main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8]" office:value-type="string" office:string-value="Mainz" calcext:value-type="string">
            <text:p>Mainz</text:p>
          </table:table-cell>
          <table:table-cell office:value-type="string" calcext:value-type="string">
            <text:p>„,“</text:p>
          </table:table-cell>
          <table:table-cell table:formula="of:=[.B218]" office:value-type="string" office:string-value="Mainz" calcext:value-type="string">
            <text:p>Mainz</text:p>
          </table:table-cell>
          <table:table-cell office:value-type="string" calcext:value-type="string">
            <text:p>„)</text:p>
          </table:table-cell>
          <table:table-cell table:formula="of:=COM.MICROSOFT.TEXTJOIN(;;[.C218:.H218])" office:value-type="string" office:string-value="df_clean_10$regio2 &lt;- str_replace_all(df_clean_9$regio2,„Mainz„,“Mainz„)" calcext:value-type="string">
            <text:p>df_clean_10$regio2 &lt;- str_replace_all(df_clean_9$regio2,„Mainz„,“Mainz„)</text:p>
          </table:table-cell>
        </table:table-row>
        <table:table-row table:style-name="ro1">
          <table:table-cell office:value-type="string" calcext:value-type="string">
            <text:p>Mainz-Bingen-Kreis</text:p>
          </table:table-cell>
          <table:table-cell office:value-type="string" calcext:value-type="string">
            <text:p>Mainz-B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19]" office:value-type="string" office:string-value="Mainz-Bingen-Kreis" calcext:value-type="string">
            <text:p>Mainz-Bingen-Kreis</text:p>
          </table:table-cell>
          <table:table-cell office:value-type="string" calcext:value-type="string">
            <text:p>„,“</text:p>
          </table:table-cell>
          <table:table-cell table:formula="of:=[.B219]" office:value-type="string" office:string-value="Mainz-Bingen" calcext:value-type="string">
            <text:p>Mainz-Bingen</text:p>
          </table:table-cell>
          <table:table-cell office:value-type="string" calcext:value-type="string">
            <text:p>„)</text:p>
          </table:table-cell>
          <table:table-cell table:formula="of:=COM.MICROSOFT.TEXTJOIN(;;[.C219:.H219])" office:value-type="string" office:string-value="df_clean_10$regio2 &lt;- str_replace_all(df_clean_9$regio2,„Mainz-Bingen-Kreis„,“Mainz-Bingen„)" calcext:value-type="string">
            <text:p>df_clean_10$regio2 &lt;- str_replace_all(df_clean_9$regio2,„Mainz-Bingen-Kreis„,“Mainz-Bingen„)</text:p>
          </table:table-cell>
        </table:table-row>
        <table:table-row table:style-name="ro1">
          <table:table-cell table:number-columns-repeated="2" office:value-type="string" calcext:value-type="string">
            <text:p>Mann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0]" office:value-type="string" office:string-value="Mannheim" calcext:value-type="string">
            <text:p>Mannheim</text:p>
          </table:table-cell>
          <table:table-cell office:value-type="string" calcext:value-type="string">
            <text:p>„,“</text:p>
          </table:table-cell>
          <table:table-cell table:formula="of:=[.B220]" office:value-type="string" office:string-value="Mannheim" calcext:value-type="string">
            <text:p>Mannheim</text:p>
          </table:table-cell>
          <table:table-cell office:value-type="string" calcext:value-type="string">
            <text:p>„)</text:p>
          </table:table-cell>
          <table:table-cell table:formula="of:=COM.MICROSOFT.TEXTJOIN(;;[.C220:.H220])" office:value-type="string" office:string-value="df_clean_10$regio2 &lt;- str_replace_all(df_clean_9$regio2,„Mannheim„,“Mannheim„)" calcext:value-type="string">
            <text:p>df_clean_10$regio2 &lt;- str_replace_all(df_clean_9$regio2,„Mannheim„,“Mannheim„)</text:p>
          </table:table-cell>
        </table:table-row>
        <table:table-row table:style-name="ro1">
          <table:table-cell office:value-type="string" calcext:value-type="string">
            <text:p>Mansfeld-Südharz-Kreis</text:p>
          </table:table-cell>
          <table:table-cell office:value-type="string" calcext:value-type="string">
            <text:p>Mansfeld-Südhar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1]" office:value-type="string" office:string-value="Mansfeld-Südharz-Kreis" calcext:value-type="string">
            <text:p>Mansfeld-Südharz-Kreis</text:p>
          </table:table-cell>
          <table:table-cell office:value-type="string" calcext:value-type="string">
            <text:p>„,“</text:p>
          </table:table-cell>
          <table:table-cell table:formula="of:=[.B221]" office:value-type="string" office:string-value="Mansfeld-Südharz" calcext:value-type="string">
            <text:p>Mansfeld-Südharz</text:p>
          </table:table-cell>
          <table:table-cell office:value-type="string" calcext:value-type="string">
            <text:p>„)</text:p>
          </table:table-cell>
          <table:table-cell table:formula="of:=COM.MICROSOFT.TEXTJOIN(;;[.C221:.H221])" office:value-type="string" office:string-value="df_clean_10$regio2 &lt;- str_replace_all(df_clean_9$regio2,„Mansfeld-Südharz-Kreis„,“Mansfeld-Südharz„)" calcext:value-type="string">
            <text:p>df_clean_10$regio2 &lt;- str_replace_all(df_clean_9$regio2,„Mansfeld-Südharz-Kreis„,“Mansfeld-Südharz„)</text:p>
          </table:table-cell>
        </table:table-row>
        <table:table-row table:style-name="ro1">
          <table:table-cell office:value-type="string" calcext:value-type="string">
            <text:p>Marburg-Biedenkopf-Kreis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2]" office:value-type="string" office:string-value="Marburg-Biedenkopf-Kreis" calcext:value-type="string">
            <text:p>Marburg-Biedenkopf-Kreis</text:p>
          </table:table-cell>
          <table:table-cell office:value-type="string" calcext:value-type="string">
            <text:p>„,“</text:p>
          </table:table-cell>
          <table:table-cell table:formula="of:=[.B222]" office:value-type="string" office:string-value="Marburg-Biedenkopf" calcext:value-type="string">
            <text:p>Marburg-Biedenkopf</text:p>
          </table:table-cell>
          <table:table-cell office:value-type="string" calcext:value-type="string">
            <text:p>„)</text:p>
          </table:table-cell>
          <table:table-cell table:formula="of:=COM.MICROSOFT.TEXTJOIN(;;[.C222:.H222])" office:value-type="string" office:string-value="df_clean_10$regio2 &lt;- str_replace_all(df_clean_9$regio2,„Marburg-Biedenkopf-Kreis„,“Marburg-Biedenkopf„)" calcext:value-type="string">
            <text:p>df_clean_10$regio2 &lt;- str_replace_all(df_clean_9$regio2,„Marburg-Biedenkopf-Kreis„,“Marburg-Biedenkopf„)</text:p>
          </table:table-cell>
        </table:table-row>
        <table:table-row table:style-name="ro1">
          <table:table-cell office:value-type="string" calcext:value-type="string">
            <text:p>Märkisch-Oderland-Kreis</text:p>
          </table:table-cell>
          <table:table-cell office:value-type="string" calcext:value-type="string">
            <text:p>Märkisch-Oder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3]" office:value-type="string" office:string-value="Märkisch-Oderland-Kreis" calcext:value-type="string">
            <text:p>Märkisch-Oderland-Kreis</text:p>
          </table:table-cell>
          <table:table-cell office:value-type="string" calcext:value-type="string">
            <text:p>„,“</text:p>
          </table:table-cell>
          <table:table-cell table:formula="of:=[.B223]" office:value-type="string" office:string-value="Märkisch-Oderland" calcext:value-type="string">
            <text:p>Märkisch-Oderland</text:p>
          </table:table-cell>
          <table:table-cell office:value-type="string" calcext:value-type="string">
            <text:p>„)</text:p>
          </table:table-cell>
          <table:table-cell table:formula="of:=COM.MICROSOFT.TEXTJOIN(;;[.C223:.H223])" office:value-type="string" office:string-value="df_clean_10$regio2 &lt;- str_replace_all(df_clean_9$regio2,„Märkisch-Oderland-Kreis„,“Märkisch-Oderland„)" calcext:value-type="string">
            <text:p>df_clean_10$regio2 &lt;- str_replace_all(df_clean_9$regio2,„Märkisch-Oderland-Kreis„,“Märkisch-Oderland„)</text:p>
          </table:table-cell>
        </table:table-row>
        <table:table-row table:style-name="ro1">
          <table:table-cell office:value-type="string" calcext:value-type="string">
            <text:p>Märkischer-Kreis</text:p>
          </table:table-cell>
          <table:table-cell office:value-type="string" calcext:value-type="string">
            <text:p>Märkischer 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4]" office:value-type="string" office:string-value="Märkischer-Kreis" calcext:value-type="string">
            <text:p>Märkischer-Kreis</text:p>
          </table:table-cell>
          <table:table-cell office:value-type="string" calcext:value-type="string">
            <text:p>„,“</text:p>
          </table:table-cell>
          <table:table-cell table:formula="of:=[.B224]" office:value-type="string" office:string-value="Märkischer Kreis" calcext:value-type="string">
            <text:p>Märkischer Kreis</text:p>
          </table:table-cell>
          <table:table-cell office:value-type="string" calcext:value-type="string">
            <text:p>„)</text:p>
          </table:table-cell>
          <table:table-cell table:formula="of:=COM.MICROSOFT.TEXTJOIN(;;[.C224:.H224])" office:value-type="string" office:string-value="df_clean_10$regio2 &lt;- str_replace_all(df_clean_9$regio2,„Märkischer-Kreis„,“Märkischer Kreis„)" calcext:value-type="string">
            <text:p>df_clean_10$regio2 &lt;- str_replace_all(df_clean_9$regio2,„Märkischer-Kreis„,“Märkischer Kreis„)</text:p>
          </table:table-cell>
        </table:table-row>
        <table:table-row table:style-name="ro1">
          <table:table-cell office:value-type="string" calcext:value-type="string">
            <text:p>Mayen-Koblenz-Kreis</text:p>
          </table:table-cell>
          <table:table-cell office:value-type="string" calcext:value-type="string">
            <text:p>Mayen-Koblen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5]" office:value-type="string" office:string-value="Mayen-Koblenz-Kreis" calcext:value-type="string">
            <text:p>Mayen-Koblenz-Kreis</text:p>
          </table:table-cell>
          <table:table-cell office:value-type="string" calcext:value-type="string">
            <text:p>„,“</text:p>
          </table:table-cell>
          <table:table-cell table:formula="of:=[.B225]" office:value-type="string" office:string-value="Mayen-Koblenz" calcext:value-type="string">
            <text:p>Mayen-Koblenz</text:p>
          </table:table-cell>
          <table:table-cell office:value-type="string" calcext:value-type="string">
            <text:p>„)</text:p>
          </table:table-cell>
          <table:table-cell table:formula="of:=COM.MICROSOFT.TEXTJOIN(;;[.C225:.H225])" office:value-type="string" office:string-value="df_clean_10$regio2 &lt;- str_replace_all(df_clean_9$regio2,„Mayen-Koblenz-Kreis„,“Mayen-Koblenz„)" calcext:value-type="string">
            <text:p>df_clean_10$regio2 &lt;- str_replace_all(df_clean_9$regio2,„Mayen-Koblenz-Kreis„,“Mayen-Koblenz„)</text:p>
          </table:table-cell>
        </table:table-row>
        <table:table-row table:style-name="ro1">
          <table:table-cell office:value-type="string" calcext:value-type="string">
            <text:p>Mecklenburg-Strelitz-Kreis</text:p>
          </table:table-cell>
          <table:table-cell office:value-type="string" calcext:value-type="string">
            <text:p>Mecklenburgische Seenplatt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6]" office:value-type="string" office:string-value="Mecklenburg-Strelitz-Kreis" calcext:value-type="string">
            <text:p>Mecklenburg-Strelitz-Kreis</text:p>
          </table:table-cell>
          <table:table-cell office:value-type="string" calcext:value-type="string">
            <text:p>„,“</text:p>
          </table:table-cell>
          <table:table-cell table:formula="of:=[.B226]" office:value-type="string" office:string-value="Mecklenburgische Seenplatte" calcext:value-type="string">
            <text:p>Mecklenburgische Seenplatte</text:p>
          </table:table-cell>
          <table:table-cell office:value-type="string" calcext:value-type="string">
            <text:p>„)</text:p>
          </table:table-cell>
          <table:table-cell table:formula="of:=COM.MICROSOFT.TEXTJOIN(;;[.C226:.H226])" office:value-type="string" office:string-value="df_clean_10$regio2 &lt;- str_replace_all(df_clean_9$regio2,„Mecklenburg-Strelitz-Kreis„,“Mecklenburgische Seenplatte„)" calcext:value-type="string">
            <text:p>df_clean_10$regio2 &lt;- str_replace_all(df_clean_9$regio2,„Mecklenburg-Strelitz-Kreis„,“Mecklenburgische Seenplatte„)</text:p>
          </table:table-cell>
        </table:table-row>
        <table:table-row table:style-name="ro1">
          <table:table-cell office:value-type="string" calcext:value-type="string">
            <text:p>Meißen-Kreis</text:p>
          </table:table-cell>
          <table:table-cell office:value-type="string" calcext:value-type="string">
            <text:p>Meiß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7]" office:value-type="string" office:string-value="Meißen-Kreis" calcext:value-type="string">
            <text:p>Meißen-Kreis</text:p>
          </table:table-cell>
          <table:table-cell office:value-type="string" calcext:value-type="string">
            <text:p>„,“</text:p>
          </table:table-cell>
          <table:table-cell table:formula="of:=[.B227]" office:value-type="string" office:string-value="Meißen" calcext:value-type="string">
            <text:p>Meißen</text:p>
          </table:table-cell>
          <table:table-cell office:value-type="string" calcext:value-type="string">
            <text:p>„)</text:p>
          </table:table-cell>
          <table:table-cell table:formula="of:=COM.MICROSOFT.TEXTJOIN(;;[.C227:.H227])" office:value-type="string" office:string-value="df_clean_10$regio2 &lt;- str_replace_all(df_clean_9$regio2,„Meißen-Kreis„,“Meißen„)" calcext:value-type="string">
            <text:p>df_clean_10$regio2 &lt;- str_replace_all(df_clean_9$regio2,„Meißen-Kreis„,“Meißen„)</text:p>
          </table:table-cell>
        </table:table-row>
        <table:table-row table:style-name="ro1">
          <table:table-cell table:number-columns-repeated="2" office:value-type="string" calcext:value-type="string">
            <text:p>Memm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8]" office:value-type="string" office:string-value="Memmingen" calcext:value-type="string">
            <text:p>Memmingen</text:p>
          </table:table-cell>
          <table:table-cell office:value-type="string" calcext:value-type="string">
            <text:p>„,“</text:p>
          </table:table-cell>
          <table:table-cell table:formula="of:=[.B228]" office:value-type="string" office:string-value="Memmingen" calcext:value-type="string">
            <text:p>Memmingen</text:p>
          </table:table-cell>
          <table:table-cell office:value-type="string" calcext:value-type="string">
            <text:p>„)</text:p>
          </table:table-cell>
          <table:table-cell table:formula="of:=COM.MICROSOFT.TEXTJOIN(;;[.C228:.H228])" office:value-type="string" office:string-value="df_clean_10$regio2 &lt;- str_replace_all(df_clean_9$regio2,„Memmingen„,“Memmingen„)" calcext:value-type="string">
            <text:p>df_clean_10$regio2 &lt;- str_replace_all(df_clean_9$regio2,„Memmingen„,“Memmingen„)</text:p>
          </table:table-cell>
        </table:table-row>
        <table:table-row table:style-name="ro1">
          <table:table-cell office:value-type="string" calcext:value-type="string">
            <text:p>Merzig-Wadern-Kreis</text:p>
          </table:table-cell>
          <table:table-cell office:value-type="string" calcext:value-type="string">
            <text:p>Merzig-Wader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29]" office:value-type="string" office:string-value="Merzig-Wadern-Kreis" calcext:value-type="string">
            <text:p>Merzig-Wadern-Kreis</text:p>
          </table:table-cell>
          <table:table-cell office:value-type="string" calcext:value-type="string">
            <text:p>„,“</text:p>
          </table:table-cell>
          <table:table-cell table:formula="of:=[.B229]" office:value-type="string" office:string-value="Merzig-Wadern" calcext:value-type="string">
            <text:p>Merzig-Wadern</text:p>
          </table:table-cell>
          <table:table-cell office:value-type="string" calcext:value-type="string">
            <text:p>„)</text:p>
          </table:table-cell>
          <table:table-cell table:formula="of:=COM.MICROSOFT.TEXTJOIN(;;[.C229:.H229])" office:value-type="string" office:string-value="df_clean_10$regio2 &lt;- str_replace_all(df_clean_9$regio2,„Merzig-Wadern-Kreis„,“Merzig-Wadern„)" calcext:value-type="string">
            <text:p>df_clean_10$regio2 &lt;- str_replace_all(df_clean_9$regio2,„Merzig-Wadern-Kreis„,“Merzig-Wadern„)</text:p>
          </table:table-cell>
        </table:table-row>
        <table:table-row table:style-name="ro1">
          <table:table-cell office:value-type="string" calcext:value-type="string">
            <text:p>Mettmann-Kreis</text:p>
          </table:table-cell>
          <table:table-cell office:value-type="string" calcext:value-type="string">
            <text:p>Mettman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0]" office:value-type="string" office:string-value="Mettmann-Kreis" calcext:value-type="string">
            <text:p>Mettmann-Kreis</text:p>
          </table:table-cell>
          <table:table-cell office:value-type="string" calcext:value-type="string">
            <text:p>„,“</text:p>
          </table:table-cell>
          <table:table-cell table:formula="of:=[.B230]" office:value-type="string" office:string-value="Mettmann" calcext:value-type="string">
            <text:p>Mettmann</text:p>
          </table:table-cell>
          <table:table-cell office:value-type="string" calcext:value-type="string">
            <text:p>„)</text:p>
          </table:table-cell>
          <table:table-cell table:formula="of:=COM.MICROSOFT.TEXTJOIN(;;[.C230:.H230])" office:value-type="string" office:string-value="df_clean_10$regio2 &lt;- str_replace_all(df_clean_9$regio2,„Mettmann-Kreis„,“Mettmann„)" calcext:value-type="string">
            <text:p>df_clean_10$regio2 &lt;- str_replace_all(df_clean_9$regio2,„Mettmann-Kreis„,“Mettmann„)</text:p>
          </table:table-cell>
        </table:table-row>
        <table:table-row table:style-name="ro1">
          <table:table-cell office:value-type="string" calcext:value-type="string">
            <text:p>Miesbach-Kreis</text:p>
          </table:table-cell>
          <table:table-cell office:value-type="string" calcext:value-type="string">
            <text:p>Mies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1]" office:value-type="string" office:string-value="Miesbach-Kreis" calcext:value-type="string">
            <text:p>Miesbach-Kreis</text:p>
          </table:table-cell>
          <table:table-cell office:value-type="string" calcext:value-type="string">
            <text:p>„,“</text:p>
          </table:table-cell>
          <table:table-cell table:formula="of:=[.B231]" office:value-type="string" office:string-value="Miesbach" calcext:value-type="string">
            <text:p>Miesbach</text:p>
          </table:table-cell>
          <table:table-cell office:value-type="string" calcext:value-type="string">
            <text:p>„)</text:p>
          </table:table-cell>
          <table:table-cell table:formula="of:=COM.MICROSOFT.TEXTJOIN(;;[.C231:.H231])" office:value-type="string" office:string-value="df_clean_10$regio2 &lt;- str_replace_all(df_clean_9$regio2,„Miesbach-Kreis„,“Miesbach„)" calcext:value-type="string">
            <text:p>df_clean_10$regio2 &lt;- str_replace_all(df_clean_9$regio2,„Miesbach-Kreis„,“Miesbach„)</text:p>
          </table:table-cell>
        </table:table-row>
        <table:table-row table:style-name="ro1">
          <table:table-cell office:value-type="string" calcext:value-type="string">
            <text:p>Miltenberg-Kreis</text:p>
          </table:table-cell>
          <table:table-cell office:value-type="string" calcext:value-type="string">
            <text:p>Milten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2]" office:value-type="string" office:string-value="Miltenberg-Kreis" calcext:value-type="string">
            <text:p>Miltenberg-Kreis</text:p>
          </table:table-cell>
          <table:table-cell office:value-type="string" calcext:value-type="string">
            <text:p>„,“</text:p>
          </table:table-cell>
          <table:table-cell table:formula="of:=[.B232]" office:value-type="string" office:string-value="Miltenberg" calcext:value-type="string">
            <text:p>Miltenberg</text:p>
          </table:table-cell>
          <table:table-cell office:value-type="string" calcext:value-type="string">
            <text:p>„)</text:p>
          </table:table-cell>
          <table:table-cell table:formula="of:=COM.MICROSOFT.TEXTJOIN(;;[.C232:.H232])" office:value-type="string" office:string-value="df_clean_10$regio2 &lt;- str_replace_all(df_clean_9$regio2,„Miltenberg-Kreis„,“Miltenberg„)" calcext:value-type="string">
            <text:p>df_clean_10$regio2 &lt;- str_replace_all(df_clean_9$regio2,„Miltenberg-Kreis„,“Miltenberg„)</text:p>
          </table:table-cell>
        </table:table-row>
        <table:table-row table:style-name="ro1">
          <table:table-cell office:value-type="string" calcext:value-type="string">
            <text:p>Minden-Lübbecke-Kreis</text:p>
          </table:table-cell>
          <table:table-cell office:value-type="string" calcext:value-type="string">
            <text:p>Minden-Lübbeck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3]" office:value-type="string" office:string-value="Minden-Lübbecke-Kreis" calcext:value-type="string">
            <text:p>Minden-Lübbecke-Kreis</text:p>
          </table:table-cell>
          <table:table-cell office:value-type="string" calcext:value-type="string">
            <text:p>„,“</text:p>
          </table:table-cell>
          <table:table-cell table:formula="of:=[.B233]" office:value-type="string" office:string-value="Minden-Lübbecke" calcext:value-type="string">
            <text:p>Minden-Lübbecke</text:p>
          </table:table-cell>
          <table:table-cell office:value-type="string" calcext:value-type="string">
            <text:p>„)</text:p>
          </table:table-cell>
          <table:table-cell table:formula="of:=COM.MICROSOFT.TEXTJOIN(;;[.C233:.H233])" office:value-type="string" office:string-value="df_clean_10$regio2 &lt;- str_replace_all(df_clean_9$regio2,„Minden-Lübbecke-Kreis„,“Minden-Lübbecke„)" calcext:value-type="string">
            <text:p>df_clean_10$regio2 &lt;- str_replace_all(df_clean_9$regio2,„Minden-Lübbecke-Kreis„,“Minden-Lübbecke„)</text:p>
          </table:table-cell>
        </table:table-row>
        <table:table-row table:style-name="ro1">
          <table:table-cell office:value-type="string" calcext:value-type="string">
            <text:p>Mittelsachsen-Kreis</text:p>
          </table:table-cell>
          <table:table-cell office:value-type="string" calcext:value-type="string">
            <text:p>Mittelsach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4]" office:value-type="string" office:string-value="Mittelsachsen-Kreis" calcext:value-type="string">
            <text:p>Mittelsachsen-Kreis</text:p>
          </table:table-cell>
          <table:table-cell office:value-type="string" calcext:value-type="string">
            <text:p>„,“</text:p>
          </table:table-cell>
          <table:table-cell table:formula="of:=[.B234]" office:value-type="string" office:string-value="Mittelsachsen" calcext:value-type="string">
            <text:p>Mittelsachsen</text:p>
          </table:table-cell>
          <table:table-cell office:value-type="string" calcext:value-type="string">
            <text:p>„)</text:p>
          </table:table-cell>
          <table:table-cell table:formula="of:=COM.MICROSOFT.TEXTJOIN(;;[.C234:.H234])" office:value-type="string" office:string-value="df_clean_10$regio2 &lt;- str_replace_all(df_clean_9$regio2,„Mittelsachsen-Kreis„,“Mittelsachsen„)" calcext:value-type="string">
            <text:p>df_clean_10$regio2 &lt;- str_replace_all(df_clean_9$regio2,„Mittelsachsen-Kreis„,“Mittelsachsen„)</text:p>
          </table:table-cell>
        </table:table-row>
        <table:table-row table:style-name="ro1">
          <table:table-cell table:number-columns-repeated="2" office:value-type="string" calcext:value-type="string">
            <text:p>Mönchenglad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5]" office:value-type="string" office:string-value="Mönchengladbach" calcext:value-type="string">
            <text:p>Mönchengladbach</text:p>
          </table:table-cell>
          <table:table-cell office:value-type="string" calcext:value-type="string">
            <text:p>„,“</text:p>
          </table:table-cell>
          <table:table-cell table:formula="of:=[.B235]" office:value-type="string" office:string-value="Mönchengladbach" calcext:value-type="string">
            <text:p>Mönchengladbach</text:p>
          </table:table-cell>
          <table:table-cell office:value-type="string" calcext:value-type="string">
            <text:p>„)</text:p>
          </table:table-cell>
          <table:table-cell table:formula="of:=COM.MICROSOFT.TEXTJOIN(;;[.C235:.H235])" office:value-type="string" office:string-value="df_clean_10$regio2 &lt;- str_replace_all(df_clean_9$regio2,„Mönchengladbach„,“Mönchengladbach„)" calcext:value-type="string">
            <text:p>df_clean_10$regio2 &lt;- str_replace_all(df_clean_9$regio2,„Mönchengladbach„,“Mönchengladbach„)</text:p>
          </table:table-cell>
        </table:table-row>
        <table:table-row table:style-name="ro1">
          <table:table-cell office:value-type="string" calcext:value-type="string">
            <text:p>Mühldorf-am-Inn-Kreis</text:p>
          </table:table-cell>
          <table:table-cell office:value-type="string" calcext:value-type="string">
            <text:p>Mühldorf a. In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6]" office:value-type="string" office:string-value="Mühldorf-am-Inn-Kreis" calcext:value-type="string">
            <text:p>Mühldorf-am-Inn-Kreis</text:p>
          </table:table-cell>
          <table:table-cell office:value-type="string" calcext:value-type="string">
            <text:p>„,“</text:p>
          </table:table-cell>
          <table:table-cell table:formula="of:=[.B236]" office:value-type="string" office:string-value="Mühldorf a. Inn" calcext:value-type="string">
            <text:p>Mühldorf a. Inn</text:p>
          </table:table-cell>
          <table:table-cell office:value-type="string" calcext:value-type="string">
            <text:p>„)</text:p>
          </table:table-cell>
          <table:table-cell table:formula="of:=COM.MICROSOFT.TEXTJOIN(;;[.C236:.H236])" office:value-type="string" office:string-value="df_clean_10$regio2 &lt;- str_replace_all(df_clean_9$regio2,„Mühldorf-am-Inn-Kreis„,“Mühldorf a. Inn„)" calcext:value-type="string">
            <text:p>df_clean_10$regio2 &lt;- str_replace_all(df_clean_9$regio2,„Mühldorf-am-Inn-Kreis„,“Mühldorf a. Inn„)</text:p>
          </table:table-cell>
        </table:table-row>
        <table:table-row table:style-name="ro1">
          <table:table-cell office:value-type="string" calcext:value-type="string">
            <text:p>Mülheim-an-der-Ruhr</text:p>
          </table:table-cell>
          <table:table-cell office:value-type="string" calcext:value-type="string">
            <text:p>Mülheim an der Ruh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7]" office:value-type="string" office:string-value="Mülheim-an-der-Ruhr" calcext:value-type="string">
            <text:p>Mülheim-an-der-Ruhr</text:p>
          </table:table-cell>
          <table:table-cell office:value-type="string" calcext:value-type="string">
            <text:p>„,“</text:p>
          </table:table-cell>
          <table:table-cell table:formula="of:=[.B237]" office:value-type="string" office:string-value="Mülheim an der Ruhr" calcext:value-type="string">
            <text:p>Mülheim an der Ruhr</text:p>
          </table:table-cell>
          <table:table-cell office:value-type="string" calcext:value-type="string">
            <text:p>„)</text:p>
          </table:table-cell>
          <table:table-cell table:formula="of:=COM.MICROSOFT.TEXTJOIN(;;[.C237:.H237])" office:value-type="string" office:string-value="df_clean_10$regio2 &lt;- str_replace_all(df_clean_9$regio2,„Mülheim-an-der-Ruhr„,“Mülheim an der Ruhr„)" calcext:value-type="string">
            <text:p>df_clean_10$regio2 &lt;- str_replace_all(df_clean_9$regio2,„Mülheim-an-der-Ruhr„,“Mülheim an der Ruhr„)</text:p>
          </table:table-cell>
        </table:table-row>
        <table:table-row table:style-name="ro1">
          <table:table-cell table:number-columns-repeated="2" office:value-type="string" calcext:value-type="string">
            <text:p>Mün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8]" office:value-type="string" office:string-value="München" calcext:value-type="string">
            <text:p>München</text:p>
          </table:table-cell>
          <table:table-cell office:value-type="string" calcext:value-type="string">
            <text:p>„,“</text:p>
          </table:table-cell>
          <table:table-cell table:formula="of:=[.B238]" office:value-type="string" office:string-value="München" calcext:value-type="string">
            <text:p>München</text:p>
          </table:table-cell>
          <table:table-cell office:value-type="string" calcext:value-type="string">
            <text:p>„)</text:p>
          </table:table-cell>
          <table:table-cell table:formula="of:=COM.MICROSOFT.TEXTJOIN(;;[.C238:.H238])" office:value-type="string" office:string-value="df_clean_10$regio2 &lt;- str_replace_all(df_clean_9$regio2,„München„,“München„)" calcext:value-type="string">
            <text:p>df_clean_10$regio2 &lt;- str_replace_all(df_clean_9$regio2,„München„,“München„)</text:p>
          </table:table-cell>
        </table:table-row>
        <table:table-row table:style-name="ro1">
          <table:table-cell office:value-type="string" calcext:value-type="string">
            <text:p>München-Krei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39]" office:value-type="string" office:string-value="München-Kreis" calcext:value-type="string">
            <text:p>München-Kreis</text:p>
          </table:table-cell>
          <table:table-cell office:value-type="string" calcext:value-type="string">
            <text:p>„,“</text:p>
          </table:table-cell>
          <table:table-cell table:formula="of:=[.B239]" office:value-type="string" office:string-value="München" calcext:value-type="string">
            <text:p>München</text:p>
          </table:table-cell>
          <table:table-cell office:value-type="string" calcext:value-type="string">
            <text:p>„)</text:p>
          </table:table-cell>
          <table:table-cell table:formula="of:=COM.MICROSOFT.TEXTJOIN(;;[.C239:.H239])" office:value-type="string" office:string-value="df_clean_10$regio2 &lt;- str_replace_all(df_clean_9$regio2,„München-Kreis„,“München„)" calcext:value-type="string">
            <text:p>df_clean_10$regio2 &lt;- str_replace_all(df_clean_9$regio2,„München-Kreis„,“München„)</text:p>
          </table:table-cell>
        </table:table-row>
        <table:table-row table:style-name="ro1">
          <table:table-cell table:number-columns-repeated="2" office:value-type="string" calcext:value-type="string">
            <text:p>Münst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0]" office:value-type="string" office:string-value="Münster" calcext:value-type="string">
            <text:p>Münster</text:p>
          </table:table-cell>
          <table:table-cell office:value-type="string" calcext:value-type="string">
            <text:p>„,“</text:p>
          </table:table-cell>
          <table:table-cell table:formula="of:=[.B240]" office:value-type="string" office:string-value="Münster" calcext:value-type="string">
            <text:p>Münster</text:p>
          </table:table-cell>
          <table:table-cell office:value-type="string" calcext:value-type="string">
            <text:p>„)</text:p>
          </table:table-cell>
          <table:table-cell table:formula="of:=COM.MICROSOFT.TEXTJOIN(;;[.C240:.H240])" office:value-type="string" office:string-value="df_clean_10$regio2 &lt;- str_replace_all(df_clean_9$regio2,„Münster„,“Münster„)" calcext:value-type="string">
            <text:p>df_clean_10$regio2 &lt;- str_replace_all(df_clean_9$regio2,„Münster„,“Münster„)</text:p>
          </table:table-cell>
        </table:table-row>
        <table:table-row table:style-name="ro1">
          <table:table-cell office:value-type="string" calcext:value-type="string">
            <text:p>Müritz-Kreis</text:p>
          </table:table-cell>
          <table:table-cell office:value-type="string" calcext:value-type="string">
            <text:p>Mecklenburgische Seenplatt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1]" office:value-type="string" office:string-value="Müritz-Kreis" calcext:value-type="string">
            <text:p>Müritz-Kreis</text:p>
          </table:table-cell>
          <table:table-cell office:value-type="string" calcext:value-type="string">
            <text:p>„,“</text:p>
          </table:table-cell>
          <table:table-cell table:formula="of:=[.B241]" office:value-type="string" office:string-value="Mecklenburgische Seenplatte" calcext:value-type="string">
            <text:p>Mecklenburgische Seenplatte</text:p>
          </table:table-cell>
          <table:table-cell office:value-type="string" calcext:value-type="string">
            <text:p>„)</text:p>
          </table:table-cell>
          <table:table-cell table:formula="of:=COM.MICROSOFT.TEXTJOIN(;;[.C241:.H241])" office:value-type="string" office:string-value="df_clean_10$regio2 &lt;- str_replace_all(df_clean_9$regio2,„Müritz-Kreis„,“Mecklenburgische Seenplatte„)" calcext:value-type="string">
            <text:p>df_clean_10$regio2 &lt;- str_replace_all(df_clean_9$regio2,„Müritz-Kreis„,“Mecklenburgische Seenplatte„)</text:p>
          </table:table-cell>
        </table:table-row>
        <table:table-row table:style-name="ro1">
          <table:table-cell table:number-columns-repeated="2" office:value-type="string" calcext:value-type="string">
            <text:p>Neckar-Odenwald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2]" office:value-type="string" office:string-value="Neckar-Odenwald-Kreis" calcext:value-type="string">
            <text:p>Neckar-Odenwald-Kreis</text:p>
          </table:table-cell>
          <table:table-cell office:value-type="string" calcext:value-type="string">
            <text:p>„,“</text:p>
          </table:table-cell>
          <table:table-cell table:formula="of:=[.B242]" office:value-type="string" office:string-value="Neckar-Odenwald-Kreis" calcext:value-type="string">
            <text:p>Neckar-Odenwald-Kreis</text:p>
          </table:table-cell>
          <table:table-cell office:value-type="string" calcext:value-type="string">
            <text:p>„)</text:p>
          </table:table-cell>
          <table:table-cell table:formula="of:=COM.MICROSOFT.TEXTJOIN(;;[.C242:.H242])" office:value-type="string" office:string-value="df_clean_10$regio2 &lt;- str_replace_all(df_clean_9$regio2,„Neckar-Odenwald-Kreis„,“Neckar-Odenwald-Kreis„)" calcext:value-type="string">
            <text:p>df_clean_10$regio2 &lt;- str_replace_all(df_clean_9$regio2,„Neckar-Odenwald-Kreis„,“Neckar-Odenwald-Kreis„)</text:p>
          </table:table-cell>
        </table:table-row>
        <table:table-row table:style-name="ro1">
          <table:table-cell office:value-type="string" calcext:value-type="string">
            <text:p>Neu-Ulm-Kreis</text:p>
          </table:table-cell>
          <table:table-cell office:value-type="string" calcext:value-type="string">
            <text:p>Neu-Ul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3]" office:value-type="string" office:string-value="Neu-Ulm-Kreis" calcext:value-type="string">
            <text:p>Neu-Ulm-Kreis</text:p>
          </table:table-cell>
          <table:table-cell office:value-type="string" calcext:value-type="string">
            <text:p>„,“</text:p>
          </table:table-cell>
          <table:table-cell table:formula="of:=[.B243]" office:value-type="string" office:string-value="Neu-Ulm" calcext:value-type="string">
            <text:p>Neu-Ulm</text:p>
          </table:table-cell>
          <table:table-cell office:value-type="string" calcext:value-type="string">
            <text:p>„)</text:p>
          </table:table-cell>
          <table:table-cell table:formula="of:=COM.MICROSOFT.TEXTJOIN(;;[.C243:.H243])" office:value-type="string" office:string-value="df_clean_10$regio2 &lt;- str_replace_all(df_clean_9$regio2,„Neu-Ulm-Kreis„,“Neu-Ulm„)" calcext:value-type="string">
            <text:p>df_clean_10$regio2 &lt;- str_replace_all(df_clean_9$regio2,„Neu-Ulm-Kreis„,“Neu-Ulm„)</text:p>
          </table:table-cell>
        </table:table-row>
        <table:table-row table:style-name="ro1">
          <table:table-cell office:value-type="string" calcext:value-type="string">
            <text:p>Neubrandenburg</text:p>
          </table:table-cell>
          <table:table-cell office:value-type="string" calcext:value-type="string">
            <text:p>Mecklenburgische Seenplatt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4]" office:value-type="string" office:string-value="Neubrandenburg" calcext:value-type="string">
            <text:p>Neubrandenburg</text:p>
          </table:table-cell>
          <table:table-cell office:value-type="string" calcext:value-type="string">
            <text:p>„,“</text:p>
          </table:table-cell>
          <table:table-cell table:formula="of:=[.B244]" office:value-type="string" office:string-value="Mecklenburgische Seenplatte" calcext:value-type="string">
            <text:p>Mecklenburgische Seenplatte</text:p>
          </table:table-cell>
          <table:table-cell office:value-type="string" calcext:value-type="string">
            <text:p>„)</text:p>
          </table:table-cell>
          <table:table-cell table:formula="of:=COM.MICROSOFT.TEXTJOIN(;;[.C244:.H244])" office:value-type="string" office:string-value="df_clean_10$regio2 &lt;- str_replace_all(df_clean_9$regio2,„Neubrandenburg„,“Mecklenburgische Seenplatte„)" calcext:value-type="string">
            <text:p>df_clean_10$regio2 &lt;- str_replace_all(df_clean_9$regio2,„Neubrandenburg„,“Mecklenburgische Seenplatte„)</text:p>
          </table:table-cell>
        </table:table-row>
        <table:table-row table:style-name="ro1">
          <table:table-cell office:value-type="string" calcext:value-type="string">
            <text:p>Neuburg-Schrobenhausen-Kreis</text:p>
          </table:table-cell>
          <table:table-cell office:value-type="string" calcext:value-type="string">
            <text:p>Neuburg-Schrobenha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5]" office:value-type="string" office:string-value="Neuburg-Schrobenhausen-Kreis" calcext:value-type="string">
            <text:p>Neuburg-Schrobenhausen-Kreis</text:p>
          </table:table-cell>
          <table:table-cell office:value-type="string" calcext:value-type="string">
            <text:p>„,“</text:p>
          </table:table-cell>
          <table:table-cell table:formula="of:=[.B245]" office:value-type="string" office:string-value="Neuburg-Schrobenhausen" calcext:value-type="string">
            <text:p>Neuburg-Schrobenhausen</text:p>
          </table:table-cell>
          <table:table-cell office:value-type="string" calcext:value-type="string">
            <text:p>„)</text:p>
          </table:table-cell>
          <table:table-cell table:formula="of:=COM.MICROSOFT.TEXTJOIN(;;[.C245:.H245])" office:value-type="string" office:string-value="df_clean_10$regio2 &lt;- str_replace_all(df_clean_9$regio2,„Neuburg-Schrobenhausen-Kreis„,“Neuburg-Schrobenhausen„)" calcext:value-type="string">
            <text:p>df_clean_10$regio2 &lt;- str_replace_all(df_clean_9$regio2,„Neuburg-Schrobenhausen-Kreis„,“Neuburg-Schrobenhausen„)</text:p>
          </table:table-cell>
        </table:table-row>
        <table:table-row table:style-name="ro1">
          <table:table-cell office:value-type="string" calcext:value-type="string">
            <text:p>Neumarkt-in-der-Oberpfalz-Kreis</text:p>
          </table:table-cell>
          <table:table-cell office:value-type="string" calcext:value-type="string">
            <text:p>Neumarkt i.d. OPf.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6]" office:value-type="string" office:string-value="Neumarkt-in-der-Oberpfalz-Kreis" calcext:value-type="string">
            <text:p>Neumarkt-in-der-Oberpfalz-Kreis</text:p>
          </table:table-cell>
          <table:table-cell office:value-type="string" calcext:value-type="string">
            <text:p>„,“</text:p>
          </table:table-cell>
          <table:table-cell table:formula="of:=[.B246]" office:value-type="string" office:string-value="Neumarkt i.d. OPf." calcext:value-type="string">
            <text:p>Neumarkt i.d. OPf.</text:p>
          </table:table-cell>
          <table:table-cell office:value-type="string" calcext:value-type="string">
            <text:p>„)</text:p>
          </table:table-cell>
          <table:table-cell table:formula="of:=COM.MICROSOFT.TEXTJOIN(;;[.C246:.H246])" office:value-type="string" office:string-value="df_clean_10$regio2 &lt;- str_replace_all(df_clean_9$regio2,„Neumarkt-in-der-Oberpfalz-Kreis„,“Neumarkt i.d. OPf.„)" calcext:value-type="string">
            <text:p>df_clean_10$regio2 &lt;- str_replace_all(df_clean_9$regio2,„Neumarkt-in-der-Oberpfalz-Kreis„,“Neumarkt i.d. OPf.„)</text:p>
          </table:table-cell>
        </table:table-row>
        <table:table-row table:style-name="ro1">
          <table:table-cell table:number-columns-repeated="2" office:value-type="string" calcext:value-type="string">
            <text:p>Neumünst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7]" office:value-type="string" office:string-value="Neumünster" calcext:value-type="string">
            <text:p>Neumünster</text:p>
          </table:table-cell>
          <table:table-cell office:value-type="string" calcext:value-type="string">
            <text:p>„,“</text:p>
          </table:table-cell>
          <table:table-cell table:formula="of:=[.B247]" office:value-type="string" office:string-value="Neumünster" calcext:value-type="string">
            <text:p>Neumünster</text:p>
          </table:table-cell>
          <table:table-cell office:value-type="string" calcext:value-type="string">
            <text:p>„)</text:p>
          </table:table-cell>
          <table:table-cell table:formula="of:=COM.MICROSOFT.TEXTJOIN(;;[.C247:.H247])" office:value-type="string" office:string-value="df_clean_10$regio2 &lt;- str_replace_all(df_clean_9$regio2,„Neumünster„,“Neumünster„)" calcext:value-type="string">
            <text:p>df_clean_10$regio2 &lt;- str_replace_all(df_clean_9$regio2,„Neumünster„,“Neumünster„)</text:p>
          </table:table-cell>
        </table:table-row>
        <table:table-row table:style-name="ro1">
          <table:table-cell office:value-type="string" calcext:value-type="string">
            <text:p>Neunkirchen-Kreis</text:p>
          </table:table-cell>
          <table:table-cell office:value-type="string" calcext:value-type="string">
            <text:p>Neunkirch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8]" office:value-type="string" office:string-value="Neunkirchen-Kreis" calcext:value-type="string">
            <text:p>Neunkirchen-Kreis</text:p>
          </table:table-cell>
          <table:table-cell office:value-type="string" calcext:value-type="string">
            <text:p>„,“</text:p>
          </table:table-cell>
          <table:table-cell table:formula="of:=[.B248]" office:value-type="string" office:string-value="Neunkirchen" calcext:value-type="string">
            <text:p>Neunkirchen</text:p>
          </table:table-cell>
          <table:table-cell office:value-type="string" calcext:value-type="string">
            <text:p>„)</text:p>
          </table:table-cell>
          <table:table-cell table:formula="of:=COM.MICROSOFT.TEXTJOIN(;;[.C248:.H248])" office:value-type="string" office:string-value="df_clean_10$regio2 &lt;- str_replace_all(df_clean_9$regio2,„Neunkirchen-Kreis„,“Neunkirchen„)" calcext:value-type="string">
            <text:p>df_clean_10$regio2 &lt;- str_replace_all(df_clean_9$regio2,„Neunkirchen-Kreis„,“Neunkirchen„)</text:p>
          </table:table-cell>
        </table:table-row>
        <table:table-row table:style-name="ro1">
          <table:table-cell office:value-type="string" calcext:value-type="string">
            <text:p>Neuss-Rhein-Kreis</text:p>
          </table:table-cell>
          <table:table-cell office:value-type="string" calcext:value-type="string">
            <text:p>Rhein-Kreis Neus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49]" office:value-type="string" office:string-value="Neuss-Rhein-Kreis" calcext:value-type="string">
            <text:p>Neuss-Rhein-Kreis</text:p>
          </table:table-cell>
          <table:table-cell office:value-type="string" calcext:value-type="string">
            <text:p>„,“</text:p>
          </table:table-cell>
          <table:table-cell table:formula="of:=[.B249]" office:value-type="string" office:string-value="Rhein-Kreis Neuss" calcext:value-type="string">
            <text:p>Rhein-Kreis Neuss</text:p>
          </table:table-cell>
          <table:table-cell office:value-type="string" calcext:value-type="string">
            <text:p>„)</text:p>
          </table:table-cell>
          <table:table-cell table:formula="of:=COM.MICROSOFT.TEXTJOIN(;;[.C249:.H249])" office:value-type="string" office:string-value="df_clean_10$regio2 &lt;- str_replace_all(df_clean_9$regio2,„Neuss-Rhein-Kreis„,“Rhein-Kreis Neuss„)" calcext:value-type="string">
            <text:p>df_clean_10$regio2 &lt;- str_replace_all(df_clean_9$regio2,„Neuss-Rhein-Kreis„,“Rhein-Kreis Neuss„)</text:p>
          </table:table-cell>
        </table:table-row>
        <table:table-row table:style-name="ro1">
          <table:table-cell office:value-type="string" calcext:value-type="string">
            <text:p>Neustadt-a.d.-Aisch-Bad-Windsheim-Kreis</text:p>
          </table:table-cell>
          <table:table-cell office:value-type="string" calcext:value-type="string">
            <text:p>Neustadt a.d. Aisch-Bad Winds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0]" office:value-type="string" office:string-value="Neustadt-a.d.-Aisch-Bad-Windsheim-Kreis" calcext:value-type="string">
            <text:p>Neustadt-a.d.-Aisch-Bad-Windsheim-Kreis</text:p>
          </table:table-cell>
          <table:table-cell office:value-type="string" calcext:value-type="string">
            <text:p>„,“</text:p>
          </table:table-cell>
          <table:table-cell table:formula="of:=[.B250]" office:value-type="string" office:string-value="Neustadt a.d. Aisch-Bad Windsheim" calcext:value-type="string">
            <text:p>Neustadt a.d. Aisch-Bad Windsheim</text:p>
          </table:table-cell>
          <table:table-cell office:value-type="string" calcext:value-type="string">
            <text:p>„)</text:p>
          </table:table-cell>
          <table:table-cell table:formula="of:=COM.MICROSOFT.TEXTJOIN(;;[.C250:.H250])" office:value-type="string" office:string-value="df_clean_10$regio2 &lt;- str_replace_all(df_clean_9$regio2,„Neustadt-a.d.-Aisch-Bad-Windsheim-Kreis„,“Neustadt a.d. Aisch-Bad Windsheim„)" calcext:value-type="string">
            <text:p>df_clean_10$regio2 &lt;- str_replace_all(df_clean_9$regio2,„Neustadt-a.d.-Aisch-Bad-Windsheim-Kreis„,“Neustadt a.d. Aisch-Bad Windsheim„)</text:p>
          </table:table-cell>
        </table:table-row>
        <table:table-row table:style-name="ro1">
          <table:table-cell office:value-type="string" calcext:value-type="string">
            <text:p>Neustadt-a.d.-Waldnaab-Kreis</text:p>
          </table:table-cell>
          <table:table-cell office:value-type="string" calcext:value-type="string">
            <text:p>Neustadt a.d. Waldnaab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1]" office:value-type="string" office:string-value="Neustadt-a.d.-Waldnaab-Kreis" calcext:value-type="string">
            <text:p>Neustadt-a.d.-Waldnaab-Kreis</text:p>
          </table:table-cell>
          <table:table-cell office:value-type="string" calcext:value-type="string">
            <text:p>„,“</text:p>
          </table:table-cell>
          <table:table-cell table:formula="of:=[.B251]" office:value-type="string" office:string-value="Neustadt a.d. Waldnaab" calcext:value-type="string">
            <text:p>Neustadt a.d. Waldnaab</text:p>
          </table:table-cell>
          <table:table-cell office:value-type="string" calcext:value-type="string">
            <text:p>„)</text:p>
          </table:table-cell>
          <table:table-cell table:formula="of:=COM.MICROSOFT.TEXTJOIN(;;[.C251:.H251])" office:value-type="string" office:string-value="df_clean_10$regio2 &lt;- str_replace_all(df_clean_9$regio2,„Neustadt-a.d.-Waldnaab-Kreis„,“Neustadt a.d. Waldnaab„)" calcext:value-type="string">
            <text:p>df_clean_10$regio2 &lt;- str_replace_all(df_clean_9$regio2,„Neustadt-a.d.-Waldnaab-Kreis„,“Neustadt a.d. Waldnaab„)</text:p>
          </table:table-cell>
        </table:table-row>
        <table:table-row table:style-name="ro1">
          <table:table-cell office:value-type="string" calcext:value-type="string">
            <text:p>Neustadt-an-der-Weinstraße</text:p>
          </table:table-cell>
          <table:table-cell office:value-type="string" calcext:value-type="string">
            <text:p>Neustadt an der Weinstraß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2]" office:value-type="string" office:string-value="Neustadt-an-der-Weinstraße" calcext:value-type="string">
            <text:p>Neustadt-an-der-Weinstraße</text:p>
          </table:table-cell>
          <table:table-cell office:value-type="string" calcext:value-type="string">
            <text:p>„,“</text:p>
          </table:table-cell>
          <table:table-cell table:formula="of:=[.B252]" office:value-type="string" office:string-value="Neustadt an der Weinstraße" calcext:value-type="string">
            <text:p>Neustadt an der Weinstraße</text:p>
          </table:table-cell>
          <table:table-cell office:value-type="string" calcext:value-type="string">
            <text:p>„)</text:p>
          </table:table-cell>
          <table:table-cell table:formula="of:=COM.MICROSOFT.TEXTJOIN(;;[.C252:.H252])" office:value-type="string" office:string-value="df_clean_10$regio2 &lt;- str_replace_all(df_clean_9$regio2,„Neustadt-an-der-Weinstraße„,“Neustadt an der Weinstraße„)" calcext:value-type="string">
            <text:p>df_clean_10$regio2 &lt;- str_replace_all(df_clean_9$regio2,„Neustadt-an-der-Weinstraße„,“Neustadt an der Weinstraße„)</text:p>
          </table:table-cell>
        </table:table-row>
        <table:table-row table:style-name="ro1">
          <table:table-cell office:value-type="string" calcext:value-type="string">
            <text:p>Neuwied-Kreis</text:p>
          </table:table-cell>
          <table:table-cell office:value-type="string" calcext:value-type="string">
            <text:p>Neuwie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3]" office:value-type="string" office:string-value="Neuwied-Kreis" calcext:value-type="string">
            <text:p>Neuwied-Kreis</text:p>
          </table:table-cell>
          <table:table-cell office:value-type="string" calcext:value-type="string">
            <text:p>„,“</text:p>
          </table:table-cell>
          <table:table-cell table:formula="of:=[.B253]" office:value-type="string" office:string-value="Neuwied" calcext:value-type="string">
            <text:p>Neuwied</text:p>
          </table:table-cell>
          <table:table-cell office:value-type="string" calcext:value-type="string">
            <text:p>„)</text:p>
          </table:table-cell>
          <table:table-cell table:formula="of:=COM.MICROSOFT.TEXTJOIN(;;[.C253:.H253])" office:value-type="string" office:string-value="df_clean_10$regio2 &lt;- str_replace_all(df_clean_9$regio2,„Neuwied-Kreis„,“Neuwied„)" calcext:value-type="string">
            <text:p>df_clean_10$regio2 &lt;- str_replace_all(df_clean_9$regio2,„Neuwied-Kreis„,“Neuwied„)</text:p>
          </table:table-cell>
        </table:table-row>
        <table:table-row table:style-name="ro1">
          <table:table-cell office:value-type="string" calcext:value-type="string">
            <text:p>Nienburg-Weser-Kreis</text:p>
          </table:table-cell>
          <table:table-cell office:value-type="string" calcext:value-type="string">
            <text:p>Nienburg (Weser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4]" office:value-type="string" office:string-value="Nienburg-Weser-Kreis" calcext:value-type="string">
            <text:p>Nienburg-Weser-Kreis</text:p>
          </table:table-cell>
          <table:table-cell office:value-type="string" calcext:value-type="string">
            <text:p>„,“</text:p>
          </table:table-cell>
          <table:table-cell table:formula="of:=[.B254]" office:value-type="string" office:string-value="Nienburg (Weser)" calcext:value-type="string">
            <text:p>Nienburg (Weser)</text:p>
          </table:table-cell>
          <table:table-cell office:value-type="string" calcext:value-type="string">
            <text:p>„)</text:p>
          </table:table-cell>
          <table:table-cell table:formula="of:=COM.MICROSOFT.TEXTJOIN(;;[.C254:.H254])" office:value-type="string" office:string-value="df_clean_10$regio2 &lt;- str_replace_all(df_clean_9$regio2,„Nienburg-Weser-Kreis„,“Nienburg (Weser)„)" calcext:value-type="string">
            <text:p>df_clean_10$regio2 &lt;- str_replace_all(df_clean_9$regio2,„Nienburg-Weser-Kreis„,“Nienburg (Weser)„)</text:p>
          </table:table-cell>
        </table:table-row>
        <table:table-row table:style-name="ro1">
          <table:table-cell office:value-type="string" calcext:value-type="string">
            <text:p>Nordfriesland-Kreis</text:p>
          </table:table-cell>
          <table:table-cell office:value-type="string" calcext:value-type="string">
            <text:p>Nordfries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5]" office:value-type="string" office:string-value="Nordfriesland-Kreis" calcext:value-type="string">
            <text:p>Nordfriesland-Kreis</text:p>
          </table:table-cell>
          <table:table-cell office:value-type="string" calcext:value-type="string">
            <text:p>„,“</text:p>
          </table:table-cell>
          <table:table-cell table:formula="of:=[.B255]" office:value-type="string" office:string-value="Nordfriesland" calcext:value-type="string">
            <text:p>Nordfriesland</text:p>
          </table:table-cell>
          <table:table-cell office:value-type="string" calcext:value-type="string">
            <text:p>„)</text:p>
          </table:table-cell>
          <table:table-cell table:formula="of:=COM.MICROSOFT.TEXTJOIN(;;[.C255:.H255])" office:value-type="string" office:string-value="df_clean_10$regio2 &lt;- str_replace_all(df_clean_9$regio2,„Nordfriesland-Kreis„,“Nordfriesland„)" calcext:value-type="string">
            <text:p>df_clean_10$regio2 &lt;- str_replace_all(df_clean_9$regio2,„Nordfriesland-Kreis„,“Nordfriesland„)</text:p>
          </table:table-cell>
        </table:table-row>
        <table:table-row table:style-name="ro1">
          <table:table-cell office:value-type="string" calcext:value-type="string">
            <text:p>Nordhausen-Kreis</text:p>
          </table:table-cell>
          <table:table-cell office:value-type="string" calcext:value-type="string">
            <text:p>Nordha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6]" office:value-type="string" office:string-value="Nordhausen-Kreis" calcext:value-type="string">
            <text:p>Nordhausen-Kreis</text:p>
          </table:table-cell>
          <table:table-cell office:value-type="string" calcext:value-type="string">
            <text:p>„,“</text:p>
          </table:table-cell>
          <table:table-cell table:formula="of:=[.B256]" office:value-type="string" office:string-value="Nordhausen" calcext:value-type="string">
            <text:p>Nordhausen</text:p>
          </table:table-cell>
          <table:table-cell office:value-type="string" calcext:value-type="string">
            <text:p>„)</text:p>
          </table:table-cell>
          <table:table-cell table:formula="of:=COM.MICROSOFT.TEXTJOIN(;;[.C256:.H256])" office:value-type="string" office:string-value="df_clean_10$regio2 &lt;- str_replace_all(df_clean_9$regio2,„Nordhausen-Kreis„,“Nordhausen„)" calcext:value-type="string">
            <text:p>df_clean_10$regio2 &lt;- str_replace_all(df_clean_9$regio2,„Nordhausen-Kreis„,“Nordhausen„)</text:p>
          </table:table-cell>
        </table:table-row>
        <table:table-row table:style-name="ro1">
          <table:table-cell office:value-type="string" calcext:value-type="string">
            <text:p>Nordsachsen-Kreis</text:p>
          </table:table-cell>
          <table:table-cell office:value-type="string" calcext:value-type="string">
            <text:p>Nordsach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7]" office:value-type="string" office:string-value="Nordsachsen-Kreis" calcext:value-type="string">
            <text:p>Nordsachsen-Kreis</text:p>
          </table:table-cell>
          <table:table-cell office:value-type="string" calcext:value-type="string">
            <text:p>„,“</text:p>
          </table:table-cell>
          <table:table-cell table:formula="of:=[.B257]" office:value-type="string" office:string-value="Nordsachsen" calcext:value-type="string">
            <text:p>Nordsachsen</text:p>
          </table:table-cell>
          <table:table-cell office:value-type="string" calcext:value-type="string">
            <text:p>„)</text:p>
          </table:table-cell>
          <table:table-cell table:formula="of:=COM.MICROSOFT.TEXTJOIN(;;[.C257:.H257])" office:value-type="string" office:string-value="df_clean_10$regio2 &lt;- str_replace_all(df_clean_9$regio2,„Nordsachsen-Kreis„,“Nordsachsen„)" calcext:value-type="string">
            <text:p>df_clean_10$regio2 &lt;- str_replace_all(df_clean_9$regio2,„Nordsachsen-Kreis„,“Nordsachsen„)</text:p>
          </table:table-cell>
        </table:table-row>
        <table:table-row table:style-name="ro1">
          <table:table-cell office:value-type="string" calcext:value-type="string">
            <text:p>Nordvorpommern-Kreis</text:p>
          </table:table-cell>
          <table:table-cell office:value-type="string" calcext:value-type="string">
            <text:p>Vorpommern-Rü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8]" office:value-type="string" office:string-value="Nordvorpommern-Kreis" calcext:value-type="string">
            <text:p>Nordvorpommern-Kreis</text:p>
          </table:table-cell>
          <table:table-cell office:value-type="string" calcext:value-type="string">
            <text:p>„,“</text:p>
          </table:table-cell>
          <table:table-cell table:formula="of:=[.B258]" office:value-type="string" office:string-value="Vorpommern-Rügen" calcext:value-type="string">
            <text:p>Vorpommern-Rügen</text:p>
          </table:table-cell>
          <table:table-cell office:value-type="string" calcext:value-type="string">
            <text:p>„)</text:p>
          </table:table-cell>
          <table:table-cell table:formula="of:=COM.MICROSOFT.TEXTJOIN(;;[.C258:.H258])" office:value-type="string" office:string-value="df_clean_10$regio2 &lt;- str_replace_all(df_clean_9$regio2,„Nordvorpommern-Kreis„,“Vorpommern-Rügen„)" calcext:value-type="string">
            <text:p>df_clean_10$regio2 &lt;- str_replace_all(df_clean_9$regio2,„Nordvorpommern-Kreis„,“Vorpommern-Rügen„)</text:p>
          </table:table-cell>
        </table:table-row>
        <table:table-row table:style-name="ro1">
          <table:table-cell office:value-type="string" calcext:value-type="string">
            <text:p>Nordwestmecklenburg-Kreis</text:p>
          </table:table-cell>
          <table:table-cell office:value-type="string" calcext:value-type="string">
            <text:p>Nordwestmeckl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59]" office:value-type="string" office:string-value="Nordwestmecklenburg-Kreis" calcext:value-type="string">
            <text:p>Nordwestmecklenburg-Kreis</text:p>
          </table:table-cell>
          <table:table-cell office:value-type="string" calcext:value-type="string">
            <text:p>„,“</text:p>
          </table:table-cell>
          <table:table-cell table:formula="of:=[.B259]" office:value-type="string" office:string-value="Nordwestmecklenburg" calcext:value-type="string">
            <text:p>Nordwestmecklenburg</text:p>
          </table:table-cell>
          <table:table-cell office:value-type="string" calcext:value-type="string">
            <text:p>„)</text:p>
          </table:table-cell>
          <table:table-cell table:formula="of:=COM.MICROSOFT.TEXTJOIN(;;[.C259:.H259])" office:value-type="string" office:string-value="df_clean_10$regio2 &lt;- str_replace_all(df_clean_9$regio2,„Nordwestmecklenburg-Kreis„,“Nordwestmecklenburg„)" calcext:value-type="string">
            <text:p>df_clean_10$regio2 &lt;- str_replace_all(df_clean_9$regio2,„Nordwestmecklenburg-Kreis„,“Nordwestmecklenburg„)</text:p>
          </table:table-cell>
        </table:table-row>
        <table:table-row table:style-name="ro1">
          <table:table-cell office:value-type="string" calcext:value-type="string">
            <text:p>Northeim-Kreis</text:p>
          </table:table-cell>
          <table:table-cell office:value-type="string" calcext:value-type="string">
            <text:p>Nort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0]" office:value-type="string" office:string-value="Northeim-Kreis" calcext:value-type="string">
            <text:p>Northeim-Kreis</text:p>
          </table:table-cell>
          <table:table-cell office:value-type="string" calcext:value-type="string">
            <text:p>„,“</text:p>
          </table:table-cell>
          <table:table-cell table:formula="of:=[.B260]" office:value-type="string" office:string-value="Northeim" calcext:value-type="string">
            <text:p>Northeim</text:p>
          </table:table-cell>
          <table:table-cell office:value-type="string" calcext:value-type="string">
            <text:p>„)</text:p>
          </table:table-cell>
          <table:table-cell table:formula="of:=COM.MICROSOFT.TEXTJOIN(;;[.C260:.H260])" office:value-type="string" office:string-value="df_clean_10$regio2 &lt;- str_replace_all(df_clean_9$regio2,„Northeim-Kreis„,“Northeim„)" calcext:value-type="string">
            <text:p>df_clean_10$regio2 &lt;- str_replace_all(df_clean_9$regio2,„Northeim-Kreis„,“Northeim„)</text:p>
          </table:table-cell>
        </table:table-row>
        <table:table-row table:style-name="ro1">
          <table:table-cell table:number-columns-repeated="2" office:value-type="string" calcext:value-type="string">
            <text:p>Nürn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1]" office:value-type="string" office:string-value="Nürnberg" calcext:value-type="string">
            <text:p>Nürnberg</text:p>
          </table:table-cell>
          <table:table-cell office:value-type="string" calcext:value-type="string">
            <text:p>„,“</text:p>
          </table:table-cell>
          <table:table-cell table:formula="of:=[.B261]" office:value-type="string" office:string-value="Nürnberg" calcext:value-type="string">
            <text:p>Nürnberg</text:p>
          </table:table-cell>
          <table:table-cell office:value-type="string" calcext:value-type="string">
            <text:p>„)</text:p>
          </table:table-cell>
          <table:table-cell table:formula="of:=COM.MICROSOFT.TEXTJOIN(;;[.C261:.H261])" office:value-type="string" office:string-value="df_clean_10$regio2 &lt;- str_replace_all(df_clean_9$regio2,„Nürnberg„,“Nürnberg„)" calcext:value-type="string">
            <text:p>df_clean_10$regio2 &lt;- str_replace_all(df_clean_9$regio2,„Nürnberg„,“Nürnberg„)</text:p>
          </table:table-cell>
        </table:table-row>
        <table:table-row table:style-name="ro1">
          <table:table-cell office:value-type="string" calcext:value-type="string">
            <text:p>Nürnberger-Land-Kreis</text:p>
          </table:table-cell>
          <table:table-cell office:value-type="string" calcext:value-type="string">
            <text:p>Nürnberger 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2]" office:value-type="string" office:string-value="Nürnberger-Land-Kreis" calcext:value-type="string">
            <text:p>Nürnberger-Land-Kreis</text:p>
          </table:table-cell>
          <table:table-cell office:value-type="string" calcext:value-type="string">
            <text:p>„,“</text:p>
          </table:table-cell>
          <table:table-cell table:formula="of:=[.B262]" office:value-type="string" office:string-value="Nürnberger Land" calcext:value-type="string">
            <text:p>Nürnberger Land</text:p>
          </table:table-cell>
          <table:table-cell office:value-type="string" calcext:value-type="string">
            <text:p>„)</text:p>
          </table:table-cell>
          <table:table-cell table:formula="of:=COM.MICROSOFT.TEXTJOIN(;;[.C262:.H262])" office:value-type="string" office:string-value="df_clean_10$regio2 &lt;- str_replace_all(df_clean_9$regio2,„Nürnberger-Land-Kreis„,“Nürnberger Land„)" calcext:value-type="string">
            <text:p>df_clean_10$regio2 &lt;- str_replace_all(df_clean_9$regio2,„Nürnberger-Land-Kreis„,“Nürnberger Land„)</text:p>
          </table:table-cell>
        </table:table-row>
        <table:table-row table:style-name="ro1">
          <table:table-cell office:value-type="string" calcext:value-type="string">
            <text:p>Oberallgäu-Kreis</text:p>
          </table:table-cell>
          <table:table-cell office:value-type="string" calcext:value-type="string">
            <text:p>Oberallgä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3]" office:value-type="string" office:string-value="Oberallgäu-Kreis" calcext:value-type="string">
            <text:p>Oberallgäu-Kreis</text:p>
          </table:table-cell>
          <table:table-cell office:value-type="string" calcext:value-type="string">
            <text:p>„,“</text:p>
          </table:table-cell>
          <table:table-cell table:formula="of:=[.B263]" office:value-type="string" office:string-value="Oberallgäu" calcext:value-type="string">
            <text:p>Oberallgäu</text:p>
          </table:table-cell>
          <table:table-cell office:value-type="string" calcext:value-type="string">
            <text:p>„)</text:p>
          </table:table-cell>
          <table:table-cell table:formula="of:=COM.MICROSOFT.TEXTJOIN(;;[.C263:.H263])" office:value-type="string" office:string-value="df_clean_10$regio2 &lt;- str_replace_all(df_clean_9$regio2,„Oberallgäu-Kreis„,“Oberallgäu„)" calcext:value-type="string">
            <text:p>df_clean_10$regio2 &lt;- str_replace_all(df_clean_9$regio2,„Oberallgäu-Kreis„,“Oberallgäu„)</text:p>
          </table:table-cell>
        </table:table-row>
        <table:table-row table:style-name="ro1">
          <table:table-cell office:value-type="string" calcext:value-type="string">
            <text:p>Oberbergischer-Kreis</text:p>
          </table:table-cell>
          <table:table-cell office:value-type="string" calcext:value-type="string">
            <text:p>Oberbergischer 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4]" office:value-type="string" office:string-value="Oberbergischer-Kreis" calcext:value-type="string">
            <text:p>Oberbergischer-Kreis</text:p>
          </table:table-cell>
          <table:table-cell office:value-type="string" calcext:value-type="string">
            <text:p>„,“</text:p>
          </table:table-cell>
          <table:table-cell table:formula="of:=[.B264]" office:value-type="string" office:string-value="Oberbergischer Kreis" calcext:value-type="string">
            <text:p>Oberbergischer Kreis</text:p>
          </table:table-cell>
          <table:table-cell office:value-type="string" calcext:value-type="string">
            <text:p>„)</text:p>
          </table:table-cell>
          <table:table-cell table:formula="of:=COM.MICROSOFT.TEXTJOIN(;;[.C264:.H264])" office:value-type="string" office:string-value="df_clean_10$regio2 &lt;- str_replace_all(df_clean_9$regio2,„Oberbergischer-Kreis„,“Oberbergischer Kreis„)" calcext:value-type="string">
            <text:p>df_clean_10$regio2 &lt;- str_replace_all(df_clean_9$regio2,„Oberbergischer-Kreis„,“Oberbergischer Kreis„)</text:p>
          </table:table-cell>
        </table:table-row>
        <table:table-row table:style-name="ro1">
          <table:table-cell table:number-columns-repeated="2" office:value-type="string" calcext:value-type="string">
            <text:p>Oberha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5]" office:value-type="string" office:string-value="Oberhausen" calcext:value-type="string">
            <text:p>Oberhausen</text:p>
          </table:table-cell>
          <table:table-cell office:value-type="string" calcext:value-type="string">
            <text:p>„,“</text:p>
          </table:table-cell>
          <table:table-cell table:formula="of:=[.B265]" office:value-type="string" office:string-value="Oberhausen" calcext:value-type="string">
            <text:p>Oberhausen</text:p>
          </table:table-cell>
          <table:table-cell office:value-type="string" calcext:value-type="string">
            <text:p>„)</text:p>
          </table:table-cell>
          <table:table-cell table:formula="of:=COM.MICROSOFT.TEXTJOIN(;;[.C265:.H265])" office:value-type="string" office:string-value="df_clean_10$regio2 &lt;- str_replace_all(df_clean_9$regio2,„Oberhausen„,“Oberhausen„)" calcext:value-type="string">
            <text:p>df_clean_10$regio2 &lt;- str_replace_all(df_clean_9$regio2,„Oberhausen„,“Oberhausen„)</text:p>
          </table:table-cell>
        </table:table-row>
        <table:table-row table:style-name="ro1">
          <table:table-cell office:value-type="string" calcext:value-type="string">
            <text:p>Oberhavel-Kreis</text:p>
          </table:table-cell>
          <table:table-cell office:value-type="string" calcext:value-type="string">
            <text:p>Oberhav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6]" office:value-type="string" office:string-value="Oberhavel-Kreis" calcext:value-type="string">
            <text:p>Oberhavel-Kreis</text:p>
          </table:table-cell>
          <table:table-cell office:value-type="string" calcext:value-type="string">
            <text:p>„,“</text:p>
          </table:table-cell>
          <table:table-cell table:formula="of:=[.B266]" office:value-type="string" office:string-value="Oberhavel" calcext:value-type="string">
            <text:p>Oberhavel</text:p>
          </table:table-cell>
          <table:table-cell office:value-type="string" calcext:value-type="string">
            <text:p>„)</text:p>
          </table:table-cell>
          <table:table-cell table:formula="of:=COM.MICROSOFT.TEXTJOIN(;;[.C266:.H266])" office:value-type="string" office:string-value="df_clean_10$regio2 &lt;- str_replace_all(df_clean_9$regio2,„Oberhavel-Kreis„,“Oberhavel„)" calcext:value-type="string">
            <text:p>df_clean_10$regio2 &lt;- str_replace_all(df_clean_9$regio2,„Oberhavel-Kreis„,“Oberhavel„)</text:p>
          </table:table-cell>
        </table:table-row>
        <table:table-row table:style-name="ro1">
          <table:table-cell office:value-type="string" calcext:value-type="string">
            <text:p>Oberspreewald-Lausitz-Kreis</text:p>
          </table:table-cell>
          <table:table-cell office:value-type="string" calcext:value-type="string">
            <text:p>Oberspreewald-Lausit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7]" office:value-type="string" office:string-value="Oberspreewald-Lausitz-Kreis" calcext:value-type="string">
            <text:p>Oberspreewald-Lausitz-Kreis</text:p>
          </table:table-cell>
          <table:table-cell office:value-type="string" calcext:value-type="string">
            <text:p>„,“</text:p>
          </table:table-cell>
          <table:table-cell table:formula="of:=[.B267]" office:value-type="string" office:string-value="Oberspreewald-Lausitz" calcext:value-type="string">
            <text:p>Oberspreewald-Lausitz</text:p>
          </table:table-cell>
          <table:table-cell office:value-type="string" calcext:value-type="string">
            <text:p>„)</text:p>
          </table:table-cell>
          <table:table-cell table:formula="of:=COM.MICROSOFT.TEXTJOIN(;;[.C267:.H267])" office:value-type="string" office:string-value="df_clean_10$regio2 &lt;- str_replace_all(df_clean_9$regio2,„Oberspreewald-Lausitz-Kreis„,“Oberspreewald-Lausitz„)" calcext:value-type="string">
            <text:p>df_clean_10$regio2 &lt;- str_replace_all(df_clean_9$regio2,„Oberspreewald-Lausitz-Kreis„,“Oberspreewald-Lausitz„)</text:p>
          </table:table-cell>
        </table:table-row>
        <table:table-row table:style-name="ro1">
          <table:table-cell table:number-columns-repeated="2" office:value-type="string" calcext:value-type="string">
            <text:p>Odenwald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8]" office:value-type="string" office:string-value="Odenwaldkreis" calcext:value-type="string">
            <text:p>Odenwaldkreis</text:p>
          </table:table-cell>
          <table:table-cell office:value-type="string" calcext:value-type="string">
            <text:p>„,“</text:p>
          </table:table-cell>
          <table:table-cell table:formula="of:=[.B268]" office:value-type="string" office:string-value="Odenwaldkreis" calcext:value-type="string">
            <text:p>Odenwaldkreis</text:p>
          </table:table-cell>
          <table:table-cell office:value-type="string" calcext:value-type="string">
            <text:p>„)</text:p>
          </table:table-cell>
          <table:table-cell table:formula="of:=COM.MICROSOFT.TEXTJOIN(;;[.C268:.H268])" office:value-type="string" office:string-value="df_clean_10$regio2 &lt;- str_replace_all(df_clean_9$regio2,„Odenwaldkreis„,“Odenwaldkreis„)" calcext:value-type="string">
            <text:p>df_clean_10$regio2 &lt;- str_replace_all(df_clean_9$regio2,„Odenwaldkreis„,“Odenwaldkreis„)</text:p>
          </table:table-cell>
        </table:table-row>
        <table:table-row table:style-name="ro1">
          <table:table-cell office:value-type="string" calcext:value-type="string">
            <text:p>Oder-Spree-Kreis</text:p>
          </table:table-cell>
          <table:table-cell office:value-type="string" calcext:value-type="string">
            <text:p>Oder-Spre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69]" office:value-type="string" office:string-value="Oder-Spree-Kreis" calcext:value-type="string">
            <text:p>Oder-Spree-Kreis</text:p>
          </table:table-cell>
          <table:table-cell office:value-type="string" calcext:value-type="string">
            <text:p>„,“</text:p>
          </table:table-cell>
          <table:table-cell table:formula="of:=[.B269]" office:value-type="string" office:string-value="Oder-Spree" calcext:value-type="string">
            <text:p>Oder-Spree</text:p>
          </table:table-cell>
          <table:table-cell office:value-type="string" calcext:value-type="string">
            <text:p>„)</text:p>
          </table:table-cell>
          <table:table-cell table:formula="of:=COM.MICROSOFT.TEXTJOIN(;;[.C269:.H269])" office:value-type="string" office:string-value="df_clean_10$regio2 &lt;- str_replace_all(df_clean_9$regio2,„Oder-Spree-Kreis„,“Oder-Spree„)" calcext:value-type="string">
            <text:p>df_clean_10$regio2 &lt;- str_replace_all(df_clean_9$regio2,„Oder-Spree-Kreis„,“Oder-Spree„)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string" calcext:value-type="string">
            <text:p>Offenbach am Ma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0]" office:value-type="string" office:string-value="Offenbach-am-Main" calcext:value-type="string">
            <text:p>Offenbach-am-Main</text:p>
          </table:table-cell>
          <table:table-cell office:value-type="string" calcext:value-type="string">
            <text:p>„,“</text:p>
          </table:table-cell>
          <table:table-cell table:formula="of:=[.B270]" office:value-type="string" office:string-value="Offenbach am Main" calcext:value-type="string">
            <text:p>Offenbach am Main</text:p>
          </table:table-cell>
          <table:table-cell office:value-type="string" calcext:value-type="string">
            <text:p>„)</text:p>
          </table:table-cell>
          <table:table-cell table:formula="of:=COM.MICROSOFT.TEXTJOIN(;;[.C270:.H270])" office:value-type="string" office:string-value="df_clean_10$regio2 &lt;- str_replace_all(df_clean_9$regio2,„Offenbach-am-Main„,“Offenbach am Main„)" calcext:value-type="string">
            <text:p>df_clean_10$regio2 &lt;- str_replace_all(df_clean_9$regio2,„Offenbach-am-Main„,“Offenbach am Main„)</text:p>
          </table:table-cell>
        </table:table-row>
        <table:table-row table:style-name="ro1">
          <table:table-cell office:value-type="string" calcext:value-type="string">
            <text:p>Offenbach-Kreis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1]" office:value-type="string" office:string-value="Offenbach-Kreis" calcext:value-type="string">
            <text:p>Offenbach-Kreis</text:p>
          </table:table-cell>
          <table:table-cell office:value-type="string" calcext:value-type="string">
            <text:p>„,“</text:p>
          </table:table-cell>
          <table:table-cell table:formula="of:=[.B271]" office:value-type="string" office:string-value="Offenbach" calcext:value-type="string">
            <text:p>Offenbach</text:p>
          </table:table-cell>
          <table:table-cell office:value-type="string" calcext:value-type="string">
            <text:p>„)</text:p>
          </table:table-cell>
          <table:table-cell table:formula="of:=COM.MICROSOFT.TEXTJOIN(;;[.C271:.H271])" office:value-type="string" office:string-value="df_clean_10$regio2 &lt;- str_replace_all(df_clean_9$regio2,„Offenbach-Kreis„,“Offenbach„)" calcext:value-type="string">
            <text:p>df_clean_10$regio2 &lt;- str_replace_all(df_clean_9$regio2,„Offenbach-Kreis„,“Offenbach„)</text:p>
          </table:table-cell>
        </table:table-row>
        <table:table-row table:style-name="ro1">
          <table:table-cell office:value-type="string" calcext:value-type="string">
            <text:p>Oldenburg-Kreis</text:p>
          </table:table-cell>
          <table:table-cell office:value-type="string" calcext:value-type="string">
            <text:p>Old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2]" office:value-type="string" office:string-value="Oldenburg-Kreis" calcext:value-type="string">
            <text:p>Oldenburg-Kreis</text:p>
          </table:table-cell>
          <table:table-cell office:value-type="string" calcext:value-type="string">
            <text:p>„,“</text:p>
          </table:table-cell>
          <table:table-cell table:formula="of:=[.B272]" office:value-type="string" office:string-value="Oldenburg" calcext:value-type="string">
            <text:p>Oldenburg</text:p>
          </table:table-cell>
          <table:table-cell office:value-type="string" calcext:value-type="string">
            <text:p>„)</text:p>
          </table:table-cell>
          <table:table-cell table:formula="of:=COM.MICROSOFT.TEXTJOIN(;;[.C272:.H272])" office:value-type="string" office:string-value="df_clean_10$regio2 &lt;- str_replace_all(df_clean_9$regio2,„Oldenburg-Kreis„,“Oldenburg„)" calcext:value-type="string">
            <text:p>df_clean_10$regio2 &lt;- str_replace_all(df_clean_9$regio2,„Oldenburg-Kreis„,“Oldenburg„)</text:p>
          </table:table-cell>
        </table:table-row>
        <table:table-row table:style-name="ro1">
          <table:table-cell office:value-type="string" calcext:value-type="string">
            <text:p>Oldenburg-Oldenburg</text:p>
          </table:table-cell>
          <table:table-cell office:value-type="string" calcext:value-type="string">
            <text:p>Oldenburg (Oldb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3]" office:value-type="string" office:string-value="Oldenburg-Oldenburg" calcext:value-type="string">
            <text:p>Oldenburg-Oldenburg</text:p>
          </table:table-cell>
          <table:table-cell office:value-type="string" calcext:value-type="string">
            <text:p>„,“</text:p>
          </table:table-cell>
          <table:table-cell table:formula="of:=[.B273]" office:value-type="string" office:string-value="Oldenburg (Oldb)" calcext:value-type="string">
            <text:p>Oldenburg (Oldb)</text:p>
          </table:table-cell>
          <table:table-cell office:value-type="string" calcext:value-type="string">
            <text:p>„)</text:p>
          </table:table-cell>
          <table:table-cell table:formula="of:=COM.MICROSOFT.TEXTJOIN(;;[.C273:.H273])" office:value-type="string" office:string-value="df_clean_10$regio2 &lt;- str_replace_all(df_clean_9$regio2,„Oldenburg-Oldenburg„,“Oldenburg (Oldb)„)" calcext:value-type="string">
            <text:p>df_clean_10$regio2 &lt;- str_replace_all(df_clean_9$regio2,„Oldenburg-Oldenburg„,“Oldenburg (Oldb)„)</text:p>
          </table:table-cell>
        </table:table-row>
        <table:table-row table:style-name="ro1">
          <table:table-cell office:value-type="string" calcext:value-type="string">
            <text:p>Olpe-Kreis</text:p>
          </table:table-cell>
          <table:table-cell office:value-type="string" calcext:value-type="string">
            <text:p>Olp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4]" office:value-type="string" office:string-value="Olpe-Kreis" calcext:value-type="string">
            <text:p>Olpe-Kreis</text:p>
          </table:table-cell>
          <table:table-cell office:value-type="string" calcext:value-type="string">
            <text:p>„,“</text:p>
          </table:table-cell>
          <table:table-cell table:formula="of:=[.B274]" office:value-type="string" office:string-value="Olpe" calcext:value-type="string">
            <text:p>Olpe</text:p>
          </table:table-cell>
          <table:table-cell office:value-type="string" calcext:value-type="string">
            <text:p>„)</text:p>
          </table:table-cell>
          <table:table-cell table:formula="of:=COM.MICROSOFT.TEXTJOIN(;;[.C274:.H274])" office:value-type="string" office:string-value="df_clean_10$regio2 &lt;- str_replace_all(df_clean_9$regio2,„Olpe-Kreis„,“Olpe„)" calcext:value-type="string">
            <text:p>df_clean_10$regio2 &lt;- str_replace_all(df_clean_9$regio2,„Olpe-Kreis„,“Olpe„)</text:p>
          </table:table-cell>
        </table:table-row>
        <table:table-row table:style-name="ro1">
          <table:table-cell table:number-columns-repeated="2" office:value-type="string" calcext:value-type="string">
            <text:p>Ortenau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5]" office:value-type="string" office:string-value="Ortenaukreis" calcext:value-type="string">
            <text:p>Ortenaukreis</text:p>
          </table:table-cell>
          <table:table-cell office:value-type="string" calcext:value-type="string">
            <text:p>„,“</text:p>
          </table:table-cell>
          <table:table-cell table:formula="of:=[.B275]" office:value-type="string" office:string-value="Ortenaukreis" calcext:value-type="string">
            <text:p>Ortenaukreis</text:p>
          </table:table-cell>
          <table:table-cell office:value-type="string" calcext:value-type="string">
            <text:p>„)</text:p>
          </table:table-cell>
          <table:table-cell table:formula="of:=COM.MICROSOFT.TEXTJOIN(;;[.C275:.H275])" office:value-type="string" office:string-value="df_clean_10$regio2 &lt;- str_replace_all(df_clean_9$regio2,„Ortenaukreis„,“Ortenaukreis„)" calcext:value-type="string">
            <text:p>df_clean_10$regio2 &lt;- str_replace_all(df_clean_9$regio2,„Ortenaukreis„,“Ortenaukreis„)</text:p>
          </table:table-cell>
        </table:table-row>
        <table:table-row table:style-name="ro1">
          <table:table-cell table:number-columns-repeated="2" office:value-type="string" calcext:value-type="string">
            <text:p>Osnabrüc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6]" office:value-type="string" office:string-value="Osnabrück" calcext:value-type="string">
            <text:p>Osnabrück</text:p>
          </table:table-cell>
          <table:table-cell office:value-type="string" calcext:value-type="string">
            <text:p>„,“</text:p>
          </table:table-cell>
          <table:table-cell table:formula="of:=[.B276]" office:value-type="string" office:string-value="Osnabrück" calcext:value-type="string">
            <text:p>Osnabrück</text:p>
          </table:table-cell>
          <table:table-cell office:value-type="string" calcext:value-type="string">
            <text:p>„)</text:p>
          </table:table-cell>
          <table:table-cell table:formula="of:=COM.MICROSOFT.TEXTJOIN(;;[.C276:.H276])" office:value-type="string" office:string-value="df_clean_10$regio2 &lt;- str_replace_all(df_clean_9$regio2,„Osnabrück„,“Osnabrück„)" calcext:value-type="string">
            <text:p>df_clean_10$regio2 &lt;- str_replace_all(df_clean_9$regio2,„Osnabrück„,“Osnabrück„)</text:p>
          </table:table-cell>
        </table:table-row>
        <table:table-row table:style-name="ro1">
          <table:table-cell office:value-type="string" calcext:value-type="string">
            <text:p>Osnabrück-Kreis</text:p>
          </table:table-cell>
          <table:table-cell office:value-type="string" calcext:value-type="string">
            <text:p>Osnabrüc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7]" office:value-type="string" office:string-value="Osnabrück-Kreis" calcext:value-type="string">
            <text:p>Osnabrück-Kreis</text:p>
          </table:table-cell>
          <table:table-cell office:value-type="string" calcext:value-type="string">
            <text:p>„,“</text:p>
          </table:table-cell>
          <table:table-cell table:formula="of:=[.B277]" office:value-type="string" office:string-value="Osnabrück" calcext:value-type="string">
            <text:p>Osnabrück</text:p>
          </table:table-cell>
          <table:table-cell office:value-type="string" calcext:value-type="string">
            <text:p>„)</text:p>
          </table:table-cell>
          <table:table-cell table:formula="of:=COM.MICROSOFT.TEXTJOIN(;;[.C277:.H277])" office:value-type="string" office:string-value="df_clean_10$regio2 &lt;- str_replace_all(df_clean_9$regio2,„Osnabrück-Kreis„,“Osnabrück„)" calcext:value-type="string">
            <text:p>df_clean_10$regio2 &lt;- str_replace_all(df_clean_9$regio2,„Osnabrück-Kreis„,“Osnabrück„)</text:p>
          </table:table-cell>
        </table:table-row>
        <table:table-row table:style-name="ro1">
          <table:table-cell table:number-columns-repeated="2" office:value-type="string" calcext:value-type="string">
            <text:p>Ostalb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8]" office:value-type="string" office:string-value="Ostalbkreis" calcext:value-type="string">
            <text:p>Ostalbkreis</text:p>
          </table:table-cell>
          <table:table-cell office:value-type="string" calcext:value-type="string">
            <text:p>„,“</text:p>
          </table:table-cell>
          <table:table-cell table:formula="of:=[.B278]" office:value-type="string" office:string-value="Ostalbkreis" calcext:value-type="string">
            <text:p>Ostalbkreis</text:p>
          </table:table-cell>
          <table:table-cell office:value-type="string" calcext:value-type="string">
            <text:p>„)</text:p>
          </table:table-cell>
          <table:table-cell table:formula="of:=COM.MICROSOFT.TEXTJOIN(;;[.C278:.H278])" office:value-type="string" office:string-value="df_clean_10$regio2 &lt;- str_replace_all(df_clean_9$regio2,„Ostalbkreis„,“Ostalbkreis„)" calcext:value-type="string">
            <text:p>df_clean_10$regio2 &lt;- str_replace_all(df_clean_9$regio2,„Ostalbkreis„,“Ostalbkreis„)</text:p>
          </table:table-cell>
        </table:table-row>
        <table:table-row table:style-name="ro1">
          <table:table-cell office:value-type="string" calcext:value-type="string">
            <text:p>Ostallgäu-Kreis</text:p>
          </table:table-cell>
          <table:table-cell office:value-type="string" calcext:value-type="string">
            <text:p>Ostallgä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79]" office:value-type="string" office:string-value="Ostallgäu-Kreis" calcext:value-type="string">
            <text:p>Ostallgäu-Kreis</text:p>
          </table:table-cell>
          <table:table-cell office:value-type="string" calcext:value-type="string">
            <text:p>„,“</text:p>
          </table:table-cell>
          <table:table-cell table:formula="of:=[.B279]" office:value-type="string" office:string-value="Ostallgäu" calcext:value-type="string">
            <text:p>Ostallgäu</text:p>
          </table:table-cell>
          <table:table-cell office:value-type="string" calcext:value-type="string">
            <text:p>„)</text:p>
          </table:table-cell>
          <table:table-cell table:formula="of:=COM.MICROSOFT.TEXTJOIN(;;[.C279:.H279])" office:value-type="string" office:string-value="df_clean_10$regio2 &lt;- str_replace_all(df_clean_9$regio2,„Ostallgäu-Kreis„,“Ostallgäu„)" calcext:value-type="string">
            <text:p>df_clean_10$regio2 &lt;- str_replace_all(df_clean_9$regio2,„Ostallgäu-Kreis„,“Ostallgäu„)</text:p>
          </table:table-cell>
        </table:table-row>
        <table:table-row table:style-name="ro1">
          <table:table-cell office:value-type="string" calcext:value-type="string">
            <text:p>Osterholz-Kreis</text:p>
          </table:table-cell>
          <table:table-cell office:value-type="string" calcext:value-type="string">
            <text:p>Osterhol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0]" office:value-type="string" office:string-value="Osterholz-Kreis" calcext:value-type="string">
            <text:p>Osterholz-Kreis</text:p>
          </table:table-cell>
          <table:table-cell office:value-type="string" calcext:value-type="string">
            <text:p>„,“</text:p>
          </table:table-cell>
          <table:table-cell table:formula="of:=[.B280]" office:value-type="string" office:string-value="Osterholz" calcext:value-type="string">
            <text:p>Osterholz</text:p>
          </table:table-cell>
          <table:table-cell office:value-type="string" calcext:value-type="string">
            <text:p>„)</text:p>
          </table:table-cell>
          <table:table-cell table:formula="of:=COM.MICROSOFT.TEXTJOIN(;;[.C280:.H280])" office:value-type="string" office:string-value="df_clean_10$regio2 &lt;- str_replace_all(df_clean_9$regio2,„Osterholz-Kreis„,“Osterholz„)" calcext:value-type="string">
            <text:p>df_clean_10$regio2 &lt;- str_replace_all(df_clean_9$regio2,„Osterholz-Kreis„,“Osterholz„)</text:p>
          </table:table-cell>
        </table:table-row>
        <table:table-row table:style-name="ro1">
          <table:table-cell office:value-type="string" calcext:value-type="string">
            <text:p>Osterode-am-Harz-Krei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1]" office:value-type="string" office:string-value="Osterode-am-Harz-Kreis" calcext:value-type="string">
            <text:p>Osterode-am-Harz-Kreis</text:p>
          </table:table-cell>
          <table:table-cell office:value-type="string" calcext:value-type="string">
            <text:p>„,“</text:p>
          </table:table-cell>
          <table:table-cell table:formula="of:=[.B281]" office:value-type="string" office:string-value="Göttingen" calcext:value-type="string">
            <text:p>Göttingen</text:p>
          </table:table-cell>
          <table:table-cell office:value-type="string" calcext:value-type="string">
            <text:p>„)</text:p>
          </table:table-cell>
          <table:table-cell table:formula="of:=COM.MICROSOFT.TEXTJOIN(;;[.C281:.H281])" office:value-type="string" office:string-value="df_clean_10$regio2 &lt;- str_replace_all(df_clean_9$regio2,„Osterode-am-Harz-Kreis„,“Göttingen„)" calcext:value-type="string">
            <text:p>df_clean_10$regio2 &lt;- str_replace_all(df_clean_9$regio2,„Osterode-am-Harz-Kreis„,“Göttingen„)</text:p>
          </table:table-cell>
        </table:table-row>
        <table:table-row table:style-name="ro1">
          <table:table-cell office:value-type="string" calcext:value-type="string">
            <text:p>Ostholstein-Kreis</text:p>
          </table:table-cell>
          <table:table-cell office:value-type="string" calcext:value-type="string">
            <text:p>Ostholste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2]" office:value-type="string" office:string-value="Ostholstein-Kreis" calcext:value-type="string">
            <text:p>Ostholstein-Kreis</text:p>
          </table:table-cell>
          <table:table-cell office:value-type="string" calcext:value-type="string">
            <text:p>„,“</text:p>
          </table:table-cell>
          <table:table-cell table:formula="of:=[.B282]" office:value-type="string" office:string-value="Ostholstein" calcext:value-type="string">
            <text:p>Ostholstein</text:p>
          </table:table-cell>
          <table:table-cell office:value-type="string" calcext:value-type="string">
            <text:p>„)</text:p>
          </table:table-cell>
          <table:table-cell table:formula="of:=COM.MICROSOFT.TEXTJOIN(;;[.C282:.H282])" office:value-type="string" office:string-value="df_clean_10$regio2 &lt;- str_replace_all(df_clean_9$regio2,„Ostholstein-Kreis„,“Ostholstein„)" calcext:value-type="string">
            <text:p>df_clean_10$regio2 &lt;- str_replace_all(df_clean_9$regio2,„Ostholstein-Kreis„,“Ostholstein„)</text:p>
          </table:table-cell>
        </table:table-row>
        <table:table-row table:style-name="ro1">
          <table:table-cell office:value-type="string" calcext:value-type="string">
            <text:p>Ostprignitz-Ruppin-Kreis</text:p>
          </table:table-cell>
          <table:table-cell office:value-type="string" calcext:value-type="string">
            <text:p>Ostprignitz-Rupp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3]" office:value-type="string" office:string-value="Ostprignitz-Ruppin-Kreis" calcext:value-type="string">
            <text:p>Ostprignitz-Ruppin-Kreis</text:p>
          </table:table-cell>
          <table:table-cell office:value-type="string" calcext:value-type="string">
            <text:p>„,“</text:p>
          </table:table-cell>
          <table:table-cell table:formula="of:=[.B283]" office:value-type="string" office:string-value="Ostprignitz-Ruppin" calcext:value-type="string">
            <text:p>Ostprignitz-Ruppin</text:p>
          </table:table-cell>
          <table:table-cell office:value-type="string" calcext:value-type="string">
            <text:p>„)</text:p>
          </table:table-cell>
          <table:table-cell table:formula="of:=COM.MICROSOFT.TEXTJOIN(;;[.C283:.H283])" office:value-type="string" office:string-value="df_clean_10$regio2 &lt;- str_replace_all(df_clean_9$regio2,„Ostprignitz-Ruppin-Kreis„,“Ostprignitz-Ruppin„)" calcext:value-type="string">
            <text:p>df_clean_10$regio2 &lt;- str_replace_all(df_clean_9$regio2,„Ostprignitz-Ruppin-Kreis„,“Ostprignitz-Ruppin„)</text:p>
          </table:table-cell>
        </table:table-row>
        <table:table-row table:style-name="ro1">
          <table:table-cell office:value-type="string" calcext:value-type="string">
            <text:p>Ostvorpommern-Kreis</text:p>
          </table:table-cell>
          <table:table-cell office:value-type="string" calcext:value-type="string">
            <text:p>Vorpommern-Greifswa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4]" office:value-type="string" office:string-value="Ostvorpommern-Kreis" calcext:value-type="string">
            <text:p>Ostvorpommern-Kreis</text:p>
          </table:table-cell>
          <table:table-cell office:value-type="string" calcext:value-type="string">
            <text:p>„,“</text:p>
          </table:table-cell>
          <table:table-cell table:formula="of:=[.B284]" office:value-type="string" office:string-value="Vorpommern-Greifswald" calcext:value-type="string">
            <text:p>Vorpommern-Greifswald</text:p>
          </table:table-cell>
          <table:table-cell office:value-type="string" calcext:value-type="string">
            <text:p>„)</text:p>
          </table:table-cell>
          <table:table-cell table:formula="of:=COM.MICROSOFT.TEXTJOIN(;;[.C284:.H284])" office:value-type="string" office:string-value="df_clean_10$regio2 &lt;- str_replace_all(df_clean_9$regio2,„Ostvorpommern-Kreis„,“Vorpommern-Greifswald„)" calcext:value-type="string">
            <text:p>df_clean_10$regio2 &lt;- str_replace_all(df_clean_9$regio2,„Ostvorpommern-Kreis„,“Vorpommern-Greifswald„)</text:p>
          </table:table-cell>
        </table:table-row>
        <table:table-row table:style-name="ro1">
          <table:table-cell office:value-type="string" calcext:value-type="string">
            <text:p>Paderborn-Kreis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5]" office:value-type="string" office:string-value="Paderborn-Kreis" calcext:value-type="string">
            <text:p>Paderborn-Kreis</text:p>
          </table:table-cell>
          <table:table-cell office:value-type="string" calcext:value-type="string">
            <text:p>„,“</text:p>
          </table:table-cell>
          <table:table-cell table:formula="of:=[.B285]" office:value-type="string" office:string-value="Paderborn" calcext:value-type="string">
            <text:p>Paderborn</text:p>
          </table:table-cell>
          <table:table-cell office:value-type="string" calcext:value-type="string">
            <text:p>„)</text:p>
          </table:table-cell>
          <table:table-cell table:formula="of:=COM.MICROSOFT.TEXTJOIN(;;[.C285:.H285])" office:value-type="string" office:string-value="df_clean_10$regio2 &lt;- str_replace_all(df_clean_9$regio2,„Paderborn-Kreis„,“Paderborn„)" calcext:value-type="string">
            <text:p>df_clean_10$regio2 &lt;- str_replace_all(df_clean_9$regio2,„Paderborn-Kreis„,“Paderborn„)</text:p>
          </table:table-cell>
        </table:table-row>
        <table:table-row table:style-name="ro1">
          <table:table-cell office:value-type="string" calcext:value-type="string">
            <text:p>Parchim-Kreis</text:p>
          </table:table-cell>
          <table:table-cell office:value-type="string" calcext:value-type="string">
            <text:p>Ludwigslust-Parch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6]" office:value-type="string" office:string-value="Parchim-Kreis" calcext:value-type="string">
            <text:p>Parchim-Kreis</text:p>
          </table:table-cell>
          <table:table-cell office:value-type="string" calcext:value-type="string">
            <text:p>„,“</text:p>
          </table:table-cell>
          <table:table-cell table:formula="of:=[.B286]" office:value-type="string" office:string-value="Ludwigslust-Parchim" calcext:value-type="string">
            <text:p>Ludwigslust-Parchim</text:p>
          </table:table-cell>
          <table:table-cell office:value-type="string" calcext:value-type="string">
            <text:p>„)</text:p>
          </table:table-cell>
          <table:table-cell table:formula="of:=COM.MICROSOFT.TEXTJOIN(;;[.C286:.H286])" office:value-type="string" office:string-value="df_clean_10$regio2 &lt;- str_replace_all(df_clean_9$regio2,„Parchim-Kreis„,“Ludwigslust-Parchim„)" calcext:value-type="string">
            <text:p>df_clean_10$regio2 &lt;- str_replace_all(df_clean_9$regio2,„Parchim-Kreis„,“Ludwigslust-Parchim„)</text:p>
          </table:table-cell>
        </table:table-row>
        <table:table-row table:style-name="ro1">
          <table:table-cell table:number-columns-repeated="2" office:value-type="string" calcext:value-type="string">
            <text:p>Pass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7]" office:value-type="string" office:string-value="Passau" calcext:value-type="string">
            <text:p>Passau</text:p>
          </table:table-cell>
          <table:table-cell office:value-type="string" calcext:value-type="string">
            <text:p>„,“</text:p>
          </table:table-cell>
          <table:table-cell table:formula="of:=[.B287]" office:value-type="string" office:string-value="Passau" calcext:value-type="string">
            <text:p>Passau</text:p>
          </table:table-cell>
          <table:table-cell office:value-type="string" calcext:value-type="string">
            <text:p>„)</text:p>
          </table:table-cell>
          <table:table-cell table:formula="of:=COM.MICROSOFT.TEXTJOIN(;;[.C287:.H287])" office:value-type="string" office:string-value="df_clean_10$regio2 &lt;- str_replace_all(df_clean_9$regio2,„Passau„,“Passau„)" calcext:value-type="string">
            <text:p>df_clean_10$regio2 &lt;- str_replace_all(df_clean_9$regio2,„Passau„,“Passau„)</text:p>
          </table:table-cell>
        </table:table-row>
        <table:table-row table:style-name="ro1">
          <table:table-cell office:value-type="string" calcext:value-type="string">
            <text:p>Passau-Kreis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8]" office:value-type="string" office:string-value="Passau-Kreis" calcext:value-type="string">
            <text:p>Passau-Kreis</text:p>
          </table:table-cell>
          <table:table-cell office:value-type="string" calcext:value-type="string">
            <text:p>„,“</text:p>
          </table:table-cell>
          <table:table-cell table:formula="of:=[.B288]" office:value-type="string" office:string-value="Passau" calcext:value-type="string">
            <text:p>Passau</text:p>
          </table:table-cell>
          <table:table-cell office:value-type="string" calcext:value-type="string">
            <text:p>„)</text:p>
          </table:table-cell>
          <table:table-cell table:formula="of:=COM.MICROSOFT.TEXTJOIN(;;[.C288:.H288])" office:value-type="string" office:string-value="df_clean_10$regio2 &lt;- str_replace_all(df_clean_9$regio2,„Passau-Kreis„,“Passau„)" calcext:value-type="string">
            <text:p>df_clean_10$regio2 &lt;- str_replace_all(df_clean_9$regio2,„Passau-Kreis„,“Passau„)</text:p>
          </table:table-cell>
        </table:table-row>
        <table:table-row table:style-name="ro1">
          <table:table-cell office:value-type="string" calcext:value-type="string">
            <text:p>Peine-Kreis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89]" office:value-type="string" office:string-value="Peine-Kreis" calcext:value-type="string">
            <text:p>Peine-Kreis</text:p>
          </table:table-cell>
          <table:table-cell office:value-type="string" calcext:value-type="string">
            <text:p>„,“</text:p>
          </table:table-cell>
          <table:table-cell table:formula="of:=[.B289]" office:value-type="string" office:string-value="Peine" calcext:value-type="string">
            <text:p>Peine</text:p>
          </table:table-cell>
          <table:table-cell office:value-type="string" calcext:value-type="string">
            <text:p>„)</text:p>
          </table:table-cell>
          <table:table-cell table:formula="of:=COM.MICROSOFT.TEXTJOIN(;;[.C289:.H289])" office:value-type="string" office:string-value="df_clean_10$regio2 &lt;- str_replace_all(df_clean_9$regio2,„Peine-Kreis„,“Peine„)" calcext:value-type="string">
            <text:p>df_clean_10$regio2 &lt;- str_replace_all(df_clean_9$regio2,„Peine-Kreis„,“Peine„)</text:p>
          </table:table-cell>
        </table:table-row>
        <table:table-row table:style-name="ro1">
          <table:table-cell office:value-type="string" calcext:value-type="string">
            <text:p>Pfaffenhofen-an-der-Ilm-Kreis</text:p>
          </table:table-cell>
          <table:table-cell office:value-type="string" calcext:value-type="string">
            <text:p>Pfaffenhofen a.d. Il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0]" office:value-type="string" office:string-value="Pfaffenhofen-an-der-Ilm-Kreis" calcext:value-type="string">
            <text:p>Pfaffenhofen-an-der-Ilm-Kreis</text:p>
          </table:table-cell>
          <table:table-cell office:value-type="string" calcext:value-type="string">
            <text:p>„,“</text:p>
          </table:table-cell>
          <table:table-cell table:formula="of:=[.B290]" office:value-type="string" office:string-value="Pfaffenhofen a.d. Ilm" calcext:value-type="string">
            <text:p>Pfaffenhofen a.d. Ilm</text:p>
          </table:table-cell>
          <table:table-cell office:value-type="string" calcext:value-type="string">
            <text:p>„)</text:p>
          </table:table-cell>
          <table:table-cell table:formula="of:=COM.MICROSOFT.TEXTJOIN(;;[.C290:.H290])" office:value-type="string" office:string-value="df_clean_10$regio2 &lt;- str_replace_all(df_clean_9$regio2,„Pfaffenhofen-an-der-Ilm-Kreis„,“Pfaffenhofen a.d. Ilm„)" calcext:value-type="string">
            <text:p>df_clean_10$regio2 &lt;- str_replace_all(df_clean_9$regio2,„Pfaffenhofen-an-der-Ilm-Kreis„,“Pfaffenhofen a.d. Ilm„)</text:p>
          </table:table-cell>
        </table:table-row>
        <table:table-row table:style-name="ro1">
          <table:table-cell table:number-columns-repeated="2" office:value-type="string" calcext:value-type="string">
            <text:p>Pforz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1]" office:value-type="string" office:string-value="Pforzheim" calcext:value-type="string">
            <text:p>Pforzheim</text:p>
          </table:table-cell>
          <table:table-cell office:value-type="string" calcext:value-type="string">
            <text:p>„,“</text:p>
          </table:table-cell>
          <table:table-cell table:formula="of:=[.B291]" office:value-type="string" office:string-value="Pforzheim" calcext:value-type="string">
            <text:p>Pforzheim</text:p>
          </table:table-cell>
          <table:table-cell office:value-type="string" calcext:value-type="string">
            <text:p>„)</text:p>
          </table:table-cell>
          <table:table-cell table:formula="of:=COM.MICROSOFT.TEXTJOIN(;;[.C291:.H291])" office:value-type="string" office:string-value="df_clean_10$regio2 &lt;- str_replace_all(df_clean_9$regio2,„Pforzheim„,“Pforzheim„)" calcext:value-type="string">
            <text:p>df_clean_10$regio2 &lt;- str_replace_all(df_clean_9$regio2,„Pforzheim„,“Pforzheim„)</text:p>
          </table:table-cell>
        </table:table-row>
        <table:table-row table:style-name="ro1">
          <table:table-cell office:value-type="string" calcext:value-type="string">
            <text:p>Pinneberg-Kreis</text:p>
          </table:table-cell>
          <table:table-cell office:value-type="string" calcext:value-type="string">
            <text:p>Pinne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2]" office:value-type="string" office:string-value="Pinneberg-Kreis" calcext:value-type="string">
            <text:p>Pinneberg-Kreis</text:p>
          </table:table-cell>
          <table:table-cell office:value-type="string" calcext:value-type="string">
            <text:p>„,“</text:p>
          </table:table-cell>
          <table:table-cell table:formula="of:=[.B292]" office:value-type="string" office:string-value="Pinneberg" calcext:value-type="string">
            <text:p>Pinneberg</text:p>
          </table:table-cell>
          <table:table-cell office:value-type="string" calcext:value-type="string">
            <text:p>„)</text:p>
          </table:table-cell>
          <table:table-cell table:formula="of:=COM.MICROSOFT.TEXTJOIN(;;[.C292:.H292])" office:value-type="string" office:string-value="df_clean_10$regio2 &lt;- str_replace_all(df_clean_9$regio2,„Pinneberg-Kreis„,“Pinneberg„)" calcext:value-type="string">
            <text:p>df_clean_10$regio2 &lt;- str_replace_all(df_clean_9$regio2,„Pinneberg-Kreis„,“Pinneberg„)</text:p>
          </table:table-cell>
        </table:table-row>
        <table:table-row table:style-name="ro1">
          <table:table-cell table:number-columns-repeated="2" office:value-type="string" calcext:value-type="string">
            <text:p>Pirmasen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3]" office:value-type="string" office:string-value="Pirmasens" calcext:value-type="string">
            <text:p>Pirmasens</text:p>
          </table:table-cell>
          <table:table-cell office:value-type="string" calcext:value-type="string">
            <text:p>„,“</text:p>
          </table:table-cell>
          <table:table-cell table:formula="of:=[.B293]" office:value-type="string" office:string-value="Pirmasens" calcext:value-type="string">
            <text:p>Pirmasens</text:p>
          </table:table-cell>
          <table:table-cell office:value-type="string" calcext:value-type="string">
            <text:p>„)</text:p>
          </table:table-cell>
          <table:table-cell table:formula="of:=COM.MICROSOFT.TEXTJOIN(;;[.C293:.H293])" office:value-type="string" office:string-value="df_clean_10$regio2 &lt;- str_replace_all(df_clean_9$regio2,„Pirmasens„,“Pirmasens„)" calcext:value-type="string">
            <text:p>df_clean_10$regio2 &lt;- str_replace_all(df_clean_9$regio2,„Pirmasens„,“Pirmasens„)</text:p>
          </table:table-cell>
        </table:table-row>
        <table:table-row table:style-name="ro1">
          <table:table-cell office:value-type="string" calcext:value-type="string">
            <text:p>Plauen</text:p>
          </table:table-cell>
          <table:table-cell office:value-type="string" calcext:value-type="string">
            <text:p>Vogtland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4]" office:value-type="string" office:string-value="Plauen" calcext:value-type="string">
            <text:p>Plauen</text:p>
          </table:table-cell>
          <table:table-cell office:value-type="string" calcext:value-type="string">
            <text:p>„,“</text:p>
          </table:table-cell>
          <table:table-cell table:formula="of:=[.B294]" office:value-type="string" office:string-value="Vogtlandkreis" calcext:value-type="string">
            <text:p>Vogtlandkreis</text:p>
          </table:table-cell>
          <table:table-cell office:value-type="string" calcext:value-type="string">
            <text:p>„)</text:p>
          </table:table-cell>
          <table:table-cell table:formula="of:=COM.MICROSOFT.TEXTJOIN(;;[.C294:.H294])" office:value-type="string" office:string-value="df_clean_10$regio2 &lt;- str_replace_all(df_clean_9$regio2,„Plauen„,“Vogtlandkreis„)" calcext:value-type="string">
            <text:p>df_clean_10$regio2 &lt;- str_replace_all(df_clean_9$regio2,„Plauen„,“Vogtlandkreis„)</text:p>
          </table:table-cell>
        </table:table-row>
        <table:table-row table:style-name="ro1">
          <table:table-cell office:value-type="string" calcext:value-type="string">
            <text:p>Plön-Kreis</text:p>
          </table:table-cell>
          <table:table-cell office:value-type="string" calcext:value-type="string">
            <text:p>Plö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5]" office:value-type="string" office:string-value="Plön-Kreis" calcext:value-type="string">
            <text:p>Plön-Kreis</text:p>
          </table:table-cell>
          <table:table-cell office:value-type="string" calcext:value-type="string">
            <text:p>„,“</text:p>
          </table:table-cell>
          <table:table-cell table:formula="of:=[.B295]" office:value-type="string" office:string-value="Plön" calcext:value-type="string">
            <text:p>Plön</text:p>
          </table:table-cell>
          <table:table-cell office:value-type="string" calcext:value-type="string">
            <text:p>„)</text:p>
          </table:table-cell>
          <table:table-cell table:formula="of:=COM.MICROSOFT.TEXTJOIN(;;[.C295:.H295])" office:value-type="string" office:string-value="df_clean_10$regio2 &lt;- str_replace_all(df_clean_9$regio2,„Plön-Kreis„,“Plön„)" calcext:value-type="string">
            <text:p>df_clean_10$regio2 &lt;- str_replace_all(df_clean_9$regio2,„Plön-Kreis„,“Plön„)</text:p>
          </table:table-cell>
        </table:table-row>
        <table:table-row table:style-name="ro1">
          <table:table-cell table:number-columns-repeated="2" office:value-type="string" calcext:value-type="string">
            <text:p>Potsda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6]" office:value-type="string" office:string-value="Potsdam" calcext:value-type="string">
            <text:p>Potsdam</text:p>
          </table:table-cell>
          <table:table-cell office:value-type="string" calcext:value-type="string">
            <text:p>„,“</text:p>
          </table:table-cell>
          <table:table-cell table:formula="of:=[.B296]" office:value-type="string" office:string-value="Potsdam" calcext:value-type="string">
            <text:p>Potsdam</text:p>
          </table:table-cell>
          <table:table-cell office:value-type="string" calcext:value-type="string">
            <text:p>„)</text:p>
          </table:table-cell>
          <table:table-cell table:formula="of:=COM.MICROSOFT.TEXTJOIN(;;[.C296:.H296])" office:value-type="string" office:string-value="df_clean_10$regio2 &lt;- str_replace_all(df_clean_9$regio2,„Potsdam„,“Potsdam„)" calcext:value-type="string">
            <text:p>df_clean_10$regio2 &lt;- str_replace_all(df_clean_9$regio2,„Potsdam„,“Potsdam„)</text:p>
          </table:table-cell>
        </table:table-row>
        <table:table-row table:style-name="ro1">
          <table:table-cell office:value-type="string" calcext:value-type="string">
            <text:p>Potsdam-Mittelmark-Kreis</text:p>
          </table:table-cell>
          <table:table-cell office:value-type="string" calcext:value-type="string">
            <text:p>Potsdam-Mittelmar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7]" office:value-type="string" office:string-value="Potsdam-Mittelmark-Kreis" calcext:value-type="string">
            <text:p>Potsdam-Mittelmark-Kreis</text:p>
          </table:table-cell>
          <table:table-cell office:value-type="string" calcext:value-type="string">
            <text:p>„,“</text:p>
          </table:table-cell>
          <table:table-cell table:formula="of:=[.B297]" office:value-type="string" office:string-value="Potsdam-Mittelmark" calcext:value-type="string">
            <text:p>Potsdam-Mittelmark</text:p>
          </table:table-cell>
          <table:table-cell office:value-type="string" calcext:value-type="string">
            <text:p>„)</text:p>
          </table:table-cell>
          <table:table-cell table:formula="of:=COM.MICROSOFT.TEXTJOIN(;;[.C297:.H297])" office:value-type="string" office:string-value="df_clean_10$regio2 &lt;- str_replace_all(df_clean_9$regio2,„Potsdam-Mittelmark-Kreis„,“Potsdam-Mittelmark„)" calcext:value-type="string">
            <text:p>df_clean_10$regio2 &lt;- str_replace_all(df_clean_9$regio2,„Potsdam-Mittelmark-Kreis„,“Potsdam-Mittelmark„)</text:p>
          </table:table-cell>
        </table:table-row>
        <table:table-row table:style-name="ro1">
          <table:table-cell office:value-type="string" calcext:value-type="string">
            <text:p>Prignitz-Kreis</text:p>
          </table:table-cell>
          <table:table-cell office:value-type="string" calcext:value-type="string">
            <text:p>Prignit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8]" office:value-type="string" office:string-value="Prignitz-Kreis" calcext:value-type="string">
            <text:p>Prignitz-Kreis</text:p>
          </table:table-cell>
          <table:table-cell office:value-type="string" calcext:value-type="string">
            <text:p>„,“</text:p>
          </table:table-cell>
          <table:table-cell table:formula="of:=[.B298]" office:value-type="string" office:string-value="Prignitz" calcext:value-type="string">
            <text:p>Prignitz</text:p>
          </table:table-cell>
          <table:table-cell office:value-type="string" calcext:value-type="string">
            <text:p>„)</text:p>
          </table:table-cell>
          <table:table-cell table:formula="of:=COM.MICROSOFT.TEXTJOIN(;;[.C298:.H298])" office:value-type="string" office:string-value="df_clean_10$regio2 &lt;- str_replace_all(df_clean_9$regio2,„Prignitz-Kreis„,“Prignitz„)" calcext:value-type="string">
            <text:p>df_clean_10$regio2 &lt;- str_replace_all(df_clean_9$regio2,„Prignitz-Kreis„,“Prignitz„)</text:p>
          </table:table-cell>
        </table:table-row>
        <table:table-row table:style-name="ro1">
          <table:table-cell office:value-type="string" calcext:value-type="string">
            <text:p>Rastatt-Kreis</text:p>
          </table:table-cell>
          <table:table-cell office:value-type="string" calcext:value-type="string">
            <text:p>Rastat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299]" office:value-type="string" office:string-value="Rastatt-Kreis" calcext:value-type="string">
            <text:p>Rastatt-Kreis</text:p>
          </table:table-cell>
          <table:table-cell office:value-type="string" calcext:value-type="string">
            <text:p>„,“</text:p>
          </table:table-cell>
          <table:table-cell table:formula="of:=[.B299]" office:value-type="string" office:string-value="Rastatt" calcext:value-type="string">
            <text:p>Rastatt</text:p>
          </table:table-cell>
          <table:table-cell office:value-type="string" calcext:value-type="string">
            <text:p>„)</text:p>
          </table:table-cell>
          <table:table-cell table:formula="of:=COM.MICROSOFT.TEXTJOIN(;;[.C299:.H299])" office:value-type="string" office:string-value="df_clean_10$regio2 &lt;- str_replace_all(df_clean_9$regio2,„Rastatt-Kreis„,“Rastatt„)" calcext:value-type="string">
            <text:p>df_clean_10$regio2 &lt;- str_replace_all(df_clean_9$regio2,„Rastatt-Kreis„,“Rastatt„)</text:p>
          </table:table-cell>
        </table:table-row>
        <table:table-row table:style-name="ro1">
          <table:table-cell office:value-type="string" calcext:value-type="string">
            <text:p>Ravensburg-Kreis</text:p>
          </table:table-cell>
          <table:table-cell office:value-type="string" calcext:value-type="string">
            <text:p>Raven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0]" office:value-type="string" office:string-value="Ravensburg-Kreis" calcext:value-type="string">
            <text:p>Ravensburg-Kreis</text:p>
          </table:table-cell>
          <table:table-cell office:value-type="string" calcext:value-type="string">
            <text:p>„,“</text:p>
          </table:table-cell>
          <table:table-cell table:formula="of:=[.B300]" office:value-type="string" office:string-value="Ravensburg" calcext:value-type="string">
            <text:p>Ravensburg</text:p>
          </table:table-cell>
          <table:table-cell office:value-type="string" calcext:value-type="string">
            <text:p>„)</text:p>
          </table:table-cell>
          <table:table-cell table:formula="of:=COM.MICROSOFT.TEXTJOIN(;;[.C300:.H300])" office:value-type="string" office:string-value="df_clean_10$regio2 &lt;- str_replace_all(df_clean_9$regio2,„Ravensburg-Kreis„,“Ravensburg„)" calcext:value-type="string">
            <text:p>df_clean_10$regio2 &lt;- str_replace_all(df_clean_9$regio2,„Ravensburg-Kreis„,“Ravensburg„)</text:p>
          </table:table-cell>
        </table:table-row>
        <table:table-row table:style-name="ro1">
          <table:table-cell office:value-type="string" calcext:value-type="string">
            <text:p>Recklinghausen-Kreis</text:p>
          </table:table-cell>
          <table:table-cell office:value-type="string" calcext:value-type="string">
            <text:p>Recklingha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1]" office:value-type="string" office:string-value="Recklinghausen-Kreis" calcext:value-type="string">
            <text:p>Recklinghausen-Kreis</text:p>
          </table:table-cell>
          <table:table-cell office:value-type="string" calcext:value-type="string">
            <text:p>„,“</text:p>
          </table:table-cell>
          <table:table-cell table:formula="of:=[.B301]" office:value-type="string" office:string-value="Recklinghausen" calcext:value-type="string">
            <text:p>Recklinghausen</text:p>
          </table:table-cell>
          <table:table-cell office:value-type="string" calcext:value-type="string">
            <text:p>„)</text:p>
          </table:table-cell>
          <table:table-cell table:formula="of:=COM.MICROSOFT.TEXTJOIN(;;[.C301:.H301])" office:value-type="string" office:string-value="df_clean_10$regio2 &lt;- str_replace_all(df_clean_9$regio2,„Recklinghausen-Kreis„,“Recklinghausen„)" calcext:value-type="string">
            <text:p>df_clean_10$regio2 &lt;- str_replace_all(df_clean_9$regio2,„Recklinghausen-Kreis„,“Recklinghausen„)</text:p>
          </table:table-cell>
        </table:table-row>
        <table:table-row table:style-name="ro1">
          <table:table-cell office:value-type="string" calcext:value-type="string">
            <text:p>Regen-Kreis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2]" office:value-type="string" office:string-value="Regen-Kreis" calcext:value-type="string">
            <text:p>Regen-Kreis</text:p>
          </table:table-cell>
          <table:table-cell office:value-type="string" calcext:value-type="string">
            <text:p>„,“</text:p>
          </table:table-cell>
          <table:table-cell table:formula="of:=[.B302]" office:value-type="string" office:string-value="Regen" calcext:value-type="string">
            <text:p>Regen</text:p>
          </table:table-cell>
          <table:table-cell office:value-type="string" calcext:value-type="string">
            <text:p>„)</text:p>
          </table:table-cell>
          <table:table-cell table:formula="of:=COM.MICROSOFT.TEXTJOIN(;;[.C302:.H302])" office:value-type="string" office:string-value="df_clean_10$regio2 &lt;- str_replace_all(df_clean_9$regio2,„Regen-Kreis„,“Regen„)" calcext:value-type="string">
            <text:p>df_clean_10$regio2 &lt;- str_replace_all(df_clean_9$regio2,„Regen-Kreis„,“Regen„)</text:p>
          </table:table-cell>
        </table:table-row>
        <table:table-row table:style-name="ro1">
          <table:table-cell table:number-columns-repeated="2" office:value-type="string" calcext:value-type="string">
            <text:p>Regen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3]" office:value-type="string" office:string-value="Regensburg" calcext:value-type="string">
            <text:p>Regensburg</text:p>
          </table:table-cell>
          <table:table-cell office:value-type="string" calcext:value-type="string">
            <text:p>„,“</text:p>
          </table:table-cell>
          <table:table-cell table:formula="of:=[.B303]" office:value-type="string" office:string-value="Regensburg" calcext:value-type="string">
            <text:p>Regensburg</text:p>
          </table:table-cell>
          <table:table-cell office:value-type="string" calcext:value-type="string">
            <text:p>„)</text:p>
          </table:table-cell>
          <table:table-cell table:formula="of:=COM.MICROSOFT.TEXTJOIN(;;[.C303:.H303])" office:value-type="string" office:string-value="df_clean_10$regio2 &lt;- str_replace_all(df_clean_9$regio2,„Regensburg„,“Regensburg„)" calcext:value-type="string">
            <text:p>df_clean_10$regio2 &lt;- str_replace_all(df_clean_9$regio2,„Regensburg„,“Regensburg„)</text:p>
          </table:table-cell>
        </table:table-row>
        <table:table-row table:style-name="ro1">
          <table:table-cell office:value-type="string" calcext:value-type="string">
            <text:p>Regensburg-Kreis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4]" office:value-type="string" office:string-value="Regensburg-Kreis" calcext:value-type="string">
            <text:p>Regensburg-Kreis</text:p>
          </table:table-cell>
          <table:table-cell office:value-type="string" calcext:value-type="string">
            <text:p>„,“</text:p>
          </table:table-cell>
          <table:table-cell table:formula="of:=[.B304]" office:value-type="string" office:string-value="Regensburg" calcext:value-type="string">
            <text:p>Regensburg</text:p>
          </table:table-cell>
          <table:table-cell office:value-type="string" calcext:value-type="string">
            <text:p>„)</text:p>
          </table:table-cell>
          <table:table-cell table:formula="of:=COM.MICROSOFT.TEXTJOIN(;;[.C304:.H304])" office:value-type="string" office:string-value="df_clean_10$regio2 &lt;- str_replace_all(df_clean_9$regio2,„Regensburg-Kreis„,“Regensburg„)" calcext:value-type="string">
            <text:p>df_clean_10$regio2 &lt;- str_replace_all(df_clean_9$regio2,„Regensburg-Kreis„,“Regensburg„)</text:p>
          </table:table-cell>
        </table:table-row>
        <table:table-row table:style-name="ro1">
          <table:table-cell table:number-columns-repeated="2" office:value-type="string" calcext:value-type="string">
            <text:p>Rems-Murr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5]" office:value-type="string" office:string-value="Rems-Murr-Kreis" calcext:value-type="string">
            <text:p>Rems-Murr-Kreis</text:p>
          </table:table-cell>
          <table:table-cell office:value-type="string" calcext:value-type="string">
            <text:p>„,“</text:p>
          </table:table-cell>
          <table:table-cell table:formula="of:=[.B305]" office:value-type="string" office:string-value="Rems-Murr-Kreis" calcext:value-type="string">
            <text:p>Rems-Murr-Kreis</text:p>
          </table:table-cell>
          <table:table-cell office:value-type="string" calcext:value-type="string">
            <text:p>„)</text:p>
          </table:table-cell>
          <table:table-cell table:formula="of:=COM.MICROSOFT.TEXTJOIN(;;[.C305:.H305])" office:value-type="string" office:string-value="df_clean_10$regio2 &lt;- str_replace_all(df_clean_9$regio2,„Rems-Murr-Kreis„,“Rems-Murr-Kreis„)" calcext:value-type="string">
            <text:p>df_clean_10$regio2 &lt;- str_replace_all(df_clean_9$regio2,„Rems-Murr-Kreis„,“Rems-Murr-Kreis„)</text:p>
          </table:table-cell>
        </table:table-row>
        <table:table-row table:style-name="ro1">
          <table:table-cell table:number-columns-repeated="2" office:value-type="string" calcext:value-type="string">
            <text:p>Remschei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6]" office:value-type="string" office:string-value="Remscheid" calcext:value-type="string">
            <text:p>Remscheid</text:p>
          </table:table-cell>
          <table:table-cell office:value-type="string" calcext:value-type="string">
            <text:p>„,“</text:p>
          </table:table-cell>
          <table:table-cell table:formula="of:=[.B306]" office:value-type="string" office:string-value="Remscheid" calcext:value-type="string">
            <text:p>Remscheid</text:p>
          </table:table-cell>
          <table:table-cell office:value-type="string" calcext:value-type="string">
            <text:p>„)</text:p>
          </table:table-cell>
          <table:table-cell table:formula="of:=COM.MICROSOFT.TEXTJOIN(;;[.C306:.H306])" office:value-type="string" office:string-value="df_clean_10$regio2 &lt;- str_replace_all(df_clean_9$regio2,„Remscheid„,“Remscheid„)" calcext:value-type="string">
            <text:p>df_clean_10$regio2 &lt;- str_replace_all(df_clean_9$regio2,„Remscheid„,“Remscheid„)</text:p>
          </table:table-cell>
        </table:table-row>
        <table:table-row table:style-name="ro1">
          <table:table-cell office:value-type="string" calcext:value-type="string">
            <text:p>Rendsburg-Eckernförde-Kreis</text:p>
          </table:table-cell>
          <table:table-cell office:value-type="string" calcext:value-type="string">
            <text:p>Rendsburg-Eckernförd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7]" office:value-type="string" office:string-value="Rendsburg-Eckernförde-Kreis" calcext:value-type="string">
            <text:p>Rendsburg-Eckernförde-Kreis</text:p>
          </table:table-cell>
          <table:table-cell office:value-type="string" calcext:value-type="string">
            <text:p>„,“</text:p>
          </table:table-cell>
          <table:table-cell table:formula="of:=[.B307]" office:value-type="string" office:string-value="Rendsburg-Eckernförde" calcext:value-type="string">
            <text:p>Rendsburg-Eckernförde</text:p>
          </table:table-cell>
          <table:table-cell office:value-type="string" calcext:value-type="string">
            <text:p>„)</text:p>
          </table:table-cell>
          <table:table-cell table:formula="of:=COM.MICROSOFT.TEXTJOIN(;;[.C307:.H307])" office:value-type="string" office:string-value="df_clean_10$regio2 &lt;- str_replace_all(df_clean_9$regio2,„Rendsburg-Eckernförde-Kreis„,“Rendsburg-Eckernförde„)" calcext:value-type="string">
            <text:p>df_clean_10$regio2 &lt;- str_replace_all(df_clean_9$regio2,„Rendsburg-Eckernförde-Kreis„,“Rendsburg-Eckernförde„)</text:p>
          </table:table-cell>
        </table:table-row>
        <table:table-row table:style-name="ro1">
          <table:table-cell office:value-type="string" calcext:value-type="string">
            <text:p>Reutlingen-Kreis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8]" office:value-type="string" office:string-value="Reutlingen-Kreis" calcext:value-type="string">
            <text:p>Reutlingen-Kreis</text:p>
          </table:table-cell>
          <table:table-cell office:value-type="string" calcext:value-type="string">
            <text:p>„,“</text:p>
          </table:table-cell>
          <table:table-cell table:formula="of:=[.B308]" office:value-type="string" office:string-value="Reutlingen" calcext:value-type="string">
            <text:p>Reutlingen</text:p>
          </table:table-cell>
          <table:table-cell office:value-type="string" calcext:value-type="string">
            <text:p>„)</text:p>
          </table:table-cell>
          <table:table-cell table:formula="of:=COM.MICROSOFT.TEXTJOIN(;;[.C308:.H308])" office:value-type="string" office:string-value="df_clean_10$regio2 &lt;- str_replace_all(df_clean_9$regio2,„Reutlingen-Kreis„,“Reutlingen„)" calcext:value-type="string">
            <text:p>df_clean_10$regio2 &lt;- str_replace_all(df_clean_9$regio2,„Reutlingen-Kreis„,“Reutlingen„)</text:p>
          </table:table-cell>
        </table:table-row>
        <table:table-row table:style-name="ro1">
          <table:table-cell table:number-columns-repeated="2" office:value-type="string" calcext:value-type="string">
            <text:p>Rhein-Erft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09]" office:value-type="string" office:string-value="Rhein-Erft-Kreis" calcext:value-type="string">
            <text:p>Rhein-Erft-Kreis</text:p>
          </table:table-cell>
          <table:table-cell office:value-type="string" calcext:value-type="string">
            <text:p>„,“</text:p>
          </table:table-cell>
          <table:table-cell table:formula="of:=[.B309]" office:value-type="string" office:string-value="Rhein-Erft-Kreis" calcext:value-type="string">
            <text:p>Rhein-Erft-Kreis</text:p>
          </table:table-cell>
          <table:table-cell office:value-type="string" calcext:value-type="string">
            <text:p>„)</text:p>
          </table:table-cell>
          <table:table-cell table:formula="of:=COM.MICROSOFT.TEXTJOIN(;;[.C309:.H309])" office:value-type="string" office:string-value="df_clean_10$regio2 &lt;- str_replace_all(df_clean_9$regio2,„Rhein-Erft-Kreis„,“Rhein-Erft-Kreis„)" calcext:value-type="string">
            <text:p>df_clean_10$regio2 &lt;- str_replace_all(df_clean_9$regio2,„Rhein-Erft-Kreis„,“Rhein-Erft-Kreis„)</text:p>
          </table:table-cell>
        </table:table-row>
        <table:table-row table:style-name="ro1">
          <table:table-cell table:number-columns-repeated="2" office:value-type="string" calcext:value-type="string">
            <text:p>Rhein-Hunsrück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0]" office:value-type="string" office:string-value="Rhein-Hunsrück-Kreis" calcext:value-type="string">
            <text:p>Rhein-Hunsrück-Kreis</text:p>
          </table:table-cell>
          <table:table-cell office:value-type="string" calcext:value-type="string">
            <text:p>„,“</text:p>
          </table:table-cell>
          <table:table-cell table:formula="of:=[.B310]" office:value-type="string" office:string-value="Rhein-Hunsrück-Kreis" calcext:value-type="string">
            <text:p>Rhein-Hunsrück-Kreis</text:p>
          </table:table-cell>
          <table:table-cell office:value-type="string" calcext:value-type="string">
            <text:p>„)</text:p>
          </table:table-cell>
          <table:table-cell table:formula="of:=COM.MICROSOFT.TEXTJOIN(;;[.C310:.H310])" office:value-type="string" office:string-value="df_clean_10$regio2 &lt;- str_replace_all(df_clean_9$regio2,„Rhein-Hunsrück-Kreis„,“Rhein-Hunsrück-Kreis„)" calcext:value-type="string">
            <text:p>df_clean_10$regio2 &lt;- str_replace_all(df_clean_9$regio2,„Rhein-Hunsrück-Kreis„,“Rhein-Hunsrück-Kreis„)</text:p>
          </table:table-cell>
        </table:table-row>
        <table:table-row table:style-name="ro1">
          <table:table-cell table:number-columns-repeated="2" office:value-type="string" calcext:value-type="string">
            <text:p>Rhein-Lahn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1]" office:value-type="string" office:string-value="Rhein-Lahn-Kreis" calcext:value-type="string">
            <text:p>Rhein-Lahn-Kreis</text:p>
          </table:table-cell>
          <table:table-cell office:value-type="string" calcext:value-type="string">
            <text:p>„,“</text:p>
          </table:table-cell>
          <table:table-cell table:formula="of:=[.B311]" office:value-type="string" office:string-value="Rhein-Lahn-Kreis" calcext:value-type="string">
            <text:p>Rhein-Lahn-Kreis</text:p>
          </table:table-cell>
          <table:table-cell office:value-type="string" calcext:value-type="string">
            <text:p>„)</text:p>
          </table:table-cell>
          <table:table-cell table:formula="of:=COM.MICROSOFT.TEXTJOIN(;;[.C311:.H311])" office:value-type="string" office:string-value="df_clean_10$regio2 &lt;- str_replace_all(df_clean_9$regio2,„Rhein-Lahn-Kreis„,“Rhein-Lahn-Kreis„)" calcext:value-type="string">
            <text:p>df_clean_10$regio2 &lt;- str_replace_all(df_clean_9$regio2,„Rhein-Lahn-Kreis„,“Rhein-Lahn-Kreis„)</text:p>
          </table:table-cell>
        </table:table-row>
        <table:table-row table:style-name="ro1">
          <table:table-cell table:number-columns-repeated="2" office:value-type="string" calcext:value-type="string">
            <text:p>Rhein-Neckar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2]" office:value-type="string" office:string-value="Rhein-Neckar-Kreis" calcext:value-type="string">
            <text:p>Rhein-Neckar-Kreis</text:p>
          </table:table-cell>
          <table:table-cell office:value-type="string" calcext:value-type="string">
            <text:p>„,“</text:p>
          </table:table-cell>
          <table:table-cell table:formula="of:=[.B312]" office:value-type="string" office:string-value="Rhein-Neckar-Kreis" calcext:value-type="string">
            <text:p>Rhein-Neckar-Kreis</text:p>
          </table:table-cell>
          <table:table-cell office:value-type="string" calcext:value-type="string">
            <text:p>„)</text:p>
          </table:table-cell>
          <table:table-cell table:formula="of:=COM.MICROSOFT.TEXTJOIN(;;[.C312:.H312])" office:value-type="string" office:string-value="df_clean_10$regio2 &lt;- str_replace_all(df_clean_9$regio2,„Rhein-Neckar-Kreis„,“Rhein-Neckar-Kreis„)" calcext:value-type="string">
            <text:p>df_clean_10$regio2 &lt;- str_replace_all(df_clean_9$regio2,„Rhein-Neckar-Kreis„,“Rhein-Neckar-Kreis„)</text:p>
          </table:table-cell>
        </table:table-row>
        <table:table-row table:style-name="ro1">
          <table:table-cell table:number-columns-repeated="2" office:value-type="string" calcext:value-type="string">
            <text:p>Rhein-Pfalz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3]" office:value-type="string" office:string-value="Rhein-Pfalz-Kreis" calcext:value-type="string">
            <text:p>Rhein-Pfalz-Kreis</text:p>
          </table:table-cell>
          <table:table-cell office:value-type="string" calcext:value-type="string">
            <text:p>„,“</text:p>
          </table:table-cell>
          <table:table-cell table:formula="of:=[.B313]" office:value-type="string" office:string-value="Rhein-Pfalz-Kreis" calcext:value-type="string">
            <text:p>Rhein-Pfalz-Kreis</text:p>
          </table:table-cell>
          <table:table-cell office:value-type="string" calcext:value-type="string">
            <text:p>„)</text:p>
          </table:table-cell>
          <table:table-cell table:formula="of:=COM.MICROSOFT.TEXTJOIN(;;[.C313:.H313])" office:value-type="string" office:string-value="df_clean_10$regio2 &lt;- str_replace_all(df_clean_9$regio2,„Rhein-Pfalz-Kreis„,“Rhein-Pfalz-Kreis„)" calcext:value-type="string">
            <text:p>df_clean_10$regio2 &lt;- str_replace_all(df_clean_9$regio2,„Rhein-Pfalz-Kreis„,“Rhein-Pfalz-Kreis„)</text:p>
          </table:table-cell>
        </table:table-row>
        <table:table-row table:style-name="ro1">
          <table:table-cell table:number-columns-repeated="2" office:value-type="string" calcext:value-type="string">
            <text:p>Rhein-Sieg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4]" office:value-type="string" office:string-value="Rhein-Sieg-Kreis" calcext:value-type="string">
            <text:p>Rhein-Sieg-Kreis</text:p>
          </table:table-cell>
          <table:table-cell office:value-type="string" calcext:value-type="string">
            <text:p>„,“</text:p>
          </table:table-cell>
          <table:table-cell table:formula="of:=[.B314]" office:value-type="string" office:string-value="Rhein-Sieg-Kreis" calcext:value-type="string">
            <text:p>Rhein-Sieg-Kreis</text:p>
          </table:table-cell>
          <table:table-cell office:value-type="string" calcext:value-type="string">
            <text:p>„)</text:p>
          </table:table-cell>
          <table:table-cell table:formula="of:=COM.MICROSOFT.TEXTJOIN(;;[.C314:.H314])" office:value-type="string" office:string-value="df_clean_10$regio2 &lt;- str_replace_all(df_clean_9$regio2,„Rhein-Sieg-Kreis„,“Rhein-Sieg-Kreis„)" calcext:value-type="string">
            <text:p>df_clean_10$regio2 &lt;- str_replace_all(df_clean_9$regio2,„Rhein-Sieg-Kreis„,“Rhein-Sieg-Kreis„)</text:p>
          </table:table-cell>
        </table:table-row>
        <table:table-row table:style-name="ro1">
          <table:table-cell table:number-columns-repeated="2" office:value-type="string" calcext:value-type="string">
            <text:p>Rheingau-Taunus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5]" office:value-type="string" office:string-value="Rheingau-Taunus-Kreis" calcext:value-type="string">
            <text:p>Rheingau-Taunus-Kreis</text:p>
          </table:table-cell>
          <table:table-cell office:value-type="string" calcext:value-type="string">
            <text:p>„,“</text:p>
          </table:table-cell>
          <table:table-cell table:formula="of:=[.B315]" office:value-type="string" office:string-value="Rheingau-Taunus-Kreis" calcext:value-type="string">
            <text:p>Rheingau-Taunus-Kreis</text:p>
          </table:table-cell>
          <table:table-cell office:value-type="string" calcext:value-type="string">
            <text:p>„)</text:p>
          </table:table-cell>
          <table:table-cell table:formula="of:=COM.MICROSOFT.TEXTJOIN(;;[.C315:.H315])" office:value-type="string" office:string-value="df_clean_10$regio2 &lt;- str_replace_all(df_clean_9$regio2,„Rheingau-Taunus-Kreis„,“Rheingau-Taunus-Kreis„)" calcext:value-type="string">
            <text:p>df_clean_10$regio2 &lt;- str_replace_all(df_clean_9$regio2,„Rheingau-Taunus-Kreis„,“Rheingau-Taunus-Kreis„)</text:p>
          </table:table-cell>
        </table:table-row>
        <table:table-row table:style-name="ro1">
          <table:table-cell office:value-type="string" calcext:value-type="string">
            <text:p>Rheinisch-Bergischer-Kreis</text:p>
          </table:table-cell>
          <table:table-cell office:value-type="string" calcext:value-type="string">
            <text:p>Rheinisch-Bergischer 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6]" office:value-type="string" office:string-value="Rheinisch-Bergischer-Kreis" calcext:value-type="string">
            <text:p>Rheinisch-Bergischer-Kreis</text:p>
          </table:table-cell>
          <table:table-cell office:value-type="string" calcext:value-type="string">
            <text:p>„,“</text:p>
          </table:table-cell>
          <table:table-cell table:formula="of:=[.B316]" office:value-type="string" office:string-value="Rheinisch-Bergischer Kreis" calcext:value-type="string">
            <text:p>Rheinisch-Bergischer Kreis</text:p>
          </table:table-cell>
          <table:table-cell office:value-type="string" calcext:value-type="string">
            <text:p>„)</text:p>
          </table:table-cell>
          <table:table-cell table:formula="of:=COM.MICROSOFT.TEXTJOIN(;;[.C316:.H316])" office:value-type="string" office:string-value="df_clean_10$regio2 &lt;- str_replace_all(df_clean_9$regio2,„Rheinisch-Bergischer-Kreis„,“Rheinisch-Bergischer Kreis„)" calcext:value-type="string">
            <text:p>df_clean_10$regio2 &lt;- str_replace_all(df_clean_9$regio2,„Rheinisch-Bergischer-Kreis„,“Rheinisch-Bergischer Kreis„)</text:p>
          </table:table-cell>
        </table:table-row>
        <table:table-row table:style-name="ro1">
          <table:table-cell office:value-type="string" calcext:value-type="string">
            <text:p>Rhön-Grabfeld-Kreis</text:p>
          </table:table-cell>
          <table:table-cell office:value-type="string" calcext:value-type="string">
            <text:p>Rhön-Grabfe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7]" office:value-type="string" office:string-value="Rhön-Grabfeld-Kreis" calcext:value-type="string">
            <text:p>Rhön-Grabfeld-Kreis</text:p>
          </table:table-cell>
          <table:table-cell office:value-type="string" calcext:value-type="string">
            <text:p>„,“</text:p>
          </table:table-cell>
          <table:table-cell table:formula="of:=[.B317]" office:value-type="string" office:string-value="Rhön-Grabfeld" calcext:value-type="string">
            <text:p>Rhön-Grabfeld</text:p>
          </table:table-cell>
          <table:table-cell office:value-type="string" calcext:value-type="string">
            <text:p>„)</text:p>
          </table:table-cell>
          <table:table-cell table:formula="of:=COM.MICROSOFT.TEXTJOIN(;;[.C317:.H317])" office:value-type="string" office:string-value="df_clean_10$regio2 &lt;- str_replace_all(df_clean_9$regio2,„Rhön-Grabfeld-Kreis„,“Rhön-Grabfeld„)" calcext:value-type="string">
            <text:p>df_clean_10$regio2 &lt;- str_replace_all(df_clean_9$regio2,„Rhön-Grabfeld-Kreis„,“Rhön-Grabfeld„)</text:p>
          </table:table-cell>
        </table:table-row>
        <table:table-row table:style-name="ro1">
          <table:table-cell table:number-columns-repeated="2" office:value-type="string" calcext:value-type="string">
            <text:p>Rosen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8]" office:value-type="string" office:string-value="Rosenheim" calcext:value-type="string">
            <text:p>Rosenheim</text:p>
          </table:table-cell>
          <table:table-cell office:value-type="string" calcext:value-type="string">
            <text:p>„,“</text:p>
          </table:table-cell>
          <table:table-cell table:formula="of:=[.B318]" office:value-type="string" office:string-value="Rosenheim" calcext:value-type="string">
            <text:p>Rosenheim</text:p>
          </table:table-cell>
          <table:table-cell office:value-type="string" calcext:value-type="string">
            <text:p>„)</text:p>
          </table:table-cell>
          <table:table-cell table:formula="of:=COM.MICROSOFT.TEXTJOIN(;;[.C318:.H318])" office:value-type="string" office:string-value="df_clean_10$regio2 &lt;- str_replace_all(df_clean_9$regio2,„Rosenheim„,“Rosenheim„)" calcext:value-type="string">
            <text:p>df_clean_10$regio2 &lt;- str_replace_all(df_clean_9$regio2,„Rosenheim„,“Rosenheim„)</text:p>
          </table:table-cell>
        </table:table-row>
        <table:table-row table:style-name="ro1">
          <table:table-cell office:value-type="string" calcext:value-type="string">
            <text:p>Rosenheim-Kreis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19]" office:value-type="string" office:string-value="Rosenheim-Kreis" calcext:value-type="string">
            <text:p>Rosenheim-Kreis</text:p>
          </table:table-cell>
          <table:table-cell office:value-type="string" calcext:value-type="string">
            <text:p>„,“</text:p>
          </table:table-cell>
          <table:table-cell table:formula="of:=[.B319]" office:value-type="string" office:string-value="Rosenheim" calcext:value-type="string">
            <text:p>Rosenheim</text:p>
          </table:table-cell>
          <table:table-cell office:value-type="string" calcext:value-type="string">
            <text:p>„)</text:p>
          </table:table-cell>
          <table:table-cell table:formula="of:=COM.MICROSOFT.TEXTJOIN(;;[.C319:.H319])" office:value-type="string" office:string-value="df_clean_10$regio2 &lt;- str_replace_all(df_clean_9$regio2,„Rosenheim-Kreis„,“Rosenheim„)" calcext:value-type="string">
            <text:p>df_clean_10$regio2 &lt;- str_replace_all(df_clean_9$regio2,„Rosenheim-Kreis„,“Rosenheim„)</text:p>
          </table:table-cell>
        </table:table-row>
        <table:table-row table:style-name="ro1">
          <table:table-cell table:number-columns-repeated="2" office:value-type="string" calcext:value-type="string">
            <text:p>Rostoc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0]" office:value-type="string" office:string-value="Rostock" calcext:value-type="string">
            <text:p>Rostock</text:p>
          </table:table-cell>
          <table:table-cell office:value-type="string" calcext:value-type="string">
            <text:p>„,“</text:p>
          </table:table-cell>
          <table:table-cell table:formula="of:=[.B320]" office:value-type="string" office:string-value="Rostock" calcext:value-type="string">
            <text:p>Rostock</text:p>
          </table:table-cell>
          <table:table-cell office:value-type="string" calcext:value-type="string">
            <text:p>„)</text:p>
          </table:table-cell>
          <table:table-cell table:formula="of:=COM.MICROSOFT.TEXTJOIN(;;[.C320:.H320])" office:value-type="string" office:string-value="df_clean_10$regio2 &lt;- str_replace_all(df_clean_9$regio2,„Rostock„,“Rostock„)" calcext:value-type="string">
            <text:p>df_clean_10$regio2 &lt;- str_replace_all(df_clean_9$regio2,„Rostock„,“Rostock„)</text:p>
          </table:table-cell>
        </table:table-row>
        <table:table-row table:style-name="ro1">
          <table:table-cell office:value-type="string" calcext:value-type="string">
            <text:p>Rotenburg-Wümme-Kreis</text:p>
          </table:table-cell>
          <table:table-cell office:value-type="string" calcext:value-type="string">
            <text:p>Rotenburg (Wümme)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1]" office:value-type="string" office:string-value="Rotenburg-Wümme-Kreis" calcext:value-type="string">
            <text:p>Rotenburg-Wümme-Kreis</text:p>
          </table:table-cell>
          <table:table-cell office:value-type="string" calcext:value-type="string">
            <text:p>„,“</text:p>
          </table:table-cell>
          <table:table-cell table:formula="of:=[.B321]" office:value-type="string" office:string-value="Rotenburg (Wümme)" calcext:value-type="string">
            <text:p>Rotenburg (Wümme)</text:p>
          </table:table-cell>
          <table:table-cell office:value-type="string" calcext:value-type="string">
            <text:p>„)</text:p>
          </table:table-cell>
          <table:table-cell table:formula="of:=COM.MICROSOFT.TEXTJOIN(;;[.C321:.H321])" office:value-type="string" office:string-value="df_clean_10$regio2 &lt;- str_replace_all(df_clean_9$regio2,„Rotenburg-Wümme-Kreis„,“Rotenburg (Wümme)„)" calcext:value-type="string">
            <text:p>df_clean_10$regio2 &lt;- str_replace_all(df_clean_9$regio2,„Rotenburg-Wümme-Kreis„,“Rotenburg (Wümme)„)</text:p>
          </table:table-cell>
        </table:table-row>
        <table:table-row table:style-name="ro1">
          <table:table-cell office:value-type="string" calcext:value-type="string">
            <text:p>Roth-Kreis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2]" office:value-type="string" office:string-value="Roth-Kreis" calcext:value-type="string">
            <text:p>Roth-Kreis</text:p>
          </table:table-cell>
          <table:table-cell office:value-type="string" calcext:value-type="string">
            <text:p>„,“</text:p>
          </table:table-cell>
          <table:table-cell table:formula="of:=[.B322]" office:value-type="string" office:string-value="Roth" calcext:value-type="string">
            <text:p>Roth</text:p>
          </table:table-cell>
          <table:table-cell office:value-type="string" calcext:value-type="string">
            <text:p>„)</text:p>
          </table:table-cell>
          <table:table-cell table:formula="of:=COM.MICROSOFT.TEXTJOIN(;;[.C322:.H322])" office:value-type="string" office:string-value="df_clean_10$regio2 &lt;- str_replace_all(df_clean_9$regio2,„Roth-Kreis„,“Roth„)" calcext:value-type="string">
            <text:p>df_clean_10$regio2 &lt;- str_replace_all(df_clean_9$regio2,„Roth-Kreis„,“Roth„)</text:p>
          </table:table-cell>
        </table:table-row>
        <table:table-row table:style-name="ro1">
          <table:table-cell office:value-type="string" calcext:value-type="string">
            <text:p>Rottal-Inn-Kreis</text:p>
          </table:table-cell>
          <table:table-cell office:value-type="string" calcext:value-type="string">
            <text:p>Rottal-In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3]" office:value-type="string" office:string-value="Rottal-Inn-Kreis" calcext:value-type="string">
            <text:p>Rottal-Inn-Kreis</text:p>
          </table:table-cell>
          <table:table-cell office:value-type="string" calcext:value-type="string">
            <text:p>„,“</text:p>
          </table:table-cell>
          <table:table-cell table:formula="of:=[.B323]" office:value-type="string" office:string-value="Rottal-Inn" calcext:value-type="string">
            <text:p>Rottal-Inn</text:p>
          </table:table-cell>
          <table:table-cell office:value-type="string" calcext:value-type="string">
            <text:p>„)</text:p>
          </table:table-cell>
          <table:table-cell table:formula="of:=COM.MICROSOFT.TEXTJOIN(;;[.C323:.H323])" office:value-type="string" office:string-value="df_clean_10$regio2 &lt;- str_replace_all(df_clean_9$regio2,„Rottal-Inn-Kreis„,“Rottal-Inn„)" calcext:value-type="string">
            <text:p>df_clean_10$regio2 &lt;- str_replace_all(df_clean_9$regio2,„Rottal-Inn-Kreis„,“Rottal-Inn„)</text:p>
          </table:table-cell>
        </table:table-row>
        <table:table-row table:style-name="ro1">
          <table:table-cell office:value-type="string" calcext:value-type="string">
            <text:p>Rottweil-Kreis</text:p>
          </table:table-cell>
          <table:table-cell office:value-type="string" calcext:value-type="string">
            <text:p>Rottwei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4]" office:value-type="string" office:string-value="Rottweil-Kreis" calcext:value-type="string">
            <text:p>Rottweil-Kreis</text:p>
          </table:table-cell>
          <table:table-cell office:value-type="string" calcext:value-type="string">
            <text:p>„,“</text:p>
          </table:table-cell>
          <table:table-cell table:formula="of:=[.B324]" office:value-type="string" office:string-value="Rottweil" calcext:value-type="string">
            <text:p>Rottweil</text:p>
          </table:table-cell>
          <table:table-cell office:value-type="string" calcext:value-type="string">
            <text:p>„)</text:p>
          </table:table-cell>
          <table:table-cell table:formula="of:=COM.MICROSOFT.TEXTJOIN(;;[.C324:.H324])" office:value-type="string" office:string-value="df_clean_10$regio2 &lt;- str_replace_all(df_clean_9$regio2,„Rottweil-Kreis„,“Rottweil„)" calcext:value-type="string">
            <text:p>df_clean_10$regio2 &lt;- str_replace_all(df_clean_9$regio2,„Rottweil-Kreis„,“Rottweil„)</text:p>
          </table:table-cell>
        </table:table-row>
        <table:table-row table:style-name="ro1">
          <table:table-cell office:value-type="string" calcext:value-type="string">
            <text:p>Rügen-Kreis</text:p>
          </table:table-cell>
          <table:table-cell office:value-type="string" calcext:value-type="string">
            <text:p>Vorpommern-Rü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5]" office:value-type="string" office:string-value="Rügen-Kreis" calcext:value-type="string">
            <text:p>Rügen-Kreis</text:p>
          </table:table-cell>
          <table:table-cell office:value-type="string" calcext:value-type="string">
            <text:p>„,“</text:p>
          </table:table-cell>
          <table:table-cell table:formula="of:=[.B325]" office:value-type="string" office:string-value="Vorpommern-Rügen" calcext:value-type="string">
            <text:p>Vorpommern-Rügen</text:p>
          </table:table-cell>
          <table:table-cell office:value-type="string" calcext:value-type="string">
            <text:p>„)</text:p>
          </table:table-cell>
          <table:table-cell table:formula="of:=COM.MICROSOFT.TEXTJOIN(;;[.C325:.H325])" office:value-type="string" office:string-value="df_clean_10$regio2 &lt;- str_replace_all(df_clean_9$regio2,„Rügen-Kreis„,“Vorpommern-Rügen„)" calcext:value-type="string">
            <text:p>df_clean_10$regio2 &lt;- str_replace_all(df_clean_9$regio2,„Rügen-Kreis„,“Vorpommern-Rügen„)</text:p>
          </table:table-cell>
        </table:table-row>
        <table:table-row table:style-name="ro1">
          <table:table-cell table:number-columns-repeated="2" office:value-type="string" calcext:value-type="string">
            <text:p>Saale-Holzland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6]" office:value-type="string" office:string-value="Saale-Holzland-Kreis" calcext:value-type="string">
            <text:p>Saale-Holzland-Kreis</text:p>
          </table:table-cell>
          <table:table-cell office:value-type="string" calcext:value-type="string">
            <text:p>„,“</text:p>
          </table:table-cell>
          <table:table-cell table:formula="of:=[.B326]" office:value-type="string" office:string-value="Saale-Holzland-Kreis" calcext:value-type="string">
            <text:p>Saale-Holzland-Kreis</text:p>
          </table:table-cell>
          <table:table-cell office:value-type="string" calcext:value-type="string">
            <text:p>„)</text:p>
          </table:table-cell>
          <table:table-cell table:formula="of:=COM.MICROSOFT.TEXTJOIN(;;[.C326:.H326])" office:value-type="string" office:string-value="df_clean_10$regio2 &lt;- str_replace_all(df_clean_9$regio2,„Saale-Holzland-Kreis„,“Saale-Holzland-Kreis„)" calcext:value-type="string">
            <text:p>df_clean_10$regio2 &lt;- str_replace_all(df_clean_9$regio2,„Saale-Holzland-Kreis„,“Saale-Holzland-Kreis„)</text:p>
          </table:table-cell>
        </table:table-row>
        <table:table-row table:style-name="ro1">
          <table:table-cell table:number-columns-repeated="2" office:value-type="string" calcext:value-type="string">
            <text:p>Saale-Orla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7]" office:value-type="string" office:string-value="Saale-Orla-Kreis" calcext:value-type="string">
            <text:p>Saale-Orla-Kreis</text:p>
          </table:table-cell>
          <table:table-cell office:value-type="string" calcext:value-type="string">
            <text:p>„,“</text:p>
          </table:table-cell>
          <table:table-cell table:formula="of:=[.B327]" office:value-type="string" office:string-value="Saale-Orla-Kreis" calcext:value-type="string">
            <text:p>Saale-Orla-Kreis</text:p>
          </table:table-cell>
          <table:table-cell office:value-type="string" calcext:value-type="string">
            <text:p>„)</text:p>
          </table:table-cell>
          <table:table-cell table:formula="of:=COM.MICROSOFT.TEXTJOIN(;;[.C327:.H327])" office:value-type="string" office:string-value="df_clean_10$regio2 &lt;- str_replace_all(df_clean_9$regio2,„Saale-Orla-Kreis„,“Saale-Orla-Kreis„)" calcext:value-type="string">
            <text:p>df_clean_10$regio2 &lt;- str_replace_all(df_clean_9$regio2,„Saale-Orla-Kreis„,“Saale-Orla-Kreis„)</text:p>
          </table:table-cell>
        </table:table-row>
        <table:table-row table:style-name="ro1">
          <table:table-cell table:number-columns-repeated="2" office:value-type="string" calcext:value-type="string">
            <text:p>Saale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8]" office:value-type="string" office:string-value="Saalekreis" calcext:value-type="string">
            <text:p>Saalekreis</text:p>
          </table:table-cell>
          <table:table-cell office:value-type="string" calcext:value-type="string">
            <text:p>„,“</text:p>
          </table:table-cell>
          <table:table-cell table:formula="of:=[.B328]" office:value-type="string" office:string-value="Saalekreis" calcext:value-type="string">
            <text:p>Saalekreis</text:p>
          </table:table-cell>
          <table:table-cell office:value-type="string" calcext:value-type="string">
            <text:p>„)</text:p>
          </table:table-cell>
          <table:table-cell table:formula="of:=COM.MICROSOFT.TEXTJOIN(;;[.C328:.H328])" office:value-type="string" office:string-value="df_clean_10$regio2 &lt;- str_replace_all(df_clean_9$regio2,„Saalekreis„,“Saalekreis„)" calcext:value-type="string">
            <text:p>df_clean_10$regio2 &lt;- str_replace_all(df_clean_9$regio2,„Saalekreis„,“Saalekreis„)</text:p>
          </table:table-cell>
        </table:table-row>
        <table:table-row table:style-name="ro1">
          <table:table-cell office:value-type="string" calcext:value-type="string">
            <text:p>Saalfeld-Rudolstadt-Kreis</text:p>
          </table:table-cell>
          <table:table-cell office:value-type="string" calcext:value-type="string">
            <text:p>Saalfeld-Rudolstad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29]" office:value-type="string" office:string-value="Saalfeld-Rudolstadt-Kreis" calcext:value-type="string">
            <text:p>Saalfeld-Rudolstadt-Kreis</text:p>
          </table:table-cell>
          <table:table-cell office:value-type="string" calcext:value-type="string">
            <text:p>„,“</text:p>
          </table:table-cell>
          <table:table-cell table:formula="of:=[.B329]" office:value-type="string" office:string-value="Saalfeld-Rudolstadt" calcext:value-type="string">
            <text:p>Saalfeld-Rudolstadt</text:p>
          </table:table-cell>
          <table:table-cell office:value-type="string" calcext:value-type="string">
            <text:p>„)</text:p>
          </table:table-cell>
          <table:table-cell table:formula="of:=COM.MICROSOFT.TEXTJOIN(;;[.C329:.H329])" office:value-type="string" office:string-value="df_clean_10$regio2 &lt;- str_replace_all(df_clean_9$regio2,„Saalfeld-Rudolstadt-Kreis„,“Saalfeld-Rudolstadt„)" calcext:value-type="string">
            <text:p>df_clean_10$regio2 &lt;- str_replace_all(df_clean_9$regio2,„Saalfeld-Rudolstadt-Kreis„,“Saalfeld-Rudolstadt„)</text:p>
          </table:table-cell>
        </table:table-row>
        <table:table-row table:style-name="ro1">
          <table:table-cell office:value-type="string" calcext:value-type="string">
            <text:p>Saarlouis-Kreis</text:p>
          </table:table-cell>
          <table:table-cell office:value-type="string" calcext:value-type="string">
            <text:p>Saarlou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0]" office:value-type="string" office:string-value="Saarlouis-Kreis" calcext:value-type="string">
            <text:p>Saarlouis-Kreis</text:p>
          </table:table-cell>
          <table:table-cell office:value-type="string" calcext:value-type="string">
            <text:p>„,“</text:p>
          </table:table-cell>
          <table:table-cell table:formula="of:=[.B330]" office:value-type="string" office:string-value="Saarlouis" calcext:value-type="string">
            <text:p>Saarlouis</text:p>
          </table:table-cell>
          <table:table-cell office:value-type="string" calcext:value-type="string">
            <text:p>„)</text:p>
          </table:table-cell>
          <table:table-cell table:formula="of:=COM.MICROSOFT.TEXTJOIN(;;[.C330:.H330])" office:value-type="string" office:string-value="df_clean_10$regio2 &lt;- str_replace_all(df_clean_9$regio2,„Saarlouis-Kreis„,“Saarlouis„)" calcext:value-type="string">
            <text:p>df_clean_10$regio2 &lt;- str_replace_all(df_clean_9$regio2,„Saarlouis-Kreis„,“Saarlouis„)</text:p>
          </table:table-cell>
        </table:table-row>
        <table:table-row table:style-name="ro1">
          <table:table-cell table:number-columns-repeated="2" office:value-type="string" calcext:value-type="string">
            <text:p>Saarpfalz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1]" office:value-type="string" office:string-value="Saarpfalz-Kreis" calcext:value-type="string">
            <text:p>Saarpfalz-Kreis</text:p>
          </table:table-cell>
          <table:table-cell office:value-type="string" calcext:value-type="string">
            <text:p>„,“</text:p>
          </table:table-cell>
          <table:table-cell table:formula="of:=[.B331]" office:value-type="string" office:string-value="Saarpfalz-Kreis" calcext:value-type="string">
            <text:p>Saarpfalz-Kreis</text:p>
          </table:table-cell>
          <table:table-cell office:value-type="string" calcext:value-type="string">
            <text:p>„)</text:p>
          </table:table-cell>
          <table:table-cell table:formula="of:=COM.MICROSOFT.TEXTJOIN(;;[.C331:.H331])" office:value-type="string" office:string-value="df_clean_10$regio2 &lt;- str_replace_all(df_clean_9$regio2,„Saarpfalz-Kreis„,“Saarpfalz-Kreis„)" calcext:value-type="string">
            <text:p>df_clean_10$regio2 &lt;- str_replace_all(df_clean_9$regio2,„Saarpfalz-Kreis„,“Saarpfalz-Kreis„)</text:p>
          </table:table-cell>
        </table:table-row>
        <table:table-row table:style-name="ro1">
          <table:table-cell office:value-type="string" calcext:value-type="string">
            <text:p>Sächsische-Schweiz-Osterzgebirge-Kreis</text:p>
          </table:table-cell>
          <table:table-cell office:value-type="string" calcext:value-type="string">
            <text:p>Sächsische Schweiz-Osterzgebirg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2]" office:value-type="string" office:string-value="Sächsische-Schweiz-Osterzgebirge-Kreis" calcext:value-type="string">
            <text:p>Sächsische-Schweiz-Osterzgebirge-Kreis</text:p>
          </table:table-cell>
          <table:table-cell office:value-type="string" calcext:value-type="string">
            <text:p>„,“</text:p>
          </table:table-cell>
          <table:table-cell table:formula="of:=[.B332]" office:value-type="string" office:string-value="Sächsische Schweiz-Osterzgebirge" calcext:value-type="string">
            <text:p>Sächsische Schweiz-Osterzgebirge</text:p>
          </table:table-cell>
          <table:table-cell office:value-type="string" calcext:value-type="string">
            <text:p>„)</text:p>
          </table:table-cell>
          <table:table-cell table:formula="of:=COM.MICROSOFT.TEXTJOIN(;;[.C332:.H332])" office:value-type="string" office:string-value="df_clean_10$regio2 &lt;- str_replace_all(df_clean_9$regio2,„Sächsische-Schweiz-Osterzgebirge-Kreis„,“Sächsische Schweiz-Osterzgebirge„)" calcext:value-type="string">
            <text:p>df_clean_10$regio2 &lt;- str_replace_all(df_clean_9$regio2,„Sächsische-Schweiz-Osterzgebirge-Kreis„,“Sächsische Schweiz-Osterzgebirge„)</text:p>
          </table:table-cell>
        </table:table-row>
        <table:table-row table:style-name="ro1">
          <table:table-cell table:number-columns-repeated="2" office:value-type="string" calcext:value-type="string">
            <text:p>Salzgitt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3]" office:value-type="string" office:string-value="Salzgitter" calcext:value-type="string">
            <text:p>Salzgitter</text:p>
          </table:table-cell>
          <table:table-cell office:value-type="string" calcext:value-type="string">
            <text:p>„,“</text:p>
          </table:table-cell>
          <table:table-cell table:formula="of:=[.B333]" office:value-type="string" office:string-value="Salzgitter" calcext:value-type="string">
            <text:p>Salzgitter</text:p>
          </table:table-cell>
          <table:table-cell office:value-type="string" calcext:value-type="string">
            <text:p>„)</text:p>
          </table:table-cell>
          <table:table-cell table:formula="of:=COM.MICROSOFT.TEXTJOIN(;;[.C333:.H333])" office:value-type="string" office:string-value="df_clean_10$regio2 &lt;- str_replace_all(df_clean_9$regio2,„Salzgitter„,“Salzgitter„)" calcext:value-type="string">
            <text:p>df_clean_10$regio2 &lt;- str_replace_all(df_clean_9$regio2,„Salzgitter„,“Salzgitter„)</text:p>
          </table:table-cell>
        </table:table-row>
        <table:table-row table:style-name="ro1">
          <table:table-cell table:number-columns-repeated="2" office:value-type="string" calcext:value-type="string">
            <text:p>Salzland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4]" office:value-type="string" office:string-value="Salzlandkreis" calcext:value-type="string">
            <text:p>Salzlandkreis</text:p>
          </table:table-cell>
          <table:table-cell office:value-type="string" calcext:value-type="string">
            <text:p>„,“</text:p>
          </table:table-cell>
          <table:table-cell table:formula="of:=[.B334]" office:value-type="string" office:string-value="Salzlandkreis" calcext:value-type="string">
            <text:p>Salzlandkreis</text:p>
          </table:table-cell>
          <table:table-cell office:value-type="string" calcext:value-type="string">
            <text:p>„)</text:p>
          </table:table-cell>
          <table:table-cell table:formula="of:=COM.MICROSOFT.TEXTJOIN(;;[.C334:.H334])" office:value-type="string" office:string-value="df_clean_10$regio2 &lt;- str_replace_all(df_clean_9$regio2,„Salzlandkreis„,“Salzlandkreis„)" calcext:value-type="string">
            <text:p>df_clean_10$regio2 &lt;- str_replace_all(df_clean_9$regio2,„Salzlandkreis„,“Salzlandkreis„)</text:p>
          </table:table-cell>
        </table:table-row>
        <table:table-row table:style-name="ro1">
          <table:table-cell office:value-type="string" calcext:value-type="string">
            <text:p>Sankt-Wendel-Kreis</text:p>
          </table:table-cell>
          <table:table-cell office:value-type="string" calcext:value-type="string">
            <text:p>St. Wend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5]" office:value-type="string" office:string-value="Sankt-Wendel-Kreis" calcext:value-type="string">
            <text:p>Sankt-Wendel-Kreis</text:p>
          </table:table-cell>
          <table:table-cell office:value-type="string" calcext:value-type="string">
            <text:p>„,“</text:p>
          </table:table-cell>
          <table:table-cell table:formula="of:=[.B335]" office:value-type="string" office:string-value="St. Wendel" calcext:value-type="string">
            <text:p>St. Wendel</text:p>
          </table:table-cell>
          <table:table-cell office:value-type="string" calcext:value-type="string">
            <text:p>„)</text:p>
          </table:table-cell>
          <table:table-cell table:formula="of:=COM.MICROSOFT.TEXTJOIN(;;[.C335:.H335])" office:value-type="string" office:string-value="df_clean_10$regio2 &lt;- str_replace_all(df_clean_9$regio2,„Sankt-Wendel-Kreis„,“St. Wendel„)" calcext:value-type="string">
            <text:p>df_clean_10$regio2 &lt;- str_replace_all(df_clean_9$regio2,„Sankt-Wendel-Kreis„,“St. Wendel„)</text:p>
          </table:table-cell>
        </table:table-row>
        <table:table-row table:style-name="ro1">
          <table:table-cell office:value-type="string" calcext:value-type="string">
            <text:p>Schaumburg-Kreis</text:p>
          </table:table-cell>
          <table:table-cell office:value-type="string" calcext:value-type="string">
            <text:p>Schaum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6]" office:value-type="string" office:string-value="Schaumburg-Kreis" calcext:value-type="string">
            <text:p>Schaumburg-Kreis</text:p>
          </table:table-cell>
          <table:table-cell office:value-type="string" calcext:value-type="string">
            <text:p>„,“</text:p>
          </table:table-cell>
          <table:table-cell table:formula="of:=[.B336]" office:value-type="string" office:string-value="Schaumburg" calcext:value-type="string">
            <text:p>Schaumburg</text:p>
          </table:table-cell>
          <table:table-cell office:value-type="string" calcext:value-type="string">
            <text:p>„)</text:p>
          </table:table-cell>
          <table:table-cell table:formula="of:=COM.MICROSOFT.TEXTJOIN(;;[.C336:.H336])" office:value-type="string" office:string-value="df_clean_10$regio2 &lt;- str_replace_all(df_clean_9$regio2,„Schaumburg-Kreis„,“Schaumburg„)" calcext:value-type="string">
            <text:p>df_clean_10$regio2 &lt;- str_replace_all(df_clean_9$regio2,„Schaumburg-Kreis„,“Schaumburg„)</text:p>
          </table:table-cell>
        </table:table-row>
        <table:table-row table:style-name="ro1">
          <table:table-cell office:value-type="string" calcext:value-type="string">
            <text:p>Schleswig-Flensburg-Kreis</text:p>
          </table:table-cell>
          <table:table-cell office:value-type="string" calcext:value-type="string">
            <text:p>Schleswig-Flen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7]" office:value-type="string" office:string-value="Schleswig-Flensburg-Kreis" calcext:value-type="string">
            <text:p>Schleswig-Flensburg-Kreis</text:p>
          </table:table-cell>
          <table:table-cell office:value-type="string" calcext:value-type="string">
            <text:p>„,“</text:p>
          </table:table-cell>
          <table:table-cell table:formula="of:=[.B337]" office:value-type="string" office:string-value="Schleswig-Flensburg" calcext:value-type="string">
            <text:p>Schleswig-Flensburg</text:p>
          </table:table-cell>
          <table:table-cell office:value-type="string" calcext:value-type="string">
            <text:p>„)</text:p>
          </table:table-cell>
          <table:table-cell table:formula="of:=COM.MICROSOFT.TEXTJOIN(;;[.C337:.H337])" office:value-type="string" office:string-value="df_clean_10$regio2 &lt;- str_replace_all(df_clean_9$regio2,„Schleswig-Flensburg-Kreis„,“Schleswig-Flensburg„)" calcext:value-type="string">
            <text:p>df_clean_10$regio2 &lt;- str_replace_all(df_clean_9$regio2,„Schleswig-Flensburg-Kreis„,“Schleswig-Flensburg„)</text:p>
          </table:table-cell>
        </table:table-row>
        <table:table-row table:style-name="ro1">
          <table:table-cell office:value-type="string" calcext:value-type="string">
            <text:p>Schmalkalden-Meiningen-Kreis</text:p>
          </table:table-cell>
          <table:table-cell office:value-type="string" calcext:value-type="string">
            <text:p>Schmalkalden-Mein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8]" office:value-type="string" office:string-value="Schmalkalden-Meiningen-Kreis" calcext:value-type="string">
            <text:p>Schmalkalden-Meiningen-Kreis</text:p>
          </table:table-cell>
          <table:table-cell office:value-type="string" calcext:value-type="string">
            <text:p>„,“</text:p>
          </table:table-cell>
          <table:table-cell table:formula="of:=[.B338]" office:value-type="string" office:string-value="Schmalkalden-Meiningen" calcext:value-type="string">
            <text:p>Schmalkalden-Meiningen</text:p>
          </table:table-cell>
          <table:table-cell office:value-type="string" calcext:value-type="string">
            <text:p>„)</text:p>
          </table:table-cell>
          <table:table-cell table:formula="of:=COM.MICROSOFT.TEXTJOIN(;;[.C338:.H338])" office:value-type="string" office:string-value="df_clean_10$regio2 &lt;- str_replace_all(df_clean_9$regio2,„Schmalkalden-Meiningen-Kreis„,“Schmalkalden-Meiningen„)" calcext:value-type="string">
            <text:p>df_clean_10$regio2 &lt;- str_replace_all(df_clean_9$regio2,„Schmalkalden-Meiningen-Kreis„,“Schmalkalden-Meiningen„)</text:p>
          </table:table-cell>
        </table:table-row>
        <table:table-row table:style-name="ro1">
          <table:table-cell table:number-columns-repeated="2" office:value-type="string" calcext:value-type="string">
            <text:p>Schwaba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39]" office:value-type="string" office:string-value="Schwabach" calcext:value-type="string">
            <text:p>Schwabach</text:p>
          </table:table-cell>
          <table:table-cell office:value-type="string" calcext:value-type="string">
            <text:p>„,“</text:p>
          </table:table-cell>
          <table:table-cell table:formula="of:=[.B339]" office:value-type="string" office:string-value="Schwabach" calcext:value-type="string">
            <text:p>Schwabach</text:p>
          </table:table-cell>
          <table:table-cell office:value-type="string" calcext:value-type="string">
            <text:p>„)</text:p>
          </table:table-cell>
          <table:table-cell table:formula="of:=COM.MICROSOFT.TEXTJOIN(;;[.C339:.H339])" office:value-type="string" office:string-value="df_clean_10$regio2 &lt;- str_replace_all(df_clean_9$regio2,„Schwabach„,“Schwabach„)" calcext:value-type="string">
            <text:p>df_clean_10$regio2 &lt;- str_replace_all(df_clean_9$regio2,„Schwabach„,“Schwabach„)</text:p>
          </table:table-cell>
        </table:table-row>
        <table:table-row table:style-name="ro1">
          <table:table-cell office:value-type="string" calcext:value-type="string">
            <text:p>Schwäbisch-Hall-Kreis</text:p>
          </table:table-cell>
          <table:table-cell office:value-type="string" calcext:value-type="string">
            <text:p>Schwäbisch Hal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0]" office:value-type="string" office:string-value="Schwäbisch-Hall-Kreis" calcext:value-type="string">
            <text:p>Schwäbisch-Hall-Kreis</text:p>
          </table:table-cell>
          <table:table-cell office:value-type="string" calcext:value-type="string">
            <text:p>„,“</text:p>
          </table:table-cell>
          <table:table-cell table:formula="of:=[.B340]" office:value-type="string" office:string-value="Schwäbisch Hall" calcext:value-type="string">
            <text:p>Schwäbisch Hall</text:p>
          </table:table-cell>
          <table:table-cell office:value-type="string" calcext:value-type="string">
            <text:p>„)</text:p>
          </table:table-cell>
          <table:table-cell table:formula="of:=COM.MICROSOFT.TEXTJOIN(;;[.C340:.H340])" office:value-type="string" office:string-value="df_clean_10$regio2 &lt;- str_replace_all(df_clean_9$regio2,„Schwäbisch-Hall-Kreis„,“Schwäbisch Hall„)" calcext:value-type="string">
            <text:p>df_clean_10$regio2 &lt;- str_replace_all(df_clean_9$regio2,„Schwäbisch-Hall-Kreis„,“Schwäbisch Hall„)</text:p>
          </table:table-cell>
        </table:table-row>
        <table:table-row table:style-name="ro1">
          <table:table-cell table:number-columns-repeated="2" office:value-type="string" calcext:value-type="string">
            <text:p>Schwalm-Eder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1]" office:value-type="string" office:string-value="Schwalm-Eder-Kreis" calcext:value-type="string">
            <text:p>Schwalm-Eder-Kreis</text:p>
          </table:table-cell>
          <table:table-cell office:value-type="string" calcext:value-type="string">
            <text:p>„,“</text:p>
          </table:table-cell>
          <table:table-cell table:formula="of:=[.B341]" office:value-type="string" office:string-value="Schwalm-Eder-Kreis" calcext:value-type="string">
            <text:p>Schwalm-Eder-Kreis</text:p>
          </table:table-cell>
          <table:table-cell office:value-type="string" calcext:value-type="string">
            <text:p>„)</text:p>
          </table:table-cell>
          <table:table-cell table:formula="of:=COM.MICROSOFT.TEXTJOIN(;;[.C341:.H341])" office:value-type="string" office:string-value="df_clean_10$regio2 &lt;- str_replace_all(df_clean_9$regio2,„Schwalm-Eder-Kreis„,“Schwalm-Eder-Kreis„)" calcext:value-type="string">
            <text:p>df_clean_10$regio2 &lt;- str_replace_all(df_clean_9$regio2,„Schwalm-Eder-Kreis„,“Schwalm-Eder-Kreis„)</text:p>
          </table:table-cell>
        </table:table-row>
        <table:table-row table:style-name="ro1">
          <table:table-cell office:value-type="string" calcext:value-type="string">
            <text:p>Schwandorf-Kreis</text:p>
          </table:table-cell>
          <table:table-cell office:value-type="string" calcext:value-type="string">
            <text:p>Schwandorf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2]" office:value-type="string" office:string-value="Schwandorf-Kreis" calcext:value-type="string">
            <text:p>Schwandorf-Kreis</text:p>
          </table:table-cell>
          <table:table-cell office:value-type="string" calcext:value-type="string">
            <text:p>„,“</text:p>
          </table:table-cell>
          <table:table-cell table:formula="of:=[.B342]" office:value-type="string" office:string-value="Schwandorf" calcext:value-type="string">
            <text:p>Schwandorf</text:p>
          </table:table-cell>
          <table:table-cell office:value-type="string" calcext:value-type="string">
            <text:p>„)</text:p>
          </table:table-cell>
          <table:table-cell table:formula="of:=COM.MICROSOFT.TEXTJOIN(;;[.C342:.H342])" office:value-type="string" office:string-value="df_clean_10$regio2 &lt;- str_replace_all(df_clean_9$regio2,„Schwandorf-Kreis„,“Schwandorf„)" calcext:value-type="string">
            <text:p>df_clean_10$regio2 &lt;- str_replace_all(df_clean_9$regio2,„Schwandorf-Kreis„,“Schwandorf„)</text:p>
          </table:table-cell>
        </table:table-row>
        <table:table-row table:style-name="ro1">
          <table:table-cell table:number-columns-repeated="2" office:value-type="string" calcext:value-type="string">
            <text:p>Schwarzwald-Baar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3]" office:value-type="string" office:string-value="Schwarzwald-Baar-Kreis" calcext:value-type="string">
            <text:p>Schwarzwald-Baar-Kreis</text:p>
          </table:table-cell>
          <table:table-cell office:value-type="string" calcext:value-type="string">
            <text:p>„,“</text:p>
          </table:table-cell>
          <table:table-cell table:formula="of:=[.B343]" office:value-type="string" office:string-value="Schwarzwald-Baar-Kreis" calcext:value-type="string">
            <text:p>Schwarzwald-Baar-Kreis</text:p>
          </table:table-cell>
          <table:table-cell office:value-type="string" calcext:value-type="string">
            <text:p>„)</text:p>
          </table:table-cell>
          <table:table-cell table:formula="of:=COM.MICROSOFT.TEXTJOIN(;;[.C343:.H343])" office:value-type="string" office:string-value="df_clean_10$regio2 &lt;- str_replace_all(df_clean_9$regio2,„Schwarzwald-Baar-Kreis„,“Schwarzwald-Baar-Kreis„)" calcext:value-type="string">
            <text:p>df_clean_10$regio2 &lt;- str_replace_all(df_clean_9$regio2,„Schwarzwald-Baar-Kreis„,“Schwarzwald-Baar-Kreis„)</text:p>
          </table:table-cell>
        </table:table-row>
        <table:table-row table:style-name="ro1">
          <table:table-cell table:number-columns-repeated="2" office:value-type="string" calcext:value-type="string">
            <text:p>Schweinfur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4]" office:value-type="string" office:string-value="Schweinfurt" calcext:value-type="string">
            <text:p>Schweinfurt</text:p>
          </table:table-cell>
          <table:table-cell office:value-type="string" calcext:value-type="string">
            <text:p>„,“</text:p>
          </table:table-cell>
          <table:table-cell table:formula="of:=[.B344]" office:value-type="string" office:string-value="Schweinfurt" calcext:value-type="string">
            <text:p>Schweinfurt</text:p>
          </table:table-cell>
          <table:table-cell office:value-type="string" calcext:value-type="string">
            <text:p>„)</text:p>
          </table:table-cell>
          <table:table-cell table:formula="of:=COM.MICROSOFT.TEXTJOIN(;;[.C344:.H344])" office:value-type="string" office:string-value="df_clean_10$regio2 &lt;- str_replace_all(df_clean_9$regio2,„Schweinfurt„,“Schweinfurt„)" calcext:value-type="string">
            <text:p>df_clean_10$regio2 &lt;- str_replace_all(df_clean_9$regio2,„Schweinfurt„,“Schweinfurt„)</text:p>
          </table:table-cell>
        </table:table-row>
        <table:table-row table:style-name="ro1">
          <table:table-cell office:value-type="string" calcext:value-type="string">
            <text:p>Schweinfurt-Kreis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5]" office:value-type="string" office:string-value="Schweinfurt-Kreis" calcext:value-type="string">
            <text:p>Schweinfurt-Kreis</text:p>
          </table:table-cell>
          <table:table-cell office:value-type="string" calcext:value-type="string">
            <text:p>„,“</text:p>
          </table:table-cell>
          <table:table-cell table:formula="of:=[.B345]" office:value-type="string" office:string-value="Schweinfurt" calcext:value-type="string">
            <text:p>Schweinfurt</text:p>
          </table:table-cell>
          <table:table-cell office:value-type="string" calcext:value-type="string">
            <text:p>„)</text:p>
          </table:table-cell>
          <table:table-cell table:formula="of:=COM.MICROSOFT.TEXTJOIN(;;[.C345:.H345])" office:value-type="string" office:string-value="df_clean_10$regio2 &lt;- str_replace_all(df_clean_9$regio2,„Schweinfurt-Kreis„,“Schweinfurt„)" calcext:value-type="string">
            <text:p>df_clean_10$regio2 &lt;- str_replace_all(df_clean_9$regio2,„Schweinfurt-Kreis„,“Schweinfurt„)</text:p>
          </table:table-cell>
        </table:table-row>
        <table:table-row table:style-name="ro1">
          <table:table-cell table:number-columns-repeated="2" office:value-type="string" calcext:value-type="string">
            <text:p>Schwer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6]" office:value-type="string" office:string-value="Schwerin" calcext:value-type="string">
            <text:p>Schwerin</text:p>
          </table:table-cell>
          <table:table-cell office:value-type="string" calcext:value-type="string">
            <text:p>„,“</text:p>
          </table:table-cell>
          <table:table-cell table:formula="of:=[.B346]" office:value-type="string" office:string-value="Schwerin" calcext:value-type="string">
            <text:p>Schwerin</text:p>
          </table:table-cell>
          <table:table-cell office:value-type="string" calcext:value-type="string">
            <text:p>„)</text:p>
          </table:table-cell>
          <table:table-cell table:formula="of:=COM.MICROSOFT.TEXTJOIN(;;[.C346:.H346])" office:value-type="string" office:string-value="df_clean_10$regio2 &lt;- str_replace_all(df_clean_9$regio2,„Schwerin„,“Schwerin„)" calcext:value-type="string">
            <text:p>df_clean_10$regio2 &lt;- str_replace_all(df_clean_9$regio2,„Schwerin„,“Schwerin„)</text:p>
          </table:table-cell>
        </table:table-row>
        <table:table-row table:style-name="ro1">
          <table:table-cell office:value-type="string" calcext:value-type="string">
            <text:p>Segeberg-Kreis</text:p>
          </table:table-cell>
          <table:table-cell office:value-type="string" calcext:value-type="string">
            <text:p>Sege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7]" office:value-type="string" office:string-value="Segeberg-Kreis" calcext:value-type="string">
            <text:p>Segeberg-Kreis</text:p>
          </table:table-cell>
          <table:table-cell office:value-type="string" calcext:value-type="string">
            <text:p>„,“</text:p>
          </table:table-cell>
          <table:table-cell table:formula="of:=[.B347]" office:value-type="string" office:string-value="Segeberg" calcext:value-type="string">
            <text:p>Segeberg</text:p>
          </table:table-cell>
          <table:table-cell office:value-type="string" calcext:value-type="string">
            <text:p>„)</text:p>
          </table:table-cell>
          <table:table-cell table:formula="of:=COM.MICROSOFT.TEXTJOIN(;;[.C347:.H347])" office:value-type="string" office:string-value="df_clean_10$regio2 &lt;- str_replace_all(df_clean_9$regio2,„Segeberg-Kreis„,“Segeberg„)" calcext:value-type="string">
            <text:p>df_clean_10$regio2 &lt;- str_replace_all(df_clean_9$regio2,„Segeberg-Kreis„,“Segeberg„)</text:p>
          </table:table-cell>
        </table:table-row>
        <table:table-row table:style-name="ro1">
          <table:table-cell office:value-type="string" calcext:value-type="string">
            <text:p>Siegen-Wittgenstein-Kreis</text:p>
          </table:table-cell>
          <table:table-cell office:value-type="string" calcext:value-type="string">
            <text:p>Siegen-Wittgenste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8]" office:value-type="string" office:string-value="Siegen-Wittgenstein-Kreis" calcext:value-type="string">
            <text:p>Siegen-Wittgenstein-Kreis</text:p>
          </table:table-cell>
          <table:table-cell office:value-type="string" calcext:value-type="string">
            <text:p>„,“</text:p>
          </table:table-cell>
          <table:table-cell table:formula="of:=[.B348]" office:value-type="string" office:string-value="Siegen-Wittgenstein" calcext:value-type="string">
            <text:p>Siegen-Wittgenstein</text:p>
          </table:table-cell>
          <table:table-cell office:value-type="string" calcext:value-type="string">
            <text:p>„)</text:p>
          </table:table-cell>
          <table:table-cell table:formula="of:=COM.MICROSOFT.TEXTJOIN(;;[.C348:.H348])" office:value-type="string" office:string-value="df_clean_10$regio2 &lt;- str_replace_all(df_clean_9$regio2,„Siegen-Wittgenstein-Kreis„,“Siegen-Wittgenstein„)" calcext:value-type="string">
            <text:p>df_clean_10$regio2 &lt;- str_replace_all(df_clean_9$regio2,„Siegen-Wittgenstein-Kreis„,“Siegen-Wittgenstein„)</text:p>
          </table:table-cell>
        </table:table-row>
        <table:table-row table:style-name="ro1">
          <table:table-cell office:value-type="string" calcext:value-type="string">
            <text:p>Sigmaringen-Kreis</text:p>
          </table:table-cell>
          <table:table-cell office:value-type="string" calcext:value-type="string">
            <text:p>Sigmar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49]" office:value-type="string" office:string-value="Sigmaringen-Kreis" calcext:value-type="string">
            <text:p>Sigmaringen-Kreis</text:p>
          </table:table-cell>
          <table:table-cell office:value-type="string" calcext:value-type="string">
            <text:p>„,“</text:p>
          </table:table-cell>
          <table:table-cell table:formula="of:=[.B349]" office:value-type="string" office:string-value="Sigmaringen" calcext:value-type="string">
            <text:p>Sigmaringen</text:p>
          </table:table-cell>
          <table:table-cell office:value-type="string" calcext:value-type="string">
            <text:p>„)</text:p>
          </table:table-cell>
          <table:table-cell table:formula="of:=COM.MICROSOFT.TEXTJOIN(;;[.C349:.H349])" office:value-type="string" office:string-value="df_clean_10$regio2 &lt;- str_replace_all(df_clean_9$regio2,„Sigmaringen-Kreis„,“Sigmaringen„)" calcext:value-type="string">
            <text:p>df_clean_10$regio2 &lt;- str_replace_all(df_clean_9$regio2,„Sigmaringen-Kreis„,“Sigmaringen„)</text:p>
          </table:table-cell>
        </table:table-row>
        <table:table-row table:style-name="ro1">
          <table:table-cell office:value-type="string" calcext:value-type="string">
            <text:p>Soest-Kreis</text:p>
          </table:table-cell>
          <table:table-cell office:value-type="string" calcext:value-type="string">
            <text:p>Soes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0]" office:value-type="string" office:string-value="Soest-Kreis" calcext:value-type="string">
            <text:p>Soest-Kreis</text:p>
          </table:table-cell>
          <table:table-cell office:value-type="string" calcext:value-type="string">
            <text:p>„,“</text:p>
          </table:table-cell>
          <table:table-cell table:formula="of:=[.B350]" office:value-type="string" office:string-value="Soest" calcext:value-type="string">
            <text:p>Soest</text:p>
          </table:table-cell>
          <table:table-cell office:value-type="string" calcext:value-type="string">
            <text:p>„)</text:p>
          </table:table-cell>
          <table:table-cell table:formula="of:=COM.MICROSOFT.TEXTJOIN(;;[.C350:.H350])" office:value-type="string" office:string-value="df_clean_10$regio2 &lt;- str_replace_all(df_clean_9$regio2,„Soest-Kreis„,“Soest„)" calcext:value-type="string">
            <text:p>df_clean_10$regio2 &lt;- str_replace_all(df_clean_9$regio2,„Soest-Kreis„,“Soest„)</text:p>
          </table:table-cell>
        </table:table-row>
        <table:table-row table:style-name="ro1">
          <table:table-cell table:number-columns-repeated="2" office:value-type="string" calcext:value-type="string">
            <text:p>Sol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1]" office:value-type="string" office:string-value="Solingen" calcext:value-type="string">
            <text:p>Solingen</text:p>
          </table:table-cell>
          <table:table-cell office:value-type="string" calcext:value-type="string">
            <text:p>„,“</text:p>
          </table:table-cell>
          <table:table-cell table:formula="of:=[.B351]" office:value-type="string" office:string-value="Solingen" calcext:value-type="string">
            <text:p>Solingen</text:p>
          </table:table-cell>
          <table:table-cell office:value-type="string" calcext:value-type="string">
            <text:p>„)</text:p>
          </table:table-cell>
          <table:table-cell table:formula="of:=COM.MICROSOFT.TEXTJOIN(;;[.C351:.H351])" office:value-type="string" office:string-value="df_clean_10$regio2 &lt;- str_replace_all(df_clean_9$regio2,„Solingen„,“Solingen„)" calcext:value-type="string">
            <text:p>df_clean_10$regio2 &lt;- str_replace_all(df_clean_9$regio2,„Solingen„,“Solingen„)</text:p>
          </table:table-cell>
        </table:table-row>
        <table:table-row table:style-name="ro1">
          <table:table-cell office:value-type="string" calcext:value-type="string">
            <text:p>Soltau-Fallingbostel-Kreis</text:p>
          </table:table-cell>
          <table:table-cell office:value-type="string" calcext:value-type="string">
            <text:p>Heide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2]" office:value-type="string" office:string-value="Soltau-Fallingbostel-Kreis" calcext:value-type="string">
            <text:p>Soltau-Fallingbostel-Kreis</text:p>
          </table:table-cell>
          <table:table-cell office:value-type="string" calcext:value-type="string">
            <text:p>„,“</text:p>
          </table:table-cell>
          <table:table-cell table:formula="of:=[.B352]" office:value-type="string" office:string-value="Heidekreis" calcext:value-type="string">
            <text:p>Heidekreis</text:p>
          </table:table-cell>
          <table:table-cell office:value-type="string" calcext:value-type="string">
            <text:p>„)</text:p>
          </table:table-cell>
          <table:table-cell table:formula="of:=COM.MICROSOFT.TEXTJOIN(;;[.C352:.H352])" office:value-type="string" office:string-value="df_clean_10$regio2 &lt;- str_replace_all(df_clean_9$regio2,„Soltau-Fallingbostel-Kreis„,“Heidekreis„)" calcext:value-type="string">
            <text:p>df_clean_10$regio2 &lt;- str_replace_all(df_clean_9$regio2,„Soltau-Fallingbostel-Kreis„,“Heidekreis„)</text:p>
          </table:table-cell>
        </table:table-row>
        <table:table-row table:style-name="ro1">
          <table:table-cell office:value-type="string" calcext:value-type="string">
            <text:p>Sömmerda-Kreis</text:p>
          </table:table-cell>
          <table:table-cell office:value-type="string" calcext:value-type="string">
            <text:p>Sömmerda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3]" office:value-type="string" office:string-value="Sömmerda-Kreis" calcext:value-type="string">
            <text:p>Sömmerda-Kreis</text:p>
          </table:table-cell>
          <table:table-cell office:value-type="string" calcext:value-type="string">
            <text:p>„,“</text:p>
          </table:table-cell>
          <table:table-cell table:formula="of:=[.B353]" office:value-type="string" office:string-value="Sömmerda" calcext:value-type="string">
            <text:p>Sömmerda</text:p>
          </table:table-cell>
          <table:table-cell office:value-type="string" calcext:value-type="string">
            <text:p>„)</text:p>
          </table:table-cell>
          <table:table-cell table:formula="of:=COM.MICROSOFT.TEXTJOIN(;;[.C353:.H353])" office:value-type="string" office:string-value="df_clean_10$regio2 &lt;- str_replace_all(df_clean_9$regio2,„Sömmerda-Kreis„,“Sömmerda„)" calcext:value-type="string">
            <text:p>df_clean_10$regio2 &lt;- str_replace_all(df_clean_9$regio2,„Sömmerda-Kreis„,“Sömmerda„)</text:p>
          </table:table-cell>
        </table:table-row>
        <table:table-row table:style-name="ro1">
          <table:table-cell office:value-type="string" calcext:value-type="string">
            <text:p>Sonneberg-Kreis</text:p>
          </table:table-cell>
          <table:table-cell office:value-type="string" calcext:value-type="string">
            <text:p>Sonne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4]" office:value-type="string" office:string-value="Sonneberg-Kreis" calcext:value-type="string">
            <text:p>Sonneberg-Kreis</text:p>
          </table:table-cell>
          <table:table-cell office:value-type="string" calcext:value-type="string">
            <text:p>„,“</text:p>
          </table:table-cell>
          <table:table-cell table:formula="of:=[.B354]" office:value-type="string" office:string-value="Sonneberg" calcext:value-type="string">
            <text:p>Sonneberg</text:p>
          </table:table-cell>
          <table:table-cell office:value-type="string" calcext:value-type="string">
            <text:p>„)</text:p>
          </table:table-cell>
          <table:table-cell table:formula="of:=COM.MICROSOFT.TEXTJOIN(;;[.C354:.H354])" office:value-type="string" office:string-value="df_clean_10$regio2 &lt;- str_replace_all(df_clean_9$regio2,„Sonneberg-Kreis„,“Sonneberg„)" calcext:value-type="string">
            <text:p>df_clean_10$regio2 &lt;- str_replace_all(df_clean_9$regio2,„Sonneberg-Kreis„,“Sonneberg„)</text:p>
          </table:table-cell>
        </table:table-row>
        <table:table-row table:style-name="ro1">
          <table:table-cell table:number-columns-repeated="2" office:value-type="string" calcext:value-type="string">
            <text:p>Spey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5]" office:value-type="string" office:string-value="Speyer" calcext:value-type="string">
            <text:p>Speyer</text:p>
          </table:table-cell>
          <table:table-cell office:value-type="string" calcext:value-type="string">
            <text:p>„,“</text:p>
          </table:table-cell>
          <table:table-cell table:formula="of:=[.B355]" office:value-type="string" office:string-value="Speyer" calcext:value-type="string">
            <text:p>Speyer</text:p>
          </table:table-cell>
          <table:table-cell office:value-type="string" calcext:value-type="string">
            <text:p>„)</text:p>
          </table:table-cell>
          <table:table-cell table:formula="of:=COM.MICROSOFT.TEXTJOIN(;;[.C355:.H355])" office:value-type="string" office:string-value="df_clean_10$regio2 &lt;- str_replace_all(df_clean_9$regio2,„Speyer„,“Speyer„)" calcext:value-type="string">
            <text:p>df_clean_10$regio2 &lt;- str_replace_all(df_clean_9$regio2,„Speyer„,“Speyer„)</text:p>
          </table:table-cell>
        </table:table-row>
        <table:table-row table:style-name="ro1">
          <table:table-cell office:value-type="string" calcext:value-type="string">
            <text:p>Spree-Neiße-Kreis</text:p>
          </table:table-cell>
          <table:table-cell office:value-type="string" calcext:value-type="string">
            <text:p>Spree-Neiß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6]" office:value-type="string" office:string-value="Spree-Neiße-Kreis" calcext:value-type="string">
            <text:p>Spree-Neiße-Kreis</text:p>
          </table:table-cell>
          <table:table-cell office:value-type="string" calcext:value-type="string">
            <text:p>„,“</text:p>
          </table:table-cell>
          <table:table-cell table:formula="of:=[.B356]" office:value-type="string" office:string-value="Spree-Neiße" calcext:value-type="string">
            <text:p>Spree-Neiße</text:p>
          </table:table-cell>
          <table:table-cell office:value-type="string" calcext:value-type="string">
            <text:p>„)</text:p>
          </table:table-cell>
          <table:table-cell table:formula="of:=COM.MICROSOFT.TEXTJOIN(;;[.C356:.H356])" office:value-type="string" office:string-value="df_clean_10$regio2 &lt;- str_replace_all(df_clean_9$regio2,„Spree-Neiße-Kreis„,“Spree-Neiße„)" calcext:value-type="string">
            <text:p>df_clean_10$regio2 &lt;- str_replace_all(df_clean_9$regio2,„Spree-Neiße-Kreis„,“Spree-Neiße„)</text:p>
          </table:table-cell>
        </table:table-row>
        <table:table-row table:style-name="ro1">
          <table:table-cell office:value-type="string" calcext:value-type="string">
            <text:p>Stade-Kreis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7]" office:value-type="string" office:string-value="Stade-Kreis" calcext:value-type="string">
            <text:p>Stade-Kreis</text:p>
          </table:table-cell>
          <table:table-cell office:value-type="string" calcext:value-type="string">
            <text:p>„,“</text:p>
          </table:table-cell>
          <table:table-cell table:formula="of:=[.B357]" office:value-type="string" office:string-value="Stade" calcext:value-type="string">
            <text:p>Stade</text:p>
          </table:table-cell>
          <table:table-cell office:value-type="string" calcext:value-type="string">
            <text:p>„)</text:p>
          </table:table-cell>
          <table:table-cell table:formula="of:=COM.MICROSOFT.TEXTJOIN(;;[.C357:.H357])" office:value-type="string" office:string-value="df_clean_10$regio2 &lt;- str_replace_all(df_clean_9$regio2,„Stade-Kreis„,“Stade„)" calcext:value-type="string">
            <text:p>df_clean_10$regio2 &lt;- str_replace_all(df_clean_9$regio2,„Stade-Kreis„,“Stade„)</text:p>
          </table:table-cell>
        </table:table-row>
        <table:table-row table:style-name="ro1">
          <table:table-cell office:value-type="string" calcext:value-type="string">
            <text:p>Stadtverband-Saarbrücken-Kreis</text:p>
          </table:table-cell>
          <table:table-cell office:value-type="string" calcext:value-type="string">
            <text:p>Regionalverband Saarbrück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8]" office:value-type="string" office:string-value="Stadtverband-Saarbrücken-Kreis" calcext:value-type="string">
            <text:p>Stadtverband-Saarbrücken-Kreis</text:p>
          </table:table-cell>
          <table:table-cell office:value-type="string" calcext:value-type="string">
            <text:p>„,“</text:p>
          </table:table-cell>
          <table:table-cell table:formula="of:=[.B358]" office:value-type="string" office:string-value="Regionalverband Saarbrücken" calcext:value-type="string">
            <text:p>Regionalverband Saarbrücken</text:p>
          </table:table-cell>
          <table:table-cell office:value-type="string" calcext:value-type="string">
            <text:p>„)</text:p>
          </table:table-cell>
          <table:table-cell table:formula="of:=COM.MICROSOFT.TEXTJOIN(;;[.C358:.H358])" office:value-type="string" office:string-value="df_clean_10$regio2 &lt;- str_replace_all(df_clean_9$regio2,„Stadtverband-Saarbrücken-Kreis„,“Regionalverband Saarbrücken„)" calcext:value-type="string">
            <text:p>df_clean_10$regio2 &lt;- str_replace_all(df_clean_9$regio2,„Stadtverband-Saarbrücken-Kreis„,“Regionalverband Saarbrücken„)</text:p>
          </table:table-cell>
        </table:table-row>
        <table:table-row table:style-name="ro1">
          <table:table-cell office:value-type="string" calcext:value-type="string">
            <text:p>Starnberg-Kreis</text:p>
          </table:table-cell>
          <table:table-cell office:value-type="string" calcext:value-type="string">
            <text:p>Starn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59]" office:value-type="string" office:string-value="Starnberg-Kreis" calcext:value-type="string">
            <text:p>Starnberg-Kreis</text:p>
          </table:table-cell>
          <table:table-cell office:value-type="string" calcext:value-type="string">
            <text:p>„,“</text:p>
          </table:table-cell>
          <table:table-cell table:formula="of:=[.B359]" office:value-type="string" office:string-value="Starnberg" calcext:value-type="string">
            <text:p>Starnberg</text:p>
          </table:table-cell>
          <table:table-cell office:value-type="string" calcext:value-type="string">
            <text:p>„)</text:p>
          </table:table-cell>
          <table:table-cell table:formula="of:=COM.MICROSOFT.TEXTJOIN(;;[.C359:.H359])" office:value-type="string" office:string-value="df_clean_10$regio2 &lt;- str_replace_all(df_clean_9$regio2,„Starnberg-Kreis„,“Starnberg„)" calcext:value-type="string">
            <text:p>df_clean_10$regio2 &lt;- str_replace_all(df_clean_9$regio2,„Starnberg-Kreis„,“Starnberg„)</text:p>
          </table:table-cell>
        </table:table-row>
        <table:table-row table:style-name="ro1">
          <table:table-cell office:value-type="string" calcext:value-type="string">
            <text:p>Steinburg-Kreis</text:p>
          </table:table-cell>
          <table:table-cell office:value-type="string" calcext:value-type="string">
            <text:p>Stei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0]" office:value-type="string" office:string-value="Steinburg-Kreis" calcext:value-type="string">
            <text:p>Steinburg-Kreis</text:p>
          </table:table-cell>
          <table:table-cell office:value-type="string" calcext:value-type="string">
            <text:p>„,“</text:p>
          </table:table-cell>
          <table:table-cell table:formula="of:=[.B360]" office:value-type="string" office:string-value="Steinburg" calcext:value-type="string">
            <text:p>Steinburg</text:p>
          </table:table-cell>
          <table:table-cell office:value-type="string" calcext:value-type="string">
            <text:p>„)</text:p>
          </table:table-cell>
          <table:table-cell table:formula="of:=COM.MICROSOFT.TEXTJOIN(;;[.C360:.H360])" office:value-type="string" office:string-value="df_clean_10$regio2 &lt;- str_replace_all(df_clean_9$regio2,„Steinburg-Kreis„,“Steinburg„)" calcext:value-type="string">
            <text:p>df_clean_10$regio2 &lt;- str_replace_all(df_clean_9$regio2,„Steinburg-Kreis„,“Steinburg„)</text:p>
          </table:table-cell>
        </table:table-row>
        <table:table-row table:style-name="ro1">
          <table:table-cell office:value-type="string" calcext:value-type="string">
            <text:p>Steinfurt-Kreis</text:p>
          </table:table-cell>
          <table:table-cell office:value-type="string" calcext:value-type="string">
            <text:p>Steinfur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1]" office:value-type="string" office:string-value="Steinfurt-Kreis" calcext:value-type="string">
            <text:p>Steinfurt-Kreis</text:p>
          </table:table-cell>
          <table:table-cell office:value-type="string" calcext:value-type="string">
            <text:p>„,“</text:p>
          </table:table-cell>
          <table:table-cell table:formula="of:=[.B361]" office:value-type="string" office:string-value="Steinfurt" calcext:value-type="string">
            <text:p>Steinfurt</text:p>
          </table:table-cell>
          <table:table-cell office:value-type="string" calcext:value-type="string">
            <text:p>„)</text:p>
          </table:table-cell>
          <table:table-cell table:formula="of:=COM.MICROSOFT.TEXTJOIN(;;[.C361:.H361])" office:value-type="string" office:string-value="df_clean_10$regio2 &lt;- str_replace_all(df_clean_9$regio2,„Steinfurt-Kreis„,“Steinfurt„)" calcext:value-type="string">
            <text:p>df_clean_10$regio2 &lt;- str_replace_all(df_clean_9$regio2,„Steinfurt-Kreis„,“Steinfurt„)</text:p>
          </table:table-cell>
        </table:table-row>
        <table:table-row table:style-name="ro1">
          <table:table-cell office:value-type="string" calcext:value-type="string">
            <text:p>Stendal-Kreis</text:p>
          </table:table-cell>
          <table:table-cell office:value-type="string" calcext:value-type="string">
            <text:p>Stenda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2]" office:value-type="string" office:string-value="Stendal-Kreis" calcext:value-type="string">
            <text:p>Stendal-Kreis</text:p>
          </table:table-cell>
          <table:table-cell office:value-type="string" calcext:value-type="string">
            <text:p>„,“</text:p>
          </table:table-cell>
          <table:table-cell table:formula="of:=[.B362]" office:value-type="string" office:string-value="Stendal" calcext:value-type="string">
            <text:p>Stendal</text:p>
          </table:table-cell>
          <table:table-cell office:value-type="string" calcext:value-type="string">
            <text:p>„)</text:p>
          </table:table-cell>
          <table:table-cell table:formula="of:=COM.MICROSOFT.TEXTJOIN(;;[.C362:.H362])" office:value-type="string" office:string-value="df_clean_10$regio2 &lt;- str_replace_all(df_clean_9$regio2,„Stendal-Kreis„,“Stendal„)" calcext:value-type="string">
            <text:p>df_clean_10$regio2 &lt;- str_replace_all(df_clean_9$regio2,„Stendal-Kreis„,“Stendal„)</text:p>
          </table:table-cell>
        </table:table-row>
        <table:table-row table:style-name="ro1">
          <table:table-cell office:value-type="string" calcext:value-type="string">
            <text:p>Stormarn-Kreis</text:p>
          </table:table-cell>
          <table:table-cell office:value-type="string" calcext:value-type="string">
            <text:p>Stormar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3]" office:value-type="string" office:string-value="Stormarn-Kreis" calcext:value-type="string">
            <text:p>Stormarn-Kreis</text:p>
          </table:table-cell>
          <table:table-cell office:value-type="string" calcext:value-type="string">
            <text:p>„,“</text:p>
          </table:table-cell>
          <table:table-cell table:formula="of:=[.B363]" office:value-type="string" office:string-value="Stormarn" calcext:value-type="string">
            <text:p>Stormarn</text:p>
          </table:table-cell>
          <table:table-cell office:value-type="string" calcext:value-type="string">
            <text:p>„)</text:p>
          </table:table-cell>
          <table:table-cell table:formula="of:=COM.MICROSOFT.TEXTJOIN(;;[.C363:.H363])" office:value-type="string" office:string-value="df_clean_10$regio2 &lt;- str_replace_all(df_clean_9$regio2,„Stormarn-Kreis„,“Stormarn„)" calcext:value-type="string">
            <text:p>df_clean_10$regio2 &lt;- str_replace_all(df_clean_9$regio2,„Stormarn-Kreis„,“Stormarn„)</text:p>
          </table:table-cell>
        </table:table-row>
        <table:table-row table:style-name="ro1">
          <table:table-cell office:value-type="string" calcext:value-type="string">
            <text:p>Stralsund</text:p>
          </table:table-cell>
          <table:table-cell office:value-type="string" calcext:value-type="string">
            <text:p>Vorpommern-Rü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4]" office:value-type="string" office:string-value="Stralsund" calcext:value-type="string">
            <text:p>Stralsund</text:p>
          </table:table-cell>
          <table:table-cell office:value-type="string" calcext:value-type="string">
            <text:p>„,“</text:p>
          </table:table-cell>
          <table:table-cell table:formula="of:=[.B364]" office:value-type="string" office:string-value="Vorpommern-Rügen" calcext:value-type="string">
            <text:p>Vorpommern-Rügen</text:p>
          </table:table-cell>
          <table:table-cell office:value-type="string" calcext:value-type="string">
            <text:p>„)</text:p>
          </table:table-cell>
          <table:table-cell table:formula="of:=COM.MICROSOFT.TEXTJOIN(;;[.C364:.H364])" office:value-type="string" office:string-value="df_clean_10$regio2 &lt;- str_replace_all(df_clean_9$regio2,„Stralsund„,“Vorpommern-Rügen„)" calcext:value-type="string">
            <text:p>df_clean_10$regio2 &lt;- str_replace_all(df_clean_9$regio2,„Stralsund„,“Vorpommern-Rügen„)</text:p>
          </table:table-cell>
        </table:table-row>
        <table:table-row table:style-name="ro1">
          <table:table-cell table:number-columns-repeated="2" office:value-type="string" calcext:value-type="string">
            <text:p>Straubin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5]" office:value-type="string" office:string-value="Straubing" calcext:value-type="string">
            <text:p>Straubing</text:p>
          </table:table-cell>
          <table:table-cell office:value-type="string" calcext:value-type="string">
            <text:p>„,“</text:p>
          </table:table-cell>
          <table:table-cell table:formula="of:=[.B365]" office:value-type="string" office:string-value="Straubing" calcext:value-type="string">
            <text:p>Straubing</text:p>
          </table:table-cell>
          <table:table-cell office:value-type="string" calcext:value-type="string">
            <text:p>„)</text:p>
          </table:table-cell>
          <table:table-cell table:formula="of:=COM.MICROSOFT.TEXTJOIN(;;[.C365:.H365])" office:value-type="string" office:string-value="df_clean_10$regio2 &lt;- str_replace_all(df_clean_9$regio2,„Straubing„,“Straubing„)" calcext:value-type="string">
            <text:p>df_clean_10$regio2 &lt;- str_replace_all(df_clean_9$regio2,„Straubing„,“Straubing„)</text:p>
          </table:table-cell>
        </table:table-row>
        <table:table-row table:style-name="ro1">
          <table:table-cell office:value-type="string" calcext:value-type="string">
            <text:p>Straubing-Bogen-Kreis</text:p>
          </table:table-cell>
          <table:table-cell office:value-type="string" calcext:value-type="string">
            <text:p>Straubing-Bo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6]" office:value-type="string" office:string-value="Straubing-Bogen-Kreis" calcext:value-type="string">
            <text:p>Straubing-Bogen-Kreis</text:p>
          </table:table-cell>
          <table:table-cell office:value-type="string" calcext:value-type="string">
            <text:p>„,“</text:p>
          </table:table-cell>
          <table:table-cell table:formula="of:=[.B366]" office:value-type="string" office:string-value="Straubing-Bogen" calcext:value-type="string">
            <text:p>Straubing-Bogen</text:p>
          </table:table-cell>
          <table:table-cell office:value-type="string" calcext:value-type="string">
            <text:p>„)</text:p>
          </table:table-cell>
          <table:table-cell table:formula="of:=COM.MICROSOFT.TEXTJOIN(;;[.C366:.H366])" office:value-type="string" office:string-value="df_clean_10$regio2 &lt;- str_replace_all(df_clean_9$regio2,„Straubing-Bogen-Kreis„,“Straubing-Bogen„)" calcext:value-type="string">
            <text:p>df_clean_10$regio2 &lt;- str_replace_all(df_clean_9$regio2,„Straubing-Bogen-Kreis„,“Straubing-Bogen„)</text:p>
          </table:table-cell>
        </table:table-row>
        <table:table-row table:style-name="ro1">
          <table:table-cell table:number-columns-repeated="2" office:value-type="string" calcext:value-type="string">
            <text:p>Stuttgar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7]" office:value-type="string" office:string-value="Stuttgart" calcext:value-type="string">
            <text:p>Stuttgart</text:p>
          </table:table-cell>
          <table:table-cell office:value-type="string" calcext:value-type="string">
            <text:p>„,“</text:p>
          </table:table-cell>
          <table:table-cell table:formula="of:=[.B367]" office:value-type="string" office:string-value="Stuttgart" calcext:value-type="string">
            <text:p>Stuttgart</text:p>
          </table:table-cell>
          <table:table-cell office:value-type="string" calcext:value-type="string">
            <text:p>„)</text:p>
          </table:table-cell>
          <table:table-cell table:formula="of:=COM.MICROSOFT.TEXTJOIN(;;[.C367:.H367])" office:value-type="string" office:string-value="df_clean_10$regio2 &lt;- str_replace_all(df_clean_9$regio2,„Stuttgart„,“Stuttgart„)" calcext:value-type="string">
            <text:p>df_clean_10$regio2 &lt;- str_replace_all(df_clean_9$regio2,„Stuttgart„,“Stuttgart„)</text:p>
          </table:table-cell>
        </table:table-row>
        <table:table-row table:style-name="ro1">
          <table:table-cell office:value-type="string" calcext:value-type="string">
            <text:p>Südliche-Weinstraße-Kreis</text:p>
          </table:table-cell>
          <table:table-cell office:value-type="string" calcext:value-type="string">
            <text:p>Südliche Weinstraß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8]" office:value-type="string" office:string-value="Südliche-Weinstraße-Kreis" calcext:value-type="string">
            <text:p>Südliche-Weinstraße-Kreis</text:p>
          </table:table-cell>
          <table:table-cell office:value-type="string" calcext:value-type="string">
            <text:p>„,“</text:p>
          </table:table-cell>
          <table:table-cell table:formula="of:=[.B368]" office:value-type="string" office:string-value="Südliche Weinstraße" calcext:value-type="string">
            <text:p>Südliche Weinstraße</text:p>
          </table:table-cell>
          <table:table-cell office:value-type="string" calcext:value-type="string">
            <text:p>„)</text:p>
          </table:table-cell>
          <table:table-cell table:formula="of:=COM.MICROSOFT.TEXTJOIN(;;[.C368:.H368])" office:value-type="string" office:string-value="df_clean_10$regio2 &lt;- str_replace_all(df_clean_9$regio2,„Südliche-Weinstraße-Kreis„,“Südliche Weinstraße„)" calcext:value-type="string">
            <text:p>df_clean_10$regio2 &lt;- str_replace_all(df_clean_9$regio2,„Südliche-Weinstraße-Kreis„,“Südliche Weinstraße„)</text:p>
          </table:table-cell>
        </table:table-row>
        <table:table-row table:style-name="ro1">
          <table:table-cell office:value-type="string" calcext:value-type="string">
            <text:p>Südwestpfalz-Kreis</text:p>
          </table:table-cell>
          <table:table-cell office:value-type="string" calcext:value-type="string">
            <text:p>Südwestpfalz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69]" office:value-type="string" office:string-value="Südwestpfalz-Kreis" calcext:value-type="string">
            <text:p>Südwestpfalz-Kreis</text:p>
          </table:table-cell>
          <table:table-cell office:value-type="string" calcext:value-type="string">
            <text:p>„,“</text:p>
          </table:table-cell>
          <table:table-cell table:formula="of:=[.B369]" office:value-type="string" office:string-value="Südwestpfalz" calcext:value-type="string">
            <text:p>Südwestpfalz</text:p>
          </table:table-cell>
          <table:table-cell office:value-type="string" calcext:value-type="string">
            <text:p>„)</text:p>
          </table:table-cell>
          <table:table-cell table:formula="of:=COM.MICROSOFT.TEXTJOIN(;;[.C369:.H369])" office:value-type="string" office:string-value="df_clean_10$regio2 &lt;- str_replace_all(df_clean_9$regio2,„Südwestpfalz-Kreis„,“Südwestpfalz„)" calcext:value-type="string">
            <text:p>df_clean_10$regio2 &lt;- str_replace_all(df_clean_9$regio2,„Südwestpfalz-Kreis„,“Südwestpfalz„)</text:p>
          </table:table-cell>
        </table:table-row>
        <table:table-row table:style-name="ro1">
          <table:table-cell table:number-columns-repeated="2" office:value-type="string" calcext:value-type="string">
            <text:p>Suh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0]" office:value-type="string" office:string-value="Suhl" calcext:value-type="string">
            <text:p>Suhl</text:p>
          </table:table-cell>
          <table:table-cell office:value-type="string" calcext:value-type="string">
            <text:p>„,“</text:p>
          </table:table-cell>
          <table:table-cell table:formula="of:=[.B370]" office:value-type="string" office:string-value="Suhl" calcext:value-type="string">
            <text:p>Suhl</text:p>
          </table:table-cell>
          <table:table-cell office:value-type="string" calcext:value-type="string">
            <text:p>„)</text:p>
          </table:table-cell>
          <table:table-cell table:formula="of:=COM.MICROSOFT.TEXTJOIN(;;[.C370:.H370])" office:value-type="string" office:string-value="df_clean_10$regio2 &lt;- str_replace_all(df_clean_9$regio2,„Suhl„,“Suhl„)" calcext:value-type="string">
            <text:p>df_clean_10$regio2 &lt;- str_replace_all(df_clean_9$regio2,„Suhl„,“Suhl„)</text:p>
          </table:table-cell>
        </table:table-row>
        <table:table-row table:style-name="ro1">
          <table:table-cell office:value-type="string" calcext:value-type="string">
            <text:p>Teltow-Fläming-Kreis</text:p>
          </table:table-cell>
          <table:table-cell office:value-type="string" calcext:value-type="string">
            <text:p>Teltow-Flämin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1]" office:value-type="string" office:string-value="Teltow-Fläming-Kreis" calcext:value-type="string">
            <text:p>Teltow-Fläming-Kreis</text:p>
          </table:table-cell>
          <table:table-cell office:value-type="string" calcext:value-type="string">
            <text:p>„,“</text:p>
          </table:table-cell>
          <table:table-cell table:formula="of:=[.B371]" office:value-type="string" office:string-value="Teltow-Fläming" calcext:value-type="string">
            <text:p>Teltow-Fläming</text:p>
          </table:table-cell>
          <table:table-cell office:value-type="string" calcext:value-type="string">
            <text:p>„)</text:p>
          </table:table-cell>
          <table:table-cell table:formula="of:=COM.MICROSOFT.TEXTJOIN(;;[.C371:.H371])" office:value-type="string" office:string-value="df_clean_10$regio2 &lt;- str_replace_all(df_clean_9$regio2,„Teltow-Fläming-Kreis„,“Teltow-Fläming„)" calcext:value-type="string">
            <text:p>df_clean_10$regio2 &lt;- str_replace_all(df_clean_9$regio2,„Teltow-Fläming-Kreis„,“Teltow-Fläming„)</text:p>
          </table:table-cell>
        </table:table-row>
        <table:table-row table:style-name="ro1">
          <table:table-cell office:value-type="string" calcext:value-type="string">
            <text:p>Tirschenreuth-Kreis</text:p>
          </table:table-cell>
          <table:table-cell office:value-type="string" calcext:value-type="string">
            <text:p>Tirschenreut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2]" office:value-type="string" office:string-value="Tirschenreuth-Kreis" calcext:value-type="string">
            <text:p>Tirschenreuth-Kreis</text:p>
          </table:table-cell>
          <table:table-cell office:value-type="string" calcext:value-type="string">
            <text:p>„,“</text:p>
          </table:table-cell>
          <table:table-cell table:formula="of:=[.B372]" office:value-type="string" office:string-value="Tirschenreuth" calcext:value-type="string">
            <text:p>Tirschenreuth</text:p>
          </table:table-cell>
          <table:table-cell office:value-type="string" calcext:value-type="string">
            <text:p>„)</text:p>
          </table:table-cell>
          <table:table-cell table:formula="of:=COM.MICROSOFT.TEXTJOIN(;;[.C372:.H372])" office:value-type="string" office:string-value="df_clean_10$regio2 &lt;- str_replace_all(df_clean_9$regio2,„Tirschenreuth-Kreis„,“Tirschenreuth„)" calcext:value-type="string">
            <text:p>df_clean_10$regio2 &lt;- str_replace_all(df_clean_9$regio2,„Tirschenreuth-Kreis„,“Tirschenreuth„)</text:p>
          </table:table-cell>
        </table:table-row>
        <table:table-row table:style-name="ro1">
          <table:table-cell office:value-type="string" calcext:value-type="string">
            <text:p>Traunstein-Kreis</text:p>
          </table:table-cell>
          <table:table-cell office:value-type="string" calcext:value-type="string">
            <text:p>Traunstei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3]" office:value-type="string" office:string-value="Traunstein-Kreis" calcext:value-type="string">
            <text:p>Traunstein-Kreis</text:p>
          </table:table-cell>
          <table:table-cell office:value-type="string" calcext:value-type="string">
            <text:p>„,“</text:p>
          </table:table-cell>
          <table:table-cell table:formula="of:=[.B373]" office:value-type="string" office:string-value="Traunstein" calcext:value-type="string">
            <text:p>Traunstein</text:p>
          </table:table-cell>
          <table:table-cell office:value-type="string" calcext:value-type="string">
            <text:p>„)</text:p>
          </table:table-cell>
          <table:table-cell table:formula="of:=COM.MICROSOFT.TEXTJOIN(;;[.C373:.H373])" office:value-type="string" office:string-value="df_clean_10$regio2 &lt;- str_replace_all(df_clean_9$regio2,„Traunstein-Kreis„,“Traunstein„)" calcext:value-type="string">
            <text:p>df_clean_10$regio2 &lt;- str_replace_all(df_clean_9$regio2,„Traunstein-Kreis„,“Traunstein„)</text:p>
          </table:table-cell>
        </table:table-row>
        <table:table-row table:style-name="ro1">
          <table:table-cell table:number-columns-repeated="2" office:value-type="string" calcext:value-type="string">
            <text:p>Trie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4]" office:value-type="string" office:string-value="Trier" calcext:value-type="string">
            <text:p>Trier</text:p>
          </table:table-cell>
          <table:table-cell office:value-type="string" calcext:value-type="string">
            <text:p>„,“</text:p>
          </table:table-cell>
          <table:table-cell table:formula="of:=[.B374]" office:value-type="string" office:string-value="Trier" calcext:value-type="string">
            <text:p>Trier</text:p>
          </table:table-cell>
          <table:table-cell office:value-type="string" calcext:value-type="string">
            <text:p>„)</text:p>
          </table:table-cell>
          <table:table-cell table:formula="of:=COM.MICROSOFT.TEXTJOIN(;;[.C374:.H374])" office:value-type="string" office:string-value="df_clean_10$regio2 &lt;- str_replace_all(df_clean_9$regio2,„Trier„,“Trier„)" calcext:value-type="string">
            <text:p>df_clean_10$regio2 &lt;- str_replace_all(df_clean_9$regio2,„Trier„,“Trier„)</text:p>
          </table:table-cell>
        </table:table-row>
        <table:table-row table:style-name="ro1">
          <table:table-cell office:value-type="string" calcext:value-type="string">
            <text:p>Trier-Saarburg-Kreis</text:p>
          </table:table-cell>
          <table:table-cell office:value-type="string" calcext:value-type="string">
            <text:p>Trier-Saar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5]" office:value-type="string" office:string-value="Trier-Saarburg-Kreis" calcext:value-type="string">
            <text:p>Trier-Saarburg-Kreis</text:p>
          </table:table-cell>
          <table:table-cell office:value-type="string" calcext:value-type="string">
            <text:p>„,“</text:p>
          </table:table-cell>
          <table:table-cell table:formula="of:=[.B375]" office:value-type="string" office:string-value="Trier-Saarburg" calcext:value-type="string">
            <text:p>Trier-Saarburg</text:p>
          </table:table-cell>
          <table:table-cell office:value-type="string" calcext:value-type="string">
            <text:p>„)</text:p>
          </table:table-cell>
          <table:table-cell table:formula="of:=COM.MICROSOFT.TEXTJOIN(;;[.C375:.H375])" office:value-type="string" office:string-value="df_clean_10$regio2 &lt;- str_replace_all(df_clean_9$regio2,„Trier-Saarburg-Kreis„,“Trier-Saarburg„)" calcext:value-type="string">
            <text:p>df_clean_10$regio2 &lt;- str_replace_all(df_clean_9$regio2,„Trier-Saarburg-Kreis„,“Trier-Saarburg„)</text:p>
          </table:table-cell>
        </table:table-row>
        <table:table-row table:style-name="ro1">
          <table:table-cell office:value-type="string" calcext:value-type="string">
            <text:p>Tübingen-Kreis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6]" office:value-type="string" office:string-value="Tübingen-Kreis" calcext:value-type="string">
            <text:p>Tübingen-Kreis</text:p>
          </table:table-cell>
          <table:table-cell office:value-type="string" calcext:value-type="string">
            <text:p>„,“</text:p>
          </table:table-cell>
          <table:table-cell table:formula="of:=[.B376]" office:value-type="string" office:string-value="Tübingen" calcext:value-type="string">
            <text:p>Tübingen</text:p>
          </table:table-cell>
          <table:table-cell office:value-type="string" calcext:value-type="string">
            <text:p>„)</text:p>
          </table:table-cell>
          <table:table-cell table:formula="of:=COM.MICROSOFT.TEXTJOIN(;;[.C376:.H376])" office:value-type="string" office:string-value="df_clean_10$regio2 &lt;- str_replace_all(df_clean_9$regio2,„Tübingen-Kreis„,“Tübingen„)" calcext:value-type="string">
            <text:p>df_clean_10$regio2 &lt;- str_replace_all(df_clean_9$regio2,„Tübingen-Kreis„,“Tübingen„)</text:p>
          </table:table-cell>
        </table:table-row>
        <table:table-row table:style-name="ro1">
          <table:table-cell office:value-type="string" calcext:value-type="string">
            <text:p>Tuttlingen-Kreis</text:p>
          </table:table-cell>
          <table:table-cell office:value-type="string" calcext:value-type="string">
            <text:p>Tuttling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7]" office:value-type="string" office:string-value="Tuttlingen-Kreis" calcext:value-type="string">
            <text:p>Tuttlingen-Kreis</text:p>
          </table:table-cell>
          <table:table-cell office:value-type="string" calcext:value-type="string">
            <text:p>„,“</text:p>
          </table:table-cell>
          <table:table-cell table:formula="of:=[.B377]" office:value-type="string" office:string-value="Tuttlingen" calcext:value-type="string">
            <text:p>Tuttlingen</text:p>
          </table:table-cell>
          <table:table-cell office:value-type="string" calcext:value-type="string">
            <text:p>„)</text:p>
          </table:table-cell>
          <table:table-cell table:formula="of:=COM.MICROSOFT.TEXTJOIN(;;[.C377:.H377])" office:value-type="string" office:string-value="df_clean_10$regio2 &lt;- str_replace_all(df_clean_9$regio2,„Tuttlingen-Kreis„,“Tuttlingen„)" calcext:value-type="string">
            <text:p>df_clean_10$regio2 &lt;- str_replace_all(df_clean_9$regio2,„Tuttlingen-Kreis„,“Tuttlingen„)</text:p>
          </table:table-cell>
        </table:table-row>
        <table:table-row table:style-name="ro1">
          <table:table-cell office:value-type="string" calcext:value-type="string">
            <text:p>Uckermark-Kreis</text:p>
          </table:table-cell>
          <table:table-cell office:value-type="string" calcext:value-type="string">
            <text:p>Uckermark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8]" office:value-type="string" office:string-value="Uckermark-Kreis" calcext:value-type="string">
            <text:p>Uckermark-Kreis</text:p>
          </table:table-cell>
          <table:table-cell office:value-type="string" calcext:value-type="string">
            <text:p>„,“</text:p>
          </table:table-cell>
          <table:table-cell table:formula="of:=[.B378]" office:value-type="string" office:string-value="Uckermark" calcext:value-type="string">
            <text:p>Uckermark</text:p>
          </table:table-cell>
          <table:table-cell office:value-type="string" calcext:value-type="string">
            <text:p>„)</text:p>
          </table:table-cell>
          <table:table-cell table:formula="of:=COM.MICROSOFT.TEXTJOIN(;;[.C378:.H378])" office:value-type="string" office:string-value="df_clean_10$regio2 &lt;- str_replace_all(df_clean_9$regio2,„Uckermark-Kreis„,“Uckermark„)" calcext:value-type="string">
            <text:p>df_clean_10$regio2 &lt;- str_replace_all(df_clean_9$regio2,„Uckermark-Kreis„,“Uckermark„)</text:p>
          </table:table-cell>
        </table:table-row>
        <table:table-row table:style-name="ro1">
          <table:table-cell office:value-type="string" calcext:value-type="string">
            <text:p>Uecker-Randow-Kreis</text:p>
          </table:table-cell>
          <table:table-cell office:value-type="string" calcext:value-type="string">
            <text:p>Vorpommern-Greifswal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79]" office:value-type="string" office:string-value="Uecker-Randow-Kreis" calcext:value-type="string">
            <text:p>Uecker-Randow-Kreis</text:p>
          </table:table-cell>
          <table:table-cell office:value-type="string" calcext:value-type="string">
            <text:p>„,“</text:p>
          </table:table-cell>
          <table:table-cell table:formula="of:=[.B379]" office:value-type="string" office:string-value="Vorpommern-Greifswald" calcext:value-type="string">
            <text:p>Vorpommern-Greifswald</text:p>
          </table:table-cell>
          <table:table-cell office:value-type="string" calcext:value-type="string">
            <text:p>„)</text:p>
          </table:table-cell>
          <table:table-cell table:formula="of:=COM.MICROSOFT.TEXTJOIN(;;[.C379:.H379])" office:value-type="string" office:string-value="df_clean_10$regio2 &lt;- str_replace_all(df_clean_9$regio2,„Uecker-Randow-Kreis„,“Vorpommern-Greifswald„)" calcext:value-type="string">
            <text:p>df_clean_10$regio2 &lt;- str_replace_all(df_clean_9$regio2,„Uecker-Randow-Kreis„,“Vorpommern-Greifswald„)</text:p>
          </table:table-cell>
        </table:table-row>
        <table:table-row table:style-name="ro1">
          <table:table-cell office:value-type="string" calcext:value-type="string">
            <text:p>Uelzen-Kreis</text:p>
          </table:table-cell>
          <table:table-cell office:value-type="string" calcext:value-type="string">
            <text:p>Uelz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0]" office:value-type="string" office:string-value="Uelzen-Kreis" calcext:value-type="string">
            <text:p>Uelzen-Kreis</text:p>
          </table:table-cell>
          <table:table-cell office:value-type="string" calcext:value-type="string">
            <text:p>„,“</text:p>
          </table:table-cell>
          <table:table-cell table:formula="of:=[.B380]" office:value-type="string" office:string-value="Uelzen" calcext:value-type="string">
            <text:p>Uelzen</text:p>
          </table:table-cell>
          <table:table-cell office:value-type="string" calcext:value-type="string">
            <text:p>„)</text:p>
          </table:table-cell>
          <table:table-cell table:formula="of:=COM.MICROSOFT.TEXTJOIN(;;[.C380:.H380])" office:value-type="string" office:string-value="df_clean_10$regio2 &lt;- str_replace_all(df_clean_9$regio2,„Uelzen-Kreis„,“Uelzen„)" calcext:value-type="string">
            <text:p>df_clean_10$regio2 &lt;- str_replace_all(df_clean_9$regio2,„Uelzen-Kreis„,“Uelzen„)</text:p>
          </table:table-cell>
        </table:table-row>
        <table:table-row table:style-name="ro1">
          <table:table-cell table:number-columns-repeated="2" office:value-type="string" calcext:value-type="string">
            <text:p>Ulm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1]" office:value-type="string" office:string-value="Ulm" calcext:value-type="string">
            <text:p>Ulm</text:p>
          </table:table-cell>
          <table:table-cell office:value-type="string" calcext:value-type="string">
            <text:p>„,“</text:p>
          </table:table-cell>
          <table:table-cell table:formula="of:=[.B381]" office:value-type="string" office:string-value="Ulm" calcext:value-type="string">
            <text:p>Ulm</text:p>
          </table:table-cell>
          <table:table-cell office:value-type="string" calcext:value-type="string">
            <text:p>„)</text:p>
          </table:table-cell>
          <table:table-cell table:formula="of:=COM.MICROSOFT.TEXTJOIN(;;[.C381:.H381])" office:value-type="string" office:string-value="df_clean_10$regio2 &lt;- str_replace_all(df_clean_9$regio2,„Ulm„,“Ulm„)" calcext:value-type="string">
            <text:p>df_clean_10$regio2 &lt;- str_replace_all(df_clean_9$regio2,„Ulm„,“Ulm„)</text:p>
          </table:table-cell>
        </table:table-row>
        <table:table-row table:style-name="ro1">
          <table:table-cell office:value-type="string" calcext:value-type="string">
            <text:p>Unna-Kreis</text:p>
          </table:table-cell>
          <table:table-cell office:value-type="string" calcext:value-type="string">
            <text:p>Unna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2]" office:value-type="string" office:string-value="Unna-Kreis" calcext:value-type="string">
            <text:p>Unna-Kreis</text:p>
          </table:table-cell>
          <table:table-cell office:value-type="string" calcext:value-type="string">
            <text:p>„,“</text:p>
          </table:table-cell>
          <table:table-cell table:formula="of:=[.B382]" office:value-type="string" office:string-value="Unna" calcext:value-type="string">
            <text:p>Unna</text:p>
          </table:table-cell>
          <table:table-cell office:value-type="string" calcext:value-type="string">
            <text:p>„)</text:p>
          </table:table-cell>
          <table:table-cell table:formula="of:=COM.MICROSOFT.TEXTJOIN(;;[.C382:.H382])" office:value-type="string" office:string-value="df_clean_10$regio2 &lt;- str_replace_all(df_clean_9$regio2,„Unna-Kreis„,“Unna„)" calcext:value-type="string">
            <text:p>df_clean_10$regio2 &lt;- str_replace_all(df_clean_9$regio2,„Unna-Kreis„,“Unna„)</text:p>
          </table:table-cell>
        </table:table-row>
        <table:table-row table:style-name="ro1">
          <table:table-cell table:number-columns-repeated="2" office:value-type="string" calcext:value-type="string">
            <text:p>Unstrut-Hainich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3]" office:value-type="string" office:string-value="Unstrut-Hainich-Kreis" calcext:value-type="string">
            <text:p>Unstrut-Hainich-Kreis</text:p>
          </table:table-cell>
          <table:table-cell office:value-type="string" calcext:value-type="string">
            <text:p>„,“</text:p>
          </table:table-cell>
          <table:table-cell table:formula="of:=[.B383]" office:value-type="string" office:string-value="Unstrut-Hainich-Kreis" calcext:value-type="string">
            <text:p>Unstrut-Hainich-Kreis</text:p>
          </table:table-cell>
          <table:table-cell office:value-type="string" calcext:value-type="string">
            <text:p>„)</text:p>
          </table:table-cell>
          <table:table-cell table:formula="of:=COM.MICROSOFT.TEXTJOIN(;;[.C383:.H383])" office:value-type="string" office:string-value="df_clean_10$regio2 &lt;- str_replace_all(df_clean_9$regio2,„Unstrut-Hainich-Kreis„,“Unstrut-Hainich-Kreis„)" calcext:value-type="string">
            <text:p>df_clean_10$regio2 &lt;- str_replace_all(df_clean_9$regio2,„Unstrut-Hainich-Kreis„,“Unstrut-Hainich-Kreis„)</text:p>
          </table:table-cell>
        </table:table-row>
        <table:table-row table:style-name="ro1">
          <table:table-cell office:value-type="string" calcext:value-type="string">
            <text:p>Unterallgäu-Kreis</text:p>
          </table:table-cell>
          <table:table-cell office:value-type="string" calcext:value-type="string">
            <text:p>Unterallgä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4]" office:value-type="string" office:string-value="Unterallgäu-Kreis" calcext:value-type="string">
            <text:p>Unterallgäu-Kreis</text:p>
          </table:table-cell>
          <table:table-cell office:value-type="string" calcext:value-type="string">
            <text:p>„,“</text:p>
          </table:table-cell>
          <table:table-cell table:formula="of:=[.B384]" office:value-type="string" office:string-value="Unterallgäu" calcext:value-type="string">
            <text:p>Unterallgäu</text:p>
          </table:table-cell>
          <table:table-cell office:value-type="string" calcext:value-type="string">
            <text:p>„)</text:p>
          </table:table-cell>
          <table:table-cell table:formula="of:=COM.MICROSOFT.TEXTJOIN(;;[.C384:.H384])" office:value-type="string" office:string-value="df_clean_10$regio2 &lt;- str_replace_all(df_clean_9$regio2,„Unterallgäu-Kreis„,“Unterallgäu„)" calcext:value-type="string">
            <text:p>df_clean_10$regio2 &lt;- str_replace_all(df_clean_9$regio2,„Unterallgäu-Kreis„,“Unterallgäu„)</text:p>
          </table:table-cell>
        </table:table-row>
        <table:table-row table:style-name="ro1">
          <table:table-cell office:value-type="string" calcext:value-type="string">
            <text:p>Vechta-Kreis</text:p>
          </table:table-cell>
          <table:table-cell office:value-type="string" calcext:value-type="string">
            <text:p>Vechta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5]" office:value-type="string" office:string-value="Vechta-Kreis" calcext:value-type="string">
            <text:p>Vechta-Kreis</text:p>
          </table:table-cell>
          <table:table-cell office:value-type="string" calcext:value-type="string">
            <text:p>„,“</text:p>
          </table:table-cell>
          <table:table-cell table:formula="of:=[.B385]" office:value-type="string" office:string-value="Vechta" calcext:value-type="string">
            <text:p>Vechta</text:p>
          </table:table-cell>
          <table:table-cell office:value-type="string" calcext:value-type="string">
            <text:p>„)</text:p>
          </table:table-cell>
          <table:table-cell table:formula="of:=COM.MICROSOFT.TEXTJOIN(;;[.C385:.H385])" office:value-type="string" office:string-value="df_clean_10$regio2 &lt;- str_replace_all(df_clean_9$regio2,„Vechta-Kreis„,“Vechta„)" calcext:value-type="string">
            <text:p>df_clean_10$regio2 &lt;- str_replace_all(df_clean_9$regio2,„Vechta-Kreis„,“Vechta„)</text:p>
          </table:table-cell>
        </table:table-row>
        <table:table-row table:style-name="ro1">
          <table:table-cell office:value-type="string" calcext:value-type="string">
            <text:p>Verden-Kreis</text:p>
          </table:table-cell>
          <table:table-cell office:value-type="string" calcext:value-type="string">
            <text:p>Verd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6]" office:value-type="string" office:string-value="Verden-Kreis" calcext:value-type="string">
            <text:p>Verden-Kreis</text:p>
          </table:table-cell>
          <table:table-cell office:value-type="string" calcext:value-type="string">
            <text:p>„,“</text:p>
          </table:table-cell>
          <table:table-cell table:formula="of:=[.B386]" office:value-type="string" office:string-value="Verden" calcext:value-type="string">
            <text:p>Verden</text:p>
          </table:table-cell>
          <table:table-cell office:value-type="string" calcext:value-type="string">
            <text:p>„)</text:p>
          </table:table-cell>
          <table:table-cell table:formula="of:=COM.MICROSOFT.TEXTJOIN(;;[.C386:.H386])" office:value-type="string" office:string-value="df_clean_10$regio2 &lt;- str_replace_all(df_clean_9$regio2,„Verden-Kreis„,“Verden„)" calcext:value-type="string">
            <text:p>df_clean_10$regio2 &lt;- str_replace_all(df_clean_9$regio2,„Verden-Kreis„,“Verden„)</text:p>
          </table:table-cell>
        </table:table-row>
        <table:table-row table:style-name="ro1">
          <table:table-cell office:value-type="string" calcext:value-type="string">
            <text:p>Viersen-Kreis</text:p>
          </table:table-cell>
          <table:table-cell office:value-type="string" calcext:value-type="string">
            <text:p>Vier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7]" office:value-type="string" office:string-value="Viersen-Kreis" calcext:value-type="string">
            <text:p>Viersen-Kreis</text:p>
          </table:table-cell>
          <table:table-cell office:value-type="string" calcext:value-type="string">
            <text:p>„,“</text:p>
          </table:table-cell>
          <table:table-cell table:formula="of:=[.B387]" office:value-type="string" office:string-value="Viersen" calcext:value-type="string">
            <text:p>Viersen</text:p>
          </table:table-cell>
          <table:table-cell office:value-type="string" calcext:value-type="string">
            <text:p>„)</text:p>
          </table:table-cell>
          <table:table-cell table:formula="of:=COM.MICROSOFT.TEXTJOIN(;;[.C387:.H387])" office:value-type="string" office:string-value="df_clean_10$regio2 &lt;- str_replace_all(df_clean_9$regio2,„Viersen-Kreis„,“Viersen„)" calcext:value-type="string">
            <text:p>df_clean_10$regio2 &lt;- str_replace_all(df_clean_9$regio2,„Viersen-Kreis„,“Viersen„)</text:p>
          </table:table-cell>
        </table:table-row>
        <table:table-row table:style-name="ro1">
          <table:table-cell table:number-columns-repeated="2" office:value-type="string" calcext:value-type="string">
            <text:p>Vogelsberg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8]" office:value-type="string" office:string-value="Vogelsbergkreis" calcext:value-type="string">
            <text:p>Vogelsbergkreis</text:p>
          </table:table-cell>
          <table:table-cell office:value-type="string" calcext:value-type="string">
            <text:p>„,“</text:p>
          </table:table-cell>
          <table:table-cell table:formula="of:=[.B388]" office:value-type="string" office:string-value="Vogelsbergkreis" calcext:value-type="string">
            <text:p>Vogelsbergkreis</text:p>
          </table:table-cell>
          <table:table-cell office:value-type="string" calcext:value-type="string">
            <text:p>„)</text:p>
          </table:table-cell>
          <table:table-cell table:formula="of:=COM.MICROSOFT.TEXTJOIN(;;[.C388:.H388])" office:value-type="string" office:string-value="df_clean_10$regio2 &lt;- str_replace_all(df_clean_9$regio2,„Vogelsbergkreis„,“Vogelsbergkreis„)" calcext:value-type="string">
            <text:p>df_clean_10$regio2 &lt;- str_replace_all(df_clean_9$regio2,„Vogelsbergkreis„,“Vogelsbergkreis„)</text:p>
          </table:table-cell>
        </table:table-row>
        <table:table-row table:style-name="ro1">
          <table:table-cell table:number-columns-repeated="2" office:value-type="string" calcext:value-type="string">
            <text:p>Vogtland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89]" office:value-type="string" office:string-value="Vogtlandkreis" calcext:value-type="string">
            <text:p>Vogtlandkreis</text:p>
          </table:table-cell>
          <table:table-cell office:value-type="string" calcext:value-type="string">
            <text:p>„,“</text:p>
          </table:table-cell>
          <table:table-cell table:formula="of:=[.B389]" office:value-type="string" office:string-value="Vogtlandkreis" calcext:value-type="string">
            <text:p>Vogtlandkreis</text:p>
          </table:table-cell>
          <table:table-cell office:value-type="string" calcext:value-type="string">
            <text:p>„)</text:p>
          </table:table-cell>
          <table:table-cell table:formula="of:=COM.MICROSOFT.TEXTJOIN(;;[.C389:.H389])" office:value-type="string" office:string-value="df_clean_10$regio2 &lt;- str_replace_all(df_clean_9$regio2,„Vogtlandkreis„,“Vogtlandkreis„)" calcext:value-type="string">
            <text:p>df_clean_10$regio2 &lt;- str_replace_all(df_clean_9$regio2,„Vogtlandkreis„,“Vogtlandkreis„)</text:p>
          </table:table-cell>
        </table:table-row>
        <table:table-row table:style-name="ro1">
          <table:table-cell office:value-type="string" calcext:value-type="string">
            <text:p>Vulkaneifel-Kreis</text:p>
          </table:table-cell>
          <table:table-cell office:value-type="string" calcext:value-type="string">
            <text:p>Vulkaneif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0]" office:value-type="string" office:string-value="Vulkaneifel-Kreis" calcext:value-type="string">
            <text:p>Vulkaneifel-Kreis</text:p>
          </table:table-cell>
          <table:table-cell office:value-type="string" calcext:value-type="string">
            <text:p>„,“</text:p>
          </table:table-cell>
          <table:table-cell table:formula="of:=[.B390]" office:value-type="string" office:string-value="Vulkaneifel" calcext:value-type="string">
            <text:p>Vulkaneifel</text:p>
          </table:table-cell>
          <table:table-cell office:value-type="string" calcext:value-type="string">
            <text:p>„)</text:p>
          </table:table-cell>
          <table:table-cell table:formula="of:=COM.MICROSOFT.TEXTJOIN(;;[.C390:.H390])" office:value-type="string" office:string-value="df_clean_10$regio2 &lt;- str_replace_all(df_clean_9$regio2,„Vulkaneifel-Kreis„,“Vulkaneifel„)" calcext:value-type="string">
            <text:p>df_clean_10$regio2 &lt;- str_replace_all(df_clean_9$regio2,„Vulkaneifel-Kreis„,“Vulkaneifel„)</text:p>
          </table:table-cell>
        </table:table-row>
        <table:table-row table:style-name="ro1">
          <table:table-cell office:value-type="string" calcext:value-type="string">
            <text:p>Waldeck-Frankenberg-Kreis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1]" office:value-type="string" office:string-value="Waldeck-Frankenberg-Kreis" calcext:value-type="string">
            <text:p>Waldeck-Frankenberg-Kreis</text:p>
          </table:table-cell>
          <table:table-cell office:value-type="string" calcext:value-type="string">
            <text:p>„,“</text:p>
          </table:table-cell>
          <table:table-cell table:formula="of:=[.B391]" office:value-type="string" office:string-value="Waldeck-Frankenberg" calcext:value-type="string">
            <text:p>Waldeck-Frankenberg</text:p>
          </table:table-cell>
          <table:table-cell office:value-type="string" calcext:value-type="string">
            <text:p>„)</text:p>
          </table:table-cell>
          <table:table-cell table:formula="of:=COM.MICROSOFT.TEXTJOIN(;;[.C391:.H391])" office:value-type="string" office:string-value="df_clean_10$regio2 &lt;- str_replace_all(df_clean_9$regio2,„Waldeck-Frankenberg-Kreis„,“Waldeck-Frankenberg„)" calcext:value-type="string">
            <text:p>df_clean_10$regio2 &lt;- str_replace_all(df_clean_9$regio2,„Waldeck-Frankenberg-Kreis„,“Waldeck-Frankenberg„)</text:p>
          </table:table-cell>
        </table:table-row>
        <table:table-row table:style-name="ro1">
          <table:table-cell office:value-type="string" calcext:value-type="string">
            <text:p>Waldshut-Kreis</text:p>
          </table:table-cell>
          <table:table-cell office:value-type="string" calcext:value-type="string">
            <text:p>Waldshut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2]" office:value-type="string" office:string-value="Waldshut-Kreis" calcext:value-type="string">
            <text:p>Waldshut-Kreis</text:p>
          </table:table-cell>
          <table:table-cell office:value-type="string" calcext:value-type="string">
            <text:p>„,“</text:p>
          </table:table-cell>
          <table:table-cell table:formula="of:=[.B392]" office:value-type="string" office:string-value="Waldshut" calcext:value-type="string">
            <text:p>Waldshut</text:p>
          </table:table-cell>
          <table:table-cell office:value-type="string" calcext:value-type="string">
            <text:p>„)</text:p>
          </table:table-cell>
          <table:table-cell table:formula="of:=COM.MICROSOFT.TEXTJOIN(;;[.C392:.H392])" office:value-type="string" office:string-value="df_clean_10$regio2 &lt;- str_replace_all(df_clean_9$regio2,„Waldshut-Kreis„,“Waldshut„)" calcext:value-type="string">
            <text:p>df_clean_10$regio2 &lt;- str_replace_all(df_clean_9$regio2,„Waldshut-Kreis„,“Waldshut„)</text:p>
          </table:table-cell>
        </table:table-row>
        <table:table-row table:style-name="ro1">
          <table:table-cell office:value-type="string" calcext:value-type="string">
            <text:p>Warendorf-Kreis</text:p>
          </table:table-cell>
          <table:table-cell office:value-type="string" calcext:value-type="string">
            <text:p>Warendorf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3]" office:value-type="string" office:string-value="Warendorf-Kreis" calcext:value-type="string">
            <text:p>Warendorf-Kreis</text:p>
          </table:table-cell>
          <table:table-cell office:value-type="string" calcext:value-type="string">
            <text:p>„,“</text:p>
          </table:table-cell>
          <table:table-cell table:formula="of:=[.B393]" office:value-type="string" office:string-value="Warendorf" calcext:value-type="string">
            <text:p>Warendorf</text:p>
          </table:table-cell>
          <table:table-cell office:value-type="string" calcext:value-type="string">
            <text:p>„)</text:p>
          </table:table-cell>
          <table:table-cell table:formula="of:=COM.MICROSOFT.TEXTJOIN(;;[.C393:.H393])" office:value-type="string" office:string-value="df_clean_10$regio2 &lt;- str_replace_all(df_clean_9$regio2,„Warendorf-Kreis„,“Warendorf„)" calcext:value-type="string">
            <text:p>df_clean_10$regio2 &lt;- str_replace_all(df_clean_9$regio2,„Warendorf-Kreis„,“Warendorf„)</text:p>
          </table:table-cell>
        </table:table-row>
        <table:table-row table:style-name="ro1">
          <table:table-cell table:number-columns-repeated="2" office:value-type="string" calcext:value-type="string">
            <text:p>Wartburg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4]" office:value-type="string" office:string-value="Wartburgkreis" calcext:value-type="string">
            <text:p>Wartburgkreis</text:p>
          </table:table-cell>
          <table:table-cell office:value-type="string" calcext:value-type="string">
            <text:p>„,“</text:p>
          </table:table-cell>
          <table:table-cell table:formula="of:=[.B394]" office:value-type="string" office:string-value="Wartburgkreis" calcext:value-type="string">
            <text:p>Wartburgkreis</text:p>
          </table:table-cell>
          <table:table-cell office:value-type="string" calcext:value-type="string">
            <text:p>„)</text:p>
          </table:table-cell>
          <table:table-cell table:formula="of:=COM.MICROSOFT.TEXTJOIN(;;[.C394:.H394])" office:value-type="string" office:string-value="df_clean_10$regio2 &lt;- str_replace_all(df_clean_9$regio2,„Wartburgkreis„,“Wartburgkreis„)" calcext:value-type="string">
            <text:p>df_clean_10$regio2 &lt;- str_replace_all(df_clean_9$regio2,„Wartburgkreis„,“Wartburgkreis„)</text:p>
          </table:table-cell>
        </table:table-row>
        <table:table-row table:style-name="ro1">
          <table:table-cell office:value-type="string" calcext:value-type="string">
            <text:p>Weiden-in-der-Oberpfalz</text:p>
          </table:table-cell>
          <table:table-cell office:value-type="string" calcext:value-type="string">
            <text:p>Weiden i.d. OPf.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5]" office:value-type="string" office:string-value="Weiden-in-der-Oberpfalz" calcext:value-type="string">
            <text:p>Weiden-in-der-Oberpfalz</text:p>
          </table:table-cell>
          <table:table-cell office:value-type="string" calcext:value-type="string">
            <text:p>„,“</text:p>
          </table:table-cell>
          <table:table-cell table:formula="of:=[.B395]" office:value-type="string" office:string-value="Weiden i.d. OPf." calcext:value-type="string">
            <text:p>Weiden i.d. OPf.</text:p>
          </table:table-cell>
          <table:table-cell office:value-type="string" calcext:value-type="string">
            <text:p>„)</text:p>
          </table:table-cell>
          <table:table-cell table:formula="of:=COM.MICROSOFT.TEXTJOIN(;;[.C395:.H395])" office:value-type="string" office:string-value="df_clean_10$regio2 &lt;- str_replace_all(df_clean_9$regio2,„Weiden-in-der-Oberpfalz„,“Weiden i.d. OPf.„)" calcext:value-type="string">
            <text:p>df_clean_10$regio2 &lt;- str_replace_all(df_clean_9$regio2,„Weiden-in-der-Oberpfalz„,“Weiden i.d. OPf.„)</text:p>
          </table:table-cell>
        </table:table-row>
        <table:table-row table:style-name="ro1">
          <table:table-cell office:value-type="string" calcext:value-type="string">
            <text:p>Weilheim-Schongau-Kreis</text:p>
          </table:table-cell>
          <table:table-cell office:value-type="string" calcext:value-type="string">
            <text:p>Weilheim-Schong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6]" office:value-type="string" office:string-value="Weilheim-Schongau-Kreis" calcext:value-type="string">
            <text:p>Weilheim-Schongau-Kreis</text:p>
          </table:table-cell>
          <table:table-cell office:value-type="string" calcext:value-type="string">
            <text:p>„,“</text:p>
          </table:table-cell>
          <table:table-cell table:formula="of:=[.B396]" office:value-type="string" office:string-value="Weilheim-Schongau" calcext:value-type="string">
            <text:p>Weilheim-Schongau</text:p>
          </table:table-cell>
          <table:table-cell office:value-type="string" calcext:value-type="string">
            <text:p>„)</text:p>
          </table:table-cell>
          <table:table-cell table:formula="of:=COM.MICROSOFT.TEXTJOIN(;;[.C396:.H396])" office:value-type="string" office:string-value="df_clean_10$regio2 &lt;- str_replace_all(df_clean_9$regio2,„Weilheim-Schongau-Kreis„,“Weilheim-Schongau„)" calcext:value-type="string">
            <text:p>df_clean_10$regio2 &lt;- str_replace_all(df_clean_9$regio2,„Weilheim-Schongau-Kreis„,“Weilheim-Schongau„)</text:p>
          </table:table-cell>
        </table:table-row>
        <table:table-row table:style-name="ro1">
          <table:table-cell table:number-columns-repeated="2" office:value-type="string" calcext:value-type="string">
            <text:p>Weimar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7]" office:value-type="string" office:string-value="Weimar" calcext:value-type="string">
            <text:p>Weimar</text:p>
          </table:table-cell>
          <table:table-cell office:value-type="string" calcext:value-type="string">
            <text:p>„,“</text:p>
          </table:table-cell>
          <table:table-cell table:formula="of:=[.B397]" office:value-type="string" office:string-value="Weimar" calcext:value-type="string">
            <text:p>Weimar</text:p>
          </table:table-cell>
          <table:table-cell office:value-type="string" calcext:value-type="string">
            <text:p>„)</text:p>
          </table:table-cell>
          <table:table-cell table:formula="of:=COM.MICROSOFT.TEXTJOIN(;;[.C397:.H397])" office:value-type="string" office:string-value="df_clean_10$regio2 &lt;- str_replace_all(df_clean_9$regio2,„Weimar„,“Weimar„)" calcext:value-type="string">
            <text:p>df_clean_10$regio2 &lt;- str_replace_all(df_clean_9$regio2,„Weimar„,“Weimar„)</text:p>
          </table:table-cell>
        </table:table-row>
        <table:table-row table:style-name="ro1">
          <table:table-cell office:value-type="string" calcext:value-type="string">
            <text:p>Weimarer-Land-Kreis</text:p>
          </table:table-cell>
          <table:table-cell office:value-type="string" calcext:value-type="string">
            <text:p>Weimarer La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8]" office:value-type="string" office:string-value="Weimarer-Land-Kreis" calcext:value-type="string">
            <text:p>Weimarer-Land-Kreis</text:p>
          </table:table-cell>
          <table:table-cell office:value-type="string" calcext:value-type="string">
            <text:p>„,“</text:p>
          </table:table-cell>
          <table:table-cell table:formula="of:=[.B398]" office:value-type="string" office:string-value="Weimarer Land" calcext:value-type="string">
            <text:p>Weimarer Land</text:p>
          </table:table-cell>
          <table:table-cell office:value-type="string" calcext:value-type="string">
            <text:p>„)</text:p>
          </table:table-cell>
          <table:table-cell table:formula="of:=COM.MICROSOFT.TEXTJOIN(;;[.C398:.H398])" office:value-type="string" office:string-value="df_clean_10$regio2 &lt;- str_replace_all(df_clean_9$regio2,„Weimarer-Land-Kreis„,“Weimarer Land„)" calcext:value-type="string">
            <text:p>df_clean_10$regio2 &lt;- str_replace_all(df_clean_9$regio2,„Weimarer-Land-Kreis„,“Weimarer Land„)</text:p>
          </table:table-cell>
        </table:table-row>
        <table:table-row table:style-name="ro1">
          <table:table-cell office:value-type="string" calcext:value-type="string">
            <text:p>Weißenburg-Gunzenhausen-Kreis</text:p>
          </table:table-cell>
          <table:table-cell office:value-type="string" calcext:value-type="string">
            <text:p>Weißenburg-Gunzenhaus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399]" office:value-type="string" office:string-value="Weißenburg-Gunzenhausen-Kreis" calcext:value-type="string">
            <text:p>Weißenburg-Gunzenhausen-Kreis</text:p>
          </table:table-cell>
          <table:table-cell office:value-type="string" calcext:value-type="string">
            <text:p>„,“</text:p>
          </table:table-cell>
          <table:table-cell table:formula="of:=[.B399]" office:value-type="string" office:string-value="Weißenburg-Gunzenhausen" calcext:value-type="string">
            <text:p>Weißenburg-Gunzenhausen</text:p>
          </table:table-cell>
          <table:table-cell office:value-type="string" calcext:value-type="string">
            <text:p>„)</text:p>
          </table:table-cell>
          <table:table-cell table:formula="of:=COM.MICROSOFT.TEXTJOIN(;;[.C399:.H399])" office:value-type="string" office:string-value="df_clean_10$regio2 &lt;- str_replace_all(df_clean_9$regio2,„Weißenburg-Gunzenhausen-Kreis„,“Weißenburg-Gunzenhausen„)" calcext:value-type="string">
            <text:p>df_clean_10$regio2 &lt;- str_replace_all(df_clean_9$regio2,„Weißenburg-Gunzenhausen-Kreis„,“Weißenburg-Gunzenhausen„)</text:p>
          </table:table-cell>
        </table:table-row>
        <table:table-row table:style-name="ro1">
          <table:table-cell table:number-columns-repeated="2" office:value-type="string" calcext:value-type="string">
            <text:p>Werra-Meißner-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0]" office:value-type="string" office:string-value="Werra-Meißner-Kreis" calcext:value-type="string">
            <text:p>Werra-Meißner-Kreis</text:p>
          </table:table-cell>
          <table:table-cell office:value-type="string" calcext:value-type="string">
            <text:p>„,“</text:p>
          </table:table-cell>
          <table:table-cell table:formula="of:=[.B400]" office:value-type="string" office:string-value="Werra-Meißner-Kreis" calcext:value-type="string">
            <text:p>Werra-Meißner-Kreis</text:p>
          </table:table-cell>
          <table:table-cell office:value-type="string" calcext:value-type="string">
            <text:p>„)</text:p>
          </table:table-cell>
          <table:table-cell table:formula="of:=COM.MICROSOFT.TEXTJOIN(;;[.C400:.H400])" office:value-type="string" office:string-value="df_clean_10$regio2 &lt;- str_replace_all(df_clean_9$regio2,„Werra-Meißner-Kreis„,“Werra-Meißner-Kreis„)" calcext:value-type="string">
            <text:p>df_clean_10$regio2 &lt;- str_replace_all(df_clean_9$regio2,„Werra-Meißner-Kreis„,“Werra-Meißner-Kreis„)</text:p>
          </table:table-cell>
        </table:table-row>
        <table:table-row table:style-name="ro1">
          <table:table-cell office:value-type="string" calcext:value-type="string">
            <text:p>Wesel-Kreis</text:p>
          </table:table-cell>
          <table:table-cell office:value-type="string" calcext:value-type="string">
            <text:p>Wes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1]" office:value-type="string" office:string-value="Wesel-Kreis" calcext:value-type="string">
            <text:p>Wesel-Kreis</text:p>
          </table:table-cell>
          <table:table-cell office:value-type="string" calcext:value-type="string">
            <text:p>„,“</text:p>
          </table:table-cell>
          <table:table-cell table:formula="of:=[.B401]" office:value-type="string" office:string-value="Wesel" calcext:value-type="string">
            <text:p>Wesel</text:p>
          </table:table-cell>
          <table:table-cell office:value-type="string" calcext:value-type="string">
            <text:p>„)</text:p>
          </table:table-cell>
          <table:table-cell table:formula="of:=COM.MICROSOFT.TEXTJOIN(;;[.C401:.H401])" office:value-type="string" office:string-value="df_clean_10$regio2 &lt;- str_replace_all(df_clean_9$regio2,„Wesel-Kreis„,“Wesel„)" calcext:value-type="string">
            <text:p>df_clean_10$regio2 &lt;- str_replace_all(df_clean_9$regio2,„Wesel-Kreis„,“Wesel„)</text:p>
          </table:table-cell>
        </table:table-row>
        <table:table-row table:style-name="ro1">
          <table:table-cell office:value-type="string" calcext:value-type="string">
            <text:p>Wesermarsch-Kreis</text:p>
          </table:table-cell>
          <table:table-cell office:value-type="string" calcext:value-type="string">
            <text:p>Wesermarsch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2]" office:value-type="string" office:string-value="Wesermarsch-Kreis" calcext:value-type="string">
            <text:p>Wesermarsch-Kreis</text:p>
          </table:table-cell>
          <table:table-cell office:value-type="string" calcext:value-type="string">
            <text:p>„,“</text:p>
          </table:table-cell>
          <table:table-cell table:formula="of:=[.B402]" office:value-type="string" office:string-value="Wesermarsch" calcext:value-type="string">
            <text:p>Wesermarsch</text:p>
          </table:table-cell>
          <table:table-cell office:value-type="string" calcext:value-type="string">
            <text:p>„)</text:p>
          </table:table-cell>
          <table:table-cell table:formula="of:=COM.MICROSOFT.TEXTJOIN(;;[.C402:.H402])" office:value-type="string" office:string-value="df_clean_10$regio2 &lt;- str_replace_all(df_clean_9$regio2,„Wesermarsch-Kreis„,“Wesermarsch„)" calcext:value-type="string">
            <text:p>df_clean_10$regio2 &lt;- str_replace_all(df_clean_9$regio2,„Wesermarsch-Kreis„,“Wesermarsch„)</text:p>
          </table:table-cell>
        </table:table-row>
        <table:table-row table:style-name="ro1">
          <table:table-cell table:number-columns-repeated="2" office:value-type="string" calcext:value-type="string">
            <text:p>Westerwald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3]" office:value-type="string" office:string-value="Westerwaldkreis" calcext:value-type="string">
            <text:p>Westerwaldkreis</text:p>
          </table:table-cell>
          <table:table-cell office:value-type="string" calcext:value-type="string">
            <text:p>„,“</text:p>
          </table:table-cell>
          <table:table-cell table:formula="of:=[.B403]" office:value-type="string" office:string-value="Westerwaldkreis" calcext:value-type="string">
            <text:p>Westerwaldkreis</text:p>
          </table:table-cell>
          <table:table-cell office:value-type="string" calcext:value-type="string">
            <text:p>„)</text:p>
          </table:table-cell>
          <table:table-cell table:formula="of:=COM.MICROSOFT.TEXTJOIN(;;[.C403:.H403])" office:value-type="string" office:string-value="df_clean_10$regio2 &lt;- str_replace_all(df_clean_9$regio2,„Westerwaldkreis„,“Westerwaldkreis„)" calcext:value-type="string">
            <text:p>df_clean_10$regio2 &lt;- str_replace_all(df_clean_9$regio2,„Westerwaldkreis„,“Westerwaldkreis„)</text:p>
          </table:table-cell>
        </table:table-row>
        <table:table-row table:style-name="ro1">
          <table:table-cell table:number-columns-repeated="2" office:value-type="string" calcext:value-type="string">
            <text:p>Wetterau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4]" office:value-type="string" office:string-value="Wetteraukreis" calcext:value-type="string">
            <text:p>Wetteraukreis</text:p>
          </table:table-cell>
          <table:table-cell office:value-type="string" calcext:value-type="string">
            <text:p>„,“</text:p>
          </table:table-cell>
          <table:table-cell table:formula="of:=[.B404]" office:value-type="string" office:string-value="Wetteraukreis" calcext:value-type="string">
            <text:p>Wetteraukreis</text:p>
          </table:table-cell>
          <table:table-cell office:value-type="string" calcext:value-type="string">
            <text:p>„)</text:p>
          </table:table-cell>
          <table:table-cell table:formula="of:=COM.MICROSOFT.TEXTJOIN(;;[.C404:.H404])" office:value-type="string" office:string-value="df_clean_10$regio2 &lt;- str_replace_all(df_clean_9$regio2,„Wetteraukreis„,“Wetteraukreis„)" calcext:value-type="string">
            <text:p>df_clean_10$regio2 &lt;- str_replace_all(df_clean_9$regio2,„Wetteraukreis„,“Wetteraukreis„)</text:p>
          </table:table-cell>
        </table:table-row>
        <table:table-row table:style-name="ro1">
          <table:table-cell table:number-columns-repeated="2" office:value-type="string" calcext:value-type="string">
            <text:p>Wiesbad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5]" office:value-type="string" office:string-value="Wiesbaden" calcext:value-type="string">
            <text:p>Wiesbaden</text:p>
          </table:table-cell>
          <table:table-cell office:value-type="string" calcext:value-type="string">
            <text:p>„,“</text:p>
          </table:table-cell>
          <table:table-cell table:formula="of:=[.B405]" office:value-type="string" office:string-value="Wiesbaden" calcext:value-type="string">
            <text:p>Wiesbaden</text:p>
          </table:table-cell>
          <table:table-cell office:value-type="string" calcext:value-type="string">
            <text:p>„)</text:p>
          </table:table-cell>
          <table:table-cell table:formula="of:=COM.MICROSOFT.TEXTJOIN(;;[.C405:.H405])" office:value-type="string" office:string-value="df_clean_10$regio2 &lt;- str_replace_all(df_clean_9$regio2,„Wiesbaden„,“Wiesbaden„)" calcext:value-type="string">
            <text:p>df_clean_10$regio2 &lt;- str_replace_all(df_clean_9$regio2,„Wiesbaden„,“Wiesbaden„)</text:p>
          </table:table-cell>
        </table:table-row>
        <table:table-row table:style-name="ro1">
          <table:table-cell table:number-columns-repeated="2" office:value-type="string" calcext:value-type="string">
            <text:p>Wilhelmshav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6]" office:value-type="string" office:string-value="Wilhelmshaven" calcext:value-type="string">
            <text:p>Wilhelmshaven</text:p>
          </table:table-cell>
          <table:table-cell office:value-type="string" calcext:value-type="string">
            <text:p>„,“</text:p>
          </table:table-cell>
          <table:table-cell table:formula="of:=[.B406]" office:value-type="string" office:string-value="Wilhelmshaven" calcext:value-type="string">
            <text:p>Wilhelmshaven</text:p>
          </table:table-cell>
          <table:table-cell office:value-type="string" calcext:value-type="string">
            <text:p>„)</text:p>
          </table:table-cell>
          <table:table-cell table:formula="of:=COM.MICROSOFT.TEXTJOIN(;;[.C406:.H406])" office:value-type="string" office:string-value="df_clean_10$regio2 &lt;- str_replace_all(df_clean_9$regio2,„Wilhelmshaven„,“Wilhelmshaven„)" calcext:value-type="string">
            <text:p>df_clean_10$regio2 &lt;- str_replace_all(df_clean_9$regio2,„Wilhelmshaven„,“Wilhelmshaven„)</text:p>
          </table:table-cell>
        </table:table-row>
        <table:table-row table:style-name="ro1">
          <table:table-cell office:value-type="string" calcext:value-type="string">
            <text:p>Wismar</text:p>
          </table:table-cell>
          <table:table-cell office:value-type="string" calcext:value-type="string">
            <text:p>Nordwestmecklen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7]" office:value-type="string" office:string-value="Wismar" calcext:value-type="string">
            <text:p>Wismar</text:p>
          </table:table-cell>
          <table:table-cell office:value-type="string" calcext:value-type="string">
            <text:p>„,“</text:p>
          </table:table-cell>
          <table:table-cell table:formula="of:=[.B407]" office:value-type="string" office:string-value="Nordwestmecklenburg" calcext:value-type="string">
            <text:p>Nordwestmecklenburg</text:p>
          </table:table-cell>
          <table:table-cell office:value-type="string" calcext:value-type="string">
            <text:p>„)</text:p>
          </table:table-cell>
          <table:table-cell table:formula="of:=COM.MICROSOFT.TEXTJOIN(;;[.C407:.H407])" office:value-type="string" office:string-value="df_clean_10$regio2 &lt;- str_replace_all(df_clean_9$regio2,„Wismar„,“Nordwestmecklenburg„)" calcext:value-type="string">
            <text:p>df_clean_10$regio2 &lt;- str_replace_all(df_clean_9$regio2,„Wismar„,“Nordwestmecklenburg„)</text:p>
          </table:table-cell>
        </table:table-row>
        <table:table-row table:style-name="ro1">
          <table:table-cell office:value-type="string" calcext:value-type="string">
            <text:p>Wittenberg-Kreis</text:p>
          </table:table-cell>
          <table:table-cell office:value-type="string" calcext:value-type="string">
            <text:p>Wittenbe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8]" office:value-type="string" office:string-value="Wittenberg-Kreis" calcext:value-type="string">
            <text:p>Wittenberg-Kreis</text:p>
          </table:table-cell>
          <table:table-cell office:value-type="string" calcext:value-type="string">
            <text:p>„,“</text:p>
          </table:table-cell>
          <table:table-cell table:formula="of:=[.B408]" office:value-type="string" office:string-value="Wittenberg" calcext:value-type="string">
            <text:p>Wittenberg</text:p>
          </table:table-cell>
          <table:table-cell office:value-type="string" calcext:value-type="string">
            <text:p>„)</text:p>
          </table:table-cell>
          <table:table-cell table:formula="of:=COM.MICROSOFT.TEXTJOIN(;;[.C408:.H408])" office:value-type="string" office:string-value="df_clean_10$regio2 &lt;- str_replace_all(df_clean_9$regio2,„Wittenberg-Kreis„,“Wittenberg„)" calcext:value-type="string">
            <text:p>df_clean_10$regio2 &lt;- str_replace_all(df_clean_9$regio2,„Wittenberg-Kreis„,“Wittenberg„)</text:p>
          </table:table-cell>
        </table:table-row>
        <table:table-row table:style-name="ro1">
          <table:table-cell office:value-type="string" calcext:value-type="string">
            <text:p>Wittmund-Kreis</text:p>
          </table:table-cell>
          <table:table-cell office:value-type="string" calcext:value-type="string">
            <text:p>Wittmund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09]" office:value-type="string" office:string-value="Wittmund-Kreis" calcext:value-type="string">
            <text:p>Wittmund-Kreis</text:p>
          </table:table-cell>
          <table:table-cell office:value-type="string" calcext:value-type="string">
            <text:p>„,“</text:p>
          </table:table-cell>
          <table:table-cell table:formula="of:=[.B409]" office:value-type="string" office:string-value="Wittmund" calcext:value-type="string">
            <text:p>Wittmund</text:p>
          </table:table-cell>
          <table:table-cell office:value-type="string" calcext:value-type="string">
            <text:p>„)</text:p>
          </table:table-cell>
          <table:table-cell table:formula="of:=COM.MICROSOFT.TEXTJOIN(;;[.C409:.H409])" office:value-type="string" office:string-value="df_clean_10$regio2 &lt;- str_replace_all(df_clean_9$regio2,„Wittmund-Kreis„,“Wittmund„)" calcext:value-type="string">
            <text:p>df_clean_10$regio2 &lt;- str_replace_all(df_clean_9$regio2,„Wittmund-Kreis„,“Wittmund„)</text:p>
          </table:table-cell>
        </table:table-row>
        <table:table-row table:style-name="ro1">
          <table:table-cell office:value-type="string" calcext:value-type="string">
            <text:p>Wolfenbüttel-Kreis</text:p>
          </table:table-cell>
          <table:table-cell office:value-type="string" calcext:value-type="string">
            <text:p>Wolfenbütte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0]" office:value-type="string" office:string-value="Wolfenbüttel-Kreis" calcext:value-type="string">
            <text:p>Wolfenbüttel-Kreis</text:p>
          </table:table-cell>
          <table:table-cell office:value-type="string" calcext:value-type="string">
            <text:p>„,“</text:p>
          </table:table-cell>
          <table:table-cell table:formula="of:=[.B410]" office:value-type="string" office:string-value="Wolfenbüttel" calcext:value-type="string">
            <text:p>Wolfenbüttel</text:p>
          </table:table-cell>
          <table:table-cell office:value-type="string" calcext:value-type="string">
            <text:p>„)</text:p>
          </table:table-cell>
          <table:table-cell table:formula="of:=COM.MICROSOFT.TEXTJOIN(;;[.C410:.H410])" office:value-type="string" office:string-value="df_clean_10$regio2 &lt;- str_replace_all(df_clean_9$regio2,„Wolfenbüttel-Kreis„,“Wolfenbüttel„)" calcext:value-type="string">
            <text:p>df_clean_10$regio2 &lt;- str_replace_all(df_clean_9$regio2,„Wolfenbüttel-Kreis„,“Wolfenbüttel„)</text:p>
          </table:table-cell>
        </table:table-row>
        <table:table-row table:style-name="ro1">
          <table:table-cell table:number-columns-repeated="2" office:value-type="string" calcext:value-type="string">
            <text:p>Wolfs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1]" office:value-type="string" office:string-value="Wolfsburg" calcext:value-type="string">
            <text:p>Wolfsburg</text:p>
          </table:table-cell>
          <table:table-cell office:value-type="string" calcext:value-type="string">
            <text:p>„,“</text:p>
          </table:table-cell>
          <table:table-cell table:formula="of:=[.B411]" office:value-type="string" office:string-value="Wolfsburg" calcext:value-type="string">
            <text:p>Wolfsburg</text:p>
          </table:table-cell>
          <table:table-cell office:value-type="string" calcext:value-type="string">
            <text:p>„)</text:p>
          </table:table-cell>
          <table:table-cell table:formula="of:=COM.MICROSOFT.TEXTJOIN(;;[.C411:.H411])" office:value-type="string" office:string-value="df_clean_10$regio2 &lt;- str_replace_all(df_clean_9$regio2,„Wolfsburg„,“Wolfsburg„)" calcext:value-type="string">
            <text:p>df_clean_10$regio2 &lt;- str_replace_all(df_clean_9$regio2,„Wolfsburg„,“Wolfsburg„)</text:p>
          </table:table-cell>
        </table:table-row>
        <table:table-row table:style-name="ro1">
          <table:table-cell table:number-columns-repeated="2" office:value-type="string" calcext:value-type="string">
            <text:p>Worm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2]" office:value-type="string" office:string-value="Worms" calcext:value-type="string">
            <text:p>Worms</text:p>
          </table:table-cell>
          <table:table-cell office:value-type="string" calcext:value-type="string">
            <text:p>„,“</text:p>
          </table:table-cell>
          <table:table-cell table:formula="of:=[.B412]" office:value-type="string" office:string-value="Worms" calcext:value-type="string">
            <text:p>Worms</text:p>
          </table:table-cell>
          <table:table-cell office:value-type="string" calcext:value-type="string">
            <text:p>„)</text:p>
          </table:table-cell>
          <table:table-cell table:formula="of:=COM.MICROSOFT.TEXTJOIN(;;[.C412:.H412])" office:value-type="string" office:string-value="df_clean_10$regio2 &lt;- str_replace_all(df_clean_9$regio2,„Worms„,“Worms„)" calcext:value-type="string">
            <text:p>df_clean_10$regio2 &lt;- str_replace_all(df_clean_9$regio2,„Worms„,“Worms„)</text:p>
          </table:table-cell>
        </table:table-row>
        <table:table-row table:style-name="ro1">
          <table:table-cell office:value-type="string" calcext:value-type="string">
            <text:p>Wunsiedel-im-Fichtelgebirge-Kreis</text:p>
          </table:table-cell>
          <table:table-cell office:value-type="string" calcext:value-type="string">
            <text:p>Wunsiedel i. Fichtelgebirge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3]" office:value-type="string" office:string-value="Wunsiedel-im-Fichtelgebirge-Kreis" calcext:value-type="string">
            <text:p>Wunsiedel-im-Fichtelgebirge-Kreis</text:p>
          </table:table-cell>
          <table:table-cell office:value-type="string" calcext:value-type="string">
            <text:p>„,“</text:p>
          </table:table-cell>
          <table:table-cell table:formula="of:=[.B413]" office:value-type="string" office:string-value="Wunsiedel i. Fichtelgebirge" calcext:value-type="string">
            <text:p>Wunsiedel i. Fichtelgebirge</text:p>
          </table:table-cell>
          <table:table-cell office:value-type="string" calcext:value-type="string">
            <text:p>„)</text:p>
          </table:table-cell>
          <table:table-cell table:formula="of:=COM.MICROSOFT.TEXTJOIN(;;[.C413:.H413])" office:value-type="string" office:string-value="df_clean_10$regio2 &lt;- str_replace_all(df_clean_9$regio2,„Wunsiedel-im-Fichtelgebirge-Kreis„,“Wunsiedel i. Fichtelgebirge„)" calcext:value-type="string">
            <text:p>df_clean_10$regio2 &lt;- str_replace_all(df_clean_9$regio2,„Wunsiedel-im-Fichtelgebirge-Kreis„,“Wunsiedel i. Fichtelgebirge„)</text:p>
          </table:table-cell>
        </table:table-row>
        <table:table-row table:style-name="ro1">
          <table:table-cell table:number-columns-repeated="2" office:value-type="string" calcext:value-type="string">
            <text:p>Wuppertal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4]" office:value-type="string" office:string-value="Wuppertal" calcext:value-type="string">
            <text:p>Wuppertal</text:p>
          </table:table-cell>
          <table:table-cell office:value-type="string" calcext:value-type="string">
            <text:p>„,“</text:p>
          </table:table-cell>
          <table:table-cell table:formula="of:=[.B414]" office:value-type="string" office:string-value="Wuppertal" calcext:value-type="string">
            <text:p>Wuppertal</text:p>
          </table:table-cell>
          <table:table-cell office:value-type="string" calcext:value-type="string">
            <text:p>„)</text:p>
          </table:table-cell>
          <table:table-cell table:formula="of:=COM.MICROSOFT.TEXTJOIN(;;[.C414:.H414])" office:value-type="string" office:string-value="df_clean_10$regio2 &lt;- str_replace_all(df_clean_9$regio2,„Wuppertal„,“Wuppertal„)" calcext:value-type="string">
            <text:p>df_clean_10$regio2 &lt;- str_replace_all(df_clean_9$regio2,„Wuppertal„,“Wuppertal„)</text:p>
          </table:table-cell>
        </table:table-row>
        <table:table-row table:style-name="ro1">
          <table:table-cell table:number-columns-repeated="2" office:value-type="string" calcext:value-type="string">
            <text:p>Würz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5]" office:value-type="string" office:string-value="Würzburg" calcext:value-type="string">
            <text:p>Würzburg</text:p>
          </table:table-cell>
          <table:table-cell office:value-type="string" calcext:value-type="string">
            <text:p>„,“</text:p>
          </table:table-cell>
          <table:table-cell table:formula="of:=[.B415]" office:value-type="string" office:string-value="Würzburg" calcext:value-type="string">
            <text:p>Würzburg</text:p>
          </table:table-cell>
          <table:table-cell office:value-type="string" calcext:value-type="string">
            <text:p>„)</text:p>
          </table:table-cell>
          <table:table-cell table:formula="of:=COM.MICROSOFT.TEXTJOIN(;;[.C415:.H415])" office:value-type="string" office:string-value="df_clean_10$regio2 &lt;- str_replace_all(df_clean_9$regio2,„Würzburg„,“Würzburg„)" calcext:value-type="string">
            <text:p>df_clean_10$regio2 &lt;- str_replace_all(df_clean_9$regio2,„Würzburg„,“Würzburg„)</text:p>
          </table:table-cell>
        </table:table-row>
        <table:table-row table:style-name="ro1">
          <table:table-cell office:value-type="string" calcext:value-type="string">
            <text:p>Würzburg-Kreis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6]" office:value-type="string" office:string-value="Würzburg-Kreis" calcext:value-type="string">
            <text:p>Würzburg-Kreis</text:p>
          </table:table-cell>
          <table:table-cell office:value-type="string" calcext:value-type="string">
            <text:p>„,“</text:p>
          </table:table-cell>
          <table:table-cell table:formula="of:=[.B416]" office:value-type="string" office:string-value="Würzburg" calcext:value-type="string">
            <text:p>Würzburg</text:p>
          </table:table-cell>
          <table:table-cell office:value-type="string" calcext:value-type="string">
            <text:p>„)</text:p>
          </table:table-cell>
          <table:table-cell table:formula="of:=COM.MICROSOFT.TEXTJOIN(;;[.C416:.H416])" office:value-type="string" office:string-value="df_clean_10$regio2 &lt;- str_replace_all(df_clean_9$regio2,„Würzburg-Kreis„,“Würzburg„)" calcext:value-type="string">
            <text:p>df_clean_10$regio2 &lt;- str_replace_all(df_clean_9$regio2,„Würzburg-Kreis„,“Würzburg„)</text:p>
          </table:table-cell>
        </table:table-row>
        <table:table-row table:style-name="ro1">
          <table:table-cell table:number-columns-repeated="2" office:value-type="string" calcext:value-type="string">
            <text:p>Zollernalbkreis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7]" office:value-type="string" office:string-value="Zollernalbkreis" calcext:value-type="string">
            <text:p>Zollernalbkreis</text:p>
          </table:table-cell>
          <table:table-cell office:value-type="string" calcext:value-type="string">
            <text:p>„,“</text:p>
          </table:table-cell>
          <table:table-cell table:formula="of:=[.B417]" office:value-type="string" office:string-value="Zollernalbkreis" calcext:value-type="string">
            <text:p>Zollernalbkreis</text:p>
          </table:table-cell>
          <table:table-cell office:value-type="string" calcext:value-type="string">
            <text:p>„)</text:p>
          </table:table-cell>
          <table:table-cell table:formula="of:=COM.MICROSOFT.TEXTJOIN(;;[.C417:.H417])" office:value-type="string" office:string-value="df_clean_10$regio2 &lt;- str_replace_all(df_clean_9$regio2,„Zollernalbkreis„,“Zollernalbkreis„)" calcext:value-type="string">
            <text:p>df_clean_10$regio2 &lt;- str_replace_all(df_clean_9$regio2,„Zollernalbkreis„,“Zollernalbkreis„)</text:p>
          </table:table-cell>
        </table:table-row>
        <table:table-row table:style-name="ro1">
          <table:table-cell table:number-columns-repeated="2" office:value-type="string" calcext:value-type="string">
            <text:p>Zweibrücken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8]" office:value-type="string" office:string-value="Zweibrücken" calcext:value-type="string">
            <text:p>Zweibrücken</text:p>
          </table:table-cell>
          <table:table-cell office:value-type="string" calcext:value-type="string">
            <text:p>„,“</text:p>
          </table:table-cell>
          <table:table-cell table:formula="of:=[.B418]" office:value-type="string" office:string-value="Zweibrücken" calcext:value-type="string">
            <text:p>Zweibrücken</text:p>
          </table:table-cell>
          <table:table-cell office:value-type="string" calcext:value-type="string">
            <text:p>„)</text:p>
          </table:table-cell>
          <table:table-cell table:formula="of:=COM.MICROSOFT.TEXTJOIN(;;[.C418:.H418])" office:value-type="string" office:string-value="df_clean_10$regio2 &lt;- str_replace_all(df_clean_9$regio2,„Zweibrücken„,“Zweibrücken„)" calcext:value-type="string">
            <text:p>df_clean_10$regio2 &lt;- str_replace_all(df_clean_9$regio2,„Zweibrücken„,“Zweibrücken„)</text:p>
          </table:table-cell>
        </table:table-row>
        <table:table-row table:style-name="ro1">
          <table:table-cell table:number-columns-repeated="2" office:value-type="string" calcext:value-type="string">
            <text:p>Zwick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19]" office:value-type="string" office:string-value="Zwickau" calcext:value-type="string">
            <text:p>Zwickau</text:p>
          </table:table-cell>
          <table:table-cell office:value-type="string" calcext:value-type="string">
            <text:p>„,“</text:p>
          </table:table-cell>
          <table:table-cell table:formula="of:=[.B419]" office:value-type="string" office:string-value="Zwickau" calcext:value-type="string">
            <text:p>Zwickau</text:p>
          </table:table-cell>
          <table:table-cell office:value-type="string" calcext:value-type="string">
            <text:p>„)</text:p>
          </table:table-cell>
          <table:table-cell table:formula="of:=COM.MICROSOFT.TEXTJOIN(;;[.C419:.H419])" office:value-type="string" office:string-value="df_clean_10$regio2 &lt;- str_replace_all(df_clean_9$regio2,„Zwickau„,“Zwickau„)" calcext:value-type="string">
            <text:p>df_clean_10$regio2 &lt;- str_replace_all(df_clean_9$regio2,„Zwickau„,“Zwickau„)</text:p>
          </table:table-cell>
        </table:table-row>
        <table:table-row table:style-name="ro1">
          <table:table-cell office:value-type="string" calcext:value-type="string">
            <text:p>Zwickau-Kreis</text:p>
          </table:table-cell>
          <table:table-cell office:value-type="string" calcext:value-type="string">
            <text:p>Zwickau</text:p>
          </table:table-cell>
          <table:table-cell office:value-type="string" calcext:value-type="string">
            <text:p><text:span text:style-name="T1">df_clean_10$regio2</text:span> &lt;- str_replace_all(df_clean_9$regio2,</text:p>
          </table:table-cell>
          <table:table-cell office:value-type="string" calcext:value-type="string">
            <text:p>„</text:p>
          </table:table-cell>
          <table:table-cell table:formula="of:=[.A420]" office:value-type="string" office:string-value="Zwickau-Kreis" calcext:value-type="string">
            <text:p>Zwickau-Kreis</text:p>
          </table:table-cell>
          <table:table-cell office:value-type="string" calcext:value-type="string">
            <text:p>„,“</text:p>
          </table:table-cell>
          <table:table-cell table:formula="of:=[.B420]" office:value-type="string" office:string-value="Zwickau" calcext:value-type="string">
            <text:p>Zwickau</text:p>
          </table:table-cell>
          <table:table-cell office:value-type="string" calcext:value-type="string">
            <text:p>„)</text:p>
          </table:table-cell>
          <table:table-cell table:formula="of:=COM.MICROSOFT.TEXTJOIN(;;[.C420:.H420])" office:value-type="string" office:string-value="df_clean_10$regio2 &lt;- str_replace_all(df_clean_9$regio2,„Zwickau-Kreis„,“Zwickau„)" calcext:value-type="string">
            <text:p>df_clean_10$regio2 &lt;- str_replace_all(df_clean_9$regio2,„Zwickau-Kreis„,“Zwickau„)</text:p>
          </table:table-cell>
        </table:table-row>
        <table:table-row table:style-name="ro1" table:number-rows-repeated="10481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22:23:28.486722756</meta:creation-date>
    <dc:date>2020-08-26T23:20:53.020462926</dc:date>
    <meta:editing-duration>PT56M50S</meta:editing-duration>
    <meta:editing-cycles>71</meta:editing-cycles>
    <meta:generator>LibreOffice/6.1.5.2$Linux_X86_64 LibreOffice_project/10$Build-2</meta:generator>
    <meta:document-statistic meta:table-count="1" meta:cell-count="3774" meta:object-count="0"/>
  </office:meta>
</office:document-meta>
</file>